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4.309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79cm"/>
    </style:style>
    <style:style style:name="co10" style:family="table-column">
      <style:table-column-properties fo:break-before="auto" style:column-width="2.217cm"/>
    </style:style>
    <style:style style:name="co11" style:family="table-column">
      <style:table-column-properties fo:break-before="auto" style:column-width="4.018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5.685cm"/>
    </style:style>
    <style:style style:name="co14" style:family="table-column">
      <style:table-column-properties fo:break-before="auto" style:column-width="3.2cm"/>
    </style:style>
    <style:style style:name="co15" style:family="table-column">
      <style:table-column-properties fo:break-before="auto" style:column-width="4.415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187cm"/>
    </style:style>
    <style:style style:name="co18" style:family="table-column">
      <style:table-column-properties fo:break-before="auto" style:column-width="7.775cm"/>
    </style:style>
    <style:style style:name="co19" style:family="table-column">
      <style:table-column-properties fo:break-before="auto" style:column-width="3.755cm"/>
    </style:style>
    <style:style style:name="co20" style:family="table-column">
      <style:table-column-properties fo:break-before="auto" style:column-width="3.928cm"/>
    </style:style>
    <style:style style:name="co21" style:family="table-column">
      <style:table-column-properties fo:break-before="auto" style:column-width="8.7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3">
      <style:table-properties table:display="true" style:writing-mode="lr-tb"/>
    </style:style>
    <style:style style:name="ta2" style:family="table" style:master-page-name="PageStyle_5f_Document">
      <style:table-properties table:display="true" style:writing-mode="lr-tb"/>
    </style:style>
    <style:style style:name="ta3" style:family="table" style:master-page-name="PageStyle_5f_Elemen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RESUM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Deberia Implementar</text:p>
          </table:table-cell>
          <table:covered-table-cell table:number-columns-repeated="3" table:style-name="ce2"/>
          <table:table-cell table:style-name="ce2" table:number-columns-repeated="1020"/>
        </table:table-row>
        <table:table-row table:style-name="ro1">
          <table:table-cell table:style-name="ce2" office:value-type="string">
            <text:p>Document</text:p>
          </table:table-cell>
          <table:table-cell table:style-name="ce2" office:value-type="string">
            <text:p>Es Evento?</text:p>
          </table:table-cell>
          <table:table-cell table:style-name="ce2" office:value-type="string">
            <text:p>Element</text:p>
          </table:table-cell>
          <table:table-cell table:style-name="ce2" office:value-type="string">
            <text:p>Es Evento?</text:p>
          </table:table-cell>
          <table:table-cell table:style-name="ce2" table:number-columns-repeated="1020"/>
        </table:table-row>
        <table:table-row table:style-name="ro2">
          <table:table-cell table:formula="of:=IF(NOT(ISERROR([Document.E2]));[Document.E2];FALSE())" office:value-type="string" office:string-value="activeElement">
            <text:p>activeElement</text:p>
          </table:table-cell>
          <table:table-cell table:formula="of:=IF(LEFT([.A3];2)=&quot;on&quot;;TRUE();FALSE())" office:value-type="boolean" office:boolean-value="false">
            <text:p>FALSO</text:p>
          </table:table-cell>
          <table:table-cell table:formula="of:=IF(NOT(ISERROR([Element.E2]));[Element.E2];FALSE())" office:value-type="string" office:string-value="accessKey">
            <text:p>accessKey</text:p>
          </table:table-cell>
          <table:table-cell table:formula="of:=IF(LEFT([.C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]));[Document.E3];FALSE())" office:value-type="string" office:string-value="alinkColor">
            <text:p>alinkColor</text:p>
          </table:table-cell>
          <table:table-cell table:formula="of:=IF(LEFT([.A4];2)=&quot;on&quot;;TRUE();FALSE())" office:value-type="boolean" office:boolean-value="false">
            <text:p>FALSO</text:p>
          </table:table-cell>
          <table:table-cell table:formula="of:=IF(NOT(ISERROR([Element.E3]));[Element.E3];FALSE())" office:value-type="string" office:string-value="align">
            <text:p>align</text:p>
          </table:table-cell>
          <table:table-cell table:formula="of:=IF(LEFT([.C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]));[Document.E4];FALSE())" office:value-type="boolean" office:boolean-value="false">
            <text:p>FALSO</text:p>
          </table:table-cell>
          <table:table-cell table:formula="of:=IF(LEFT([.A5];2)=&quot;on&quot;;TRUE();FALSE())" office:value-type="boolean" office:boolean-value="false">
            <text:p>FALSO</text:p>
          </table:table-cell>
          <table:table-cell table:formula="of:=IF(NOT(ISERROR([Element.E4]));[Element.E4];FALSE())" office:value-type="boolean" office:boolean-value="false">
            <text:p>FALSO</text:p>
          </table:table-cell>
          <table:table-cell table:formula="of:=IF(LEFT([.C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]));[Document.E5];FALSE())" office:value-type="string" office:string-value="anchors">
            <text:p>anchors</text:p>
          </table:table-cell>
          <table:table-cell table:formula="of:=IF(LEFT([.A6];2)=&quot;on&quot;;TRUE();FALSE())" office:value-type="boolean" office:boolean-value="false">
            <text:p>FALSO</text:p>
          </table:table-cell>
          <table:table-cell table:formula="of:=IF(NOT(ISERROR([Element.E5]));[Element.E5];FALSE())" office:value-type="boolean" office:boolean-value="false">
            <text:p>FALSO</text:p>
          </table:table-cell>
          <table:table-cell table:formula="of:=IF(LEFT([.C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]));[Document.E6];FALSE())" office:value-type="string" office:string-value="applets">
            <text:p>applets</text:p>
          </table:table-cell>
          <table:table-cell table:formula="of:=IF(LEFT([.A7];2)=&quot;on&quot;;TRUE();FALSE())" office:value-type="boolean" office:boolean-value="false">
            <text:p>FALSO</text:p>
          </table:table-cell>
          <table:table-cell table:formula="of:=IF(NOT(ISERROR([Element.E6]));[Element.E6];FALSE())" office:value-type="boolean" office:boolean-value="false">
            <text:p>FALSO</text:p>
          </table:table-cell>
          <table:table-cell table:formula="of:=IF(LEFT([.C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]));[Document.E7];FALSE())" office:value-type="boolean" office:boolean-value="false">
            <text:p>FALSO</text:p>
          </table:table-cell>
          <table:table-cell table:formula="of:=IF(LEFT([.A8];2)=&quot;on&quot;;TRUE();FALSE())" office:value-type="boolean" office:boolean-value="false">
            <text:p>FALSO</text:p>
          </table:table-cell>
          <table:table-cell table:formula="of:=IF(NOT(ISERROR([Element.E7]));[Element.E7];FALSE())" office:value-type="boolean" office:boolean-value="false">
            <text:p>FALSO</text:p>
          </table:table-cell>
          <table:table-cell table:formula="of:=IF(LEFT([.C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8]));[Document.E8];FALSE())" office:value-type="string" office:string-value="bgColor">
            <text:p>bgColor</text:p>
          </table:table-cell>
          <table:table-cell table:formula="of:=IF(LEFT([.A9];2)=&quot;on&quot;;TRUE();FALSE())" office:value-type="boolean" office:boolean-value="false">
            <text:p>FALSO</text:p>
          </table:table-cell>
          <table:table-cell table:formula="of:=IF(NOT(ISERROR([Element.E8]));[Element.E8];FALSE())" office:value-type="boolean" office:boolean-value="false">
            <text:p>FALSO</text:p>
          </table:table-cell>
          <table:table-cell table:formula="of:=IF(LEFT([.C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9]));[Document.E9];FALSE())" office:value-type="string" office:string-value="body">
            <text:p>body</text:p>
          </table:table-cell>
          <table:table-cell table:formula="of:=IF(LEFT([.A10];2)=&quot;on&quot;;TRUE();FALSE())" office:value-type="boolean" office:boolean-value="false">
            <text:p>FALSO</text:p>
          </table:table-cell>
          <table:table-cell table:formula="of:=IF(NOT(ISERROR([Element.E9]));[Element.E9];FALSE())" office:value-type="boolean" office:boolean-value="false">
            <text:p>FALSO</text:p>
          </table:table-cell>
          <table:table-cell table:formula="of:=IF(LEFT([.C1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]));[Document.E10];FALSE())" office:value-type="string" office:string-value="childNodes">
            <text:p>childNodes</text:p>
          </table:table-cell>
          <table:table-cell table:formula="of:=IF(LEFT([.A11];2)=&quot;on&quot;;TRUE();FALSE())" office:value-type="boolean" office:boolean-value="false">
            <text:p>FALSO</text:p>
          </table:table-cell>
          <table:table-cell table:formula="of:=IF(NOT(ISERROR([Element.E10]));[Element.E10];FALSE())" office:value-type="boolean" office:boolean-value="false">
            <text:p>FALSO</text:p>
          </table:table-cell>
          <table:table-cell table:formula="of:=IF(LEFT([.C1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1]));[Document.E11];FALSE())" office:value-type="boolean" office:boolean-value="false">
            <text:p>FALSO</text:p>
          </table:table-cell>
          <table:table-cell table:formula="of:=IF(LEFT([.A12];2)=&quot;on&quot;;TRUE();FALSE())" office:value-type="boolean" office:boolean-value="false">
            <text:p>FALSO</text:p>
          </table:table-cell>
          <table:table-cell table:formula="of:=IF(NOT(ISERROR([Element.E11]));[Element.E11];FALSE())" office:value-type="boolean" office:boolean-value="false">
            <text:p>FALSO</text:p>
          </table:table-cell>
          <table:table-cell table:formula="of:=IF(LEFT([.C1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]));[Document.E12];FALSE())" office:value-type="string" office:string-value="compatMode">
            <text:p>compatMode</text:p>
          </table:table-cell>
          <table:table-cell table:formula="of:=IF(LEFT([.A13];2)=&quot;on&quot;;TRUE();FALSE())" office:value-type="boolean" office:boolean-value="false">
            <text:p>FALSO</text:p>
          </table:table-cell>
          <table:table-cell table:formula="of:=IF(NOT(ISERROR([Element.E12]));[Element.E12];FALSE())" office:value-type="boolean" office:boolean-value="false">
            <text:p>FALSO</text:p>
          </table:table-cell>
          <table:table-cell table:formula="of:=IF(LEFT([.C1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]));[Document.E13];FALSE())" office:value-type="string" office:string-value="cookie">
            <text:p>cookie</text:p>
          </table:table-cell>
          <table:table-cell table:formula="of:=IF(LEFT([.A14];2)=&quot;on&quot;;TRUE();FALSE())" office:value-type="boolean" office:boolean-value="false">
            <text:p>FALSO</text:p>
          </table:table-cell>
          <table:table-cell table:formula="of:=IF(NOT(ISERROR([Element.E13]));[Element.E13];FALSE())" office:value-type="boolean" office:boolean-value="false">
            <text:p>FALSO</text:p>
          </table:table-cell>
          <table:table-cell table:formula="of:=IF(LEFT([.C1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]));[Document.E14];FALSE())" office:value-type="boolean" office:boolean-value="false">
            <text:p>FALSO</text:p>
          </table:table-cell>
          <table:table-cell table:formula="of:=IF(LEFT([.A15];2)=&quot;on&quot;;TRUE();FALSE())" office:value-type="boolean" office:boolean-value="false">
            <text:p>FALSO</text:p>
          </table:table-cell>
          <table:table-cell table:formula="of:=IF(NOT(ISERROR([Element.E14]));[Element.E14];FALSE())" office:value-type="boolean" office:boolean-value="false">
            <text:p>FALSO</text:p>
          </table:table-cell>
          <table:table-cell table:formula="of:=IF(LEFT([.C1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]));[Document.E15];FALSE())" office:value-type="string" office:string-value="dir">
            <text:p>dir</text:p>
          </table:table-cell>
          <table:table-cell table:formula="of:=IF(LEFT([.A16];2)=&quot;on&quot;;TRUE();FALSE())" office:value-type="boolean" office:boolean-value="false">
            <text:p>FALSO</text:p>
          </table:table-cell>
          <table:table-cell table:formula="of:=IF(NOT(ISERROR([Element.E15]));[Element.E15];FALSE())" office:value-type="boolean" office:boolean-value="false">
            <text:p>FALSO</text:p>
          </table:table-cell>
          <table:table-cell table:formula="of:=IF(LEFT([.C1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]));[Document.E16];FALSE())" office:value-type="string" office:string-value="doctype">
            <text:p>doctype</text:p>
          </table:table-cell>
          <table:table-cell table:formula="of:=IF(LEFT([.A17];2)=&quot;on&quot;;TRUE();FALSE())" office:value-type="boolean" office:boolean-value="false">
            <text:p>FALSO</text:p>
          </table:table-cell>
          <table:table-cell table:formula="of:=IF(NOT(ISERROR([Element.E16]));[Element.E16];FALSE())" office:value-type="boolean" office:boolean-value="false">
            <text:p>FALSO</text:p>
          </table:table-cell>
          <table:table-cell table:formula="of:=IF(LEFT([.C1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]));[Document.E17];FALSE())" office:value-type="string" office:string-value="documentElement">
            <text:p>documentElement</text:p>
          </table:table-cell>
          <table:table-cell table:formula="of:=IF(LEFT([.A18];2)=&quot;on&quot;;TRUE();FALSE())" office:value-type="boolean" office:boolean-value="false">
            <text:p>FALSO</text:p>
          </table:table-cell>
          <table:table-cell table:formula="of:=IF(NOT(ISERROR([Element.E17]));[Element.E17];FALSE())" office:value-type="boolean" office:boolean-value="false">
            <text:p>FALSO</text:p>
          </table:table-cell>
          <table:table-cell table:formula="of:=IF(LEFT([.C1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]));[Document.E18];FALSE())" office:value-type="boolean" office:boolean-value="false">
            <text:p>FALSO</text:p>
          </table:table-cell>
          <table:table-cell table:formula="of:=IF(LEFT([.A19];2)=&quot;on&quot;;TRUE();FALSE())" office:value-type="boolean" office:boolean-value="false">
            <text:p>FALSO</text:p>
          </table:table-cell>
          <table:table-cell table:formula="of:=IF(NOT(ISERROR([Element.E18]));[Element.E18];FALSE())" office:value-type="boolean" office:boolean-value="false">
            <text:p>FALSO</text:p>
          </table:table-cell>
          <table:table-cell table:formula="of:=IF(LEFT([.C1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]));[Document.E19];FALSE())" office:value-type="string" office:string-value="domain">
            <text:p>domain</text:p>
          </table:table-cell>
          <table:table-cell table:formula="of:=IF(LEFT([.A20];2)=&quot;on&quot;;TRUE();FALSE())" office:value-type="boolean" office:boolean-value="false">
            <text:p>FALSO</text:p>
          </table:table-cell>
          <table:table-cell table:formula="of:=IF(NOT(ISERROR([Element.E19]));[Element.E19];FALSE())" office:value-type="boolean" office:boolean-value="false">
            <text:p>FALSO</text:p>
          </table:table-cell>
          <table:table-cell table:formula="of:=IF(LEFT([.C2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]));[Document.E20];FALSE())" office:value-type="string" office:string-value="embeds">
            <text:p>embeds</text:p>
          </table:table-cell>
          <table:table-cell table:formula="of:=IF(LEFT([.A21];2)=&quot;on&quot;;TRUE();FALSE())" office:value-type="boolean" office:boolean-value="false">
            <text:p>FALSO</text:p>
          </table:table-cell>
          <table:table-cell table:formula="of:=IF(NOT(ISERROR([Element.E20]));[Element.E20];FALSE())" office:value-type="boolean" office:boolean-value="false">
            <text:p>FALSO</text:p>
          </table:table-cell>
          <table:table-cell table:formula="of:=IF(LEFT([.C2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]));[Document.E21];FALSE())" office:value-type="string" office:string-value="fgColor">
            <text:p>fgColor</text:p>
          </table:table-cell>
          <table:table-cell table:formula="of:=IF(LEFT([.A22];2)=&quot;on&quot;;TRUE();FALSE())" office:value-type="boolean" office:boolean-value="false">
            <text:p>FALSO</text:p>
          </table:table-cell>
          <table:table-cell table:formula="of:=IF(NOT(ISERROR([Element.E21]));[Element.E21];FALSE())" office:value-type="boolean" office:boolean-value="false">
            <text:p>FALSO</text:p>
          </table:table-cell>
          <table:table-cell table:formula="of:=IF(LEFT([.C2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]));[Document.E22];FALSE())" office:value-type="boolean" office:boolean-value="false">
            <text:p>FALSO</text:p>
          </table:table-cell>
          <table:table-cell table:formula="of:=IF(LEFT([.A23];2)=&quot;on&quot;;TRUE();FALSE())" office:value-type="boolean" office:boolean-value="false">
            <text:p>FALSO</text:p>
          </table:table-cell>
          <table:table-cell table:formula="of:=IF(NOT(ISERROR([Element.E22]));[Element.E22];FALSE())" office:value-type="boolean" office:boolean-value="false">
            <text:p>FALSO</text:p>
          </table:table-cell>
          <table:table-cell table:formula="of:=IF(LEFT([.C2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]));[Document.E23];FALSE())" office:value-type="boolean" office:boolean-value="false">
            <text:p>FALSO</text:p>
          </table:table-cell>
          <table:table-cell table:formula="of:=IF(LEFT([.A24];2)=&quot;on&quot;;TRUE();FALSE())" office:value-type="boolean" office:boolean-value="false">
            <text:p>FALSO</text:p>
          </table:table-cell>
          <table:table-cell table:formula="of:=IF(NOT(ISERROR([Element.E23]));[Element.E23];FALSE())" office:value-type="boolean" office:boolean-value="false">
            <text:p>FALSO</text:p>
          </table:table-cell>
          <table:table-cell table:formula="of:=IF(LEFT([.C2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]));[Document.E24];FALSE())" office:value-type="boolean" office:boolean-value="false">
            <text:p>FALSO</text:p>
          </table:table-cell>
          <table:table-cell table:formula="of:=IF(LEFT([.A25];2)=&quot;on&quot;;TRUE();FALSE())" office:value-type="boolean" office:boolean-value="false">
            <text:p>FALSO</text:p>
          </table:table-cell>
          <table:table-cell table:formula="of:=IF(NOT(ISERROR([Element.E24]));[Element.E24];FALSE())" office:value-type="boolean" office:boolean-value="false">
            <text:p>FALSO</text:p>
          </table:table-cell>
          <table:table-cell table:formula="of:=IF(LEFT([.C2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]));[Document.E25];FALSE())" office:value-type="boolean" office:boolean-value="false">
            <text:p>FALSO</text:p>
          </table:table-cell>
          <table:table-cell table:formula="of:=IF(LEFT([.A26];2)=&quot;on&quot;;TRUE();FALSE())" office:value-type="boolean" office:boolean-value="false">
            <text:p>FALSO</text:p>
          </table:table-cell>
          <table:table-cell table:formula="of:=IF(NOT(ISERROR([Element.E25]));[Element.E25];FALSE())" office:value-type="boolean" office:boolean-value="false">
            <text:p>FALSO</text:p>
          </table:table-cell>
          <table:table-cell table:formula="of:=IF(LEFT([.C2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]));[Document.E26];FALSE())" office:value-type="string" office:string-value="firstChild">
            <text:p>firstChild</text:p>
          </table:table-cell>
          <table:table-cell table:formula="of:=IF(LEFT([.A27];2)=&quot;on&quot;;TRUE();FALSE())" office:value-type="boolean" office:boolean-value="false">
            <text:p>FALSO</text:p>
          </table:table-cell>
          <table:table-cell table:formula="of:=IF(NOT(ISERROR([Element.E26]));[Element.E26];FALSE())" office:value-type="boolean" office:boolean-value="false">
            <text:p>FALSO</text:p>
          </table:table-cell>
          <table:table-cell table:formula="of:=IF(LEFT([.C2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]));[Document.E27];FALSE())" office:value-type="string" office:string-value="forms">
            <text:p>forms</text:p>
          </table:table-cell>
          <table:table-cell table:formula="of:=IF(LEFT([.A28];2)=&quot;on&quot;;TRUE();FALSE())" office:value-type="boolean" office:boolean-value="false">
            <text:p>FALSO</text:p>
          </table:table-cell>
          <table:table-cell table:formula="of:=IF(NOT(ISERROR([Element.E27]));[Element.E27];FALSE())" office:value-type="boolean" office:boolean-value="false">
            <text:p>FALSO</text:p>
          </table:table-cell>
          <table:table-cell table:formula="of:=IF(LEFT([.C2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]));[Document.E28];FALSE())" office:value-type="boolean" office:boolean-value="false">
            <text:p>FALSO</text:p>
          </table:table-cell>
          <table:table-cell table:formula="of:=IF(LEFT([.A29];2)=&quot;on&quot;;TRUE();FALSE())" office:value-type="boolean" office:boolean-value="false">
            <text:p>FALSO</text:p>
          </table:table-cell>
          <table:table-cell table:formula="of:=IF(NOT(ISERROR([Element.E28]));[Element.E28];FALSE())" office:value-type="boolean" office:boolean-value="false">
            <text:p>FALSO</text:p>
          </table:table-cell>
          <table:table-cell table:formula="of:=IF(LEFT([.C2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]));[Document.E29];FALSE())" office:value-type="string" office:string-value="images">
            <text:p>images</text:p>
          </table:table-cell>
          <table:table-cell table:formula="of:=IF(LEFT([.A30];2)=&quot;on&quot;;TRUE();FALSE())" office:value-type="boolean" office:boolean-value="false">
            <text:p>FALSO</text:p>
          </table:table-cell>
          <table:table-cell table:formula="of:=IF(NOT(ISERROR([Element.E29]));[Element.E29];FALSE())" office:value-type="boolean" office:boolean-value="false">
            <text:p>FALSO</text:p>
          </table:table-cell>
          <table:table-cell table:formula="of:=IF(LEFT([.C3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]));[Document.E30];FALSE())" office:value-type="string" office:string-value="implementation">
            <text:p>implementation</text:p>
          </table:table-cell>
          <table:table-cell table:formula="of:=IF(LEFT([.A31];2)=&quot;on&quot;;TRUE();FALSE())" office:value-type="boolean" office:boolean-value="false">
            <text:p>FALSO</text:p>
          </table:table-cell>
          <table:table-cell table:formula="of:=IF(NOT(ISERROR([Element.E30]));[Element.E30];FALSE())" office:value-type="boolean" office:boolean-value="false">
            <text:p>FALSO</text:p>
          </table:table-cell>
          <table:table-cell table:formula="of:=IF(LEFT([.C3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]));[Document.E31];FALSE())" office:value-type="string" office:string-value="lastChild">
            <text:p>lastChild</text:p>
          </table:table-cell>
          <table:table-cell table:formula="of:=IF(LEFT([.A32];2)=&quot;on&quot;;TRUE();FALSE())" office:value-type="boolean" office:boolean-value="false">
            <text:p>FALSO</text:p>
          </table:table-cell>
          <table:table-cell table:formula="of:=IF(NOT(ISERROR([Element.E31]));[Element.E31];FALSE())" office:value-type="boolean" office:boolean-value="false">
            <text:p>FALSO</text:p>
          </table:table-cell>
          <table:table-cell table:formula="of:=IF(LEFT([.C3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]));[Document.E32];FALSE())" office:value-type="string" office:string-value="lastModified">
            <text:p>lastModified</text:p>
          </table:table-cell>
          <table:table-cell table:formula="of:=IF(LEFT([.A33];2)=&quot;on&quot;;TRUE();FALSE())" office:value-type="boolean" office:boolean-value="false">
            <text:p>FALSO</text:p>
          </table:table-cell>
          <table:table-cell table:formula="of:=IF(NOT(ISERROR([Element.E32]));[Element.E32];FALSE())" office:value-type="string" office:string-value="attributes">
            <text:p>attributes</text:p>
          </table:table-cell>
          <table:table-cell table:formula="of:=IF(LEFT([.C3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3]));[Document.E33];FALSE())" office:value-type="string" office:string-value="linkColor">
            <text:p>linkColor</text:p>
          </table:table-cell>
          <table:table-cell table:formula="of:=IF(LEFT([.A34];2)=&quot;on&quot;;TRUE();FALSE())" office:value-type="boolean" office:boolean-value="false">
            <text:p>FALSO</text:p>
          </table:table-cell>
          <table:table-cell table:formula="of:=IF(NOT(ISERROR([Element.E33]));[Element.E33];FALSE())" office:value-type="boolean" office:boolean-value="false">
            <text:p>FALSO</text:p>
          </table:table-cell>
          <table:table-cell table:formula="of:=IF(LEFT([.C3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4]));[Document.E34];FALSE())" office:value-type="string" office:string-value="links">
            <text:p>links</text:p>
          </table:table-cell>
          <table:table-cell table:formula="of:=IF(LEFT([.A35];2)=&quot;on&quot;;TRUE();FALSE())" office:value-type="boolean" office:boolean-value="false">
            <text:p>FALSO</text:p>
          </table:table-cell>
          <table:table-cell table:formula="of:=IF(NOT(ISERROR([Element.E34]));[Element.E34];FALSE())" office:value-type="boolean" office:boolean-value="false">
            <text:p>FALSO</text:p>
          </table:table-cell>
          <table:table-cell table:formula="of:=IF(LEFT([.C3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5]));[Document.E35];FALSE())" office:value-type="string" office:string-value="location">
            <text:p>location</text:p>
          </table:table-cell>
          <table:table-cell table:formula="of:=IF(LEFT([.A36];2)=&quot;on&quot;;TRUE();FALSE())" office:value-type="boolean" office:boolean-value="false">
            <text:p>FALSO</text:p>
          </table:table-cell>
          <table:table-cell table:formula="of:=IF(NOT(ISERROR([Element.E35]));[Element.E35];FALSE())" office:value-type="boolean" office:boolean-value="false">
            <text:p>FALSO</text:p>
          </table:table-cell>
          <table:table-cell table:formula="of:=IF(LEFT([.C3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6]));[Document.E36];FALSE())" office:value-type="boolean" office:boolean-value="false">
            <text:p>FALSO</text:p>
          </table:table-cell>
          <table:table-cell table:formula="of:=IF(LEFT([.A37];2)=&quot;on&quot;;TRUE();FALSE())" office:value-type="boolean" office:boolean-value="false">
            <text:p>FALSO</text:p>
          </table:table-cell>
          <table:table-cell table:formula="of:=IF(NOT(ISERROR([Element.E36]));[Element.E36];FALSE())" office:value-type="string" office:string-value="childNodes">
            <text:p>childNodes</text:p>
          </table:table-cell>
          <table:table-cell table:formula="of:=IF(LEFT([.C3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7]));[Document.E37];FALSE())" office:value-type="boolean" office:boolean-value="false">
            <text:p>FALSO</text:p>
          </table:table-cell>
          <table:table-cell table:formula="of:=IF(LEFT([.A38];2)=&quot;on&quot;;TRUE();FALSE())" office:value-type="boolean" office:boolean-value="false">
            <text:p>FALSO</text:p>
          </table:table-cell>
          <table:table-cell table:formula="of:=IF(NOT(ISERROR([Element.E37]));[Element.E37];FALSE())" office:value-type="string" office:string-value="children">
            <text:p>children</text:p>
          </table:table-cell>
          <table:table-cell table:formula="of:=IF(LEFT([.C3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8]));[Document.E38];FALSE())" office:value-type="boolean" office:boolean-value="false">
            <text:p>FALSO</text:p>
          </table:table-cell>
          <table:table-cell table:formula="of:=IF(LEFT([.A39];2)=&quot;on&quot;;TRUE();FALSE())" office:value-type="boolean" office:boolean-value="false">
            <text:p>FALSO</text:p>
          </table:table-cell>
          <table:table-cell table:formula="of:=IF(NOT(ISERROR([Element.E38]));[Element.E38];FALSE())" office:value-type="string" office:string-value="className">
            <text:p>className</text:p>
          </table:table-cell>
          <table:table-cell table:formula="of:=IF(LEFT([.C3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9]));[Document.E39];FALSE())" office:value-type="boolean" office:boolean-value="false">
            <text:p>FALSO</text:p>
          </table:table-cell>
          <table:table-cell table:formula="of:=IF(LEFT([.A40];2)=&quot;on&quot;;TRUE();FALSE())" office:value-type="boolean" office:boolean-value="false">
            <text:p>FALSO</text:p>
          </table:table-cell>
          <table:table-cell table:formula="of:=IF(NOT(ISERROR([Element.E39]));[Element.E39];FALSE())" office:value-type="boolean" office:boolean-value="false">
            <text:p>FALSO</text:p>
          </table:table-cell>
          <table:table-cell table:formula="of:=IF(LEFT([.C4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0]));[Document.E40];FALSE())" office:value-type="string" office:string-value="nextSibling">
            <text:p>nextSibling</text:p>
          </table:table-cell>
          <table:table-cell table:formula="of:=IF(LEFT([.A41];2)=&quot;on&quot;;TRUE();FALSE())" office:value-type="boolean" office:boolean-value="false">
            <text:p>FALSO</text:p>
          </table:table-cell>
          <table:table-cell table:formula="of:=IF(NOT(ISERROR([Element.E40]));[Element.E40];FALSE())" office:value-type="string" office:string-value="clientHeight">
            <text:p>clientHeight</text:p>
          </table:table-cell>
          <table:table-cell table:formula="of:=IF(LEFT([.C4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1]));[Document.E41];FALSE())" office:value-type="string" office:string-value="nodeName">
            <text:p>nodeName</text:p>
          </table:table-cell>
          <table:table-cell table:formula="of:=IF(LEFT([.A42];2)=&quot;on&quot;;TRUE();FALSE())" office:value-type="boolean" office:boolean-value="false">
            <text:p>FALSO</text:p>
          </table:table-cell>
          <table:table-cell table:formula="of:=IF(NOT(ISERROR([Element.E41]));[Element.E41];FALSE())" office:value-type="string" office:string-value="clientLeft">
            <text:p>clientLeft</text:p>
          </table:table-cell>
          <table:table-cell table:formula="of:=IF(LEFT([.C4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2]));[Document.E42];FALSE())" office:value-type="string" office:string-value="nodeType">
            <text:p>nodeType</text:p>
          </table:table-cell>
          <table:table-cell table:formula="of:=IF(LEFT([.A43];2)=&quot;on&quot;;TRUE();FALSE())" office:value-type="boolean" office:boolean-value="false">
            <text:p>FALSO</text:p>
          </table:table-cell>
          <table:table-cell table:formula="of:=IF(NOT(ISERROR([Element.E42]));[Element.E42];FALSE())" office:value-type="string" office:string-value="clientTop">
            <text:p>clientTop</text:p>
          </table:table-cell>
          <table:table-cell table:formula="of:=IF(LEFT([.C4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3]));[Document.E43];FALSE())" office:value-type="string" office:string-value="nodeValue">
            <text:p>nodeValue</text:p>
          </table:table-cell>
          <table:table-cell table:formula="of:=IF(LEFT([.A44];2)=&quot;on&quot;;TRUE();FALSE())" office:value-type="boolean" office:boolean-value="false">
            <text:p>FALSO</text:p>
          </table:table-cell>
          <table:table-cell table:formula="of:=IF(NOT(ISERROR([Element.E43]));[Element.E43];FALSE())" office:value-type="string" office:string-value="clientWidth">
            <text:p>clientWidth</text:p>
          </table:table-cell>
          <table:table-cell table:formula="of:=IF(LEFT([.C4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4]));[Document.E44];FALSE())" office:value-type="boolean" office:boolean-value="false">
            <text:p>FALSO</text:p>
          </table:table-cell>
          <table:table-cell table:formula="of:=IF(LEFT([.A45];2)=&quot;on&quot;;TRUE();FALSE())" office:value-type="boolean" office:boolean-value="false">
            <text:p>FALSO</text:p>
          </table:table-cell>
          <table:table-cell table:formula="of:=IF(NOT(ISERROR([Element.E44]));[Element.E44];FALSE())" office:value-type="string" office:string-value="contentEditable">
            <text:p>contentEditable</text:p>
          </table:table-cell>
          <table:table-cell table:formula="of:=IF(LEFT([.C4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5]));[Document.E45];FALSE())" office:value-type="boolean" office:boolean-value="false">
            <text:p>FALSO</text:p>
          </table:table-cell>
          <table:table-cell table:formula="of:=IF(LEFT([.A46];2)=&quot;on&quot;;TRUE();FALSE())" office:value-type="boolean" office:boolean-value="false">
            <text:p>FALSO</text:p>
          </table:table-cell>
          <table:table-cell table:formula="of:=IF(NOT(ISERROR([Element.E45]));[Element.E45];FALSE())" office:value-type="boolean" office:boolean-value="false">
            <text:p>FALSO</text:p>
          </table:table-cell>
          <table:table-cell table:formula="of:=IF(LEFT([.C4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6]));[Document.E46];FALSE())" office:value-type="boolean" office:boolean-value="false">
            <text:p>FALSO</text:p>
          </table:table-cell>
          <table:table-cell table:formula="of:=IF(LEFT([.A47];2)=&quot;on&quot;;TRUE();FALSE())" office:value-type="boolean" office:boolean-value="false">
            <text:p>FALSO</text:p>
          </table:table-cell>
          <table:table-cell table:formula="of:=IF(NOT(ISERROR([Element.E46]));[Element.E46];FALSE())" office:value-type="string" office:string-value="dir">
            <text:p>dir</text:p>
          </table:table-cell>
          <table:table-cell table:formula="of:=IF(LEFT([.C4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7]));[Document.E47];FALSE())" office:value-type="boolean" office:boolean-value="false">
            <text:p>FALSO</text:p>
          </table:table-cell>
          <table:table-cell table:formula="of:=IF(LEFT([.A48];2)=&quot;on&quot;;TRUE();FALSE())" office:value-type="boolean" office:boolean-value="false">
            <text:p>FALSO</text:p>
          </table:table-cell>
          <table:table-cell table:formula="of:=IF(NOT(ISERROR([Element.E47]));[Element.E47];FALSE())" office:value-type="boolean" office:boolean-value="false">
            <text:p>FALSO</text:p>
          </table:table-cell>
          <table:table-cell table:formula="of:=IF(LEFT([.C4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8]));[Document.E48];FALSE())" office:value-type="boolean" office:boolean-value="false">
            <text:p>FALSO</text:p>
          </table:table-cell>
          <table:table-cell table:formula="of:=IF(LEFT([.A49];2)=&quot;on&quot;;TRUE();FALSE())" office:value-type="boolean" office:boolean-value="false">
            <text:p>FALSO</text:p>
          </table:table-cell>
          <table:table-cell table:formula="of:=IF(NOT(ISERROR([Element.E48]));[Element.E48];FALSE())" office:value-type="boolean" office:boolean-value="false">
            <text:p>FALSO</text:p>
          </table:table-cell>
          <table:table-cell table:formula="of:=IF(LEFT([.C4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49]));[Document.E49];FALSE())" office:value-type="boolean" office:boolean-value="false">
            <text:p>FALSO</text:p>
          </table:table-cell>
          <table:table-cell table:formula="of:=IF(LEFT([.A50];2)=&quot;on&quot;;TRUE();FALSE())" office:value-type="boolean" office:boolean-value="false">
            <text:p>FALSO</text:p>
          </table:table-cell>
          <table:table-cell table:formula="of:=IF(NOT(ISERROR([Element.E49]));[Element.E49];FALSE())" office:value-type="boolean" office:boolean-value="false">
            <text:p>FALSO</text:p>
          </table:table-cell>
          <table:table-cell table:formula="of:=IF(LEFT([.C5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0]));[Document.E50];FALSE())" office:value-type="boolean" office:boolean-value="false">
            <text:p>FALSO</text:p>
          </table:table-cell>
          <table:table-cell table:formula="of:=IF(LEFT([.A51];2)=&quot;on&quot;;TRUE();FALSE())" office:value-type="boolean" office:boolean-value="false">
            <text:p>FALSO</text:p>
          </table:table-cell>
          <table:table-cell table:formula="of:=IF(NOT(ISERROR([Element.E50]));[Element.E50];FALSE())" office:value-type="string" office:string-value="firstChild">
            <text:p>firstChild</text:p>
          </table:table-cell>
          <table:table-cell table:formula="of:=IF(LEFT([.C5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1]));[Document.E51];FALSE())" office:value-type="string" office:string-value="onclick">
            <text:p>onclick</text:p>
          </table:table-cell>
          <table:table-cell table:formula="of:=IF(LEFT([.A52];2)=&quot;on&quot;;TRUE();FALSE())" office:value-type="boolean" office:boolean-value="true">
            <text:p>VERDADERO</text:p>
          </table:table-cell>
          <table:table-cell table:formula="of:=IF(NOT(ISERROR([Element.E51]));[Element.E51];FALSE())" office:value-type="boolean" office:boolean-value="false">
            <text:p>FALSO</text:p>
          </table:table-cell>
          <table:table-cell table:formula="of:=IF(LEFT([.C5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2]));[Document.E52];FALSE())" office:value-type="string" office:string-value="oncontextmenu">
            <text:p>oncontextmenu</text:p>
          </table:table-cell>
          <table:table-cell table:formula="of:=IF(LEFT([.A53];2)=&quot;on&quot;;TRUE();FALSE())" office:value-type="boolean" office:boolean-value="true">
            <text:p>VERDADERO</text:p>
          </table:table-cell>
          <table:table-cell table:formula="of:=IF(NOT(ISERROR([Element.E52]));[Element.E52];FALSE())" office:value-type="string" office:string-value="id">
            <text:p>id</text:p>
          </table:table-cell>
          <table:table-cell table:formula="of:=IF(LEFT([.C5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3]));[Document.E53];FALSE())" office:value-type="boolean" office:boolean-value="false">
            <text:p>FALSO</text:p>
          </table:table-cell>
          <table:table-cell table:formula="of:=IF(LEFT([.A54];2)=&quot;on&quot;;TRUE();FALSE())" office:value-type="boolean" office:boolean-value="false">
            <text:p>FALSO</text:p>
          </table:table-cell>
          <table:table-cell table:formula="of:=IF(NOT(ISERROR([Element.E53]));[Element.E53];FALSE())" office:value-type="string" office:string-value="innerHTML">
            <text:p>innerHTML</text:p>
          </table:table-cell>
          <table:table-cell table:formula="of:=IF(LEFT([.C5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4]));[Document.E54];FALSE())" office:value-type="boolean" office:boolean-value="false">
            <text:p>FALSO</text:p>
          </table:table-cell>
          <table:table-cell table:formula="of:=IF(LEFT([.A55];2)=&quot;on&quot;;TRUE();FALSE())" office:value-type="boolean" office:boolean-value="false">
            <text:p>FALSO</text:p>
          </table:table-cell>
          <table:table-cell table:formula="of:=IF(NOT(ISERROR([Element.E54]));[Element.E54];FALSE())" office:value-type="string" office:string-value="innerText">
            <text:p>innerText</text:p>
          </table:table-cell>
          <table:table-cell table:formula="of:=IF(LEFT([.C5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5]));[Document.E55];FALSE())" office:value-type="boolean" office:boolean-value="false">
            <text:p>FALSO</text:p>
          </table:table-cell>
          <table:table-cell table:formula="of:=IF(LEFT([.A56];2)=&quot;on&quot;;TRUE();FALSE())" office:value-type="boolean" office:boolean-value="false">
            <text:p>FALSO</text:p>
          </table:table-cell>
          <table:table-cell table:formula="of:=IF(NOT(ISERROR([Element.E55]));[Element.E55];FALSE())" office:value-type="string" office:string-value="isContentEditable">
            <text:p>isContentEditable</text:p>
          </table:table-cell>
          <table:table-cell table:formula="of:=IF(LEFT([.C5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6]));[Document.E56];FALSE())" office:value-type="boolean" office:boolean-value="false">
            <text:p>FALSO</text:p>
          </table:table-cell>
          <table:table-cell table:formula="of:=IF(LEFT([.A57];2)=&quot;on&quot;;TRUE();FALSE())" office:value-type="boolean" office:boolean-value="false">
            <text:p>FALSO</text:p>
          </table:table-cell>
          <table:table-cell table:formula="of:=IF(NOT(ISERROR([Element.E56]));[Element.E56];FALSE())" office:value-type="boolean" office:boolean-value="false">
            <text:p>FALSO</text:p>
          </table:table-cell>
          <table:table-cell table:formula="of:=IF(LEFT([.C5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7]));[Document.E57];FALSE())" office:value-type="string" office:string-value="ondblclick">
            <text:p>ondblclick</text:p>
          </table:table-cell>
          <table:table-cell table:formula="of:=IF(LEFT([.A58];2)=&quot;on&quot;;TRUE();FALSE())" office:value-type="boolean" office:boolean-value="true">
            <text:p>VERDADERO</text:p>
          </table:table-cell>
          <table:table-cell table:formula="of:=IF(NOT(ISERROR([Element.E57]));[Element.E57];FALSE())" office:value-type="boolean" office:boolean-value="false">
            <text:p>FALSO</text:p>
          </table:table-cell>
          <table:table-cell table:formula="of:=IF(LEFT([.C5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8]));[Document.E58];FALSE())" office:value-type="boolean" office:boolean-value="false">
            <text:p>FALSO</text:p>
          </table:table-cell>
          <table:table-cell table:formula="of:=IF(LEFT([.A59];2)=&quot;on&quot;;TRUE();FALSE())" office:value-type="boolean" office:boolean-value="false">
            <text:p>FALSO</text:p>
          </table:table-cell>
          <table:table-cell table:formula="of:=IF(NOT(ISERROR([Element.E58]));[Element.E58];FALSE())" office:value-type="boolean" office:boolean-value="false">
            <text:p>FALSO</text:p>
          </table:table-cell>
          <table:table-cell table:formula="of:=IF(LEFT([.C5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59]));[Document.E59];FALSE())" office:value-type="string" office:string-value="ondragstart">
            <text:p>ondragstart</text:p>
          </table:table-cell>
          <table:table-cell table:formula="of:=IF(LEFT([.A60];2)=&quot;on&quot;;TRUE();FALSE())" office:value-type="boolean" office:boolean-value="true">
            <text:p>VERDADERO</text:p>
          </table:table-cell>
          <table:table-cell table:formula="of:=IF(NOT(ISERROR([Element.E59]));[Element.E59];FALSE())" office:value-type="string" office:string-value="lang">
            <text:p>lang</text:p>
          </table:table-cell>
          <table:table-cell table:formula="of:=IF(LEFT([.C6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0]));[Document.E60];FALSE())" office:value-type="boolean" office:boolean-value="false">
            <text:p>FALSO</text:p>
          </table:table-cell>
          <table:table-cell table:formula="of:=IF(LEFT([.A61];2)=&quot;on&quot;;TRUE();FALSE())" office:value-type="boolean" office:boolean-value="false">
            <text:p>FALSO</text:p>
          </table:table-cell>
          <table:table-cell table:formula="of:=IF(NOT(ISERROR([Element.E60]));[Element.E60];FALSE())" office:value-type="boolean" office:boolean-value="false">
            <text:p>FALSO</text:p>
          </table:table-cell>
          <table:table-cell table:formula="of:=IF(LEFT([.C6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1]));[Document.E61];FALSE())" office:value-type="boolean" office:boolean-value="false">
            <text:p>FALSO</text:p>
          </table:table-cell>
          <table:table-cell table:formula="of:=IF(LEFT([.A62];2)=&quot;on&quot;;TRUE();FALSE())" office:value-type="boolean" office:boolean-value="false">
            <text:p>FALSO</text:p>
          </table:table-cell>
          <table:table-cell table:formula="of:=IF(NOT(ISERROR([Element.E61]));[Element.E61];FALSE())" office:value-type="string" office:string-value="lastChild">
            <text:p>lastChild</text:p>
          </table:table-cell>
          <table:table-cell table:formula="of:=IF(LEFT([.C6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2]));[Document.E62];FALSE())" office:value-type="boolean" office:boolean-value="false">
            <text:p>FALSO</text:p>
          </table:table-cell>
          <table:table-cell table:formula="of:=IF(LEFT([.A63];2)=&quot;on&quot;;TRUE();FALSE())" office:value-type="boolean" office:boolean-value="false">
            <text:p>FALSO</text:p>
          </table:table-cell>
          <table:table-cell table:formula="of:=IF(NOT(ISERROR([Element.E62]));[Element.E62];FALSE())" office:value-type="string" office:string-value="nextSibling">
            <text:p>nextSibling</text:p>
          </table:table-cell>
          <table:table-cell table:formula="of:=IF(LEFT([.C6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3]));[Document.E63];FALSE())" office:value-type="boolean" office:boolean-value="false">
            <text:p>FALSO</text:p>
          </table:table-cell>
          <table:table-cell table:formula="of:=IF(LEFT([.A64];2)=&quot;on&quot;;TRUE();FALSE())" office:value-type="boolean" office:boolean-value="false">
            <text:p>FALSO</text:p>
          </table:table-cell>
          <table:table-cell table:formula="of:=IF(NOT(ISERROR([Element.E63]));[Element.E63];FALSE())" office:value-type="string" office:string-value="nodeName">
            <text:p>nodeName</text:p>
          </table:table-cell>
          <table:table-cell table:formula="of:=IF(LEFT([.C6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4]));[Document.E64];FALSE())" office:value-type="string" office:string-value="onkeydown">
            <text:p>onkeydown</text:p>
          </table:table-cell>
          <table:table-cell table:formula="of:=IF(LEFT([.A65];2)=&quot;on&quot;;TRUE();FALSE())" office:value-type="boolean" office:boolean-value="true">
            <text:p>VERDADERO</text:p>
          </table:table-cell>
          <table:table-cell table:formula="of:=IF(NOT(ISERROR([Element.E64]));[Element.E64];FALSE())" office:value-type="string" office:string-value="nodeType">
            <text:p>nodeType</text:p>
          </table:table-cell>
          <table:table-cell table:formula="of:=IF(LEFT([.C6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5]));[Document.E65];FALSE())" office:value-type="string" office:string-value="onkeypress">
            <text:p>onkeypress</text:p>
          </table:table-cell>
          <table:table-cell table:formula="of:=IF(LEFT([.A66];2)=&quot;on&quot;;TRUE();FALSE())" office:value-type="boolean" office:boolean-value="true">
            <text:p>VERDADERO</text:p>
          </table:table-cell>
          <table:table-cell table:formula="of:=IF(NOT(ISERROR([Element.E65]));[Element.E65];FALSE())" office:value-type="string" office:string-value="nodeValue">
            <text:p>nodeValue</text:p>
          </table:table-cell>
          <table:table-cell table:formula="of:=IF(LEFT([.C6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6]));[Document.E66];FALSE())" office:value-type="string" office:string-value="onkeyup">
            <text:p>onkeyup</text:p>
          </table:table-cell>
          <table:table-cell table:formula="of:=IF(LEFT([.A67];2)=&quot;on&quot;;TRUE();FALSE())" office:value-type="boolean" office:boolean-value="true">
            <text:p>VERDADERO</text:p>
          </table:table-cell>
          <table:table-cell table:formula="of:=IF(NOT(ISERROR([Element.E66]));[Element.E66];FALSE())" office:value-type="string" office:string-value="offsetHeight">
            <text:p>offsetHeight</text:p>
          </table:table-cell>
          <table:table-cell table:formula="of:=IF(LEFT([.C6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7]));[Document.E67];FALSE())" office:value-type="string" office:string-value="onmousedown">
            <text:p>onmousedown</text:p>
          </table:table-cell>
          <table:table-cell table:formula="of:=IF(LEFT([.A68];2)=&quot;on&quot;;TRUE();FALSE())" office:value-type="boolean" office:boolean-value="true">
            <text:p>VERDADERO</text:p>
          </table:table-cell>
          <table:table-cell table:formula="of:=IF(NOT(ISERROR([Element.E67]));[Element.E67];FALSE())" office:value-type="string" office:string-value="offsetLeft">
            <text:p>offsetLeft</text:p>
          </table:table-cell>
          <table:table-cell table:formula="of:=IF(LEFT([.C6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8]));[Document.E68];FALSE())" office:value-type="string" office:string-value="onmousemove">
            <text:p>onmousemove</text:p>
          </table:table-cell>
          <table:table-cell table:formula="of:=IF(LEFT([.A69];2)=&quot;on&quot;;TRUE();FALSE())" office:value-type="boolean" office:boolean-value="true">
            <text:p>VERDADERO</text:p>
          </table:table-cell>
          <table:table-cell table:formula="of:=IF(NOT(ISERROR([Element.E68]));[Element.E68];FALSE())" office:value-type="string" office:string-value="offsetParent">
            <text:p>offsetParent</text:p>
          </table:table-cell>
          <table:table-cell table:formula="of:=IF(LEFT([.C6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69]));[Document.E69];FALSE())" office:value-type="string" office:string-value="onmouseout">
            <text:p>onmouseout</text:p>
          </table:table-cell>
          <table:table-cell table:formula="of:=IF(LEFT([.A70];2)=&quot;on&quot;;TRUE();FALSE())" office:value-type="boolean" office:boolean-value="true">
            <text:p>VERDADERO</text:p>
          </table:table-cell>
          <table:table-cell table:formula="of:=IF(NOT(ISERROR([Element.E69]));[Element.E69];FALSE())" office:value-type="string" office:string-value="offsetTop">
            <text:p>offsetTop</text:p>
          </table:table-cell>
          <table:table-cell table:formula="of:=IF(LEFT([.C7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0]));[Document.E70];FALSE())" office:value-type="string" office:string-value="onmouseover">
            <text:p>onmouseover</text:p>
          </table:table-cell>
          <table:table-cell table:formula="of:=IF(LEFT([.A71];2)=&quot;on&quot;;TRUE();FALSE())" office:value-type="boolean" office:boolean-value="true">
            <text:p>VERDADERO</text:p>
          </table:table-cell>
          <table:table-cell table:formula="of:=IF(NOT(ISERROR([Element.E70]));[Element.E70];FALSE())" office:value-type="string" office:string-value="offsetWidth">
            <text:p>offsetWidth</text:p>
          </table:table-cell>
          <table:table-cell table:formula="of:=IF(LEFT([.C7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1]));[Document.E71];FALSE())" office:value-type="string" office:string-value="onmouseup">
            <text:p>onmouseup</text:p>
          </table:table-cell>
          <table:table-cell table:formula="of:=IF(LEFT([.A72];2)=&quot;on&quot;;TRUE();FALSE())" office:value-type="boolean" office:boolean-value="true">
            <text:p>VERDADERO</text:p>
          </table:table-cell>
          <table:table-cell table:formula="of:=IF(NOT(ISERROR([Element.E71]));[Element.E71];FALSE())" office:value-type="boolean" office:boolean-value="false">
            <text:p>FALSO</text:p>
          </table:table-cell>
          <table:table-cell table:formula="of:=IF(LEFT([.C7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2]));[Document.E72];FALSE())" office:value-type="boolean" office:boolean-value="false">
            <text:p>FALSO</text:p>
          </table:table-cell>
          <table:table-cell table:formula="of:=IF(LEFT([.A73];2)=&quot;on&quot;;TRUE();FALSE())" office:value-type="boolean" office:boolean-value="false">
            <text:p>FALSO</text:p>
          </table:table-cell>
          <table:table-cell table:formula="of:=IF(NOT(ISERROR([Element.E72]));[Element.E72];FALSE())" office:value-type="boolean" office:boolean-value="false">
            <text:p>FALSO</text:p>
          </table:table-cell>
          <table:table-cell table:formula="of:=IF(LEFT([.C7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3]));[Document.E73];FALSE())" office:value-type="boolean" office:boolean-value="false">
            <text:p>FALSO</text:p>
          </table:table-cell>
          <table:table-cell table:formula="of:=IF(LEFT([.A74];2)=&quot;on&quot;;TRUE();FALSE())" office:value-type="boolean" office:boolean-value="false">
            <text:p>FALSO</text:p>
          </table:table-cell>
          <table:table-cell table:formula="of:=IF(NOT(ISERROR([Element.E73]));[Element.E73];FALSE())" office:value-type="boolean" office:boolean-value="false">
            <text:p>FALSO</text:p>
          </table:table-cell>
          <table:table-cell table:formula="of:=IF(LEFT([.C7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4]));[Document.E74];FALSE())" office:value-type="string" office:string-value="onreadystatechange">
            <text:p>onreadystatechange</text:p>
          </table:table-cell>
          <table:table-cell table:formula="of:=IF(LEFT([.A75];2)=&quot;on&quot;;TRUE();FALSE())" office:value-type="boolean" office:boolean-value="true">
            <text:p>VERDADERO</text:p>
          </table:table-cell>
          <table:table-cell table:formula="of:=IF(NOT(ISERROR([Element.E74]));[Element.E74];FALSE())" office:value-type="boolean" office:boolean-value="false">
            <text:p>FALSO</text:p>
          </table:table-cell>
          <table:table-cell table:formula="of:=IF(LEFT([.C7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5]));[Document.E75];FALSE())" office:value-type="boolean" office:boolean-value="false">
            <text:p>FALSO</text:p>
          </table:table-cell>
          <table:table-cell table:formula="of:=IF(LEFT([.A76];2)=&quot;on&quot;;TRUE();FALSE())" office:value-type="boolean" office:boolean-value="false">
            <text:p>FALSO</text:p>
          </table:table-cell>
          <table:table-cell table:formula="of:=IF(NOT(ISERROR([Element.E75]));[Element.E75];FALSE())" office:value-type="boolean" office:boolean-value="false">
            <text:p>FALSO</text:p>
          </table:table-cell>
          <table:table-cell table:formula="of:=IF(LEFT([.C7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6]));[Document.E76];FALSE())" office:value-type="boolean" office:boolean-value="false">
            <text:p>FALSO</text:p>
          </table:table-cell>
          <table:table-cell table:formula="of:=IF(LEFT([.A77];2)=&quot;on&quot;;TRUE();FALSE())" office:value-type="boolean" office:boolean-value="false">
            <text:p>FALSO</text:p>
          </table:table-cell>
          <table:table-cell table:formula="of:=IF(NOT(ISERROR([Element.E76]));[Element.E76];FALSE())" office:value-type="boolean" office:boolean-value="false">
            <text:p>FALSO</text:p>
          </table:table-cell>
          <table:table-cell table:formula="of:=IF(LEFT([.C7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7]));[Document.E77];FALSE())" office:value-type="boolean" office:boolean-value="false">
            <text:p>FALSO</text:p>
          </table:table-cell>
          <table:table-cell table:formula="of:=IF(LEFT([.A78];2)=&quot;on&quot;;TRUE();FALSE())" office:value-type="boolean" office:boolean-value="false">
            <text:p>FALSO</text:p>
          </table:table-cell>
          <table:table-cell table:formula="of:=IF(NOT(ISERROR([Element.E77]));[Element.E77];FALSE())" office:value-type="boolean" office:boolean-value="false">
            <text:p>FALSO</text:p>
          </table:table-cell>
          <table:table-cell table:formula="of:=IF(LEFT([.C7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8]));[Document.E78];FALSE())" office:value-type="boolean" office:boolean-value="false">
            <text:p>FALSO</text:p>
          </table:table-cell>
          <table:table-cell table:formula="of:=IF(LEFT([.A79];2)=&quot;on&quot;;TRUE();FALSE())" office:value-type="boolean" office:boolean-value="false">
            <text:p>FALSO</text:p>
          </table:table-cell>
          <table:table-cell table:formula="of:=IF(NOT(ISERROR([Element.E78]));[Element.E78];FALSE())" office:value-type="boolean" office:boolean-value="false">
            <text:p>FALSO</text:p>
          </table:table-cell>
          <table:table-cell table:formula="of:=IF(LEFT([.C7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79]));[Document.E79];FALSE())" office:value-type="boolean" office:boolean-value="false">
            <text:p>FALSO</text:p>
          </table:table-cell>
          <table:table-cell table:formula="of:=IF(LEFT([.A80];2)=&quot;on&quot;;TRUE();FALSE())" office:value-type="boolean" office:boolean-value="false">
            <text:p>FALSO</text:p>
          </table:table-cell>
          <table:table-cell table:formula="of:=IF(NOT(ISERROR([Element.E79]));[Element.E79];FALSE())" office:value-type="boolean" office:boolean-value="false">
            <text:p>FALSO</text:p>
          </table:table-cell>
          <table:table-cell table:formula="of:=IF(LEFT([.C8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80]));[Document.E80];FALSE())" office:value-type="boolean" office:boolean-value="false">
            <text:p>FALSO</text:p>
          </table:table-cell>
          <table:table-cell table:formula="of:=IF(LEFT([.A81];2)=&quot;on&quot;;TRUE();FALSE())" office:value-type="boolean" office:boolean-value="false">
            <text:p>FALSO</text:p>
          </table:table-cell>
          <table:table-cell table:formula="of:=IF(NOT(ISERROR([Element.E80]));[Element.E80];FALSE())" office:value-type="string" office:string-value="onblur">
            <text:p>onblur</text:p>
          </table:table-cell>
          <table:table-cell table:formula="of:=IF(LEFT([.C81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81]));[Document.E81];FALSE())" office:value-type="boolean" office:boolean-value="false">
            <text:p>FALSO</text:p>
          </table:table-cell>
          <table:table-cell table:formula="of:=IF(LEFT([.A82];2)=&quot;on&quot;;TRUE();FALSE())" office:value-type="boolean" office:boolean-value="false">
            <text:p>FALSO</text:p>
          </table:table-cell>
          <table:table-cell table:formula="of:=IF(NOT(ISERROR([Element.E81]));[Element.E81];FALSE())" office:value-type="boolean" office:boolean-value="false">
            <text:p>FALSO</text:p>
          </table:table-cell>
          <table:table-cell table:formula="of:=IF(LEFT([.C8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82]));[Document.E82];FALSE())" office:value-type="boolean" office:boolean-value="false">
            <text:p>FALSO</text:p>
          </table:table-cell>
          <table:table-cell table:formula="of:=IF(LEFT([.A83];2)=&quot;on&quot;;TRUE();FALSE())" office:value-type="boolean" office:boolean-value="false">
            <text:p>FALSO</text:p>
          </table:table-cell>
          <table:table-cell table:formula="of:=IF(NOT(ISERROR([Element.E82]));[Element.E82];FALSE())" office:value-type="string" office:string-value="onclick">
            <text:p>onclick</text:p>
          </table:table-cell>
          <table:table-cell table:formula="of:=IF(LEFT([.C83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83]));[Document.E83];FALSE())" office:value-type="boolean" office:boolean-value="false">
            <text:p>FALSO</text:p>
          </table:table-cell>
          <table:table-cell table:formula="of:=IF(LEFT([.A84];2)=&quot;on&quot;;TRUE();FALSE())" office:value-type="boolean" office:boolean-value="false">
            <text:p>FALSO</text:p>
          </table:table-cell>
          <table:table-cell table:formula="of:=IF(NOT(ISERROR([Element.E83]));[Element.E83];FALSE())" office:value-type="string" office:string-value="oncontextmenu">
            <text:p>oncontextmenu</text:p>
          </table:table-cell>
          <table:table-cell table:formula="of:=IF(LEFT([.C84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84]));[Document.E84];FALSE())" office:value-type="string" office:string-value="ownerDocument">
            <text:p>ownerDocument</text:p>
          </table:table-cell>
          <table:table-cell table:formula="of:=IF(LEFT([.A85];2)=&quot;on&quot;;TRUE();FALSE())" office:value-type="boolean" office:boolean-value="false">
            <text:p>FALSO</text:p>
          </table:table-cell>
          <table:table-cell table:formula="of:=IF(NOT(ISERROR([Element.E84]));[Element.E84];FALSE())" office:value-type="boolean" office:boolean-value="false">
            <text:p>FALSO</text:p>
          </table:table-cell>
          <table:table-cell table:formula="of:=IF(LEFT([.C8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85]));[Document.E85];FALSE())" office:value-type="string" office:string-value="parentNode">
            <text:p>parentNode</text:p>
          </table:table-cell>
          <table:table-cell table:formula="of:=IF(LEFT([.A86];2)=&quot;on&quot;;TRUE();FALSE())" office:value-type="boolean" office:boolean-value="false">
            <text:p>FALSO</text:p>
          </table:table-cell>
          <table:table-cell table:formula="of:=IF(NOT(ISERROR([Element.E85]));[Element.E85];FALSE())" office:value-type="string" office:string-value="oncopy">
            <text:p>oncopy</text:p>
          </table:table-cell>
          <table:table-cell table:formula="of:=IF(LEFT([.C86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86]));[Document.E86];FALSE())" office:value-type="boolean" office:boolean-value="false">
            <text:p>FALSO</text:p>
          </table:table-cell>
          <table:table-cell table:formula="of:=IF(LEFT([.A87];2)=&quot;on&quot;;TRUE();FALSE())" office:value-type="boolean" office:boolean-value="false">
            <text:p>FALSO</text:p>
          </table:table-cell>
          <table:table-cell table:formula="of:=IF(NOT(ISERROR([Element.E86]));[Element.E86];FALSE())" office:value-type="string" office:string-value="oncut">
            <text:p>oncut</text:p>
          </table:table-cell>
          <table:table-cell table:formula="of:=IF(LEFT([.C87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87]));[Document.E87];FALSE())" office:value-type="string" office:string-value="plugins">
            <text:p>plugins</text:p>
          </table:table-cell>
          <table:table-cell table:formula="of:=IF(LEFT([.A88];2)=&quot;on&quot;;TRUE();FALSE())" office:value-type="boolean" office:boolean-value="false">
            <text:p>FALSO</text:p>
          </table:table-cell>
          <table:table-cell table:formula="of:=IF(NOT(ISERROR([Element.E87]));[Element.E87];FALSE())" office:value-type="boolean" office:boolean-value="false">
            <text:p>FALSO</text:p>
          </table:table-cell>
          <table:table-cell table:formula="of:=IF(LEFT([.C8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88]));[Document.E88];FALSE())" office:value-type="string" office:string-value="previousSibling">
            <text:p>previousSibling</text:p>
          </table:table-cell>
          <table:table-cell table:formula="of:=IF(LEFT([.A89];2)=&quot;on&quot;;TRUE();FALSE())" office:value-type="boolean" office:boolean-value="false">
            <text:p>FALSO</text:p>
          </table:table-cell>
          <table:table-cell table:formula="of:=IF(NOT(ISERROR([Element.E88]));[Element.E88];FALSE())" office:value-type="boolean" office:boolean-value="false">
            <text:p>FALSO</text:p>
          </table:table-cell>
          <table:table-cell table:formula="of:=IF(LEFT([.C8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89]));[Document.E89];FALSE())" office:value-type="boolean" office:boolean-value="false">
            <text:p>FALSO</text:p>
          </table:table-cell>
          <table:table-cell table:formula="of:=IF(LEFT([.A90];2)=&quot;on&quot;;TRUE();FALSE())" office:value-type="boolean" office:boolean-value="false">
            <text:p>FALSO</text:p>
          </table:table-cell>
          <table:table-cell table:formula="of:=IF(NOT(ISERROR([Element.E89]));[Element.E89];FALSE())" office:value-type="boolean" office:boolean-value="false">
            <text:p>FALSO</text:p>
          </table:table-cell>
          <table:table-cell table:formula="of:=IF(LEFT([.C9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90]));[Document.E90];FALSE())" office:value-type="string" office:string-value="readyState">
            <text:p>readyState</text:p>
          </table:table-cell>
          <table:table-cell table:formula="of:=IF(LEFT([.A91];2)=&quot;on&quot;;TRUE();FALSE())" office:value-type="boolean" office:boolean-value="false">
            <text:p>FALSO</text:p>
          </table:table-cell>
          <table:table-cell table:formula="of:=IF(NOT(ISERROR([Element.E90]));[Element.E90];FALSE())" office:value-type="string" office:string-value="ondblclick">
            <text:p>ondblclick</text:p>
          </table:table-cell>
          <table:table-cell table:formula="of:=IF(LEFT([.C91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1]));[Document.E91];FALSE())" office:value-type="string" office:string-value="referrer">
            <text:p>referrer</text:p>
          </table:table-cell>
          <table:table-cell table:formula="of:=IF(LEFT([.A92];2)=&quot;on&quot;;TRUE();FALSE())" office:value-type="boolean" office:boolean-value="false">
            <text:p>FALSO</text:p>
          </table:table-cell>
          <table:table-cell table:formula="of:=IF(NOT(ISERROR([Element.E91]));[Element.E91];FALSE())" office:value-type="boolean" office:boolean-value="false">
            <text:p>FALSO</text:p>
          </table:table-cell>
          <table:table-cell table:formula="of:=IF(LEFT([.C9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92]));[Document.E92];FALSE())" office:value-type="string" office:string-value="scripts">
            <text:p>scripts</text:p>
          </table:table-cell>
          <table:table-cell table:formula="of:=IF(LEFT([.A93];2)=&quot;on&quot;;TRUE();FALSE())" office:value-type="boolean" office:boolean-value="false">
            <text:p>FALSO</text:p>
          </table:table-cell>
          <table:table-cell table:formula="of:=IF(NOT(ISERROR([Element.E92]));[Element.E92];FALSE())" office:value-type="string" office:string-value="ondrag">
            <text:p>ondrag</text:p>
          </table:table-cell>
          <table:table-cell table:formula="of:=IF(LEFT([.C93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3]));[Document.E93];FALSE())" office:value-type="boolean" office:boolean-value="false">
            <text:p>FALSO</text:p>
          </table:table-cell>
          <table:table-cell table:formula="of:=IF(LEFT([.A94];2)=&quot;on&quot;;TRUE();FALSE())" office:value-type="boolean" office:boolean-value="false">
            <text:p>FALSO</text:p>
          </table:table-cell>
          <table:table-cell table:formula="of:=IF(NOT(ISERROR([Element.E93]));[Element.E93];FALSE())" office:value-type="string" office:string-value="ondragend">
            <text:p>ondragend</text:p>
          </table:table-cell>
          <table:table-cell table:formula="of:=IF(LEFT([.C94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4]));[Document.E94];FALSE())" office:value-type="boolean" office:boolean-value="false">
            <text:p>FALSO</text:p>
          </table:table-cell>
          <table:table-cell table:formula="of:=IF(LEFT([.A95];2)=&quot;on&quot;;TRUE();FALSE())" office:value-type="boolean" office:boolean-value="false">
            <text:p>FALSO</text:p>
          </table:table-cell>
          <table:table-cell table:formula="of:=IF(NOT(ISERROR([Element.E94]));[Element.E94];FALSE())" office:value-type="string" office:string-value="ondragenter">
            <text:p>ondragenter</text:p>
          </table:table-cell>
          <table:table-cell table:formula="of:=IF(LEFT([.C95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5]));[Document.E95];FALSE())" office:value-type="string" office:string-value="styleSheets">
            <text:p>styleSheets</text:p>
          </table:table-cell>
          <table:table-cell table:formula="of:=IF(LEFT([.A96];2)=&quot;on&quot;;TRUE();FALSE())" office:value-type="boolean" office:boolean-value="false">
            <text:p>FALSO</text:p>
          </table:table-cell>
          <table:table-cell table:formula="of:=IF(NOT(ISERROR([Element.E95]));[Element.E95];FALSE())" office:value-type="string" office:string-value="ondragleave">
            <text:p>ondragleave</text:p>
          </table:table-cell>
          <table:table-cell table:formula="of:=IF(LEFT([.C96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6]));[Document.E96];FALSE())" office:value-type="string" office:string-value="title">
            <text:p>title</text:p>
          </table:table-cell>
          <table:table-cell table:formula="of:=IF(LEFT([.A97];2)=&quot;on&quot;;TRUE();FALSE())" office:value-type="boolean" office:boolean-value="false">
            <text:p>FALSO</text:p>
          </table:table-cell>
          <table:table-cell table:formula="of:=IF(NOT(ISERROR([Element.E96]));[Element.E96];FALSE())" office:value-type="string" office:string-value="ondragover">
            <text:p>ondragover</text:p>
          </table:table-cell>
          <table:table-cell table:formula="of:=IF(LEFT([.C97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7]));[Document.E97];FALSE())" office:value-type="string" office:string-value="URL">
            <text:p>URL</text:p>
          </table:table-cell>
          <table:table-cell table:formula="of:=IF(LEFT([.A98];2)=&quot;on&quot;;TRUE();FALSE())" office:value-type="boolean" office:boolean-value="false">
            <text:p>FALSO</text:p>
          </table:table-cell>
          <table:table-cell table:formula="of:=IF(NOT(ISERROR([Element.E97]));[Element.E97];FALSE())" office:value-type="string" office:string-value="ondragstart">
            <text:p>ondragstart</text:p>
          </table:table-cell>
          <table:table-cell table:formula="of:=IF(LEFT([.C98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8]));[Document.E98];FALSE())" office:value-type="boolean" office:boolean-value="false">
            <text:p>FALSO</text:p>
          </table:table-cell>
          <table:table-cell table:formula="of:=IF(LEFT([.A99];2)=&quot;on&quot;;TRUE();FALSE())" office:value-type="boolean" office:boolean-value="false">
            <text:p>FALSO</text:p>
          </table:table-cell>
          <table:table-cell table:formula="of:=IF(NOT(ISERROR([Element.E98]));[Element.E98];FALSE())" office:value-type="string" office:string-value="ondrop">
            <text:p>ondrop</text:p>
          </table:table-cell>
          <table:table-cell table:formula="of:=IF(LEFT([.C99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99]));[Document.E99];FALSE())" office:value-type="string" office:string-value="vlinkColor">
            <text:p>vlinkColor</text:p>
          </table:table-cell>
          <table:table-cell table:formula="of:=IF(LEFT([.A100];2)=&quot;on&quot;;TRUE();FALSE())" office:value-type="boolean" office:boolean-value="false">
            <text:p>FALSO</text:p>
          </table:table-cell>
          <table:table-cell table:formula="of:=IF(NOT(ISERROR([Element.E99]));[Element.E99];FALSE())" office:value-type="boolean" office:boolean-value="false">
            <text:p>FALSO</text:p>
          </table:table-cell>
          <table:table-cell table:formula="of:=IF(LEFT([.C10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0]));[Document.E100];FALSE())" office:value-type="boolean" office:boolean-value="false">
            <text:p>FALSO</text:p>
          </table:table-cell>
          <table:table-cell table:formula="of:=IF(LEFT([.A101];2)=&quot;on&quot;;TRUE();FALSE())" office:value-type="boolean" office:boolean-value="false">
            <text:p>FALSO</text:p>
          </table:table-cell>
          <table:table-cell table:formula="of:=IF(NOT(ISERROR([Element.E100]));[Element.E100];FALSE())" office:value-type="boolean" office:boolean-value="false">
            <text:p>FALSO</text:p>
          </table:table-cell>
          <table:table-cell table:formula="of:=IF(LEFT([.C10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1]));[Document.E101];FALSE())" office:value-type="boolean" office:boolean-value="false">
            <text:p>FALSO</text:p>
          </table:table-cell>
          <table:table-cell table:formula="of:=IF(LEFT([.A102];2)=&quot;on&quot;;TRUE();FALSE())" office:value-type="boolean" office:boolean-value="false">
            <text:p>FALSO</text:p>
          </table:table-cell>
          <table:table-cell table:formula="of:=IF(NOT(ISERROR([Element.E101]));[Element.E101];FALSE())" office:value-type="string" office:string-value="onfocus">
            <text:p>onfocus</text:p>
          </table:table-cell>
          <table:table-cell table:formula="of:=IF(LEFT([.C102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02]));[Document.E102];FALSE())" office:value-type="boolean" office:boolean-value="false">
            <text:p>FALSO</text:p>
          </table:table-cell>
          <table:table-cell table:formula="of:=IF(LEFT([.A103];2)=&quot;on&quot;;TRUE();FALSE())" office:value-type="boolean" office:boolean-value="false">
            <text:p>FALSO</text:p>
          </table:table-cell>
          <table:table-cell table:formula="of:=IF(NOT(ISERROR([Element.E102]));[Element.E102];FALSE())" office:value-type="boolean" office:boolean-value="false">
            <text:p>FALSO</text:p>
          </table:table-cell>
          <table:table-cell table:formula="of:=IF(LEFT([.C10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3]));[Document.E103];FALSE())" office:value-type="boolean" office:boolean-value="false">
            <text:p>FALSO</text:p>
          </table:table-cell>
          <table:table-cell table:formula="of:=IF(LEFT([.A104];2)=&quot;on&quot;;TRUE();FALSE())" office:value-type="boolean" office:boolean-value="false">
            <text:p>FALSO</text:p>
          </table:table-cell>
          <table:table-cell table:formula="of:=IF(NOT(ISERROR([Element.E103]));[Element.E103];FALSE())" office:value-type="boolean" office:boolean-value="false">
            <text:p>FALSO</text:p>
          </table:table-cell>
          <table:table-cell table:formula="of:=IF(LEFT([.C10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4]));[Document.E104];FALSE())" office:value-type="boolean" office:boolean-value="false">
            <text:p>FALSO</text:p>
          </table:table-cell>
          <table:table-cell table:formula="of:=IF(LEFT([.A105];2)=&quot;on&quot;;TRUE();FALSE())" office:value-type="boolean" office:boolean-value="false">
            <text:p>FALSO</text:p>
          </table:table-cell>
          <table:table-cell table:formula="of:=IF(NOT(ISERROR([Element.E104]));[Element.E104];FALSE())" office:value-type="boolean" office:boolean-value="false">
            <text:p>FALSO</text:p>
          </table:table-cell>
          <table:table-cell table:formula="of:=IF(LEFT([.C10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5]));[Document.E105];FALSE())" office:value-type="boolean" office:boolean-value="false">
            <text:p>FALSO</text:p>
          </table:table-cell>
          <table:table-cell table:formula="of:=IF(LEFT([.A106];2)=&quot;on&quot;;TRUE();FALSE())" office:value-type="boolean" office:boolean-value="false">
            <text:p>FALSO</text:p>
          </table:table-cell>
          <table:table-cell table:formula="of:=IF(NOT(ISERROR([Element.E105]));[Element.E105];FALSE())" office:value-type="string" office:string-value="onkeydown">
            <text:p>onkeydown</text:p>
          </table:table-cell>
          <table:table-cell table:formula="of:=IF(LEFT([.C106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06]));[Document.E106];FALSE())" office:value-type="boolean" office:boolean-value="false">
            <text:p>FALSO</text:p>
          </table:table-cell>
          <table:table-cell table:formula="of:=IF(LEFT([.A107];2)=&quot;on&quot;;TRUE();FALSE())" office:value-type="boolean" office:boolean-value="false">
            <text:p>FALSO</text:p>
          </table:table-cell>
          <table:table-cell table:formula="of:=IF(NOT(ISERROR([Element.E106]));[Element.E106];FALSE())" office:value-type="string" office:string-value="onkeypress">
            <text:p>onkeypress</text:p>
          </table:table-cell>
          <table:table-cell table:formula="of:=IF(LEFT([.C107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07]));[Document.E107];FALSE())" office:value-type="boolean" office:boolean-value="false">
            <text:p>FALSO</text:p>
          </table:table-cell>
          <table:table-cell table:formula="of:=IF(LEFT([.A108];2)=&quot;on&quot;;TRUE();FALSE())" office:value-type="boolean" office:boolean-value="false">
            <text:p>FALSO</text:p>
          </table:table-cell>
          <table:table-cell table:formula="of:=IF(NOT(ISERROR([Element.E107]));[Element.E107];FALSE())" office:value-type="string" office:string-value="onkeyup">
            <text:p>onkeyup</text:p>
          </table:table-cell>
          <table:table-cell table:formula="of:=IF(LEFT([.C108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08]));[Document.E108];FALSE())" office:value-type="boolean" office:boolean-value="false">
            <text:p>FALSO</text:p>
          </table:table-cell>
          <table:table-cell table:formula="of:=IF(LEFT([.A109];2)=&quot;on&quot;;TRUE();FALSE())" office:value-type="boolean" office:boolean-value="false">
            <text:p>FALSO</text:p>
          </table:table-cell>
          <table:table-cell table:formula="of:=IF(NOT(ISERROR([Element.E108]));[Element.E108];FALSE())" office:value-type="boolean" office:boolean-value="false">
            <text:p>FALSO</text:p>
          </table:table-cell>
          <table:table-cell table:formula="of:=IF(LEFT([.C10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09]));[Document.E109];FALSE())" office:value-type="boolean" office:boolean-value="false">
            <text:p>FALSO</text:p>
          </table:table-cell>
          <table:table-cell table:formula="of:=IF(LEFT([.A110];2)=&quot;on&quot;;TRUE();FALSE())" office:value-type="boolean" office:boolean-value="false">
            <text:p>FALSO</text:p>
          </table:table-cell>
          <table:table-cell table:formula="of:=IF(NOT(ISERROR([Element.E109]));[Element.E109];FALSE())" office:value-type="boolean" office:boolean-value="false">
            <text:p>FALSO</text:p>
          </table:table-cell>
          <table:table-cell table:formula="of:=IF(LEFT([.C11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10]));[Document.E110];FALSE())" office:value-type="boolean" office:boolean-value="false">
            <text:p>FALSO</text:p>
          </table:table-cell>
          <table:table-cell table:formula="of:=IF(LEFT([.A111];2)=&quot;on&quot;;TRUE();FALSE())" office:value-type="boolean" office:boolean-value="false">
            <text:p>FALSO</text:p>
          </table:table-cell>
          <table:table-cell table:formula="of:=IF(NOT(ISERROR([Element.E110]));[Element.E110];FALSE())" office:value-type="string" office:string-value="onmousedown">
            <text:p>onmousedown</text:p>
          </table:table-cell>
          <table:table-cell table:formula="of:=IF(LEFT([.C111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1]));[Document.E111];FALSE())" office:value-type="boolean" office:boolean-value="false">
            <text:p>FALSO</text:p>
          </table:table-cell>
          <table:table-cell table:formula="of:=IF(LEFT([.A112];2)=&quot;on&quot;;TRUE();FALSE())" office:value-type="boolean" office:boolean-value="false">
            <text:p>FALSO</text:p>
          </table:table-cell>
          <table:table-cell table:formula="of:=IF(NOT(ISERROR([Element.E111]));[Element.E111];FALSE())" office:value-type="string" office:string-value="onmouseenter">
            <text:p>onmouseenter</text:p>
          </table:table-cell>
          <table:table-cell table:formula="of:=IF(LEFT([.C112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2]));[Document.E112];FALSE())" office:value-type="boolean" office:boolean-value="false">
            <text:p>FALSO</text:p>
          </table:table-cell>
          <table:table-cell table:formula="of:=IF(LEFT([.A113];2)=&quot;on&quot;;TRUE();FALSE())" office:value-type="boolean" office:boolean-value="false">
            <text:p>FALSO</text:p>
          </table:table-cell>
          <table:table-cell table:formula="of:=IF(NOT(ISERROR([Element.E112]));[Element.E112];FALSE())" office:value-type="string" office:string-value="onmouseleave">
            <text:p>onmouseleave</text:p>
          </table:table-cell>
          <table:table-cell table:formula="of:=IF(LEFT([.C113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3]));[Document.E113];FALSE())" office:value-type="boolean" office:boolean-value="false">
            <text:p>FALSO</text:p>
          </table:table-cell>
          <table:table-cell table:formula="of:=IF(LEFT([.A114];2)=&quot;on&quot;;TRUE();FALSE())" office:value-type="boolean" office:boolean-value="false">
            <text:p>FALSO</text:p>
          </table:table-cell>
          <table:table-cell table:formula="of:=IF(NOT(ISERROR([Element.E113]));[Element.E113];FALSE())" office:value-type="string" office:string-value="onmousemove">
            <text:p>onmousemove</text:p>
          </table:table-cell>
          <table:table-cell table:formula="of:=IF(LEFT([.C114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4]));[Document.E114];FALSE())" office:value-type="boolean" office:boolean-value="false">
            <text:p>FALSO</text:p>
          </table:table-cell>
          <table:table-cell table:formula="of:=IF(LEFT([.A115];2)=&quot;on&quot;;TRUE();FALSE())" office:value-type="boolean" office:boolean-value="false">
            <text:p>FALSO</text:p>
          </table:table-cell>
          <table:table-cell table:formula="of:=IF(NOT(ISERROR([Element.E114]));[Element.E114];FALSE())" office:value-type="string" office:string-value="onmouseout">
            <text:p>onmouseout</text:p>
          </table:table-cell>
          <table:table-cell table:formula="of:=IF(LEFT([.C115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5]));[Document.E115];FALSE())" office:value-type="boolean" office:boolean-value="false">
            <text:p>FALSO</text:p>
          </table:table-cell>
          <table:table-cell table:formula="of:=IF(LEFT([.A116];2)=&quot;on&quot;;TRUE();FALSE())" office:value-type="boolean" office:boolean-value="false">
            <text:p>FALSO</text:p>
          </table:table-cell>
          <table:table-cell table:formula="of:=IF(NOT(ISERROR([Element.E115]));[Element.E115];FALSE())" office:value-type="string" office:string-value="onmouseover">
            <text:p>onmouseover</text:p>
          </table:table-cell>
          <table:table-cell table:formula="of:=IF(LEFT([.C116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6]));[Document.E116];FALSE())" office:value-type="boolean" office:boolean-value="false">
            <text:p>FALSO</text:p>
          </table:table-cell>
          <table:table-cell table:formula="of:=IF(LEFT([.A117];2)=&quot;on&quot;;TRUE();FALSE())" office:value-type="boolean" office:boolean-value="false">
            <text:p>FALSO</text:p>
          </table:table-cell>
          <table:table-cell table:formula="of:=IF(NOT(ISERROR([Element.E116]));[Element.E116];FALSE())" office:value-type="string" office:string-value="onmouseup">
            <text:p>onmouseup</text:p>
          </table:table-cell>
          <table:table-cell table:formula="of:=IF(LEFT([.C117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17]));[Document.E117];FALSE())" office:value-type="boolean" office:boolean-value="false">
            <text:p>FALSO</text:p>
          </table:table-cell>
          <table:table-cell table:formula="of:=IF(LEFT([.A118];2)=&quot;on&quot;;TRUE();FALSE())" office:value-type="boolean" office:boolean-value="false">
            <text:p>FALSO</text:p>
          </table:table-cell>
          <table:table-cell table:formula="of:=IF(NOT(ISERROR([Element.E117]));[Element.E117];FALSE())" office:value-type="boolean" office:boolean-value="false">
            <text:p>FALSO</text:p>
          </table:table-cell>
          <table:table-cell table:formula="of:=IF(LEFT([.C11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18]));[Document.E118];FALSE())" office:value-type="boolean" office:boolean-value="false">
            <text:p>FALSO</text:p>
          </table:table-cell>
          <table:table-cell table:formula="of:=IF(LEFT([.A119];2)=&quot;on&quot;;TRUE();FALSE())" office:value-type="boolean" office:boolean-value="false">
            <text:p>FALSO</text:p>
          </table:table-cell>
          <table:table-cell table:formula="of:=IF(NOT(ISERROR([Element.E118]));[Element.E118];FALSE())" office:value-type="boolean" office:boolean-value="false">
            <text:p>FALSO</text:p>
          </table:table-cell>
          <table:table-cell table:formula="of:=IF(LEFT([.C11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19]));[Document.E119];FALSE())" office:value-type="boolean" office:boolean-value="false">
            <text:p>FALSO</text:p>
          </table:table-cell>
          <table:table-cell table:formula="of:=IF(LEFT([.A120];2)=&quot;on&quot;;TRUE();FALSE())" office:value-type="boolean" office:boolean-value="false">
            <text:p>FALSO</text:p>
          </table:table-cell>
          <table:table-cell table:formula="of:=IF(NOT(ISERROR([Element.E119]));[Element.E119];FALSE())" office:value-type="boolean" office:boolean-value="false">
            <text:p>FALSO</text:p>
          </table:table-cell>
          <table:table-cell table:formula="of:=IF(LEFT([.C12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0]));[Document.E120];FALSE())" office:value-type="boolean" office:boolean-value="false">
            <text:p>FALSO</text:p>
          </table:table-cell>
          <table:table-cell table:formula="of:=IF(LEFT([.A121];2)=&quot;on&quot;;TRUE();FALSE())" office:value-type="boolean" office:boolean-value="false">
            <text:p>FALSO</text:p>
          </table:table-cell>
          <table:table-cell table:formula="of:=IF(NOT(ISERROR([Element.E120]));[Element.E120];FALSE())" office:value-type="boolean" office:boolean-value="false">
            <text:p>FALSO</text:p>
          </table:table-cell>
          <table:table-cell table:formula="of:=IF(LEFT([.C12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1]));[Document.E121];FALSE())" office:value-type="boolean" office:boolean-value="false">
            <text:p>FALSO</text:p>
          </table:table-cell>
          <table:table-cell table:formula="of:=IF(LEFT([.A122];2)=&quot;on&quot;;TRUE();FALSE())" office:value-type="boolean" office:boolean-value="false">
            <text:p>FALSO</text:p>
          </table:table-cell>
          <table:table-cell table:formula="of:=IF(NOT(ISERROR([Element.E121]));[Element.E121];FALSE())" office:value-type="boolean" office:boolean-value="false">
            <text:p>FALSO</text:p>
          </table:table-cell>
          <table:table-cell table:formula="of:=IF(LEFT([.C12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2]));[Document.E122];FALSE())" office:value-type="boolean" office:boolean-value="false">
            <text:p>FALSO</text:p>
          </table:table-cell>
          <table:table-cell table:formula="of:=IF(LEFT([.A123];2)=&quot;on&quot;;TRUE();FALSE())" office:value-type="boolean" office:boolean-value="false">
            <text:p>FALSO</text:p>
          </table:table-cell>
          <table:table-cell table:formula="of:=IF(NOT(ISERROR([Element.E122]));[Element.E122];FALSE())" office:value-type="string" office:string-value="onpaste">
            <text:p>onpaste</text:p>
          </table:table-cell>
          <table:table-cell table:formula="of:=IF(LEFT([.C123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23]));[Document.E123];FALSE())" office:value-type="boolean" office:boolean-value="false">
            <text:p>FALSO</text:p>
          </table:table-cell>
          <table:table-cell table:formula="of:=IF(LEFT([.A124];2)=&quot;on&quot;;TRUE();FALSE())" office:value-type="boolean" office:boolean-value="false">
            <text:p>FALSO</text:p>
          </table:table-cell>
          <table:table-cell table:formula="of:=IF(NOT(ISERROR([Element.E123]));[Element.E123];FALSE())" office:value-type="boolean" office:boolean-value="false">
            <text:p>FALSO</text:p>
          </table:table-cell>
          <table:table-cell table:formula="of:=IF(LEFT([.C12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4]));[Document.E124];FALSE())" office:value-type="boolean" office:boolean-value="false">
            <text:p>FALSO</text:p>
          </table:table-cell>
          <table:table-cell table:formula="of:=IF(LEFT([.A125];2)=&quot;on&quot;;TRUE();FALSE())" office:value-type="boolean" office:boolean-value="false">
            <text:p>FALSO</text:p>
          </table:table-cell>
          <table:table-cell table:formula="of:=IF(NOT(ISERROR([Element.E124]));[Element.E124];FALSE())" office:value-type="boolean" office:boolean-value="false">
            <text:p>FALSO</text:p>
          </table:table-cell>
          <table:table-cell table:formula="of:=IF(LEFT([.C12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5]));[Document.E125];FALSE())" office:value-type="boolean" office:boolean-value="false">
            <text:p>FALSO</text:p>
          </table:table-cell>
          <table:table-cell table:formula="of:=IF(LEFT([.A126];2)=&quot;on&quot;;TRUE();FALSE())" office:value-type="boolean" office:boolean-value="false">
            <text:p>FALSO</text:p>
          </table:table-cell>
          <table:table-cell table:formula="of:=IF(NOT(ISERROR([Element.E125]));[Element.E125];FALSE())" office:value-type="string" office:string-value="onresize">
            <text:p>onresize</text:p>
          </table:table-cell>
          <table:table-cell table:formula="of:=IF(LEFT([.C126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26]));[Document.E126];FALSE())" office:value-type="boolean" office:boolean-value="false">
            <text:p>FALSO</text:p>
          </table:table-cell>
          <table:table-cell table:formula="of:=IF(LEFT([.A127];2)=&quot;on&quot;;TRUE();FALSE())" office:value-type="boolean" office:boolean-value="false">
            <text:p>FALSO</text:p>
          </table:table-cell>
          <table:table-cell table:formula="of:=IF(NOT(ISERROR([Element.E126]));[Element.E126];FALSE())" office:value-type="boolean" office:boolean-value="false">
            <text:p>FALSO</text:p>
          </table:table-cell>
          <table:table-cell table:formula="of:=IF(LEFT([.C12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7]));[Document.E127];FALSE())" office:value-type="boolean" office:boolean-value="false">
            <text:p>FALSO</text:p>
          </table:table-cell>
          <table:table-cell table:formula="of:=IF(LEFT([.A128];2)=&quot;on&quot;;TRUE();FALSE())" office:value-type="boolean" office:boolean-value="false">
            <text:p>FALSO</text:p>
          </table:table-cell>
          <table:table-cell table:formula="of:=IF(NOT(ISERROR([Element.E127]));[Element.E127];FALSE())" office:value-type="boolean" office:boolean-value="false">
            <text:p>FALSO</text:p>
          </table:table-cell>
          <table:table-cell table:formula="of:=IF(LEFT([.C12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8]));[Document.E128];FALSE())" office:value-type="boolean" office:boolean-value="false">
            <text:p>FALSO</text:p>
          </table:table-cell>
          <table:table-cell table:formula="of:=IF(LEFT([.A129];2)=&quot;on&quot;;TRUE();FALSE())" office:value-type="boolean" office:boolean-value="false">
            <text:p>FALSO</text:p>
          </table:table-cell>
          <table:table-cell table:formula="of:=IF(NOT(ISERROR([Element.E128]));[Element.E128];FALSE())" office:value-type="boolean" office:boolean-value="false">
            <text:p>FALSO</text:p>
          </table:table-cell>
          <table:table-cell table:formula="of:=IF(LEFT([.C12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29]));[Document.E129];FALSE())" office:value-type="boolean" office:boolean-value="false">
            <text:p>FALSO</text:p>
          </table:table-cell>
          <table:table-cell table:formula="of:=IF(LEFT([.A130];2)=&quot;on&quot;;TRUE();FALSE())" office:value-type="boolean" office:boolean-value="false">
            <text:p>FALSO</text:p>
          </table:table-cell>
          <table:table-cell table:formula="of:=IF(NOT(ISERROR([Element.E129]));[Element.E129];FALSE())" office:value-type="boolean" office:boolean-value="false">
            <text:p>FALSO</text:p>
          </table:table-cell>
          <table:table-cell table:formula="of:=IF(LEFT([.C13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0]));[Document.E130];FALSE())" office:value-type="boolean" office:boolean-value="false">
            <text:p>FALSO</text:p>
          </table:table-cell>
          <table:table-cell table:formula="of:=IF(LEFT([.A131];2)=&quot;on&quot;;TRUE();FALSE())" office:value-type="boolean" office:boolean-value="false">
            <text:p>FALSO</text:p>
          </table:table-cell>
          <table:table-cell table:formula="of:=IF(NOT(ISERROR([Element.E130]));[Element.E130];FALSE())" office:value-type="boolean" office:boolean-value="false">
            <text:p>FALSO</text:p>
          </table:table-cell>
          <table:table-cell table:formula="of:=IF(LEFT([.C13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1]));[Document.E131];FALSE())" office:value-type="boolean" office:boolean-value="false">
            <text:p>FALSO</text:p>
          </table:table-cell>
          <table:table-cell table:formula="of:=IF(LEFT([.A132];2)=&quot;on&quot;;TRUE();FALSE())" office:value-type="boolean" office:boolean-value="false">
            <text:p>FALSO</text:p>
          </table:table-cell>
          <table:table-cell table:formula="of:=IF(NOT(ISERROR([Element.E131]));[Element.E131];FALSE())" office:value-type="boolean" office:boolean-value="false">
            <text:p>FALSO</text:p>
          </table:table-cell>
          <table:table-cell table:formula="of:=IF(LEFT([.C13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2]));[Document.E132];FALSE())" office:value-type="boolean" office:boolean-value="false">
            <text:p>FALSO</text:p>
          </table:table-cell>
          <table:table-cell table:formula="of:=IF(LEFT([.A133];2)=&quot;on&quot;;TRUE();FALSE())" office:value-type="boolean" office:boolean-value="false">
            <text:p>FALSO</text:p>
          </table:table-cell>
          <table:table-cell table:formula="of:=IF(NOT(ISERROR([Element.E132]));[Element.E132];FALSE())" office:value-type="string" office:string-value="onscroll">
            <text:p>onscroll</text:p>
          </table:table-cell>
          <table:table-cell table:formula="of:=IF(LEFT([.C133];2)=&quot;on&quot;;TRUE();FALSE())" office:value-type="boolean" office:boolean-value="true">
            <text:p>VERDADERO</text:p>
          </table:table-cell>
          <table:table-cell table:number-columns-repeated="1020"/>
        </table:table-row>
        <table:table-row table:style-name="ro2">
          <table:table-cell table:formula="of:=IF(NOT(ISERROR([Document.E133]));[Document.E133];FALSE())" office:value-type="boolean" office:boolean-value="false">
            <text:p>FALSO</text:p>
          </table:table-cell>
          <table:table-cell table:formula="of:=IF(LEFT([.A134];2)=&quot;on&quot;;TRUE();FALSE())" office:value-type="boolean" office:boolean-value="false">
            <text:p>FALSO</text:p>
          </table:table-cell>
          <table:table-cell table:formula="of:=IF(NOT(ISERROR([Element.E133]));[Element.E133];FALSE())" office:value-type="boolean" office:boolean-value="false">
            <text:p>FALSO</text:p>
          </table:table-cell>
          <table:table-cell table:formula="of:=IF(LEFT([.C13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4]));[Document.E134];FALSE())" office:value-type="boolean" office:boolean-value="false">
            <text:p>FALSO</text:p>
          </table:table-cell>
          <table:table-cell table:formula="of:=IF(LEFT([.A135];2)=&quot;on&quot;;TRUE();FALSE())" office:value-type="boolean" office:boolean-value="false">
            <text:p>FALSO</text:p>
          </table:table-cell>
          <table:table-cell table:formula="of:=IF(NOT(ISERROR([Element.E134]));[Element.E134];FALSE())" office:value-type="string" office:string-value="outerHTML">
            <text:p>outerHTML</text:p>
          </table:table-cell>
          <table:table-cell table:formula="of:=IF(LEFT([.C13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5]));[Document.E135];FALSE())" office:value-type="boolean" office:boolean-value="false">
            <text:p>FALSO</text:p>
          </table:table-cell>
          <table:table-cell table:formula="of:=IF(LEFT([.A136];2)=&quot;on&quot;;TRUE();FALSE())" office:value-type="boolean" office:boolean-value="false">
            <text:p>FALSO</text:p>
          </table:table-cell>
          <table:table-cell table:formula="of:=IF(NOT(ISERROR([Element.E135]));[Element.E135];FALSE())" office:value-type="boolean" office:boolean-value="false">
            <text:p>FALSO</text:p>
          </table:table-cell>
          <table:table-cell table:formula="of:=IF(LEFT([.C13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6]));[Document.E136];FALSE())" office:value-type="boolean" office:boolean-value="false">
            <text:p>FALSO</text:p>
          </table:table-cell>
          <table:table-cell table:formula="of:=IF(LEFT([.A137];2)=&quot;on&quot;;TRUE();FALSE())" office:value-type="boolean" office:boolean-value="false">
            <text:p>FALSO</text:p>
          </table:table-cell>
          <table:table-cell table:formula="of:=IF(NOT(ISERROR([Element.E136]));[Element.E136];FALSE())" office:value-type="string" office:string-value="ownerDocument">
            <text:p>ownerDocument</text:p>
          </table:table-cell>
          <table:table-cell table:formula="of:=IF(LEFT([.C13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7]));[Document.E137];FALSE())" office:value-type="boolean" office:boolean-value="false">
            <text:p>FALSO</text:p>
          </table:table-cell>
          <table:table-cell table:formula="of:=IF(LEFT([.A138];2)=&quot;on&quot;;TRUE();FALSE())" office:value-type="boolean" office:boolean-value="false">
            <text:p>FALSO</text:p>
          </table:table-cell>
          <table:table-cell table:formula="of:=IF(NOT(ISERROR([Element.E137]));[Element.E137];FALSE())" office:value-type="string" office:string-value="parentElement">
            <text:p>parentElement</text:p>
          </table:table-cell>
          <table:table-cell table:formula="of:=IF(LEFT([.C13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8]));[Document.E138];FALSE())" office:value-type="boolean" office:boolean-value="false">
            <text:p>FALSO</text:p>
          </table:table-cell>
          <table:table-cell table:formula="of:=IF(LEFT([.A139];2)=&quot;on&quot;;TRUE();FALSE())" office:value-type="boolean" office:boolean-value="false">
            <text:p>FALSO</text:p>
          </table:table-cell>
          <table:table-cell table:formula="of:=IF(NOT(ISERROR([Element.E138]));[Element.E138];FALSE())" office:value-type="string" office:string-value="parentNode">
            <text:p>parentNode</text:p>
          </table:table-cell>
          <table:table-cell table:formula="of:=IF(LEFT([.C13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39]));[Document.E139];FALSE())" office:value-type="boolean" office:boolean-value="false">
            <text:p>FALSO</text:p>
          </table:table-cell>
          <table:table-cell table:formula="of:=IF(LEFT([.A140];2)=&quot;on&quot;;TRUE();FALSE())" office:value-type="boolean" office:boolean-value="false">
            <text:p>FALSO</text:p>
          </table:table-cell>
          <table:table-cell table:formula="of:=IF(NOT(ISERROR([Element.E139]));[Element.E139];FALSE())" office:value-type="boolean" office:boolean-value="false">
            <text:p>FALSO</text:p>
          </table:table-cell>
          <table:table-cell table:formula="of:=IF(LEFT([.C14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0]));[Document.E140];FALSE())" office:value-type="boolean" office:boolean-value="false">
            <text:p>FALSO</text:p>
          </table:table-cell>
          <table:table-cell table:formula="of:=IF(LEFT([.A141];2)=&quot;on&quot;;TRUE();FALSE())" office:value-type="boolean" office:boolean-value="false">
            <text:p>FALSO</text:p>
          </table:table-cell>
          <table:table-cell table:formula="of:=IF(NOT(ISERROR([Element.E140]));[Element.E140];FALSE())" office:value-type="string" office:string-value="previousSibling">
            <text:p>previousSibling</text:p>
          </table:table-cell>
          <table:table-cell table:formula="of:=IF(LEFT([.C14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1]));[Document.E141];FALSE())" office:value-type="boolean" office:boolean-value="false">
            <text:p>FALSO</text:p>
          </table:table-cell>
          <table:table-cell table:formula="of:=IF(LEFT([.A142];2)=&quot;on&quot;;TRUE();FALSE())" office:value-type="boolean" office:boolean-value="false">
            <text:p>FALSO</text:p>
          </table:table-cell>
          <table:table-cell table:formula="of:=IF(NOT(ISERROR([Element.E141]));[Element.E141];FALSE())" office:value-type="boolean" office:boolean-value="false">
            <text:p>FALSO</text:p>
          </table:table-cell>
          <table:table-cell table:formula="of:=IF(LEFT([.C14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2]));[Document.E142];FALSE())" office:value-type="boolean" office:boolean-value="false">
            <text:p>FALSO</text:p>
          </table:table-cell>
          <table:table-cell table:formula="of:=IF(LEFT([.A143];2)=&quot;on&quot;;TRUE();FALSE())" office:value-type="boolean" office:boolean-value="false">
            <text:p>FALSO</text:p>
          </table:table-cell>
          <table:table-cell table:formula="of:=IF(NOT(ISERROR([Element.E142]));[Element.E142];FALSE())" office:value-type="boolean" office:boolean-value="false">
            <text:p>FALSO</text:p>
          </table:table-cell>
          <table:table-cell table:formula="of:=IF(LEFT([.C14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3]));[Document.E143];FALSE())" office:value-type="boolean" office:boolean-value="false">
            <text:p>FALSO</text:p>
          </table:table-cell>
          <table:table-cell table:formula="of:=IF(LEFT([.A144];2)=&quot;on&quot;;TRUE();FALSE())" office:value-type="boolean" office:boolean-value="false">
            <text:p>FALSO</text:p>
          </table:table-cell>
          <table:table-cell table:formula="of:=IF(NOT(ISERROR([Element.E143]));[Element.E143];FALSE())" office:value-type="boolean" office:boolean-value="false">
            <text:p>FALSO</text:p>
          </table:table-cell>
          <table:table-cell table:formula="of:=IF(LEFT([.C14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4]));[Document.E144];FALSE())" office:value-type="boolean" office:boolean-value="false">
            <text:p>FALSO</text:p>
          </table:table-cell>
          <table:table-cell table:formula="of:=IF(LEFT([.A145];2)=&quot;on&quot;;TRUE();FALSE())" office:value-type="boolean" office:boolean-value="false">
            <text:p>FALSO</text:p>
          </table:table-cell>
          <table:table-cell table:formula="of:=IF(NOT(ISERROR([Element.E144]));[Element.E144];FALSE())" office:value-type="boolean" office:boolean-value="false">
            <text:p>FALSO</text:p>
          </table:table-cell>
          <table:table-cell table:formula="of:=IF(LEFT([.C14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5]));[Document.E145];FALSE())" office:value-type="boolean" office:boolean-value="false">
            <text:p>FALSO</text:p>
          </table:table-cell>
          <table:table-cell table:formula="of:=IF(LEFT([.A146];2)=&quot;on&quot;;TRUE();FALSE())" office:value-type="boolean" office:boolean-value="false">
            <text:p>FALSO</text:p>
          </table:table-cell>
          <table:table-cell table:formula="of:=IF(NOT(ISERROR([Element.E145]));[Element.E145];FALSE())" office:value-type="boolean" office:boolean-value="false">
            <text:p>FALSO</text:p>
          </table:table-cell>
          <table:table-cell table:formula="of:=IF(LEFT([.C14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6]));[Document.E146];FALSE())" office:value-type="boolean" office:boolean-value="false">
            <text:p>FALSO</text:p>
          </table:table-cell>
          <table:table-cell table:formula="of:=IF(LEFT([.A147];2)=&quot;on&quot;;TRUE();FALSE())" office:value-type="boolean" office:boolean-value="false">
            <text:p>FALSO</text:p>
          </table:table-cell>
          <table:table-cell table:formula="of:=IF(NOT(ISERROR([Element.E146]));[Element.E146];FALSE())" office:value-type="string" office:string-value="scrollHeight">
            <text:p>scrollHeight</text:p>
          </table:table-cell>
          <table:table-cell table:formula="of:=IF(LEFT([.C14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7]));[Document.E147];FALSE())" office:value-type="boolean" office:boolean-value="false">
            <text:p>FALSO</text:p>
          </table:table-cell>
          <table:table-cell table:formula="of:=IF(LEFT([.A148];2)=&quot;on&quot;;TRUE();FALSE())" office:value-type="boolean" office:boolean-value="false">
            <text:p>FALSO</text:p>
          </table:table-cell>
          <table:table-cell table:formula="of:=IF(NOT(ISERROR([Element.E147]));[Element.E147];FALSE())" office:value-type="string" office:string-value="scrollLeft">
            <text:p>scrollLeft</text:p>
          </table:table-cell>
          <table:table-cell table:formula="of:=IF(LEFT([.C14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8]));[Document.E148];FALSE())" office:value-type="boolean" office:boolean-value="false">
            <text:p>FALSO</text:p>
          </table:table-cell>
          <table:table-cell table:formula="of:=IF(LEFT([.A149];2)=&quot;on&quot;;TRUE();FALSE())" office:value-type="boolean" office:boolean-value="false">
            <text:p>FALSO</text:p>
          </table:table-cell>
          <table:table-cell table:formula="of:=IF(NOT(ISERROR([Element.E148]));[Element.E148];FALSE())" office:value-type="string" office:string-value="scrollTop">
            <text:p>scrollTop</text:p>
          </table:table-cell>
          <table:table-cell table:formula="of:=IF(LEFT([.C14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49]));[Document.E149];FALSE())" office:value-type="boolean" office:boolean-value="false">
            <text:p>FALSO</text:p>
          </table:table-cell>
          <table:table-cell table:formula="of:=IF(LEFT([.A150];2)=&quot;on&quot;;TRUE();FALSE())" office:value-type="boolean" office:boolean-value="false">
            <text:p>FALSO</text:p>
          </table:table-cell>
          <table:table-cell table:formula="of:=IF(NOT(ISERROR([Element.E149]));[Element.E149];FALSE())" office:value-type="string" office:string-value="scrollWidth">
            <text:p>scrollWidth</text:p>
          </table:table-cell>
          <table:table-cell table:formula="of:=IF(LEFT([.C15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0]));[Document.E150];FALSE())" office:value-type="boolean" office:boolean-value="false">
            <text:p>FALSO</text:p>
          </table:table-cell>
          <table:table-cell table:formula="of:=IF(LEFT([.A151];2)=&quot;on&quot;;TRUE();FALSE())" office:value-type="boolean" office:boolean-value="false">
            <text:p>FALSO</text:p>
          </table:table-cell>
          <table:table-cell table:formula="of:=IF(NOT(ISERROR([Element.E150]));[Element.E150];FALSE())" office:value-type="boolean" office:boolean-value="false">
            <text:p>FALSO</text:p>
          </table:table-cell>
          <table:table-cell table:formula="of:=IF(LEFT([.C15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1]));[Document.E151];FALSE())" office:value-type="boolean" office:boolean-value="false">
            <text:p>FALSO</text:p>
          </table:table-cell>
          <table:table-cell table:formula="of:=IF(LEFT([.A152];2)=&quot;on&quot;;TRUE();FALSE())" office:value-type="boolean" office:boolean-value="false">
            <text:p>FALSO</text:p>
          </table:table-cell>
          <table:table-cell table:formula="of:=IF(NOT(ISERROR([Element.E151]));[Element.E151];FALSE())" office:value-type="string" office:string-value="style">
            <text:p>style</text:p>
          </table:table-cell>
          <table:table-cell table:formula="of:=IF(LEFT([.C15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2]));[Document.E152];FALSE())" office:value-type="boolean" office:boolean-value="false">
            <text:p>FALSO</text:p>
          </table:table-cell>
          <table:table-cell table:formula="of:=IF(LEFT([.A153];2)=&quot;on&quot;;TRUE();FALSE())" office:value-type="boolean" office:boolean-value="false">
            <text:p>FALSO</text:p>
          </table:table-cell>
          <table:table-cell table:formula="of:=IF(NOT(ISERROR([Element.E152]));[Element.E152];FALSE())" office:value-type="string" office:string-value="tabIndex">
            <text:p>tabIndex</text:p>
          </table:table-cell>
          <table:table-cell table:formula="of:=IF(LEFT([.C15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3]));[Document.E153];FALSE())" office:value-type="boolean" office:boolean-value="false">
            <text:p>FALSO</text:p>
          </table:table-cell>
          <table:table-cell table:formula="of:=IF(LEFT([.A154];2)=&quot;on&quot;;TRUE();FALSE())" office:value-type="boolean" office:boolean-value="false">
            <text:p>FALSO</text:p>
          </table:table-cell>
          <table:table-cell table:formula="of:=IF(NOT(ISERROR([Element.E153]));[Element.E153];FALSE())" office:value-type="string" office:string-value="tagName">
            <text:p>tagName</text:p>
          </table:table-cell>
          <table:table-cell table:formula="of:=IF(LEFT([.C15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4]));[Document.E154];FALSE())" office:value-type="boolean" office:boolean-value="false">
            <text:p>FALSO</text:p>
          </table:table-cell>
          <table:table-cell table:formula="of:=IF(LEFT([.A155];2)=&quot;on&quot;;TRUE();FALSE())" office:value-type="boolean" office:boolean-value="false">
            <text:p>FALSO</text:p>
          </table:table-cell>
          <table:table-cell table:formula="of:=IF(NOT(ISERROR([Element.E154]));[Element.E154];FALSE())" office:value-type="boolean" office:boolean-value="false">
            <text:p>FALSO</text:p>
          </table:table-cell>
          <table:table-cell table:formula="of:=IF(LEFT([.C15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5]));[Document.E155];FALSE())" office:value-type="boolean" office:boolean-value="false">
            <text:p>FALSO</text:p>
          </table:table-cell>
          <table:table-cell table:formula="of:=IF(LEFT([.A156];2)=&quot;on&quot;;TRUE();FALSE())" office:value-type="boolean" office:boolean-value="false">
            <text:p>FALSO</text:p>
          </table:table-cell>
          <table:table-cell table:formula="of:=IF(NOT(ISERROR([Element.E155]));[Element.E155];FALSE())" office:value-type="string" office:string-value="title">
            <text:p>title</text:p>
          </table:table-cell>
          <table:table-cell table:formula="of:=IF(LEFT([.C15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6]));[Document.E156];FALSE())" office:value-type="boolean" office:boolean-value="false">
            <text:p>FALSO</text:p>
          </table:table-cell>
          <table:table-cell table:formula="of:=IF(LEFT([.A157];2)=&quot;on&quot;;TRUE();FALSE())" office:value-type="boolean" office:boolean-value="false">
            <text:p>FALSO</text:p>
          </table:table-cell>
          <table:table-cell table:formula="of:=IF(NOT(ISERROR([Element.E156]));[Element.E156];FALSE())" office:value-type="float" office:value="0">
            <text:p>0</text:p>
          </table:table-cell>
          <table:table-cell table:formula="of:=IF(LEFT([.C15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7]));[Document.E157];FALSE())" office:value-type="boolean" office:boolean-value="false">
            <text:p>FALSO</text:p>
          </table:table-cell>
          <table:table-cell table:formula="of:=IF(LEFT([.A158];2)=&quot;on&quot;;TRUE();FALSE())" office:value-type="boolean" office:boolean-value="false">
            <text:p>FALSO</text:p>
          </table:table-cell>
          <table:table-cell table:formula="of:=IF(NOT(ISERROR([Element.E157]));[Element.E157];FALSE())" office:value-type="float" office:value="0">
            <text:p>0</text:p>
          </table:table-cell>
          <table:table-cell table:formula="of:=IF(LEFT([.C15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8]));[Document.E158];FALSE())" office:value-type="boolean" office:boolean-value="false">
            <text:p>FALSO</text:p>
          </table:table-cell>
          <table:table-cell table:formula="of:=IF(LEFT([.A159];2)=&quot;on&quot;;TRUE();FALSE())" office:value-type="boolean" office:boolean-value="false">
            <text:p>FALSO</text:p>
          </table:table-cell>
          <table:table-cell table:formula="of:=IF(NOT(ISERROR([Element.E158]));[Element.E158];FALSE())" office:value-type="float" office:value="0">
            <text:p>0</text:p>
          </table:table-cell>
          <table:table-cell table:formula="of:=IF(LEFT([.C15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59]));[Document.E159];FALSE())" office:value-type="boolean" office:boolean-value="false">
            <text:p>FALSO</text:p>
          </table:table-cell>
          <table:table-cell table:formula="of:=IF(LEFT([.A160];2)=&quot;on&quot;;TRUE();FALSE())" office:value-type="boolean" office:boolean-value="false">
            <text:p>FALSO</text:p>
          </table:table-cell>
          <table:table-cell table:formula="of:=IF(NOT(ISERROR([Element.E159]));[Element.E159];FALSE())" office:value-type="float" office:value="0">
            <text:p>0</text:p>
          </table:table-cell>
          <table:table-cell table:formula="of:=IF(LEFT([.C16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0]));[Document.E160];FALSE())" office:value-type="boolean" office:boolean-value="false">
            <text:p>FALSO</text:p>
          </table:table-cell>
          <table:table-cell table:formula="of:=IF(LEFT([.A161];2)=&quot;on&quot;;TRUE();FALSE())" office:value-type="boolean" office:boolean-value="false">
            <text:p>FALSO</text:p>
          </table:table-cell>
          <table:table-cell table:formula="of:=IF(NOT(ISERROR([Element.E160]));[Element.E160];FALSE())" office:value-type="float" office:value="0">
            <text:p>0</text:p>
          </table:table-cell>
          <table:table-cell table:formula="of:=IF(LEFT([.C16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1]));[Document.E161];FALSE())" office:value-type="boolean" office:boolean-value="false">
            <text:p>FALSO</text:p>
          </table:table-cell>
          <table:table-cell table:formula="of:=IF(LEFT([.A162];2)=&quot;on&quot;;TRUE();FALSE())" office:value-type="boolean" office:boolean-value="false">
            <text:p>FALSO</text:p>
          </table:table-cell>
          <table:table-cell table:formula="of:=IF(NOT(ISERROR([Element.E161]));[Element.E161];FALSE())" office:value-type="float" office:value="0">
            <text:p>0</text:p>
          </table:table-cell>
          <table:table-cell table:formula="of:=IF(LEFT([.C16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2]));[Document.E162];FALSE())" office:value-type="boolean" office:boolean-value="false">
            <text:p>FALSO</text:p>
          </table:table-cell>
          <table:table-cell table:formula="of:=IF(LEFT([.A163];2)=&quot;on&quot;;TRUE();FALSE())" office:value-type="boolean" office:boolean-value="false">
            <text:p>FALSO</text:p>
          </table:table-cell>
          <table:table-cell table:formula="of:=IF(NOT(ISERROR([Element.E162]));[Element.E162];FALSE())" office:value-type="float" office:value="0">
            <text:p>0</text:p>
          </table:table-cell>
          <table:table-cell table:formula="of:=IF(LEFT([.C16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3]));[Document.E163];FALSE())" office:value-type="boolean" office:boolean-value="false">
            <text:p>FALSO</text:p>
          </table:table-cell>
          <table:table-cell table:formula="of:=IF(LEFT([.A164];2)=&quot;on&quot;;TRUE();FALSE())" office:value-type="boolean" office:boolean-value="false">
            <text:p>FALSO</text:p>
          </table:table-cell>
          <table:table-cell table:formula="of:=IF(NOT(ISERROR([Element.E163]));[Element.E163];FALSE())" office:value-type="float" office:value="0">
            <text:p>0</text:p>
          </table:table-cell>
          <table:table-cell table:formula="of:=IF(LEFT([.C16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4]));[Document.E164];FALSE())" office:value-type="boolean" office:boolean-value="false">
            <text:p>FALSO</text:p>
          </table:table-cell>
          <table:table-cell table:formula="of:=IF(LEFT([.A165];2)=&quot;on&quot;;TRUE();FALSE())" office:value-type="boolean" office:boolean-value="false">
            <text:p>FALSO</text:p>
          </table:table-cell>
          <table:table-cell table:formula="of:=IF(NOT(ISERROR([Element.E164]));[Element.E164];FALSE())" office:value-type="float" office:value="0">
            <text:p>0</text:p>
          </table:table-cell>
          <table:table-cell table:formula="of:=IF(LEFT([.C16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5]));[Document.E165];FALSE())" office:value-type="boolean" office:boolean-value="false">
            <text:p>FALSO</text:p>
          </table:table-cell>
          <table:table-cell table:formula="of:=IF(LEFT([.A166];2)=&quot;on&quot;;TRUE();FALSE())" office:value-type="boolean" office:boolean-value="false">
            <text:p>FALSO</text:p>
          </table:table-cell>
          <table:table-cell table:formula="of:=IF(NOT(ISERROR([Element.E165]));[Element.E165];FALSE())" office:value-type="float" office:value="0">
            <text:p>0</text:p>
          </table:table-cell>
          <table:table-cell table:formula="of:=IF(LEFT([.C16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6]));[Document.E166];FALSE())" office:value-type="boolean" office:boolean-value="false">
            <text:p>FALSO</text:p>
          </table:table-cell>
          <table:table-cell table:formula="of:=IF(LEFT([.A167];2)=&quot;on&quot;;TRUE();FALSE())" office:value-type="boolean" office:boolean-value="false">
            <text:p>FALSO</text:p>
          </table:table-cell>
          <table:table-cell table:formula="of:=IF(NOT(ISERROR([Element.E166]));[Element.E166];FALSE())" office:value-type="float" office:value="0">
            <text:p>0</text:p>
          </table:table-cell>
          <table:table-cell table:formula="of:=IF(LEFT([.C16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7]));[Document.E167];FALSE())" office:value-type="boolean" office:boolean-value="false">
            <text:p>FALSO</text:p>
          </table:table-cell>
          <table:table-cell table:formula="of:=IF(LEFT([.A168];2)=&quot;on&quot;;TRUE();FALSE())" office:value-type="boolean" office:boolean-value="false">
            <text:p>FALSO</text:p>
          </table:table-cell>
          <table:table-cell table:formula="of:=IF(NOT(ISERROR([Element.E167]));[Element.E167];FALSE())" office:value-type="float" office:value="0">
            <text:p>0</text:p>
          </table:table-cell>
          <table:table-cell table:formula="of:=IF(LEFT([.C16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8]));[Document.E168];FALSE())" office:value-type="boolean" office:boolean-value="false">
            <text:p>FALSO</text:p>
          </table:table-cell>
          <table:table-cell table:formula="of:=IF(LEFT([.A169];2)=&quot;on&quot;;TRUE();FALSE())" office:value-type="boolean" office:boolean-value="false">
            <text:p>FALSO</text:p>
          </table:table-cell>
          <table:table-cell table:formula="of:=IF(NOT(ISERROR([Element.E168]));[Element.E168];FALSE())" office:value-type="float" office:value="0">
            <text:p>0</text:p>
          </table:table-cell>
          <table:table-cell table:formula="of:=IF(LEFT([.C16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69]));[Document.E169];FALSE())" office:value-type="boolean" office:boolean-value="false">
            <text:p>FALSO</text:p>
          </table:table-cell>
          <table:table-cell table:formula="of:=IF(LEFT([.A170];2)=&quot;on&quot;;TRUE();FALSE())" office:value-type="boolean" office:boolean-value="false">
            <text:p>FALSO</text:p>
          </table:table-cell>
          <table:table-cell table:formula="of:=IF(NOT(ISERROR([Element.E169]));[Element.E169];FALSE())" office:value-type="float" office:value="0">
            <text:p>0</text:p>
          </table:table-cell>
          <table:table-cell table:formula="of:=IF(LEFT([.C17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0]));[Document.E170];FALSE())" office:value-type="boolean" office:boolean-value="false">
            <text:p>FALSO</text:p>
          </table:table-cell>
          <table:table-cell table:formula="of:=IF(LEFT([.A171];2)=&quot;on&quot;;TRUE();FALSE())" office:value-type="boolean" office:boolean-value="false">
            <text:p>FALSO</text:p>
          </table:table-cell>
          <table:table-cell table:formula="of:=IF(NOT(ISERROR([Element.E170]));[Element.E170];FALSE())" office:value-type="float" office:value="0">
            <text:p>0</text:p>
          </table:table-cell>
          <table:table-cell table:formula="of:=IF(LEFT([.C17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1]));[Document.E171];FALSE())" office:value-type="boolean" office:boolean-value="false">
            <text:p>FALSO</text:p>
          </table:table-cell>
          <table:table-cell table:formula="of:=IF(LEFT([.A172];2)=&quot;on&quot;;TRUE();FALSE())" office:value-type="boolean" office:boolean-value="false">
            <text:p>FALSO</text:p>
          </table:table-cell>
          <table:table-cell table:formula="of:=IF(NOT(ISERROR([Element.E171]));[Element.E171];FALSE())" office:value-type="float" office:value="0">
            <text:p>0</text:p>
          </table:table-cell>
          <table:table-cell table:formula="of:=IF(LEFT([.C17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2]));[Document.E172];FALSE())" office:value-type="boolean" office:boolean-value="false">
            <text:p>FALSO</text:p>
          </table:table-cell>
          <table:table-cell table:formula="of:=IF(LEFT([.A173];2)=&quot;on&quot;;TRUE();FALSE())" office:value-type="boolean" office:boolean-value="false">
            <text:p>FALSO</text:p>
          </table:table-cell>
          <table:table-cell table:formula="of:=IF(NOT(ISERROR([Element.E172]));[Element.E172];FALSE())" office:value-type="float" office:value="0">
            <text:p>0</text:p>
          </table:table-cell>
          <table:table-cell table:formula="of:=IF(LEFT([.C17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3]));[Document.E173];FALSE())" office:value-type="boolean" office:boolean-value="false">
            <text:p>FALSO</text:p>
          </table:table-cell>
          <table:table-cell table:formula="of:=IF(LEFT([.A174];2)=&quot;on&quot;;TRUE();FALSE())" office:value-type="boolean" office:boolean-value="false">
            <text:p>FALSO</text:p>
          </table:table-cell>
          <table:table-cell table:formula="of:=IF(NOT(ISERROR([Element.E173]));[Element.E173];FALSE())" office:value-type="float" office:value="0">
            <text:p>0</text:p>
          </table:table-cell>
          <table:table-cell table:formula="of:=IF(LEFT([.C17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4]));[Document.E174];FALSE())" office:value-type="boolean" office:boolean-value="false">
            <text:p>FALSO</text:p>
          </table:table-cell>
          <table:table-cell table:formula="of:=IF(LEFT([.A175];2)=&quot;on&quot;;TRUE();FALSE())" office:value-type="boolean" office:boolean-value="false">
            <text:p>FALSO</text:p>
          </table:table-cell>
          <table:table-cell table:formula="of:=IF(NOT(ISERROR([Element.E174]));[Element.E174];FALSE())" office:value-type="float" office:value="0">
            <text:p>0</text:p>
          </table:table-cell>
          <table:table-cell table:formula="of:=IF(LEFT([.C17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5]));[Document.E175];FALSE())" office:value-type="boolean" office:boolean-value="false">
            <text:p>FALSO</text:p>
          </table:table-cell>
          <table:table-cell table:formula="of:=IF(LEFT([.A176];2)=&quot;on&quot;;TRUE();FALSE())" office:value-type="boolean" office:boolean-value="false">
            <text:p>FALSO</text:p>
          </table:table-cell>
          <table:table-cell table:formula="of:=IF(NOT(ISERROR([Element.E175]));[Element.E175];FALSE())" office:value-type="float" office:value="0">
            <text:p>0</text:p>
          </table:table-cell>
          <table:table-cell table:formula="of:=IF(LEFT([.C17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6]));[Document.E176];FALSE())" office:value-type="boolean" office:boolean-value="false">
            <text:p>FALSO</text:p>
          </table:table-cell>
          <table:table-cell table:formula="of:=IF(LEFT([.A177];2)=&quot;on&quot;;TRUE();FALSE())" office:value-type="boolean" office:boolean-value="false">
            <text:p>FALSO</text:p>
          </table:table-cell>
          <table:table-cell table:formula="of:=IF(NOT(ISERROR([Element.E176]));[Element.E176];FALSE())" office:value-type="float" office:value="0">
            <text:p>0</text:p>
          </table:table-cell>
          <table:table-cell table:formula="of:=IF(LEFT([.C17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7]));[Document.E177];FALSE())" office:value-type="boolean" office:boolean-value="false">
            <text:p>FALSO</text:p>
          </table:table-cell>
          <table:table-cell table:formula="of:=IF(LEFT([.A178];2)=&quot;on&quot;;TRUE();FALSE())" office:value-type="boolean" office:boolean-value="false">
            <text:p>FALSO</text:p>
          </table:table-cell>
          <table:table-cell table:formula="of:=IF(NOT(ISERROR([Element.E177]));[Element.E177];FALSE())" office:value-type="float" office:value="0">
            <text:p>0</text:p>
          </table:table-cell>
          <table:table-cell table:formula="of:=IF(LEFT([.C17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8]));[Document.E178];FALSE())" office:value-type="boolean" office:boolean-value="false">
            <text:p>FALSO</text:p>
          </table:table-cell>
          <table:table-cell table:formula="of:=IF(LEFT([.A179];2)=&quot;on&quot;;TRUE();FALSE())" office:value-type="boolean" office:boolean-value="false">
            <text:p>FALSO</text:p>
          </table:table-cell>
          <table:table-cell table:formula="of:=IF(NOT(ISERROR([Element.E178]));[Element.E178];FALSE())" office:value-type="float" office:value="0">
            <text:p>0</text:p>
          </table:table-cell>
          <table:table-cell table:formula="of:=IF(LEFT([.C17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79]));[Document.E179];FALSE())" office:value-type="boolean" office:boolean-value="false">
            <text:p>FALSO</text:p>
          </table:table-cell>
          <table:table-cell table:formula="of:=IF(LEFT([.A180];2)=&quot;on&quot;;TRUE();FALSE())" office:value-type="boolean" office:boolean-value="false">
            <text:p>FALSO</text:p>
          </table:table-cell>
          <table:table-cell table:formula="of:=IF(NOT(ISERROR([Element.E179]));[Element.E179];FALSE())" office:value-type="float" office:value="0">
            <text:p>0</text:p>
          </table:table-cell>
          <table:table-cell table:formula="of:=IF(LEFT([.C18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0]));[Document.E180];FALSE())" office:value-type="boolean" office:boolean-value="false">
            <text:p>FALSO</text:p>
          </table:table-cell>
          <table:table-cell table:formula="of:=IF(LEFT([.A181];2)=&quot;on&quot;;TRUE();FALSE())" office:value-type="boolean" office:boolean-value="false">
            <text:p>FALSO</text:p>
          </table:table-cell>
          <table:table-cell table:formula="of:=IF(NOT(ISERROR([Element.E180]));[Element.E180];FALSE())" office:value-type="float" office:value="0">
            <text:p>0</text:p>
          </table:table-cell>
          <table:table-cell table:formula="of:=IF(LEFT([.C18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1]));[Document.E181];FALSE())" office:value-type="boolean" office:boolean-value="false">
            <text:p>FALSO</text:p>
          </table:table-cell>
          <table:table-cell table:formula="of:=IF(LEFT([.A182];2)=&quot;on&quot;;TRUE();FALSE())" office:value-type="boolean" office:boolean-value="false">
            <text:p>FALSO</text:p>
          </table:table-cell>
          <table:table-cell table:formula="of:=IF(NOT(ISERROR([Element.E181]));[Element.E181];FALSE())" office:value-type="float" office:value="0">
            <text:p>0</text:p>
          </table:table-cell>
          <table:table-cell table:formula="of:=IF(LEFT([.C18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2]));[Document.E182];FALSE())" office:value-type="boolean" office:boolean-value="false">
            <text:p>FALSO</text:p>
          </table:table-cell>
          <table:table-cell table:formula="of:=IF(LEFT([.A183];2)=&quot;on&quot;;TRUE();FALSE())" office:value-type="boolean" office:boolean-value="false">
            <text:p>FALSO</text:p>
          </table:table-cell>
          <table:table-cell table:formula="of:=IF(NOT(ISERROR([Element.E182]));[Element.E182];FALSE())" office:value-type="float" office:value="0">
            <text:p>0</text:p>
          </table:table-cell>
          <table:table-cell table:formula="of:=IF(LEFT([.C18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3]));[Document.E183];FALSE())" office:value-type="boolean" office:boolean-value="false">
            <text:p>FALSO</text:p>
          </table:table-cell>
          <table:table-cell table:formula="of:=IF(LEFT([.A184];2)=&quot;on&quot;;TRUE();FALSE())" office:value-type="boolean" office:boolean-value="false">
            <text:p>FALSO</text:p>
          </table:table-cell>
          <table:table-cell table:formula="of:=IF(NOT(ISERROR([Element.E183]));[Element.E183];FALSE())" office:value-type="float" office:value="0">
            <text:p>0</text:p>
          </table:table-cell>
          <table:table-cell table:formula="of:=IF(LEFT([.C18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4]));[Document.E184];FALSE())" office:value-type="boolean" office:boolean-value="false">
            <text:p>FALSO</text:p>
          </table:table-cell>
          <table:table-cell table:formula="of:=IF(LEFT([.A185];2)=&quot;on&quot;;TRUE();FALSE())" office:value-type="boolean" office:boolean-value="false">
            <text:p>FALSO</text:p>
          </table:table-cell>
          <table:table-cell table:formula="of:=IF(NOT(ISERROR([Element.E184]));[Element.E184];FALSE())" office:value-type="float" office:value="0">
            <text:p>0</text:p>
          </table:table-cell>
          <table:table-cell table:formula="of:=IF(LEFT([.C18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5]));[Document.E185];FALSE())" office:value-type="boolean" office:boolean-value="false">
            <text:p>FALSO</text:p>
          </table:table-cell>
          <table:table-cell table:formula="of:=IF(LEFT([.A186];2)=&quot;on&quot;;TRUE();FALSE())" office:value-type="boolean" office:boolean-value="false">
            <text:p>FALSO</text:p>
          </table:table-cell>
          <table:table-cell table:formula="of:=IF(NOT(ISERROR([Element.E185]));[Element.E185];FALSE())" office:value-type="float" office:value="0">
            <text:p>0</text:p>
          </table:table-cell>
          <table:table-cell table:formula="of:=IF(LEFT([.C18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6]));[Document.E186];FALSE())" office:value-type="boolean" office:boolean-value="false">
            <text:p>FALSO</text:p>
          </table:table-cell>
          <table:table-cell table:formula="of:=IF(LEFT([.A187];2)=&quot;on&quot;;TRUE();FALSE())" office:value-type="boolean" office:boolean-value="false">
            <text:p>FALSO</text:p>
          </table:table-cell>
          <table:table-cell table:formula="of:=IF(NOT(ISERROR([Element.E186]));[Element.E186];FALSE())" office:value-type="float" office:value="0">
            <text:p>0</text:p>
          </table:table-cell>
          <table:table-cell table:formula="of:=IF(LEFT([.C18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7]));[Document.E187];FALSE())" office:value-type="boolean" office:boolean-value="false">
            <text:p>FALSO</text:p>
          </table:table-cell>
          <table:table-cell table:formula="of:=IF(LEFT([.A188];2)=&quot;on&quot;;TRUE();FALSE())" office:value-type="boolean" office:boolean-value="false">
            <text:p>FALSO</text:p>
          </table:table-cell>
          <table:table-cell table:formula="of:=IF(NOT(ISERROR([Element.E187]));[Element.E187];FALSE())" office:value-type="float" office:value="0">
            <text:p>0</text:p>
          </table:table-cell>
          <table:table-cell table:formula="of:=IF(LEFT([.C18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8]));[Document.E188];FALSE())" office:value-type="boolean" office:boolean-value="false">
            <text:p>FALSO</text:p>
          </table:table-cell>
          <table:table-cell table:formula="of:=IF(LEFT([.A189];2)=&quot;on&quot;;TRUE();FALSE())" office:value-type="boolean" office:boolean-value="false">
            <text:p>FALSO</text:p>
          </table:table-cell>
          <table:table-cell table:formula="of:=IF(NOT(ISERROR([Element.E188]));[Element.E188];FALSE())" office:value-type="float" office:value="0">
            <text:p>0</text:p>
          </table:table-cell>
          <table:table-cell table:formula="of:=IF(LEFT([.C18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89]));[Document.E189];FALSE())" office:value-type="boolean" office:boolean-value="false">
            <text:p>FALSO</text:p>
          </table:table-cell>
          <table:table-cell table:formula="of:=IF(LEFT([.A190];2)=&quot;on&quot;;TRUE();FALSE())" office:value-type="boolean" office:boolean-value="false">
            <text:p>FALSO</text:p>
          </table:table-cell>
          <table:table-cell table:formula="of:=IF(NOT(ISERROR([Element.E189]));[Element.E189];FALSE())" office:value-type="float" office:value="0">
            <text:p>0</text:p>
          </table:table-cell>
          <table:table-cell table:formula="of:=IF(LEFT([.C19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0]));[Document.E190];FALSE())" office:value-type="boolean" office:boolean-value="false">
            <text:p>FALSO</text:p>
          </table:table-cell>
          <table:table-cell table:formula="of:=IF(LEFT([.A191];2)=&quot;on&quot;;TRUE();FALSE())" office:value-type="boolean" office:boolean-value="false">
            <text:p>FALSO</text:p>
          </table:table-cell>
          <table:table-cell table:formula="of:=IF(NOT(ISERROR([Element.E190]));[Element.E190];FALSE())" office:value-type="float" office:value="0">
            <text:p>0</text:p>
          </table:table-cell>
          <table:table-cell table:formula="of:=IF(LEFT([.C19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1]));[Document.E191];FALSE())" office:value-type="boolean" office:boolean-value="false">
            <text:p>FALSO</text:p>
          </table:table-cell>
          <table:table-cell table:formula="of:=IF(LEFT([.A192];2)=&quot;on&quot;;TRUE();FALSE())" office:value-type="boolean" office:boolean-value="false">
            <text:p>FALSO</text:p>
          </table:table-cell>
          <table:table-cell table:formula="of:=IF(NOT(ISERROR([Element.E191]));[Element.E191];FALSE())" office:value-type="float" office:value="0">
            <text:p>0</text:p>
          </table:table-cell>
          <table:table-cell table:formula="of:=IF(LEFT([.C19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2]));[Document.E192];FALSE())" office:value-type="boolean" office:boolean-value="false">
            <text:p>FALSO</text:p>
          </table:table-cell>
          <table:table-cell table:formula="of:=IF(LEFT([.A193];2)=&quot;on&quot;;TRUE();FALSE())" office:value-type="boolean" office:boolean-value="false">
            <text:p>FALSO</text:p>
          </table:table-cell>
          <table:table-cell table:formula="of:=IF(NOT(ISERROR([Element.E192]));[Element.E192];FALSE())" office:value-type="float" office:value="0">
            <text:p>0</text:p>
          </table:table-cell>
          <table:table-cell table:formula="of:=IF(LEFT([.C19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3]));[Document.E193];FALSE())" office:value-type="boolean" office:boolean-value="false">
            <text:p>FALSO</text:p>
          </table:table-cell>
          <table:table-cell table:formula="of:=IF(LEFT([.A194];2)=&quot;on&quot;;TRUE();FALSE())" office:value-type="boolean" office:boolean-value="false">
            <text:p>FALSO</text:p>
          </table:table-cell>
          <table:table-cell table:formula="of:=IF(NOT(ISERROR([Element.E193]));[Element.E193];FALSE())" office:value-type="float" office:value="0">
            <text:p>0</text:p>
          </table:table-cell>
          <table:table-cell table:formula="of:=IF(LEFT([.C19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4]));[Document.E194];FALSE())" office:value-type="boolean" office:boolean-value="false">
            <text:p>FALSO</text:p>
          </table:table-cell>
          <table:table-cell table:formula="of:=IF(LEFT([.A195];2)=&quot;on&quot;;TRUE();FALSE())" office:value-type="boolean" office:boolean-value="false">
            <text:p>FALSO</text:p>
          </table:table-cell>
          <table:table-cell table:formula="of:=IF(NOT(ISERROR([Element.E194]));[Element.E194];FALSE())" office:value-type="float" office:value="0">
            <text:p>0</text:p>
          </table:table-cell>
          <table:table-cell table:formula="of:=IF(LEFT([.C19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5]));[Document.E195];FALSE())" office:value-type="boolean" office:boolean-value="false">
            <text:p>FALSO</text:p>
          </table:table-cell>
          <table:table-cell table:formula="of:=IF(LEFT([.A196];2)=&quot;on&quot;;TRUE();FALSE())" office:value-type="boolean" office:boolean-value="false">
            <text:p>FALSO</text:p>
          </table:table-cell>
          <table:table-cell table:formula="of:=IF(NOT(ISERROR([Element.E195]));[Element.E195];FALSE())" office:value-type="float" office:value="0">
            <text:p>0</text:p>
          </table:table-cell>
          <table:table-cell table:formula="of:=IF(LEFT([.C19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6]));[Document.E196];FALSE())" office:value-type="boolean" office:boolean-value="false">
            <text:p>FALSO</text:p>
          </table:table-cell>
          <table:table-cell table:formula="of:=IF(LEFT([.A197];2)=&quot;on&quot;;TRUE();FALSE())" office:value-type="boolean" office:boolean-value="false">
            <text:p>FALSO</text:p>
          </table:table-cell>
          <table:table-cell table:formula="of:=IF(NOT(ISERROR([Element.E196]));[Element.E196];FALSE())" office:value-type="float" office:value="0">
            <text:p>0</text:p>
          </table:table-cell>
          <table:table-cell table:formula="of:=IF(LEFT([.C19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7]));[Document.E197];FALSE())" office:value-type="boolean" office:boolean-value="false">
            <text:p>FALSO</text:p>
          </table:table-cell>
          <table:table-cell table:formula="of:=IF(LEFT([.A198];2)=&quot;on&quot;;TRUE();FALSE())" office:value-type="boolean" office:boolean-value="false">
            <text:p>FALSO</text:p>
          </table:table-cell>
          <table:table-cell table:formula="of:=IF(NOT(ISERROR([Element.E197]));[Element.E197];FALSE())" office:value-type="float" office:value="0">
            <text:p>0</text:p>
          </table:table-cell>
          <table:table-cell table:formula="of:=IF(LEFT([.C19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8]));[Document.E198];FALSE())" office:value-type="boolean" office:boolean-value="false">
            <text:p>FALSO</text:p>
          </table:table-cell>
          <table:table-cell table:formula="of:=IF(LEFT([.A199];2)=&quot;on&quot;;TRUE();FALSE())" office:value-type="boolean" office:boolean-value="false">
            <text:p>FALSO</text:p>
          </table:table-cell>
          <table:table-cell table:formula="of:=IF(NOT(ISERROR([Element.E198]));[Element.E198];FALSE())" office:value-type="float" office:value="0">
            <text:p>0</text:p>
          </table:table-cell>
          <table:table-cell table:formula="of:=IF(LEFT([.C19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199]));[Document.E199];FALSE())" office:value-type="boolean" office:boolean-value="false">
            <text:p>FALSO</text:p>
          </table:table-cell>
          <table:table-cell table:formula="of:=IF(LEFT([.A200];2)=&quot;on&quot;;TRUE();FALSE())" office:value-type="boolean" office:boolean-value="false">
            <text:p>FALSO</text:p>
          </table:table-cell>
          <table:table-cell table:formula="of:=IF(NOT(ISERROR([Element.E199]));[Element.E199];FALSE())" office:value-type="float" office:value="0">
            <text:p>0</text:p>
          </table:table-cell>
          <table:table-cell table:formula="of:=IF(LEFT([.C20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0]));[Document.E200];FALSE())" office:value-type="boolean" office:boolean-value="false">
            <text:p>FALSO</text:p>
          </table:table-cell>
          <table:table-cell table:formula="of:=IF(LEFT([.A201];2)=&quot;on&quot;;TRUE();FALSE())" office:value-type="boolean" office:boolean-value="false">
            <text:p>FALSO</text:p>
          </table:table-cell>
          <table:table-cell table:formula="of:=IF(NOT(ISERROR([Element.E200]));[Element.E200];FALSE())" office:value-type="float" office:value="0">
            <text:p>0</text:p>
          </table:table-cell>
          <table:table-cell table:formula="of:=IF(LEFT([.C20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1]));[Document.E201];FALSE())" office:value-type="boolean" office:boolean-value="false">
            <text:p>FALSO</text:p>
          </table:table-cell>
          <table:table-cell table:formula="of:=IF(LEFT([.A202];2)=&quot;on&quot;;TRUE();FALSE())" office:value-type="boolean" office:boolean-value="false">
            <text:p>FALSO</text:p>
          </table:table-cell>
          <table:table-cell table:formula="of:=IF(NOT(ISERROR([Element.E201]));[Element.E201];FALSE())" office:value-type="float" office:value="0">
            <text:p>0</text:p>
          </table:table-cell>
          <table:table-cell table:formula="of:=IF(LEFT([.C20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2]));[Document.E202];FALSE())" office:value-type="boolean" office:boolean-value="false">
            <text:p>FALSO</text:p>
          </table:table-cell>
          <table:table-cell table:formula="of:=IF(LEFT([.A203];2)=&quot;on&quot;;TRUE();FALSE())" office:value-type="boolean" office:boolean-value="false">
            <text:p>FALSO</text:p>
          </table:table-cell>
          <table:table-cell table:formula="of:=IF(NOT(ISERROR([Element.E202]));[Element.E202];FALSE())" office:value-type="float" office:value="0">
            <text:p>0</text:p>
          </table:table-cell>
          <table:table-cell table:formula="of:=IF(LEFT([.C20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3]));[Document.E203];FALSE())" office:value-type="boolean" office:boolean-value="false">
            <text:p>FALSO</text:p>
          </table:table-cell>
          <table:table-cell table:formula="of:=IF(LEFT([.A204];2)=&quot;on&quot;;TRUE();FALSE())" office:value-type="boolean" office:boolean-value="false">
            <text:p>FALSO</text:p>
          </table:table-cell>
          <table:table-cell table:formula="of:=IF(NOT(ISERROR([Element.E203]));[Element.E203];FALSE())" office:value-type="float" office:value="0">
            <text:p>0</text:p>
          </table:table-cell>
          <table:table-cell table:formula="of:=IF(LEFT([.C20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4]));[Document.E204];FALSE())" office:value-type="boolean" office:boolean-value="false">
            <text:p>FALSO</text:p>
          </table:table-cell>
          <table:table-cell table:formula="of:=IF(LEFT([.A205];2)=&quot;on&quot;;TRUE();FALSE())" office:value-type="boolean" office:boolean-value="false">
            <text:p>FALSO</text:p>
          </table:table-cell>
          <table:table-cell table:formula="of:=IF(NOT(ISERROR([Element.E204]));[Element.E204];FALSE())" office:value-type="float" office:value="0">
            <text:p>0</text:p>
          </table:table-cell>
          <table:table-cell table:formula="of:=IF(LEFT([.C20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5]));[Document.E205];FALSE())" office:value-type="boolean" office:boolean-value="false">
            <text:p>FALSO</text:p>
          </table:table-cell>
          <table:table-cell table:formula="of:=IF(LEFT([.A206];2)=&quot;on&quot;;TRUE();FALSE())" office:value-type="boolean" office:boolean-value="false">
            <text:p>FALSO</text:p>
          </table:table-cell>
          <table:table-cell table:formula="of:=IF(NOT(ISERROR([Element.E205]));[Element.E205];FALSE())" office:value-type="float" office:value="0">
            <text:p>0</text:p>
          </table:table-cell>
          <table:table-cell table:formula="of:=IF(LEFT([.C20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6]));[Document.E206];FALSE())" office:value-type="boolean" office:boolean-value="false">
            <text:p>FALSO</text:p>
          </table:table-cell>
          <table:table-cell table:formula="of:=IF(LEFT([.A207];2)=&quot;on&quot;;TRUE();FALSE())" office:value-type="boolean" office:boolean-value="false">
            <text:p>FALSO</text:p>
          </table:table-cell>
          <table:table-cell table:formula="of:=IF(NOT(ISERROR([Element.E206]));[Element.E206];FALSE())" office:value-type="float" office:value="0">
            <text:p>0</text:p>
          </table:table-cell>
          <table:table-cell table:formula="of:=IF(LEFT([.C20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7]));[Document.E207];FALSE())" office:value-type="boolean" office:boolean-value="false">
            <text:p>FALSO</text:p>
          </table:table-cell>
          <table:table-cell table:formula="of:=IF(LEFT([.A208];2)=&quot;on&quot;;TRUE();FALSE())" office:value-type="boolean" office:boolean-value="false">
            <text:p>FALSO</text:p>
          </table:table-cell>
          <table:table-cell table:formula="of:=IF(NOT(ISERROR([Element.E207]));[Element.E207];FALSE())" office:value-type="float" office:value="0">
            <text:p>0</text:p>
          </table:table-cell>
          <table:table-cell table:formula="of:=IF(LEFT([.C20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8]));[Document.E208];FALSE())" office:value-type="boolean" office:boolean-value="false">
            <text:p>FALSO</text:p>
          </table:table-cell>
          <table:table-cell table:formula="of:=IF(LEFT([.A209];2)=&quot;on&quot;;TRUE();FALSE())" office:value-type="boolean" office:boolean-value="false">
            <text:p>FALSO</text:p>
          </table:table-cell>
          <table:table-cell table:formula="of:=IF(NOT(ISERROR([Element.E208]));[Element.E208];FALSE())" office:value-type="float" office:value="0">
            <text:p>0</text:p>
          </table:table-cell>
          <table:table-cell table:formula="of:=IF(LEFT([.C20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09]));[Document.E209];FALSE())" office:value-type="boolean" office:boolean-value="false">
            <text:p>FALSO</text:p>
          </table:table-cell>
          <table:table-cell table:formula="of:=IF(LEFT([.A210];2)=&quot;on&quot;;TRUE();FALSE())" office:value-type="boolean" office:boolean-value="false">
            <text:p>FALSO</text:p>
          </table:table-cell>
          <table:table-cell table:formula="of:=IF(NOT(ISERROR([Element.E209]));[Element.E209];FALSE())" office:value-type="float" office:value="0">
            <text:p>0</text:p>
          </table:table-cell>
          <table:table-cell table:formula="of:=IF(LEFT([.C21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0]));[Document.E210];FALSE())" office:value-type="boolean" office:boolean-value="false">
            <text:p>FALSO</text:p>
          </table:table-cell>
          <table:table-cell table:formula="of:=IF(LEFT([.A211];2)=&quot;on&quot;;TRUE();FALSE())" office:value-type="boolean" office:boolean-value="false">
            <text:p>FALSO</text:p>
          </table:table-cell>
          <table:table-cell table:formula="of:=IF(NOT(ISERROR([Element.E210]));[Element.E210];FALSE())" office:value-type="float" office:value="0">
            <text:p>0</text:p>
          </table:table-cell>
          <table:table-cell table:formula="of:=IF(LEFT([.C21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1]));[Document.E211];FALSE())" office:value-type="boolean" office:boolean-value="false">
            <text:p>FALSO</text:p>
          </table:table-cell>
          <table:table-cell table:formula="of:=IF(LEFT([.A212];2)=&quot;on&quot;;TRUE();FALSE())" office:value-type="boolean" office:boolean-value="false">
            <text:p>FALSO</text:p>
          </table:table-cell>
          <table:table-cell table:formula="of:=IF(NOT(ISERROR([Element.E211]));[Element.E211];FALSE())" office:value-type="float" office:value="0">
            <text:p>0</text:p>
          </table:table-cell>
          <table:table-cell table:formula="of:=IF(LEFT([.C21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2]));[Document.E212];FALSE())" office:value-type="boolean" office:boolean-value="false">
            <text:p>FALSO</text:p>
          </table:table-cell>
          <table:table-cell table:formula="of:=IF(LEFT([.A213];2)=&quot;on&quot;;TRUE();FALSE())" office:value-type="boolean" office:boolean-value="false">
            <text:p>FALSO</text:p>
          </table:table-cell>
          <table:table-cell table:formula="of:=IF(NOT(ISERROR([Element.E212]));[Element.E212];FALSE())" office:value-type="float" office:value="0">
            <text:p>0</text:p>
          </table:table-cell>
          <table:table-cell table:formula="of:=IF(LEFT([.C21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3]));[Document.E213];FALSE())" office:value-type="boolean" office:boolean-value="false">
            <text:p>FALSO</text:p>
          </table:table-cell>
          <table:table-cell table:formula="of:=IF(LEFT([.A214];2)=&quot;on&quot;;TRUE();FALSE())" office:value-type="boolean" office:boolean-value="false">
            <text:p>FALSO</text:p>
          </table:table-cell>
          <table:table-cell table:formula="of:=IF(NOT(ISERROR([Element.E213]));[Element.E213];FALSE())" office:value-type="float" office:value="0">
            <text:p>0</text:p>
          </table:table-cell>
          <table:table-cell table:formula="of:=IF(LEFT([.C21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4]));[Document.E214];FALSE())" office:value-type="boolean" office:boolean-value="false">
            <text:p>FALSO</text:p>
          </table:table-cell>
          <table:table-cell table:formula="of:=IF(LEFT([.A215];2)=&quot;on&quot;;TRUE();FALSE())" office:value-type="boolean" office:boolean-value="false">
            <text:p>FALSO</text:p>
          </table:table-cell>
          <table:table-cell table:formula="of:=IF(NOT(ISERROR([Element.E214]));[Element.E214];FALSE())" office:value-type="float" office:value="0">
            <text:p>0</text:p>
          </table:table-cell>
          <table:table-cell table:formula="of:=IF(LEFT([.C21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5]));[Document.E215];FALSE())" office:value-type="boolean" office:boolean-value="false">
            <text:p>FALSO</text:p>
          </table:table-cell>
          <table:table-cell table:formula="of:=IF(LEFT([.A216];2)=&quot;on&quot;;TRUE();FALSE())" office:value-type="boolean" office:boolean-value="false">
            <text:p>FALSO</text:p>
          </table:table-cell>
          <table:table-cell table:formula="of:=IF(NOT(ISERROR([Element.E215]));[Element.E215];FALSE())" office:value-type="float" office:value="0">
            <text:p>0</text:p>
          </table:table-cell>
          <table:table-cell table:formula="of:=IF(LEFT([.C21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6]));[Document.E216];FALSE())" office:value-type="boolean" office:boolean-value="false">
            <text:p>FALSO</text:p>
          </table:table-cell>
          <table:table-cell table:formula="of:=IF(LEFT([.A217];2)=&quot;on&quot;;TRUE();FALSE())" office:value-type="boolean" office:boolean-value="false">
            <text:p>FALSO</text:p>
          </table:table-cell>
          <table:table-cell table:formula="of:=IF(NOT(ISERROR([Element.E216]));[Element.E216];FALSE())" office:value-type="float" office:value="0">
            <text:p>0</text:p>
          </table:table-cell>
          <table:table-cell table:formula="of:=IF(LEFT([.C21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7]));[Document.E217];FALSE())" office:value-type="boolean" office:boolean-value="false">
            <text:p>FALSO</text:p>
          </table:table-cell>
          <table:table-cell table:formula="of:=IF(LEFT([.A218];2)=&quot;on&quot;;TRUE();FALSE())" office:value-type="boolean" office:boolean-value="false">
            <text:p>FALSO</text:p>
          </table:table-cell>
          <table:table-cell table:formula="of:=IF(NOT(ISERROR([Element.E217]));[Element.E217];FALSE())" office:value-type="float" office:value="0">
            <text:p>0</text:p>
          </table:table-cell>
          <table:table-cell table:formula="of:=IF(LEFT([.C21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8]));[Document.E218];FALSE())" office:value-type="boolean" office:boolean-value="false">
            <text:p>FALSO</text:p>
          </table:table-cell>
          <table:table-cell table:formula="of:=IF(LEFT([.A219];2)=&quot;on&quot;;TRUE();FALSE())" office:value-type="boolean" office:boolean-value="false">
            <text:p>FALSO</text:p>
          </table:table-cell>
          <table:table-cell table:formula="of:=IF(NOT(ISERROR([Element.E218]));[Element.E218];FALSE())" office:value-type="float" office:value="0">
            <text:p>0</text:p>
          </table:table-cell>
          <table:table-cell table:formula="of:=IF(LEFT([.C21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19]));[Document.E219];FALSE())" office:value-type="boolean" office:boolean-value="false">
            <text:p>FALSO</text:p>
          </table:table-cell>
          <table:table-cell table:formula="of:=IF(LEFT([.A220];2)=&quot;on&quot;;TRUE();FALSE())" office:value-type="boolean" office:boolean-value="false">
            <text:p>FALSO</text:p>
          </table:table-cell>
          <table:table-cell table:formula="of:=IF(NOT(ISERROR([Element.E219]));[Element.E219];FALSE())" office:value-type="float" office:value="0">
            <text:p>0</text:p>
          </table:table-cell>
          <table:table-cell table:formula="of:=IF(LEFT([.C22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0]));[Document.E220];FALSE())" office:value-type="boolean" office:boolean-value="false">
            <text:p>FALSO</text:p>
          </table:table-cell>
          <table:table-cell table:formula="of:=IF(LEFT([.A221];2)=&quot;on&quot;;TRUE();FALSE())" office:value-type="boolean" office:boolean-value="false">
            <text:p>FALSO</text:p>
          </table:table-cell>
          <table:table-cell table:formula="of:=IF(NOT(ISERROR([Element.E220]));[Element.E220];FALSE())" office:value-type="float" office:value="0">
            <text:p>0</text:p>
          </table:table-cell>
          <table:table-cell table:formula="of:=IF(LEFT([.C22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1]));[Document.E221];FALSE())" office:value-type="boolean" office:boolean-value="false">
            <text:p>FALSO</text:p>
          </table:table-cell>
          <table:table-cell table:formula="of:=IF(LEFT([.A222];2)=&quot;on&quot;;TRUE();FALSE())" office:value-type="boolean" office:boolean-value="false">
            <text:p>FALSO</text:p>
          </table:table-cell>
          <table:table-cell table:formula="of:=IF(NOT(ISERROR([Element.E221]));[Element.E221];FALSE())" office:value-type="float" office:value="0">
            <text:p>0</text:p>
          </table:table-cell>
          <table:table-cell table:formula="of:=IF(LEFT([.C22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2]));[Document.E222];FALSE())" office:value-type="float" office:value="0">
            <text:p>0</text:p>
          </table:table-cell>
          <table:table-cell table:formula="of:=IF(LEFT([.A223];2)=&quot;on&quot;;TRUE();FALSE())" office:value-type="boolean" office:boolean-value="false">
            <text:p>FALSO</text:p>
          </table:table-cell>
          <table:table-cell table:formula="of:=IF(NOT(ISERROR([Element.E222]));[Element.E222];FALSE())" office:value-type="float" office:value="0">
            <text:p>0</text:p>
          </table:table-cell>
          <table:table-cell table:formula="of:=IF(LEFT([.C22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3]));[Document.E223];FALSE())" office:value-type="float" office:value="0">
            <text:p>0</text:p>
          </table:table-cell>
          <table:table-cell table:formula="of:=IF(LEFT([.A224];2)=&quot;on&quot;;TRUE();FALSE())" office:value-type="boolean" office:boolean-value="false">
            <text:p>FALSO</text:p>
          </table:table-cell>
          <table:table-cell table:formula="of:=IF(NOT(ISERROR([Element.E223]));[Element.E223];FALSE())" office:value-type="float" office:value="0">
            <text:p>0</text:p>
          </table:table-cell>
          <table:table-cell table:formula="of:=IF(LEFT([.C22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4]));[Document.E224];FALSE())" office:value-type="float" office:value="0">
            <text:p>0</text:p>
          </table:table-cell>
          <table:table-cell table:formula="of:=IF(LEFT([.A225];2)=&quot;on&quot;;TRUE();FALSE())" office:value-type="boolean" office:boolean-value="false">
            <text:p>FALSO</text:p>
          </table:table-cell>
          <table:table-cell table:formula="of:=IF(NOT(ISERROR([Element.E224]));[Element.E224];FALSE())" office:value-type="float" office:value="0">
            <text:p>0</text:p>
          </table:table-cell>
          <table:table-cell table:formula="of:=IF(LEFT([.C22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5]));[Document.E225];FALSE())" office:value-type="float" office:value="0">
            <text:p>0</text:p>
          </table:table-cell>
          <table:table-cell table:formula="of:=IF(LEFT([.A226];2)=&quot;on&quot;;TRUE();FALSE())" office:value-type="boolean" office:boolean-value="false">
            <text:p>FALSO</text:p>
          </table:table-cell>
          <table:table-cell table:formula="of:=IF(NOT(ISERROR([Element.E225]));[Element.E225];FALSE())" office:value-type="float" office:value="0">
            <text:p>0</text:p>
          </table:table-cell>
          <table:table-cell table:formula="of:=IF(LEFT([.C22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6]));[Document.E226];FALSE())" office:value-type="float" office:value="0">
            <text:p>0</text:p>
          </table:table-cell>
          <table:table-cell table:formula="of:=IF(LEFT([.A227];2)=&quot;on&quot;;TRUE();FALSE())" office:value-type="boolean" office:boolean-value="false">
            <text:p>FALSO</text:p>
          </table:table-cell>
          <table:table-cell table:formula="of:=IF(NOT(ISERROR([Element.E226]));[Element.E226];FALSE())" office:value-type="float" office:value="0">
            <text:p>0</text:p>
          </table:table-cell>
          <table:table-cell table:formula="of:=IF(LEFT([.C22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7]));[Document.E227];FALSE())" office:value-type="float" office:value="0">
            <text:p>0</text:p>
          </table:table-cell>
          <table:table-cell table:formula="of:=IF(LEFT([.A228];2)=&quot;on&quot;;TRUE();FALSE())" office:value-type="boolean" office:boolean-value="false">
            <text:p>FALSO</text:p>
          </table:table-cell>
          <table:table-cell table:formula="of:=IF(NOT(ISERROR([Element.E227]));[Element.E227];FALSE())" office:value-type="float" office:value="0">
            <text:p>0</text:p>
          </table:table-cell>
          <table:table-cell table:formula="of:=IF(LEFT([.C22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8]));[Document.E228];FALSE())" office:value-type="float" office:value="0">
            <text:p>0</text:p>
          </table:table-cell>
          <table:table-cell table:formula="of:=IF(LEFT([.A229];2)=&quot;on&quot;;TRUE();FALSE())" office:value-type="boolean" office:boolean-value="false">
            <text:p>FALSO</text:p>
          </table:table-cell>
          <table:table-cell table:formula="of:=IF(NOT(ISERROR([Element.E228]));[Element.E228];FALSE())" office:value-type="float" office:value="0">
            <text:p>0</text:p>
          </table:table-cell>
          <table:table-cell table:formula="of:=IF(LEFT([.C22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29]));[Document.E229];FALSE())" office:value-type="float" office:value="0">
            <text:p>0</text:p>
          </table:table-cell>
          <table:table-cell table:formula="of:=IF(LEFT([.A230];2)=&quot;on&quot;;TRUE();FALSE())" office:value-type="boolean" office:boolean-value="false">
            <text:p>FALSO</text:p>
          </table:table-cell>
          <table:table-cell table:formula="of:=IF(NOT(ISERROR([Element.E229]));[Element.E229];FALSE())" office:value-type="float" office:value="0">
            <text:p>0</text:p>
          </table:table-cell>
          <table:table-cell table:formula="of:=IF(LEFT([.C23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0]));[Document.E230];FALSE())" office:value-type="float" office:value="0">
            <text:p>0</text:p>
          </table:table-cell>
          <table:table-cell table:formula="of:=IF(LEFT([.A231];2)=&quot;on&quot;;TRUE();FALSE())" office:value-type="boolean" office:boolean-value="false">
            <text:p>FALSO</text:p>
          </table:table-cell>
          <table:table-cell table:formula="of:=IF(NOT(ISERROR([Element.E230]));[Element.E230];FALSE())" office:value-type="float" office:value="0">
            <text:p>0</text:p>
          </table:table-cell>
          <table:table-cell table:formula="of:=IF(LEFT([.C23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1]));[Document.E231];FALSE())" office:value-type="float" office:value="0">
            <text:p>0</text:p>
          </table:table-cell>
          <table:table-cell table:formula="of:=IF(LEFT([.A232];2)=&quot;on&quot;;TRUE();FALSE())" office:value-type="boolean" office:boolean-value="false">
            <text:p>FALSO</text:p>
          </table:table-cell>
          <table:table-cell table:formula="of:=IF(NOT(ISERROR([Element.E231]));[Element.E231];FALSE())" office:value-type="float" office:value="0">
            <text:p>0</text:p>
          </table:table-cell>
          <table:table-cell table:formula="of:=IF(LEFT([.C23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2]));[Document.E232];FALSE())" office:value-type="float" office:value="0">
            <text:p>0</text:p>
          </table:table-cell>
          <table:table-cell table:formula="of:=IF(LEFT([.A233];2)=&quot;on&quot;;TRUE();FALSE())" office:value-type="boolean" office:boolean-value="false">
            <text:p>FALSO</text:p>
          </table:table-cell>
          <table:table-cell table:formula="of:=IF(NOT(ISERROR([Element.E232]));[Element.E232];FALSE())" office:value-type="float" office:value="0">
            <text:p>0</text:p>
          </table:table-cell>
          <table:table-cell table:formula="of:=IF(LEFT([.C23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3]));[Document.E233];FALSE())" office:value-type="float" office:value="0">
            <text:p>0</text:p>
          </table:table-cell>
          <table:table-cell table:formula="of:=IF(LEFT([.A234];2)=&quot;on&quot;;TRUE();FALSE())" office:value-type="boolean" office:boolean-value="false">
            <text:p>FALSO</text:p>
          </table:table-cell>
          <table:table-cell table:formula="of:=IF(NOT(ISERROR([Element.E233]));[Element.E233];FALSE())" office:value-type="float" office:value="0">
            <text:p>0</text:p>
          </table:table-cell>
          <table:table-cell table:formula="of:=IF(LEFT([.C23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4]));[Document.E234];FALSE())" office:value-type="float" office:value="0">
            <text:p>0</text:p>
          </table:table-cell>
          <table:table-cell table:formula="of:=IF(LEFT([.A235];2)=&quot;on&quot;;TRUE();FALSE())" office:value-type="boolean" office:boolean-value="false">
            <text:p>FALSO</text:p>
          </table:table-cell>
          <table:table-cell table:formula="of:=IF(NOT(ISERROR([Element.E234]));[Element.E234];FALSE())" office:value-type="float" office:value="0">
            <text:p>0</text:p>
          </table:table-cell>
          <table:table-cell table:formula="of:=IF(LEFT([.C23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5]));[Document.E235];FALSE())" office:value-type="float" office:value="0">
            <text:p>0</text:p>
          </table:table-cell>
          <table:table-cell table:formula="of:=IF(LEFT([.A236];2)=&quot;on&quot;;TRUE();FALSE())" office:value-type="boolean" office:boolean-value="false">
            <text:p>FALSO</text:p>
          </table:table-cell>
          <table:table-cell table:formula="of:=IF(NOT(ISERROR([Element.E235]));[Element.E235];FALSE())" office:value-type="float" office:value="0">
            <text:p>0</text:p>
          </table:table-cell>
          <table:table-cell table:formula="of:=IF(LEFT([.C23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6]));[Document.E236];FALSE())" office:value-type="float" office:value="0">
            <text:p>0</text:p>
          </table:table-cell>
          <table:table-cell table:formula="of:=IF(LEFT([.A237];2)=&quot;on&quot;;TRUE();FALSE())" office:value-type="boolean" office:boolean-value="false">
            <text:p>FALSO</text:p>
          </table:table-cell>
          <table:table-cell table:formula="of:=IF(NOT(ISERROR([Element.E236]));[Element.E236];FALSE())" office:value-type="float" office:value="0">
            <text:p>0</text:p>
          </table:table-cell>
          <table:table-cell table:formula="of:=IF(LEFT([.C23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7]));[Document.E237];FALSE())" office:value-type="float" office:value="0">
            <text:p>0</text:p>
          </table:table-cell>
          <table:table-cell table:formula="of:=IF(LEFT([.A238];2)=&quot;on&quot;;TRUE();FALSE())" office:value-type="boolean" office:boolean-value="false">
            <text:p>FALSO</text:p>
          </table:table-cell>
          <table:table-cell table:formula="of:=IF(NOT(ISERROR([Element.E237]));[Element.E237];FALSE())" office:value-type="float" office:value="0">
            <text:p>0</text:p>
          </table:table-cell>
          <table:table-cell table:formula="of:=IF(LEFT([.C23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8]));[Document.E238];FALSE())" office:value-type="float" office:value="0">
            <text:p>0</text:p>
          </table:table-cell>
          <table:table-cell table:formula="of:=IF(LEFT([.A239];2)=&quot;on&quot;;TRUE();FALSE())" office:value-type="boolean" office:boolean-value="false">
            <text:p>FALSO</text:p>
          </table:table-cell>
          <table:table-cell table:formula="of:=IF(NOT(ISERROR([Element.E238]));[Element.E238];FALSE())" office:value-type="float" office:value="0">
            <text:p>0</text:p>
          </table:table-cell>
          <table:table-cell table:formula="of:=IF(LEFT([.C23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39]));[Document.E239];FALSE())" office:value-type="float" office:value="0">
            <text:p>0</text:p>
          </table:table-cell>
          <table:table-cell table:formula="of:=IF(LEFT([.A240];2)=&quot;on&quot;;TRUE();FALSE())" office:value-type="boolean" office:boolean-value="false">
            <text:p>FALSO</text:p>
          </table:table-cell>
          <table:table-cell table:formula="of:=IF(NOT(ISERROR([Element.E239]));[Element.E239];FALSE())" office:value-type="float" office:value="0">
            <text:p>0</text:p>
          </table:table-cell>
          <table:table-cell table:formula="of:=IF(LEFT([.C24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0]));[Document.E240];FALSE())" office:value-type="float" office:value="0">
            <text:p>0</text:p>
          </table:table-cell>
          <table:table-cell table:formula="of:=IF(LEFT([.A241];2)=&quot;on&quot;;TRUE();FALSE())" office:value-type="boolean" office:boolean-value="false">
            <text:p>FALSO</text:p>
          </table:table-cell>
          <table:table-cell table:formula="of:=IF(NOT(ISERROR([Element.E240]));[Element.E240];FALSE())" office:value-type="float" office:value="0">
            <text:p>0</text:p>
          </table:table-cell>
          <table:table-cell table:formula="of:=IF(LEFT([.C24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1]));[Document.E241];FALSE())" office:value-type="float" office:value="0">
            <text:p>0</text:p>
          </table:table-cell>
          <table:table-cell table:formula="of:=IF(LEFT([.A242];2)=&quot;on&quot;;TRUE();FALSE())" office:value-type="boolean" office:boolean-value="false">
            <text:p>FALSO</text:p>
          </table:table-cell>
          <table:table-cell table:formula="of:=IF(NOT(ISERROR([Element.E241]));[Element.E241];FALSE())" office:value-type="float" office:value="0">
            <text:p>0</text:p>
          </table:table-cell>
          <table:table-cell table:formula="of:=IF(LEFT([.C24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2]));[Document.E242];FALSE())" office:value-type="float" office:value="0">
            <text:p>0</text:p>
          </table:table-cell>
          <table:table-cell table:formula="of:=IF(LEFT([.A243];2)=&quot;on&quot;;TRUE();FALSE())" office:value-type="boolean" office:boolean-value="false">
            <text:p>FALSO</text:p>
          </table:table-cell>
          <table:table-cell table:formula="of:=IF(NOT(ISERROR([Element.E242]));[Element.E242];FALSE())" office:value-type="float" office:value="0">
            <text:p>0</text:p>
          </table:table-cell>
          <table:table-cell table:formula="of:=IF(LEFT([.C24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3]));[Document.E243];FALSE())" office:value-type="float" office:value="0">
            <text:p>0</text:p>
          </table:table-cell>
          <table:table-cell table:formula="of:=IF(LEFT([.A244];2)=&quot;on&quot;;TRUE();FALSE())" office:value-type="boolean" office:boolean-value="false">
            <text:p>FALSO</text:p>
          </table:table-cell>
          <table:table-cell table:formula="of:=IF(NOT(ISERROR([Element.E243]));[Element.E243];FALSE())" office:value-type="float" office:value="0">
            <text:p>0</text:p>
          </table:table-cell>
          <table:table-cell table:formula="of:=IF(LEFT([.C24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4]));[Document.E244];FALSE())" office:value-type="float" office:value="0">
            <text:p>0</text:p>
          </table:table-cell>
          <table:table-cell table:formula="of:=IF(LEFT([.A245];2)=&quot;on&quot;;TRUE();FALSE())" office:value-type="boolean" office:boolean-value="false">
            <text:p>FALSO</text:p>
          </table:table-cell>
          <table:table-cell table:formula="of:=IF(NOT(ISERROR([Element.E244]));[Element.E244];FALSE())" office:value-type="float" office:value="0">
            <text:p>0</text:p>
          </table:table-cell>
          <table:table-cell table:formula="of:=IF(LEFT([.C24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5]));[Document.E245];FALSE())" office:value-type="float" office:value="0">
            <text:p>0</text:p>
          </table:table-cell>
          <table:table-cell table:formula="of:=IF(LEFT([.A246];2)=&quot;on&quot;;TRUE();FALSE())" office:value-type="boolean" office:boolean-value="false">
            <text:p>FALSO</text:p>
          </table:table-cell>
          <table:table-cell table:formula="of:=IF(NOT(ISERROR([Element.E245]));[Element.E245];FALSE())" office:value-type="float" office:value="0">
            <text:p>0</text:p>
          </table:table-cell>
          <table:table-cell table:formula="of:=IF(LEFT([.C24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6]));[Document.E246];FALSE())" office:value-type="float" office:value="0">
            <text:p>0</text:p>
          </table:table-cell>
          <table:table-cell table:formula="of:=IF(LEFT([.A247];2)=&quot;on&quot;;TRUE();FALSE())" office:value-type="boolean" office:boolean-value="false">
            <text:p>FALSO</text:p>
          </table:table-cell>
          <table:table-cell table:formula="of:=IF(NOT(ISERROR([Element.E246]));[Element.E246];FALSE())" office:value-type="float" office:value="0">
            <text:p>0</text:p>
          </table:table-cell>
          <table:table-cell table:formula="of:=IF(LEFT([.C24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7]));[Document.E247];FALSE())" office:value-type="float" office:value="0">
            <text:p>0</text:p>
          </table:table-cell>
          <table:table-cell table:formula="of:=IF(LEFT([.A248];2)=&quot;on&quot;;TRUE();FALSE())" office:value-type="boolean" office:boolean-value="false">
            <text:p>FALSO</text:p>
          </table:table-cell>
          <table:table-cell table:formula="of:=IF(NOT(ISERROR([Element.E247]));[Element.E247];FALSE())" office:value-type="float" office:value="0">
            <text:p>0</text:p>
          </table:table-cell>
          <table:table-cell table:formula="of:=IF(LEFT([.C24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8]));[Document.E248];FALSE())" office:value-type="float" office:value="0">
            <text:p>0</text:p>
          </table:table-cell>
          <table:table-cell table:formula="of:=IF(LEFT([.A249];2)=&quot;on&quot;;TRUE();FALSE())" office:value-type="boolean" office:boolean-value="false">
            <text:p>FALSO</text:p>
          </table:table-cell>
          <table:table-cell table:formula="of:=IF(NOT(ISERROR([Element.E248]));[Element.E248];FALSE())" office:value-type="float" office:value="0">
            <text:p>0</text:p>
          </table:table-cell>
          <table:table-cell table:formula="of:=IF(LEFT([.C24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49]));[Document.E249];FALSE())" office:value-type="float" office:value="0">
            <text:p>0</text:p>
          </table:table-cell>
          <table:table-cell table:formula="of:=IF(LEFT([.A250];2)=&quot;on&quot;;TRUE();FALSE())" office:value-type="boolean" office:boolean-value="false">
            <text:p>FALSO</text:p>
          </table:table-cell>
          <table:table-cell table:formula="of:=IF(NOT(ISERROR([Element.E249]));[Element.E249];FALSE())" office:value-type="float" office:value="0">
            <text:p>0</text:p>
          </table:table-cell>
          <table:table-cell table:formula="of:=IF(LEFT([.C25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0]));[Document.E250];FALSE())" office:value-type="float" office:value="0">
            <text:p>0</text:p>
          </table:table-cell>
          <table:table-cell table:formula="of:=IF(LEFT([.A251];2)=&quot;on&quot;;TRUE();FALSE())" office:value-type="boolean" office:boolean-value="false">
            <text:p>FALSO</text:p>
          </table:table-cell>
          <table:table-cell table:formula="of:=IF(NOT(ISERROR([Element.E250]));[Element.E250];FALSE())" office:value-type="float" office:value="0">
            <text:p>0</text:p>
          </table:table-cell>
          <table:table-cell table:formula="of:=IF(LEFT([.C25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1]));[Document.E251];FALSE())" office:value-type="float" office:value="0">
            <text:p>0</text:p>
          </table:table-cell>
          <table:table-cell table:formula="of:=IF(LEFT([.A252];2)=&quot;on&quot;;TRUE();FALSE())" office:value-type="boolean" office:boolean-value="false">
            <text:p>FALSO</text:p>
          </table:table-cell>
          <table:table-cell table:formula="of:=IF(NOT(ISERROR([Element.E251]));[Element.E251];FALSE())" office:value-type="float" office:value="0">
            <text:p>0</text:p>
          </table:table-cell>
          <table:table-cell table:formula="of:=IF(LEFT([.C25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2]));[Document.E252];FALSE())" office:value-type="float" office:value="0">
            <text:p>0</text:p>
          </table:table-cell>
          <table:table-cell table:formula="of:=IF(LEFT([.A253];2)=&quot;on&quot;;TRUE();FALSE())" office:value-type="boolean" office:boolean-value="false">
            <text:p>FALSO</text:p>
          </table:table-cell>
          <table:table-cell table:formula="of:=IF(NOT(ISERROR([Element.E252]));[Element.E252];FALSE())" office:value-type="float" office:value="0">
            <text:p>0</text:p>
          </table:table-cell>
          <table:table-cell table:formula="of:=IF(LEFT([.C25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3]));[Document.E253];FALSE())" office:value-type="float" office:value="0">
            <text:p>0</text:p>
          </table:table-cell>
          <table:table-cell table:formula="of:=IF(LEFT([.A254];2)=&quot;on&quot;;TRUE();FALSE())" office:value-type="boolean" office:boolean-value="false">
            <text:p>FALSO</text:p>
          </table:table-cell>
          <table:table-cell table:formula="of:=IF(NOT(ISERROR([Element.E253]));[Element.E253];FALSE())" office:value-type="float" office:value="0">
            <text:p>0</text:p>
          </table:table-cell>
          <table:table-cell table:formula="of:=IF(LEFT([.C25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4]));[Document.E254];FALSE())" office:value-type="float" office:value="0">
            <text:p>0</text:p>
          </table:table-cell>
          <table:table-cell table:formula="of:=IF(LEFT([.A255];2)=&quot;on&quot;;TRUE();FALSE())" office:value-type="boolean" office:boolean-value="false">
            <text:p>FALSO</text:p>
          </table:table-cell>
          <table:table-cell table:formula="of:=IF(NOT(ISERROR([Element.E254]));[Element.E254];FALSE())" office:value-type="float" office:value="0">
            <text:p>0</text:p>
          </table:table-cell>
          <table:table-cell table:formula="of:=IF(LEFT([.C25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5]));[Document.E255];FALSE())" office:value-type="float" office:value="0">
            <text:p>0</text:p>
          </table:table-cell>
          <table:table-cell table:formula="of:=IF(LEFT([.A256];2)=&quot;on&quot;;TRUE();FALSE())" office:value-type="boolean" office:boolean-value="false">
            <text:p>FALSO</text:p>
          </table:table-cell>
          <table:table-cell table:formula="of:=IF(NOT(ISERROR([Element.E255]));[Element.E255];FALSE())" office:value-type="float" office:value="0">
            <text:p>0</text:p>
          </table:table-cell>
          <table:table-cell table:formula="of:=IF(LEFT([.C25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6]));[Document.E256];FALSE())" office:value-type="float" office:value="0">
            <text:p>0</text:p>
          </table:table-cell>
          <table:table-cell table:formula="of:=IF(LEFT([.A257];2)=&quot;on&quot;;TRUE();FALSE())" office:value-type="boolean" office:boolean-value="false">
            <text:p>FALSO</text:p>
          </table:table-cell>
          <table:table-cell table:formula="of:=IF(NOT(ISERROR([Element.E256]));[Element.E256];FALSE())" office:value-type="float" office:value="0">
            <text:p>0</text:p>
          </table:table-cell>
          <table:table-cell table:formula="of:=IF(LEFT([.C25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7]));[Document.E257];FALSE())" office:value-type="float" office:value="0">
            <text:p>0</text:p>
          </table:table-cell>
          <table:table-cell table:formula="of:=IF(LEFT([.A258];2)=&quot;on&quot;;TRUE();FALSE())" office:value-type="boolean" office:boolean-value="false">
            <text:p>FALSO</text:p>
          </table:table-cell>
          <table:table-cell table:formula="of:=IF(NOT(ISERROR([Element.E257]));[Element.E257];FALSE())" office:value-type="float" office:value="0">
            <text:p>0</text:p>
          </table:table-cell>
          <table:table-cell table:formula="of:=IF(LEFT([.C25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8]));[Document.E258];FALSE())" office:value-type="float" office:value="0">
            <text:p>0</text:p>
          </table:table-cell>
          <table:table-cell table:formula="of:=IF(LEFT([.A259];2)=&quot;on&quot;;TRUE();FALSE())" office:value-type="boolean" office:boolean-value="false">
            <text:p>FALSO</text:p>
          </table:table-cell>
          <table:table-cell table:formula="of:=IF(NOT(ISERROR([Element.E258]));[Element.E258];FALSE())" office:value-type="float" office:value="0">
            <text:p>0</text:p>
          </table:table-cell>
          <table:table-cell table:formula="of:=IF(LEFT([.C25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59]));[Document.E259];FALSE())" office:value-type="float" office:value="0">
            <text:p>0</text:p>
          </table:table-cell>
          <table:table-cell table:formula="of:=IF(LEFT([.A260];2)=&quot;on&quot;;TRUE();FALSE())" office:value-type="boolean" office:boolean-value="false">
            <text:p>FALSO</text:p>
          </table:table-cell>
          <table:table-cell table:formula="of:=IF(NOT(ISERROR([Element.E259]));[Element.E259];FALSE())" office:value-type="float" office:value="0">
            <text:p>0</text:p>
          </table:table-cell>
          <table:table-cell table:formula="of:=IF(LEFT([.C26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0]));[Document.E260];FALSE())" office:value-type="float" office:value="0">
            <text:p>0</text:p>
          </table:table-cell>
          <table:table-cell table:formula="of:=IF(LEFT([.A261];2)=&quot;on&quot;;TRUE();FALSE())" office:value-type="boolean" office:boolean-value="false">
            <text:p>FALSO</text:p>
          </table:table-cell>
          <table:table-cell table:formula="of:=IF(NOT(ISERROR([Element.E260]));[Element.E260];FALSE())" office:value-type="float" office:value="0">
            <text:p>0</text:p>
          </table:table-cell>
          <table:table-cell table:formula="of:=IF(LEFT([.C26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1]));[Document.E261];FALSE())" office:value-type="float" office:value="0">
            <text:p>0</text:p>
          </table:table-cell>
          <table:table-cell table:formula="of:=IF(LEFT([.A262];2)=&quot;on&quot;;TRUE();FALSE())" office:value-type="boolean" office:boolean-value="false">
            <text:p>FALSO</text:p>
          </table:table-cell>
          <table:table-cell table:formula="of:=IF(NOT(ISERROR([Element.E261]));[Element.E261];FALSE())" office:value-type="float" office:value="0">
            <text:p>0</text:p>
          </table:table-cell>
          <table:table-cell table:formula="of:=IF(LEFT([.C26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2]));[Document.E262];FALSE())" office:value-type="float" office:value="0">
            <text:p>0</text:p>
          </table:table-cell>
          <table:table-cell table:formula="of:=IF(LEFT([.A263];2)=&quot;on&quot;;TRUE();FALSE())" office:value-type="boolean" office:boolean-value="false">
            <text:p>FALSO</text:p>
          </table:table-cell>
          <table:table-cell table:formula="of:=IF(NOT(ISERROR([Element.E262]));[Element.E262];FALSE())" office:value-type="float" office:value="0">
            <text:p>0</text:p>
          </table:table-cell>
          <table:table-cell table:formula="of:=IF(LEFT([.C26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3]));[Document.E263];FALSE())" office:value-type="float" office:value="0">
            <text:p>0</text:p>
          </table:table-cell>
          <table:table-cell table:formula="of:=IF(LEFT([.A264];2)=&quot;on&quot;;TRUE();FALSE())" office:value-type="boolean" office:boolean-value="false">
            <text:p>FALSO</text:p>
          </table:table-cell>
          <table:table-cell table:formula="of:=IF(NOT(ISERROR([Element.E263]));[Element.E263];FALSE())" office:value-type="float" office:value="0">
            <text:p>0</text:p>
          </table:table-cell>
          <table:table-cell table:formula="of:=IF(LEFT([.C26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4]));[Document.E264];FALSE())" office:value-type="float" office:value="0">
            <text:p>0</text:p>
          </table:table-cell>
          <table:table-cell table:formula="of:=IF(LEFT([.A265];2)=&quot;on&quot;;TRUE();FALSE())" office:value-type="boolean" office:boolean-value="false">
            <text:p>FALSO</text:p>
          </table:table-cell>
          <table:table-cell table:formula="of:=IF(NOT(ISERROR([Element.E264]));[Element.E264];FALSE())" office:value-type="float" office:value="0">
            <text:p>0</text:p>
          </table:table-cell>
          <table:table-cell table:formula="of:=IF(LEFT([.C26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5]));[Document.E265];FALSE())" office:value-type="float" office:value="0">
            <text:p>0</text:p>
          </table:table-cell>
          <table:table-cell table:formula="of:=IF(LEFT([.A266];2)=&quot;on&quot;;TRUE();FALSE())" office:value-type="boolean" office:boolean-value="false">
            <text:p>FALSO</text:p>
          </table:table-cell>
          <table:table-cell table:formula="of:=IF(NOT(ISERROR([Element.E265]));[Element.E265];FALSE())" office:value-type="float" office:value="0">
            <text:p>0</text:p>
          </table:table-cell>
          <table:table-cell table:formula="of:=IF(LEFT([.C26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6]));[Document.E266];FALSE())" office:value-type="float" office:value="0">
            <text:p>0</text:p>
          </table:table-cell>
          <table:table-cell table:formula="of:=IF(LEFT([.A267];2)=&quot;on&quot;;TRUE();FALSE())" office:value-type="boolean" office:boolean-value="false">
            <text:p>FALSO</text:p>
          </table:table-cell>
          <table:table-cell table:formula="of:=IF(NOT(ISERROR([Element.E266]));[Element.E266];FALSE())" office:value-type="float" office:value="0">
            <text:p>0</text:p>
          </table:table-cell>
          <table:table-cell table:formula="of:=IF(LEFT([.C26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7]));[Document.E267];FALSE())" office:value-type="float" office:value="0">
            <text:p>0</text:p>
          </table:table-cell>
          <table:table-cell table:formula="of:=IF(LEFT([.A268];2)=&quot;on&quot;;TRUE();FALSE())" office:value-type="boolean" office:boolean-value="false">
            <text:p>FALSO</text:p>
          </table:table-cell>
          <table:table-cell table:formula="of:=IF(NOT(ISERROR([Element.E267]));[Element.E267];FALSE())" office:value-type="float" office:value="0">
            <text:p>0</text:p>
          </table:table-cell>
          <table:table-cell table:formula="of:=IF(LEFT([.C26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8]));[Document.E268];FALSE())" office:value-type="float" office:value="0">
            <text:p>0</text:p>
          </table:table-cell>
          <table:table-cell table:formula="of:=IF(LEFT([.A269];2)=&quot;on&quot;;TRUE();FALSE())" office:value-type="boolean" office:boolean-value="false">
            <text:p>FALSO</text:p>
          </table:table-cell>
          <table:table-cell table:formula="of:=IF(NOT(ISERROR([Element.E268]));[Element.E268];FALSE())" office:value-type="float" office:value="0">
            <text:p>0</text:p>
          </table:table-cell>
          <table:table-cell table:formula="of:=IF(LEFT([.C26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69]));[Document.E269];FALSE())" office:value-type="float" office:value="0">
            <text:p>0</text:p>
          </table:table-cell>
          <table:table-cell/>
          <table:table-cell table:formula="of:=IF(NOT(ISERROR([Element.E269]));[Element.E269];FALSE())" office:value-type="float" office:value="0">
            <text:p>0</text:p>
          </table:table-cell>
          <table:table-cell table:formula="of:=IF(LEFT([.C27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0]));[Document.E270];FALSE())" office:value-type="float" office:value="0">
            <text:p>0</text:p>
          </table:table-cell>
          <table:table-cell/>
          <table:table-cell table:formula="of:=IF(NOT(ISERROR([Element.E270]));[Element.E270];FALSE())" office:value-type="float" office:value="0">
            <text:p>0</text:p>
          </table:table-cell>
          <table:table-cell table:formula="of:=IF(LEFT([.C27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1]));[Document.E271];FALSE())" office:value-type="float" office:value="0">
            <text:p>0</text:p>
          </table:table-cell>
          <table:table-cell/>
          <table:table-cell table:formula="of:=IF(NOT(ISERROR([Element.E271]));[Element.E271];FALSE())" office:value-type="float" office:value="0">
            <text:p>0</text:p>
          </table:table-cell>
          <table:table-cell table:formula="of:=IF(LEFT([.C27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2]));[Document.E272];FALSE())" office:value-type="float" office:value="0">
            <text:p>0</text:p>
          </table:table-cell>
          <table:table-cell/>
          <table:table-cell table:formula="of:=IF(NOT(ISERROR([Element.E272]));[Element.E272];FALSE())" office:value-type="float" office:value="0">
            <text:p>0</text:p>
          </table:table-cell>
          <table:table-cell table:formula="of:=IF(LEFT([.C27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3]));[Document.E273];FALSE())" office:value-type="float" office:value="0">
            <text:p>0</text:p>
          </table:table-cell>
          <table:table-cell/>
          <table:table-cell table:formula="of:=IF(NOT(ISERROR([Element.E273]));[Element.E273];FALSE())" office:value-type="float" office:value="0">
            <text:p>0</text:p>
          </table:table-cell>
          <table:table-cell table:formula="of:=IF(LEFT([.C27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4]));[Document.E274];FALSE())" office:value-type="float" office:value="0">
            <text:p>0</text:p>
          </table:table-cell>
          <table:table-cell/>
          <table:table-cell table:formula="of:=IF(NOT(ISERROR([Element.E274]));[Element.E274];FALSE())" office:value-type="float" office:value="0">
            <text:p>0</text:p>
          </table:table-cell>
          <table:table-cell table:formula="of:=IF(LEFT([.C27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5]));[Document.E275];FALSE())" office:value-type="float" office:value="0">
            <text:p>0</text:p>
          </table:table-cell>
          <table:table-cell/>
          <table:table-cell table:formula="of:=IF(NOT(ISERROR([Element.E275]));[Element.E275];FALSE())" office:value-type="float" office:value="0">
            <text:p>0</text:p>
          </table:table-cell>
          <table:table-cell table:formula="of:=IF(LEFT([.C27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6]));[Document.E276];FALSE())" office:value-type="float" office:value="0">
            <text:p>0</text:p>
          </table:table-cell>
          <table:table-cell/>
          <table:table-cell table:formula="of:=IF(NOT(ISERROR([Element.E276]));[Element.E276];FALSE())" office:value-type="float" office:value="0">
            <text:p>0</text:p>
          </table:table-cell>
          <table:table-cell table:formula="of:=IF(LEFT([.C27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7]));[Document.E277];FALSE())" office:value-type="float" office:value="0">
            <text:p>0</text:p>
          </table:table-cell>
          <table:table-cell/>
          <table:table-cell table:formula="of:=IF(NOT(ISERROR([Element.E277]));[Element.E277];FALSE())" office:value-type="float" office:value="0">
            <text:p>0</text:p>
          </table:table-cell>
          <table:table-cell table:formula="of:=IF(LEFT([.C27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8]));[Document.E278];FALSE())" office:value-type="float" office:value="0">
            <text:p>0</text:p>
          </table:table-cell>
          <table:table-cell/>
          <table:table-cell table:formula="of:=IF(NOT(ISERROR([Element.E278]));[Element.E278];FALSE())" office:value-type="float" office:value="0">
            <text:p>0</text:p>
          </table:table-cell>
          <table:table-cell table:formula="of:=IF(LEFT([.C27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79]));[Document.E279];FALSE())" office:value-type="float" office:value="0">
            <text:p>0</text:p>
          </table:table-cell>
          <table:table-cell/>
          <table:table-cell table:formula="of:=IF(NOT(ISERROR([Element.E279]));[Element.E279];FALSE())" office:value-type="float" office:value="0">
            <text:p>0</text:p>
          </table:table-cell>
          <table:table-cell table:formula="of:=IF(LEFT([.C28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0]));[Document.E280];FALSE())" office:value-type="float" office:value="0">
            <text:p>0</text:p>
          </table:table-cell>
          <table:table-cell/>
          <table:table-cell table:formula="of:=IF(NOT(ISERROR([Element.E280]));[Element.E280];FALSE())" office:value-type="float" office:value="0">
            <text:p>0</text:p>
          </table:table-cell>
          <table:table-cell table:formula="of:=IF(LEFT([.C28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1]));[Document.E281];FALSE())" office:value-type="float" office:value="0">
            <text:p>0</text:p>
          </table:table-cell>
          <table:table-cell/>
          <table:table-cell table:formula="of:=IF(NOT(ISERROR([Element.E281]));[Element.E281];FALSE())" office:value-type="float" office:value="0">
            <text:p>0</text:p>
          </table:table-cell>
          <table:table-cell table:formula="of:=IF(LEFT([.C28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2]));[Document.E282];FALSE())" office:value-type="float" office:value="0">
            <text:p>0</text:p>
          </table:table-cell>
          <table:table-cell/>
          <table:table-cell table:formula="of:=IF(NOT(ISERROR([Element.E282]));[Element.E282];FALSE())" office:value-type="float" office:value="0">
            <text:p>0</text:p>
          </table:table-cell>
          <table:table-cell table:formula="of:=IF(LEFT([.C28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3]));[Document.E283];FALSE())" office:value-type="float" office:value="0">
            <text:p>0</text:p>
          </table:table-cell>
          <table:table-cell/>
          <table:table-cell table:formula="of:=IF(NOT(ISERROR([Element.E283]));[Element.E283];FALSE())" office:value-type="float" office:value="0">
            <text:p>0</text:p>
          </table:table-cell>
          <table:table-cell table:formula="of:=IF(LEFT([.C28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4]));[Document.E284];FALSE())" office:value-type="float" office:value="0">
            <text:p>0</text:p>
          </table:table-cell>
          <table:table-cell/>
          <table:table-cell table:formula="of:=IF(NOT(ISERROR([Element.E284]));[Element.E284];FALSE())" office:value-type="float" office:value="0">
            <text:p>0</text:p>
          </table:table-cell>
          <table:table-cell table:formula="of:=IF(LEFT([.C28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5]));[Document.E285];FALSE())" office:value-type="float" office:value="0">
            <text:p>0</text:p>
          </table:table-cell>
          <table:table-cell/>
          <table:table-cell table:formula="of:=IF(NOT(ISERROR([Element.E285]));[Element.E285];FALSE())" office:value-type="float" office:value="0">
            <text:p>0</text:p>
          </table:table-cell>
          <table:table-cell table:formula="of:=IF(LEFT([.C28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6]));[Document.E286];FALSE())" office:value-type="float" office:value="0">
            <text:p>0</text:p>
          </table:table-cell>
          <table:table-cell/>
          <table:table-cell table:formula="of:=IF(NOT(ISERROR([Element.E286]));[Element.E286];FALSE())" office:value-type="float" office:value="0">
            <text:p>0</text:p>
          </table:table-cell>
          <table:table-cell table:formula="of:=IF(LEFT([.C28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7]));[Document.E287];FALSE())" office:value-type="float" office:value="0">
            <text:p>0</text:p>
          </table:table-cell>
          <table:table-cell/>
          <table:table-cell table:formula="of:=IF(NOT(ISERROR([Element.E287]));[Element.E287];FALSE())" office:value-type="float" office:value="0">
            <text:p>0</text:p>
          </table:table-cell>
          <table:table-cell table:formula="of:=IF(LEFT([.C28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8]));[Document.E288];FALSE())" office:value-type="float" office:value="0">
            <text:p>0</text:p>
          </table:table-cell>
          <table:table-cell/>
          <table:table-cell table:formula="of:=IF(NOT(ISERROR([Element.E288]));[Element.E288];FALSE())" office:value-type="float" office:value="0">
            <text:p>0</text:p>
          </table:table-cell>
          <table:table-cell table:formula="of:=IF(LEFT([.C28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89]));[Document.E289];FALSE())" office:value-type="float" office:value="0">
            <text:p>0</text:p>
          </table:table-cell>
          <table:table-cell/>
          <table:table-cell table:formula="of:=IF(NOT(ISERROR([Element.E289]));[Element.E289];FALSE())" office:value-type="float" office:value="0">
            <text:p>0</text:p>
          </table:table-cell>
          <table:table-cell table:formula="of:=IF(LEFT([.C29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0]));[Document.E290];FALSE())" office:value-type="float" office:value="0">
            <text:p>0</text:p>
          </table:table-cell>
          <table:table-cell/>
          <table:table-cell table:formula="of:=IF(NOT(ISERROR([Element.E290]));[Element.E290];FALSE())" office:value-type="float" office:value="0">
            <text:p>0</text:p>
          </table:table-cell>
          <table:table-cell table:formula="of:=IF(LEFT([.C29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1]));[Document.E291];FALSE())" office:value-type="float" office:value="0">
            <text:p>0</text:p>
          </table:table-cell>
          <table:table-cell/>
          <table:table-cell table:formula="of:=IF(NOT(ISERROR([Element.E291]));[Element.E291];FALSE())" office:value-type="float" office:value="0">
            <text:p>0</text:p>
          </table:table-cell>
          <table:table-cell table:formula="of:=IF(LEFT([.C29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2]));[Document.E292];FALSE())" office:value-type="float" office:value="0">
            <text:p>0</text:p>
          </table:table-cell>
          <table:table-cell/>
          <table:table-cell table:formula="of:=IF(NOT(ISERROR([Element.E292]));[Element.E292];FALSE())" office:value-type="float" office:value="0">
            <text:p>0</text:p>
          </table:table-cell>
          <table:table-cell table:formula="of:=IF(LEFT([.C29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3]));[Document.E293];FALSE())" office:value-type="float" office:value="0">
            <text:p>0</text:p>
          </table:table-cell>
          <table:table-cell/>
          <table:table-cell table:formula="of:=IF(NOT(ISERROR([Element.E293]));[Element.E293];FALSE())" office:value-type="float" office:value="0">
            <text:p>0</text:p>
          </table:table-cell>
          <table:table-cell table:formula="of:=IF(LEFT([.C29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4]));[Document.E294];FALSE())" office:value-type="float" office:value="0">
            <text:p>0</text:p>
          </table:table-cell>
          <table:table-cell/>
          <table:table-cell table:formula="of:=IF(NOT(ISERROR([Element.E294]));[Element.E294];FALSE())" office:value-type="float" office:value="0">
            <text:p>0</text:p>
          </table:table-cell>
          <table:table-cell table:formula="of:=IF(LEFT([.C29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5]));[Document.E295];FALSE())" office:value-type="float" office:value="0">
            <text:p>0</text:p>
          </table:table-cell>
          <table:table-cell/>
          <table:table-cell table:formula="of:=IF(NOT(ISERROR([Element.E295]));[Element.E295];FALSE())" office:value-type="float" office:value="0">
            <text:p>0</text:p>
          </table:table-cell>
          <table:table-cell table:formula="of:=IF(LEFT([.C29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6]));[Document.E296];FALSE())" office:value-type="float" office:value="0">
            <text:p>0</text:p>
          </table:table-cell>
          <table:table-cell/>
          <table:table-cell table:formula="of:=IF(NOT(ISERROR([Element.E296]));[Element.E296];FALSE())" office:value-type="float" office:value="0">
            <text:p>0</text:p>
          </table:table-cell>
          <table:table-cell table:formula="of:=IF(LEFT([.C29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7]));[Document.E297];FALSE())" office:value-type="float" office:value="0">
            <text:p>0</text:p>
          </table:table-cell>
          <table:table-cell/>
          <table:table-cell table:formula="of:=IF(NOT(ISERROR([Element.E297]));[Element.E297];FALSE())" office:value-type="float" office:value="0">
            <text:p>0</text:p>
          </table:table-cell>
          <table:table-cell table:formula="of:=IF(LEFT([.C29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8]));[Document.E298];FALSE())" office:value-type="float" office:value="0">
            <text:p>0</text:p>
          </table:table-cell>
          <table:table-cell/>
          <table:table-cell table:formula="of:=IF(NOT(ISERROR([Element.E298]));[Element.E298];FALSE())" office:value-type="float" office:value="0">
            <text:p>0</text:p>
          </table:table-cell>
          <table:table-cell table:formula="of:=IF(LEFT([.C29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299]));[Document.E299];FALSE())" office:value-type="float" office:value="0">
            <text:p>0</text:p>
          </table:table-cell>
          <table:table-cell/>
          <table:table-cell table:formula="of:=IF(NOT(ISERROR([Element.E299]));[Element.E299];FALSE())" office:value-type="float" office:value="0">
            <text:p>0</text:p>
          </table:table-cell>
          <table:table-cell table:formula="of:=IF(LEFT([.C30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0]));[Document.E300];FALSE())" office:value-type="float" office:value="0">
            <text:p>0</text:p>
          </table:table-cell>
          <table:table-cell/>
          <table:table-cell table:formula="of:=IF(NOT(ISERROR([Element.E300]));[Element.E300];FALSE())" office:value-type="float" office:value="0">
            <text:p>0</text:p>
          </table:table-cell>
          <table:table-cell table:formula="of:=IF(LEFT([.C30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1]));[Document.E301];FALSE())" office:value-type="float" office:value="0">
            <text:p>0</text:p>
          </table:table-cell>
          <table:table-cell/>
          <table:table-cell table:formula="of:=IF(NOT(ISERROR([Element.E301]));[Element.E301];FALSE())" office:value-type="float" office:value="0">
            <text:p>0</text:p>
          </table:table-cell>
          <table:table-cell table:formula="of:=IF(LEFT([.C30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2]));[Document.E302];FALSE())" office:value-type="float" office:value="0">
            <text:p>0</text:p>
          </table:table-cell>
          <table:table-cell/>
          <table:table-cell table:formula="of:=IF(NOT(ISERROR([Element.E302]));[Element.E302];FALSE())" office:value-type="float" office:value="0">
            <text:p>0</text:p>
          </table:table-cell>
          <table:table-cell table:formula="of:=IF(LEFT([.C30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3]));[Document.E303];FALSE())" office:value-type="float" office:value="0">
            <text:p>0</text:p>
          </table:table-cell>
          <table:table-cell/>
          <table:table-cell table:formula="of:=IF(NOT(ISERROR([Element.E303]));[Element.E303];FALSE())" office:value-type="float" office:value="0">
            <text:p>0</text:p>
          </table:table-cell>
          <table:table-cell table:formula="of:=IF(LEFT([.C30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4]));[Document.E304];FALSE())" office:value-type="float" office:value="0">
            <text:p>0</text:p>
          </table:table-cell>
          <table:table-cell/>
          <table:table-cell table:formula="of:=IF(NOT(ISERROR([Element.E304]));[Element.E304];FALSE())" office:value-type="float" office:value="0">
            <text:p>0</text:p>
          </table:table-cell>
          <table:table-cell table:formula="of:=IF(LEFT([.C30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5]));[Document.E305];FALSE())" office:value-type="float" office:value="0">
            <text:p>0</text:p>
          </table:table-cell>
          <table:table-cell/>
          <table:table-cell table:formula="of:=IF(NOT(ISERROR([Element.E305]));[Element.E305];FALSE())" office:value-type="float" office:value="0">
            <text:p>0</text:p>
          </table:table-cell>
          <table:table-cell table:formula="of:=IF(LEFT([.C30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6]));[Document.E306];FALSE())" office:value-type="float" office:value="0">
            <text:p>0</text:p>
          </table:table-cell>
          <table:table-cell/>
          <table:table-cell table:formula="of:=IF(NOT(ISERROR([Element.E306]));[Element.E306];FALSE())" office:value-type="float" office:value="0">
            <text:p>0</text:p>
          </table:table-cell>
          <table:table-cell table:formula="of:=IF(LEFT([.C30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7]));[Document.E307];FALSE())" office:value-type="float" office:value="0">
            <text:p>0</text:p>
          </table:table-cell>
          <table:table-cell/>
          <table:table-cell table:formula="of:=IF(NOT(ISERROR([Element.E307]));[Element.E307];FALSE())" office:value-type="float" office:value="0">
            <text:p>0</text:p>
          </table:table-cell>
          <table:table-cell table:formula="of:=IF(LEFT([.C30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8]));[Document.E308];FALSE())" office:value-type="float" office:value="0">
            <text:p>0</text:p>
          </table:table-cell>
          <table:table-cell/>
          <table:table-cell table:formula="of:=IF(NOT(ISERROR([Element.E308]));[Element.E308];FALSE())" office:value-type="float" office:value="0">
            <text:p>0</text:p>
          </table:table-cell>
          <table:table-cell table:formula="of:=IF(LEFT([.C30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09]));[Document.E309];FALSE())" office:value-type="float" office:value="0">
            <text:p>0</text:p>
          </table:table-cell>
          <table:table-cell/>
          <table:table-cell table:formula="of:=IF(NOT(ISERROR([Element.E309]));[Element.E309];FALSE())" office:value-type="float" office:value="0">
            <text:p>0</text:p>
          </table:table-cell>
          <table:table-cell table:formula="of:=IF(LEFT([.C31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0]));[Document.E310];FALSE())" office:value-type="float" office:value="0">
            <text:p>0</text:p>
          </table:table-cell>
          <table:table-cell/>
          <table:table-cell table:formula="of:=IF(NOT(ISERROR([Element.E310]));[Element.E310];FALSE())" office:value-type="float" office:value="0">
            <text:p>0</text:p>
          </table:table-cell>
          <table:table-cell table:formula="of:=IF(LEFT([.C31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1]));[Document.E311];FALSE())" office:value-type="float" office:value="0">
            <text:p>0</text:p>
          </table:table-cell>
          <table:table-cell/>
          <table:table-cell table:formula="of:=IF(NOT(ISERROR([Element.E311]));[Element.E311];FALSE())" office:value-type="float" office:value="0">
            <text:p>0</text:p>
          </table:table-cell>
          <table:table-cell table:formula="of:=IF(LEFT([.C31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2]));[Document.E312];FALSE())" office:value-type="float" office:value="0">
            <text:p>0</text:p>
          </table:table-cell>
          <table:table-cell/>
          <table:table-cell table:formula="of:=IF(NOT(ISERROR([Element.E312]));[Element.E312];FALSE())" office:value-type="float" office:value="0">
            <text:p>0</text:p>
          </table:table-cell>
          <table:table-cell table:formula="of:=IF(LEFT([.C31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3]));[Document.E313];FALSE())" office:value-type="float" office:value="0">
            <text:p>0</text:p>
          </table:table-cell>
          <table:table-cell/>
          <table:table-cell table:formula="of:=IF(NOT(ISERROR([Element.E313]));[Element.E313];FALSE())" office:value-type="float" office:value="0">
            <text:p>0</text:p>
          </table:table-cell>
          <table:table-cell table:formula="of:=IF(LEFT([.C31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4]));[Document.E314];FALSE())" office:value-type="float" office:value="0">
            <text:p>0</text:p>
          </table:table-cell>
          <table:table-cell/>
          <table:table-cell table:formula="of:=IF(NOT(ISERROR([Element.E314]));[Element.E314];FALSE())" office:value-type="float" office:value="0">
            <text:p>0</text:p>
          </table:table-cell>
          <table:table-cell table:formula="of:=IF(LEFT([.C31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5]));[Document.E315];FALSE())" office:value-type="float" office:value="0">
            <text:p>0</text:p>
          </table:table-cell>
          <table:table-cell/>
          <table:table-cell table:formula="of:=IF(NOT(ISERROR([Element.E315]));[Element.E315];FALSE())" office:value-type="float" office:value="0">
            <text:p>0</text:p>
          </table:table-cell>
          <table:table-cell table:formula="of:=IF(LEFT([.C31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6]));[Document.E316];FALSE())" office:value-type="float" office:value="0">
            <text:p>0</text:p>
          </table:table-cell>
          <table:table-cell/>
          <table:table-cell table:formula="of:=IF(NOT(ISERROR([Element.E316]));[Element.E316];FALSE())" office:value-type="float" office:value="0">
            <text:p>0</text:p>
          </table:table-cell>
          <table:table-cell table:formula="of:=IF(LEFT([.C31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7]));[Document.E317];FALSE())" office:value-type="float" office:value="0">
            <text:p>0</text:p>
          </table:table-cell>
          <table:table-cell/>
          <table:table-cell table:formula="of:=IF(NOT(ISERROR([Element.E317]));[Element.E317];FALSE())" office:value-type="float" office:value="0">
            <text:p>0</text:p>
          </table:table-cell>
          <table:table-cell table:formula="of:=IF(LEFT([.C31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8]));[Document.E318];FALSE())" office:value-type="float" office:value="0">
            <text:p>0</text:p>
          </table:table-cell>
          <table:table-cell/>
          <table:table-cell table:formula="of:=IF(NOT(ISERROR([Element.E318]));[Element.E318];FALSE())" office:value-type="float" office:value="0">
            <text:p>0</text:p>
          </table:table-cell>
          <table:table-cell table:formula="of:=IF(LEFT([.C31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19]));[Document.E319];FALSE())" office:value-type="float" office:value="0">
            <text:p>0</text:p>
          </table:table-cell>
          <table:table-cell/>
          <table:table-cell table:formula="of:=IF(NOT(ISERROR([Element.E319]));[Element.E319];FALSE())" office:value-type="float" office:value="0">
            <text:p>0</text:p>
          </table:table-cell>
          <table:table-cell table:formula="of:=IF(LEFT([.C320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0]));[Document.E320];FALSE())" office:value-type="float" office:value="0">
            <text:p>0</text:p>
          </table:table-cell>
          <table:table-cell/>
          <table:table-cell table:formula="of:=IF(NOT(ISERROR([Element.E320]));[Element.E320];FALSE())" office:value-type="float" office:value="0">
            <text:p>0</text:p>
          </table:table-cell>
          <table:table-cell table:formula="of:=IF(LEFT([.C321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1]));[Document.E321];FALSE())" office:value-type="float" office:value="0">
            <text:p>0</text:p>
          </table:table-cell>
          <table:table-cell/>
          <table:table-cell table:formula="of:=IF(NOT(ISERROR([Element.E321]));[Element.E321];FALSE())" office:value-type="float" office:value="0">
            <text:p>0</text:p>
          </table:table-cell>
          <table:table-cell table:formula="of:=IF(LEFT([.C322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2]));[Document.E322];FALSE())" office:value-type="float" office:value="0">
            <text:p>0</text:p>
          </table:table-cell>
          <table:table-cell/>
          <table:table-cell table:formula="of:=IF(NOT(ISERROR([Element.E322]));[Element.E322];FALSE())" office:value-type="float" office:value="0">
            <text:p>0</text:p>
          </table:table-cell>
          <table:table-cell table:formula="of:=IF(LEFT([.C323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3]));[Document.E323];FALSE())" office:value-type="float" office:value="0">
            <text:p>0</text:p>
          </table:table-cell>
          <table:table-cell/>
          <table:table-cell table:formula="of:=IF(NOT(ISERROR([Element.E323]));[Element.E323];FALSE())" office:value-type="float" office:value="0">
            <text:p>0</text:p>
          </table:table-cell>
          <table:table-cell table:formula="of:=IF(LEFT([.C324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4]));[Document.E324];FALSE())" office:value-type="float" office:value="0">
            <text:p>0</text:p>
          </table:table-cell>
          <table:table-cell/>
          <table:table-cell table:formula="of:=IF(NOT(ISERROR([Element.E324]));[Element.E324];FALSE())" office:value-type="float" office:value="0">
            <text:p>0</text:p>
          </table:table-cell>
          <table:table-cell table:formula="of:=IF(LEFT([.C325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5]));[Document.E325];FALSE())" office:value-type="float" office:value="0">
            <text:p>0</text:p>
          </table:table-cell>
          <table:table-cell/>
          <table:table-cell table:formula="of:=IF(NOT(ISERROR([Element.E325]));[Element.E325];FALSE())" office:value-type="float" office:value="0">
            <text:p>0</text:p>
          </table:table-cell>
          <table:table-cell table:formula="of:=IF(LEFT([.C326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6]));[Document.E326];FALSE())" office:value-type="float" office:value="0">
            <text:p>0</text:p>
          </table:table-cell>
          <table:table-cell/>
          <table:table-cell table:formula="of:=IF(NOT(ISERROR([Element.E326]));[Element.E326];FALSE())" office:value-type="float" office:value="0">
            <text:p>0</text:p>
          </table:table-cell>
          <table:table-cell table:formula="of:=IF(LEFT([.C327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7]));[Document.E327];FALSE())" office:value-type="float" office:value="0">
            <text:p>0</text:p>
          </table:table-cell>
          <table:table-cell/>
          <table:table-cell table:formula="of:=IF(NOT(ISERROR([Element.E327]));[Element.E327];FALSE())" office:value-type="float" office:value="0">
            <text:p>0</text:p>
          </table:table-cell>
          <table:table-cell table:formula="of:=IF(LEFT([.C328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8]));[Document.E328];FALSE())" office:value-type="float" office:value="0">
            <text:p>0</text:p>
          </table:table-cell>
          <table:table-cell/>
          <table:table-cell table:formula="of:=IF(NOT(ISERROR([Element.E328]));[Element.E328];FALSE())" office:value-type="float" office:value="0">
            <text:p>0</text:p>
          </table:table-cell>
          <table:table-cell table:formula="of:=IF(LEFT([.C329];2)=&quot;on&quot;;TRUE();FALSE())" office:value-type="boolean" office:boolean-value="false">
            <text:p>FALSO</text:p>
          </table:table-cell>
          <table:table-cell table:number-columns-repeated="1020"/>
        </table:table-row>
        <table:table-row table:style-name="ro2">
          <table:table-cell table:formula="of:=IF(NOT(ISERROR([Document.E329]));[Document.E329];FALSE())" office:value-type="float" office:value="0">
            <text:p>0</text:p>
          </table:table-cell>
          <table:table-cell/>
          <table:table-cell table:formula="of:=IF(NOT(ISERROR([Element.E329]));[Element.E329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0]));[Document.E330];FALSE())" office:value-type="float" office:value="0">
            <text:p>0</text:p>
          </table:table-cell>
          <table:table-cell/>
          <table:table-cell table:formula="of:=IF(NOT(ISERROR([Element.E330]));[Element.E330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1]));[Document.E331];FALSE())" office:value-type="float" office:value="0">
            <text:p>0</text:p>
          </table:table-cell>
          <table:table-cell/>
          <table:table-cell table:formula="of:=IF(NOT(ISERROR([Element.E331]));[Element.E331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2]));[Document.E332];FALSE())" office:value-type="float" office:value="0">
            <text:p>0</text:p>
          </table:table-cell>
          <table:table-cell/>
          <table:table-cell table:formula="of:=IF(NOT(ISERROR([Element.E332]));[Element.E332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3]));[Document.E333];FALSE())" office:value-type="float" office:value="0">
            <text:p>0</text:p>
          </table:table-cell>
          <table:table-cell/>
          <table:table-cell table:formula="of:=IF(NOT(ISERROR([Element.E333]));[Element.E333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4]));[Document.E334];FALSE())" office:value-type="float" office:value="0">
            <text:p>0</text:p>
          </table:table-cell>
          <table:table-cell/>
          <table:table-cell table:formula="of:=IF(NOT(ISERROR([Element.E334]));[Element.E334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5]));[Document.E335];FALSE())" office:value-type="float" office:value="0">
            <text:p>0</text:p>
          </table:table-cell>
          <table:table-cell/>
          <table:table-cell table:formula="of:=IF(NOT(ISERROR([Element.E335]));[Element.E335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6]));[Document.E336];FALSE())" office:value-type="float" office:value="0">
            <text:p>0</text:p>
          </table:table-cell>
          <table:table-cell/>
          <table:table-cell table:formula="of:=IF(NOT(ISERROR([Element.E336]));[Element.E336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7]));[Document.E337];FALSE())" office:value-type="float" office:value="0">
            <text:p>0</text:p>
          </table:table-cell>
          <table:table-cell/>
          <table:table-cell table:formula="of:=IF(NOT(ISERROR([Element.E337]));[Element.E337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8]));[Document.E338];FALSE())" office:value-type="float" office:value="0">
            <text:p>0</text:p>
          </table:table-cell>
          <table:table-cell/>
          <table:table-cell table:formula="of:=IF(NOT(ISERROR([Element.E338]));[Element.E338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39]));[Document.E339];FALSE())" office:value-type="float" office:value="0">
            <text:p>0</text:p>
          </table:table-cell>
          <table:table-cell/>
          <table:table-cell table:formula="of:=IF(NOT(ISERROR([Element.E339]));[Element.E339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0]));[Document.E340];FALSE())" office:value-type="float" office:value="0">
            <text:p>0</text:p>
          </table:table-cell>
          <table:table-cell/>
          <table:table-cell table:formula="of:=IF(NOT(ISERROR([Element.E340]));[Element.E340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1]));[Document.E341];FALSE())" office:value-type="float" office:value="0">
            <text:p>0</text:p>
          </table:table-cell>
          <table:table-cell/>
          <table:table-cell table:formula="of:=IF(NOT(ISERROR([Element.E341]));[Element.E341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2]));[Document.E342];FALSE())" office:value-type="float" office:value="0">
            <text:p>0</text:p>
          </table:table-cell>
          <table:table-cell/>
          <table:table-cell table:formula="of:=IF(NOT(ISERROR([Element.E342]));[Element.E342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3]));[Document.E343];FALSE())" office:value-type="float" office:value="0">
            <text:p>0</text:p>
          </table:table-cell>
          <table:table-cell/>
          <table:table-cell table:formula="of:=IF(NOT(ISERROR([Element.E343]));[Element.E343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4]));[Document.E344];FALSE())" office:value-type="float" office:value="0">
            <text:p>0</text:p>
          </table:table-cell>
          <table:table-cell/>
          <table:table-cell table:formula="of:=IF(NOT(ISERROR([Element.E344]));[Element.E344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5]));[Document.E345];FALSE())" office:value-type="float" office:value="0">
            <text:p>0</text:p>
          </table:table-cell>
          <table:table-cell/>
          <table:table-cell table:formula="of:=IF(NOT(ISERROR([Element.E345]));[Element.E345];FALSE()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formula="of:=IF(NOT(ISERROR([Document.E346]));[Document.E346];FALSE())" office:value-type="float" office:value="0">
            <text:p>0</text:p>
          </table:table-cell>
          <table:table-cell/>
          <table:table-cell table:formula="of:=IF(NOT(ISERROR([Element.E346]));[Element.E346];FALSE())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22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Document" table:style-name="ta2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49" table:default-cell-style-name="Default"/>
        <table:table-row table:style-name="ro1">
          <table:table-cell table:style-name="ce3" office:value-type="string">
            <text:p>IE</text:p>
          </table:table-cell>
          <table:table-cell table:style-name="ce3" office:value-type="string">
            <text:p>Es Evento?</text:p>
          </table:table-cell>
          <table:table-cell table:style-name="ce3" office:value-type="string">
            <text:p>Firefox</text:p>
          </table:table-cell>
          <table:table-cell table:style-name="ce3" office:value-type="string">
            <text:p>Es Evento?</text:p>
          </table:table-cell>
          <table:table-cell table:style-name="ce5" office:value-type="string">
            <text:p>Comunes</text:p>
          </table:table-cell>
          <table:table-cell table:style-name="ce5" office:value-type="string">
            <text:p>Solo IE</text:p>
          </table:table-cell>
          <table:table-cell table:style-name="ce5" office:value-type="string">
            <text:p>Solo Firefox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>
            <text:p>activeElement</text:p>
          </table:table-cell>
          <table:table-cell table:formula="of:=IF(LEFT([.A2];2)=&quot;on&quot;;TRUE();FALSE())" office:value-type="boolean" office:boolean-value="false">
            <text:p>FALSO</text:p>
          </table:table-cell>
          <table:table-cell table:style-name="ce4" office:value-type="string">
            <text:p>activeElement</text:p>
          </table:table-cell>
          <table:table-cell table:formula="of:=IF(LEFT([.C2];2)=&quot;on&quot;;TRUE();FALSE())" office:value-type="boolean" office:boolean-value="false">
            <text:p>FALSO</text:p>
          </table:table-cell>
          <table:table-cell table:formula="of:=VLOOKUP([.A2];[.$C$2:.$D$221];1;FALSE())" office:value-type="string" office:string-value="activeElement">
            <text:p>activeElement</text:p>
          </table:table-cell>
          <table:table-cell table:formula="of:=ISERROR(VLOOKUP([.A2];[.$C$2:.$D$221];1;FALSE()))" office:value-type="boolean" office:boolean-value="false">
            <text:p>FALSO</text:p>
          </table:table-cell>
          <table:table-cell table:formula="of:=ISERROR(VLOOKUP([.C2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alinkColor</text:p>
          </table:table-cell>
          <table:table-cell table:formula="of:=IF(LEFT([.A3];2)=&quot;on&quot;;TRUE();FALSE())" office:value-type="boolean" office:boolean-value="false">
            <text:p>FALSO</text:p>
          </table:table-cell>
          <table:table-cell table:style-name="ce4" office:value-type="string">
            <text:p>addEventListener</text:p>
          </table:table-cell>
          <table:table-cell table:formula="of:=IF(LEFT([.C3];2)=&quot;on&quot;;TRUE();FALSE())" office:value-type="boolean" office:boolean-value="false">
            <text:p>FALSO</text:p>
          </table:table-cell>
          <table:table-cell table:formula="of:=VLOOKUP([.A3];[.$C$2:.$D$221];1;FALSE())" office:value-type="string" office:string-value="alinkColor">
            <text:p>alinkColor</text:p>
          </table:table-cell>
          <table:table-cell table:formula="of:=ISERROR(VLOOKUP([.A3];[.$C$2:.$D$221];1;FALSE()))" office:value-type="boolean" office:boolean-value="false">
            <text:p>FALSO</text:p>
          </table:table-cell>
          <table:table-cell table:formula="of:=ISERROR(VLOOKUP([.C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all</text:p>
          </table:table-cell>
          <table:table-cell table:formula="of:=IF(LEFT([.A4];2)=&quot;on&quot;;TRUE();FALSE())" office:value-type="boolean" office:boolean-value="false">
            <text:p>FALSO</text:p>
          </table:table-cell>
          <table:table-cell table:style-name="ce4" office:value-type="string">
            <text:p>adoptNode</text:p>
          </table:table-cell>
          <table:table-cell table:formula="of:=IF(LEFT([.C4];2)=&quot;on&quot;;TRUE();FALSE())" office:value-type="boolean" office:boolean-value="false">
            <text:p>FALSO</text:p>
          </table:table-cell>
          <table:table-cell table:formula="of:=VLOOKUP([.A4];[.$C$2:.$D$221];1;FALSE())" office:value-type="float" office:value="0">
            <text:p>#N/D</text:p>
          </table:table-cell>
          <table:table-cell table:formula="of:=ISERROR(VLOOKUP([.A4];[.$C$2:.$D$221];1;FALSE()))" office:value-type="boolean" office:boolean-value="true">
            <text:p>VERDADERO</text:p>
          </table:table-cell>
          <table:table-cell table:formula="of:=ISERROR(VLOOKUP([.C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anchors</text:p>
          </table:table-cell>
          <table:table-cell table:formula="of:=IF(LEFT([.A5];2)=&quot;on&quot;;TRUE();FALSE())" office:value-type="boolean" office:boolean-value="false">
            <text:p>FALSO</text:p>
          </table:table-cell>
          <table:table-cell table:style-name="ce4" office:value-type="string">
            <text:p>alinkColor</text:p>
          </table:table-cell>
          <table:table-cell table:formula="of:=IF(LEFT([.C5];2)=&quot;on&quot;;TRUE();FALSE())" office:value-type="boolean" office:boolean-value="false">
            <text:p>FALSO</text:p>
          </table:table-cell>
          <table:table-cell table:formula="of:=VLOOKUP([.A5];[.$C$2:.$D$221];1;FALSE())" office:value-type="string" office:string-value="anchors">
            <text:p>anchors</text:p>
          </table:table-cell>
          <table:table-cell table:formula="of:=ISERROR(VLOOKUP([.A5];[.$C$2:.$D$221];1;FALSE()))" office:value-type="boolean" office:boolean-value="false">
            <text:p>FALSO</text:p>
          </table:table-cell>
          <table:table-cell table:formula="of:=ISERROR(VLOOKUP([.C5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applets</text:p>
          </table:table-cell>
          <table:table-cell table:formula="of:=IF(LEFT([.A6];2)=&quot;on&quot;;TRUE();FALSE())" office:value-type="boolean" office:boolean-value="false">
            <text:p>FALSO</text:p>
          </table:table-cell>
          <table:table-cell table:style-name="ce4" office:value-type="string">
            <text:p>all</text:p>
          </table:table-cell>
          <table:table-cell table:formula="of:=IF(LEFT([.C6];2)=&quot;on&quot;;TRUE();FALSE())" office:value-type="boolean" office:boolean-value="false">
            <text:p>FALSO</text:p>
          </table:table-cell>
          <table:table-cell table:formula="of:=VLOOKUP([.A6];[.$C$2:.$D$221];1;FALSE())" office:value-type="string" office:string-value="applets">
            <text:p>applets</text:p>
          </table:table-cell>
          <table:table-cell table:formula="of:=ISERROR(VLOOKUP([.A6];[.$C$2:.$D$221];1;FALSE()))" office:value-type="boolean" office:boolean-value="false">
            <text:p>FALSO</text:p>
          </table:table-cell>
          <table:table-cell table:formula="of:=ISERROR(VLOOKUP([.C6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attributes</text:p>
          </table:table-cell>
          <table:table-cell table:formula="of:=IF(LEFT([.A7];2)=&quot;on&quot;;TRUE();FALSE())" office:value-type="boolean" office:boolean-value="false">
            <text:p>FALSO</text:p>
          </table:table-cell>
          <table:table-cell table:style-name="ce4" office:value-type="string">
            <text:p>anchors</text:p>
          </table:table-cell>
          <table:table-cell table:formula="of:=IF(LEFT([.C7];2)=&quot;on&quot;;TRUE();FALSE())" office:value-type="boolean" office:boolean-value="false">
            <text:p>FALSO</text:p>
          </table:table-cell>
          <table:table-cell table:formula="of:=VLOOKUP([.A7];[.$C$2:.$D$221];1;FALSE())" office:value-type="float" office:value="0">
            <text:p>#N/D</text:p>
          </table:table-cell>
          <table:table-cell table:formula="of:=ISERROR(VLOOKUP([.A7];[.$C$2:.$D$221];1;FALSE()))" office:value-type="boolean" office:boolean-value="true">
            <text:p>VERDADERO</text:p>
          </table:table-cell>
          <table:table-cell table:formula="of:=ISERROR(VLOOKUP([.C7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bgColor</text:p>
          </table:table-cell>
          <table:table-cell table:formula="of:=IF(LEFT([.A8];2)=&quot;on&quot;;TRUE();FALSE())" office:value-type="boolean" office:boolean-value="false">
            <text:p>FALSO</text:p>
          </table:table-cell>
          <table:table-cell table:style-name="ce4" office:value-type="string">
            <text:p>appendChild</text:p>
          </table:table-cell>
          <table:table-cell table:formula="of:=IF(LEFT([.C8];2)=&quot;on&quot;;TRUE();FALSE())" office:value-type="boolean" office:boolean-value="false">
            <text:p>FALSO</text:p>
          </table:table-cell>
          <table:table-cell table:formula="of:=VLOOKUP([.A8];[.$C$2:.$D$221];1;FALSE())" office:value-type="string" office:string-value="bgColor">
            <text:p>bgColor</text:p>
          </table:table-cell>
          <table:table-cell table:formula="of:=ISERROR(VLOOKUP([.A8];[.$C$2:.$D$221];1;FALSE()))" office:value-type="boolean" office:boolean-value="false">
            <text:p>FALSO</text:p>
          </table:table-cell>
          <table:table-cell table:formula="of:=ISERROR(VLOOKUP([.C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body</text:p>
          </table:table-cell>
          <table:table-cell table:formula="of:=IF(LEFT([.A9];2)=&quot;on&quot;;TRUE();FALSE())" office:value-type="boolean" office:boolean-value="false">
            <text:p>FALSO</text:p>
          </table:table-cell>
          <table:table-cell table:style-name="ce4" office:value-type="string">
            <text:p>applets</text:p>
          </table:table-cell>
          <table:table-cell table:formula="of:=IF(LEFT([.C9];2)=&quot;on&quot;;TRUE();FALSE())" office:value-type="boolean" office:boolean-value="false">
            <text:p>FALSO</text:p>
          </table:table-cell>
          <table:table-cell table:formula="of:=VLOOKUP([.A9];[.$C$2:.$D$221];1;FALSE())" office:value-type="string" office:string-value="body">
            <text:p>body</text:p>
          </table:table-cell>
          <table:table-cell table:formula="of:=ISERROR(VLOOKUP([.A9];[.$C$2:.$D$221];1;FALSE()))" office:value-type="boolean" office:boolean-value="false">
            <text:p>FALSO</text:p>
          </table:table-cell>
          <table:table-cell table:formula="of:=ISERROR(VLOOKUP([.C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childNodes</text:p>
          </table:table-cell>
          <table:table-cell table:formula="of:=IF(LEFT([.A10];2)=&quot;on&quot;;TRUE();FALSE())" office:value-type="boolean" office:boolean-value="false">
            <text:p>FALSO</text:p>
          </table:table-cell>
          <table:table-cell table:style-name="ce4" office:value-type="string">
            <text:p>ATTRIBUTE_NODE</text:p>
          </table:table-cell>
          <table:table-cell table:formula="of:=IF(LEFT([.C10];2)=&quot;on&quot;;TRUE();FALSE())" office:value-type="boolean" office:boolean-value="false">
            <text:p>FALSO</text:p>
          </table:table-cell>
          <table:table-cell table:formula="of:=VLOOKUP([.A10];[.$C$2:.$D$221];1;FALSE())" office:value-type="string" office:string-value="childNodes">
            <text:p>childNodes</text:p>
          </table:table-cell>
          <table:table-cell table:formula="of:=ISERROR(VLOOKUP([.A10];[.$C$2:.$D$221];1;FALSE()))" office:value-type="boolean" office:boolean-value="false">
            <text:p>FALSO</text:p>
          </table:table-cell>
          <table:table-cell table:formula="of:=ISERROR(VLOOKUP([.C1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compatible</text:p>
          </table:table-cell>
          <table:table-cell table:formula="of:=IF(LEFT([.A11];2)=&quot;on&quot;;TRUE();FALSE())" office:value-type="boolean" office:boolean-value="false">
            <text:p>FALSO</text:p>
          </table:table-cell>
          <table:table-cell table:style-name="ce4" office:value-type="string">
            <text:p>baseURI</text:p>
          </table:table-cell>
          <table:table-cell table:formula="of:=IF(LEFT([.C11];2)=&quot;on&quot;;TRUE();FALSE())" office:value-type="boolean" office:boolean-value="false">
            <text:p>FALSO</text:p>
          </table:table-cell>
          <table:table-cell table:formula="of:=VLOOKUP([.A11];[.$C$2:.$D$221];1;FALSE())" office:value-type="float" office:value="0">
            <text:p>#N/D</text:p>
          </table:table-cell>
          <table:table-cell table:formula="of:=ISERROR(VLOOKUP([.A11];[.$C$2:.$D$221];1;FALSE()))" office:value-type="boolean" office:boolean-value="true">
            <text:p>VERDADERO</text:p>
          </table:table-cell>
          <table:table-cell table:formula="of:=ISERROR(VLOOKUP([.C1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compatMode</text:p>
          </table:table-cell>
          <table:table-cell table:formula="of:=IF(LEFT([.A12];2)=&quot;on&quot;;TRUE();FALSE())" office:value-type="boolean" office:boolean-value="false">
            <text:p>FALSO</text:p>
          </table:table-cell>
          <table:table-cell table:style-name="ce4" office:value-type="string">
            <text:p>bgColor</text:p>
          </table:table-cell>
          <table:table-cell table:formula="of:=IF(LEFT([.C12];2)=&quot;on&quot;;TRUE();FALSE())" office:value-type="boolean" office:boolean-value="false">
            <text:p>FALSO</text:p>
          </table:table-cell>
          <table:table-cell table:formula="of:=VLOOKUP([.A12];[.$C$2:.$D$221];1;FALSE())" office:value-type="string" office:string-value="compatMode">
            <text:p>compatMode</text:p>
          </table:table-cell>
          <table:table-cell table:formula="of:=ISERROR(VLOOKUP([.A12];[.$C$2:.$D$221];1;FALSE()))" office:value-type="boolean" office:boolean-value="false">
            <text:p>FALSO</text:p>
          </table:table-cell>
          <table:table-cell table:formula="of:=ISERROR(VLOOKUP([.C12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cookie</text:p>
          </table:table-cell>
          <table:table-cell table:formula="of:=IF(LEFT([.A13];2)=&quot;on&quot;;TRUE();FALSE())" office:value-type="boolean" office:boolean-value="false">
            <text:p>FALSO</text:p>
          </table:table-cell>
          <table:table-cell table:style-name="ce4" office:value-type="string">
            <text:p>body</text:p>
          </table:table-cell>
          <table:table-cell table:formula="of:=IF(LEFT([.C13];2)=&quot;on&quot;;TRUE();FALSE())" office:value-type="boolean" office:boolean-value="false">
            <text:p>FALSO</text:p>
          </table:table-cell>
          <table:table-cell table:formula="of:=VLOOKUP([.A13];[.$C$2:.$D$221];1;FALSE())" office:value-type="string" office:string-value="cookie">
            <text:p>cookie</text:p>
          </table:table-cell>
          <table:table-cell table:formula="of:=ISERROR(VLOOKUP([.A13];[.$C$2:.$D$221];1;FALSE()))" office:value-type="boolean" office:boolean-value="false">
            <text:p>FALSO</text:p>
          </table:table-cell>
          <table:table-cell table:formula="of:=ISERROR(VLOOKUP([.C13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defaultCharset</text:p>
          </table:table-cell>
          <table:table-cell table:formula="of:=IF(LEFT([.A14];2)=&quot;on&quot;;TRUE();FALSE())" office:value-type="boolean" office:boolean-value="false">
            <text:p>FALSO</text:p>
          </table:table-cell>
          <table:table-cell table:style-name="ce4" office:value-type="string">
            <text:p>captureEvents</text:p>
          </table:table-cell>
          <table:table-cell table:formula="of:=IF(LEFT([.C14];2)=&quot;on&quot;;TRUE();FALSE())" office:value-type="boolean" office:boolean-value="false">
            <text:p>FALSO</text:p>
          </table:table-cell>
          <table:table-cell table:formula="of:=VLOOKUP([.A14];[.$C$2:.$D$221];1;FALSE())" office:value-type="float" office:value="0">
            <text:p>#N/D</text:p>
          </table:table-cell>
          <table:table-cell table:formula="of:=ISERROR(VLOOKUP([.A14];[.$C$2:.$D$221];1;FALSE()))" office:value-type="boolean" office:boolean-value="true">
            <text:p>VERDADERO</text:p>
          </table:table-cell>
          <table:table-cell table:formula="of:=ISERROR(VLOOKUP([.C1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dir</text:p>
          </table:table-cell>
          <table:table-cell table:formula="of:=IF(LEFT([.A15];2)=&quot;on&quot;;TRUE();FALSE())" office:value-type="boolean" office:boolean-value="false">
            <text:p>FALSO</text:p>
          </table:table-cell>
          <table:table-cell table:style-name="ce4" office:value-type="string">
            <text:p>caretPositionFromPoint</text:p>
          </table:table-cell>
          <table:table-cell table:formula="of:=IF(LEFT([.C15];2)=&quot;on&quot;;TRUE();FALSE())" office:value-type="boolean" office:boolean-value="false">
            <text:p>FALSO</text:p>
          </table:table-cell>
          <table:table-cell table:formula="of:=VLOOKUP([.A15];[.$C$2:.$D$221];1;FALSE())" office:value-type="string" office:string-value="dir">
            <text:p>dir</text:p>
          </table:table-cell>
          <table:table-cell table:formula="of:=ISERROR(VLOOKUP([.A15];[.$C$2:.$D$221];1;FALSE()))" office:value-type="boolean" office:boolean-value="false">
            <text:p>FALSO</text:p>
          </table:table-cell>
          <table:table-cell table:formula="of:=ISERROR(VLOOKUP([.C1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doctype</text:p>
          </table:table-cell>
          <table:table-cell table:formula="of:=IF(LEFT([.A16];2)=&quot;on&quot;;TRUE();FALSE())" office:value-type="boolean" office:boolean-value="false">
            <text:p>FALSO</text:p>
          </table:table-cell>
          <table:table-cell table:style-name="ce4" office:value-type="string">
            <text:p>CDATA_SECTION_NODE</text:p>
          </table:table-cell>
          <table:table-cell table:formula="of:=IF(LEFT([.C16];2)=&quot;on&quot;;TRUE();FALSE())" office:value-type="boolean" office:boolean-value="false">
            <text:p>FALSO</text:p>
          </table:table-cell>
          <table:table-cell table:formula="of:=VLOOKUP([.A16];[.$C$2:.$D$221];1;FALSE())" office:value-type="string" office:string-value="doctype">
            <text:p>doctype</text:p>
          </table:table-cell>
          <table:table-cell table:formula="of:=ISERROR(VLOOKUP([.A16];[.$C$2:.$D$221];1;FALSE()))" office:value-type="boolean" office:boolean-value="false">
            <text:p>FALSO</text:p>
          </table:table-cell>
          <table:table-cell table:formula="of:=ISERROR(VLOOKUP([.C1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documentElement</text:p>
          </table:table-cell>
          <table:table-cell table:formula="of:=IF(LEFT([.A17];2)=&quot;on&quot;;TRUE();FALSE())" office:value-type="boolean" office:boolean-value="false">
            <text:p>FALSO</text:p>
          </table:table-cell>
          <table:table-cell table:style-name="ce4" office:value-type="string">
            <text:p>characterSet</text:p>
          </table:table-cell>
          <table:table-cell table:formula="of:=IF(LEFT([.C17];2)=&quot;on&quot;;TRUE();FALSE())" office:value-type="boolean" office:boolean-value="false">
            <text:p>FALSO</text:p>
          </table:table-cell>
          <table:table-cell table:formula="of:=VLOOKUP([.A17];[.$C$2:.$D$221];1;FALSE())" office:value-type="string" office:string-value="documentElement">
            <text:p>documentElement</text:p>
          </table:table-cell>
          <table:table-cell table:formula="of:=ISERROR(VLOOKUP([.A17];[.$C$2:.$D$221];1;FALSE()))" office:value-type="boolean" office:boolean-value="false">
            <text:p>FALSO</text:p>
          </table:table-cell>
          <table:table-cell table:formula="of:=ISERROR(VLOOKUP([.C1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documentMode</text:p>
          </table:table-cell>
          <table:table-cell table:formula="of:=IF(LEFT([.A18];2)=&quot;on&quot;;TRUE();FALSE())" office:value-type="boolean" office:boolean-value="false">
            <text:p>FALSO</text:p>
          </table:table-cell>
          <table:table-cell table:style-name="ce4" office:value-type="string">
            <text:p>charset</text:p>
          </table:table-cell>
          <table:table-cell table:formula="of:=IF(LEFT([.C18];2)=&quot;on&quot;;TRUE();FALSE())" office:value-type="boolean" office:boolean-value="false">
            <text:p>FALSO</text:p>
          </table:table-cell>
          <table:table-cell table:formula="of:=VLOOKUP([.A18];[.$C$2:.$D$221];1;FALSE())" office:value-type="float" office:value="0">
            <text:p>#N/D</text:p>
          </table:table-cell>
          <table:table-cell table:formula="of:=ISERROR(VLOOKUP([.A18];[.$C$2:.$D$221];1;FALSE()))" office:value-type="boolean" office:boolean-value="true">
            <text:p>VERDADERO</text:p>
          </table:table-cell>
          <table:table-cell table:formula="of:=ISERROR(VLOOKUP([.C1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domain</text:p>
          </table:table-cell>
          <table:table-cell table:formula="of:=IF(LEFT([.A19];2)=&quot;on&quot;;TRUE();FALSE())" office:value-type="boolean" office:boolean-value="false">
            <text:p>FALSO</text:p>
          </table:table-cell>
          <table:table-cell table:style-name="ce4" office:value-type="string">
            <text:p>childElementCount</text:p>
          </table:table-cell>
          <table:table-cell table:formula="of:=IF(LEFT([.C19];2)=&quot;on&quot;;TRUE();FALSE())" office:value-type="boolean" office:boolean-value="false">
            <text:p>FALSO</text:p>
          </table:table-cell>
          <table:table-cell table:formula="of:=VLOOKUP([.A19];[.$C$2:.$D$221];1;FALSE())" office:value-type="string" office:string-value="domain">
            <text:p>domain</text:p>
          </table:table-cell>
          <table:table-cell table:formula="of:=ISERROR(VLOOKUP([.A19];[.$C$2:.$D$221];1;FALSE()))" office:value-type="boolean" office:boolean-value="false">
            <text:p>FALSO</text:p>
          </table:table-cell>
          <table:table-cell table:formula="of:=ISERROR(VLOOKUP([.C1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embeds</text:p>
          </table:table-cell>
          <table:table-cell table:formula="of:=IF(LEFT([.A20];2)=&quot;on&quot;;TRUE();FALSE())" office:value-type="boolean" office:boolean-value="false">
            <text:p>FALSO</text:p>
          </table:table-cell>
          <table:table-cell table:style-name="ce4" office:value-type="string">
            <text:p>childNodes</text:p>
          </table:table-cell>
          <table:table-cell table:formula="of:=IF(LEFT([.C20];2)=&quot;on&quot;;TRUE();FALSE())" office:value-type="boolean" office:boolean-value="false">
            <text:p>FALSO</text:p>
          </table:table-cell>
          <table:table-cell table:formula="of:=VLOOKUP([.A20];[.$C$2:.$D$221];1;FALSE())" office:value-type="string" office:string-value="embeds">
            <text:p>embeds</text:p>
          </table:table-cell>
          <table:table-cell table:formula="of:=ISERROR(VLOOKUP([.A20];[.$C$2:.$D$221];1;FALSE()))" office:value-type="boolean" office:boolean-value="false">
            <text:p>FALSO</text:p>
          </table:table-cell>
          <table:table-cell table:formula="of:=ISERROR(VLOOKUP([.C2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gColor</text:p>
          </table:table-cell>
          <table:table-cell table:formula="of:=IF(LEFT([.A21];2)=&quot;on&quot;;TRUE();FALSE())" office:value-type="boolean" office:boolean-value="false">
            <text:p>FALSO</text:p>
          </table:table-cell>
          <table:table-cell table:style-name="ce4" office:value-type="string">
            <text:p>children</text:p>
          </table:table-cell>
          <table:table-cell table:formula="of:=IF(LEFT([.C21];2)=&quot;on&quot;;TRUE();FALSE())" office:value-type="boolean" office:boolean-value="false">
            <text:p>FALSO</text:p>
          </table:table-cell>
          <table:table-cell table:formula="of:=VLOOKUP([.A21];[.$C$2:.$D$221];1;FALSE())" office:value-type="string" office:string-value="fgColor">
            <text:p>fgColor</text:p>
          </table:table-cell>
          <table:table-cell table:formula="of:=ISERROR(VLOOKUP([.A21];[.$C$2:.$D$221];1;FALSE()))" office:value-type="boolean" office:boolean-value="false">
            <text:p>FALSO</text:p>
          </table:table-cell>
          <table:table-cell table:formula="of:=ISERROR(VLOOKUP([.C2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ileCreatedDate</text:p>
          </table:table-cell>
          <table:table-cell table:formula="of:=IF(LEFT([.A22];2)=&quot;on&quot;;TRUE();FALSE())" office:value-type="boolean" office:boolean-value="false">
            <text:p>FALSO</text:p>
          </table:table-cell>
          <table:table-cell table:style-name="ce4" office:value-type="string">
            <text:p>clear</text:p>
          </table:table-cell>
          <table:table-cell table:formula="of:=IF(LEFT([.C22];2)=&quot;on&quot;;TRUE();FALSE())" office:value-type="boolean" office:boolean-value="false">
            <text:p>FALSO</text:p>
          </table:table-cell>
          <table:table-cell table:formula="of:=VLOOKUP([.A22];[.$C$2:.$D$221];1;FALSE())" office:value-type="float" office:value="0">
            <text:p>#N/D</text:p>
          </table:table-cell>
          <table:table-cell table:formula="of:=ISERROR(VLOOKUP([.A22];[.$C$2:.$D$221];1;FALSE()))" office:value-type="boolean" office:boolean-value="true">
            <text:p>VERDADERO</text:p>
          </table:table-cell>
          <table:table-cell table:formula="of:=ISERROR(VLOOKUP([.C2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ileModifiedDate</text:p>
          </table:table-cell>
          <table:table-cell table:formula="of:=IF(LEFT([.A23];2)=&quot;on&quot;;TRUE();FALSE())" office:value-type="boolean" office:boolean-value="false">
            <text:p>FALSO</text:p>
          </table:table-cell>
          <table:table-cell table:style-name="ce4" office:value-type="string">
            <text:p>cloneNode</text:p>
          </table:table-cell>
          <table:table-cell table:formula="of:=IF(LEFT([.C23];2)=&quot;on&quot;;TRUE();FALSE())" office:value-type="boolean" office:boolean-value="false">
            <text:p>FALSO</text:p>
          </table:table-cell>
          <table:table-cell table:formula="of:=VLOOKUP([.A23];[.$C$2:.$D$221];1;FALSE())" office:value-type="float" office:value="0">
            <text:p>#N/D</text:p>
          </table:table-cell>
          <table:table-cell table:formula="of:=ISERROR(VLOOKUP([.A23];[.$C$2:.$D$221];1;FALSE()))" office:value-type="boolean" office:boolean-value="true">
            <text:p>VERDADERO</text:p>
          </table:table-cell>
          <table:table-cell table:formula="of:=ISERROR(VLOOKUP([.C2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ileSize</text:p>
          </table:table-cell>
          <table:table-cell table:formula="of:=IF(LEFT([.A24];2)=&quot;on&quot;;TRUE();FALSE())" office:value-type="boolean" office:boolean-value="false">
            <text:p>FALSO</text:p>
          </table:table-cell>
          <table:table-cell table:style-name="ce4" office:value-type="string">
            <text:p>close</text:p>
          </table:table-cell>
          <table:table-cell table:formula="of:=IF(LEFT([.C24];2)=&quot;on&quot;;TRUE();FALSE())" office:value-type="boolean" office:boolean-value="false">
            <text:p>FALSO</text:p>
          </table:table-cell>
          <table:table-cell table:formula="of:=VLOOKUP([.A24];[.$C$2:.$D$221];1;FALSE())" office:value-type="float" office:value="0">
            <text:p>#N/D</text:p>
          </table:table-cell>
          <table:table-cell table:formula="of:=ISERROR(VLOOKUP([.A24];[.$C$2:.$D$221];1;FALSE()))" office:value-type="boolean" office:boolean-value="true">
            <text:p>VERDADERO</text:p>
          </table:table-cell>
          <table:table-cell table:formula="of:=ISERROR(VLOOKUP([.C2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ileUpdatedDate</text:p>
          </table:table-cell>
          <table:table-cell table:formula="of:=IF(LEFT([.A25];2)=&quot;on&quot;;TRUE();FALSE())" office:value-type="boolean" office:boolean-value="false">
            <text:p>FALSO</text:p>
          </table:table-cell>
          <table:table-cell table:style-name="ce4" office:value-type="string">
            <text:p>COMMENT_NODE</text:p>
          </table:table-cell>
          <table:table-cell table:formula="of:=IF(LEFT([.C25];2)=&quot;on&quot;;TRUE();FALSE())" office:value-type="boolean" office:boolean-value="false">
            <text:p>FALSO</text:p>
          </table:table-cell>
          <table:table-cell table:formula="of:=VLOOKUP([.A25];[.$C$2:.$D$221];1;FALSE())" office:value-type="float" office:value="0">
            <text:p>#N/D</text:p>
          </table:table-cell>
          <table:table-cell table:formula="of:=ISERROR(VLOOKUP([.A25];[.$C$2:.$D$221];1;FALSE()))" office:value-type="boolean" office:boolean-value="true">
            <text:p>VERDADERO</text:p>
          </table:table-cell>
          <table:table-cell table:formula="of:=ISERROR(VLOOKUP([.C2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irstChild</text:p>
          </table:table-cell>
          <table:table-cell table:formula="of:=IF(LEFT([.A26];2)=&quot;on&quot;;TRUE();FALSE())" office:value-type="boolean" office:boolean-value="false">
            <text:p>FALSO</text:p>
          </table:table-cell>
          <table:table-cell table:style-name="ce4" office:value-type="string">
            <text:p>compareDocumentPosition</text:p>
          </table:table-cell>
          <table:table-cell table:formula="of:=IF(LEFT([.C26];2)=&quot;on&quot;;TRUE();FALSE())" office:value-type="boolean" office:boolean-value="false">
            <text:p>FALSO</text:p>
          </table:table-cell>
          <table:table-cell table:formula="of:=VLOOKUP([.A26];[.$C$2:.$D$221];1;FALSE())" office:value-type="string" office:string-value="firstChild">
            <text:p>firstChild</text:p>
          </table:table-cell>
          <table:table-cell table:formula="of:=ISERROR(VLOOKUP([.A26];[.$C$2:.$D$221];1;FALSE()))" office:value-type="boolean" office:boolean-value="false">
            <text:p>FALSO</text:p>
          </table:table-cell>
          <table:table-cell table:formula="of:=ISERROR(VLOOKUP([.C2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orms</text:p>
          </table:table-cell>
          <table:table-cell table:formula="of:=IF(LEFT([.A27];2)=&quot;on&quot;;TRUE();FALSE())" office:value-type="boolean" office:boolean-value="false">
            <text:p>FALSO</text:p>
          </table:table-cell>
          <table:table-cell table:style-name="ce4" office:value-type="string">
            <text:p>compatMode</text:p>
          </table:table-cell>
          <table:table-cell table:formula="of:=IF(LEFT([.C27];2)=&quot;on&quot;;TRUE();FALSE())" office:value-type="boolean" office:boolean-value="false">
            <text:p>FALSO</text:p>
          </table:table-cell>
          <table:table-cell table:formula="of:=VLOOKUP([.A27];[.$C$2:.$D$221];1;FALSE())" office:value-type="string" office:string-value="forms">
            <text:p>forms</text:p>
          </table:table-cell>
          <table:table-cell table:formula="of:=ISERROR(VLOOKUP([.A27];[.$C$2:.$D$221];1;FALSE()))" office:value-type="boolean" office:boolean-value="false">
            <text:p>FALSO</text:p>
          </table:table-cell>
          <table:table-cell table:formula="of:=ISERROR(VLOOKUP([.C27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frames</text:p>
          </table:table-cell>
          <table:table-cell table:formula="of:=IF(LEFT([.A28];2)=&quot;on&quot;;TRUE();FALSE())" office:value-type="boolean" office:boolean-value="false">
            <text:p>FALSO</text:p>
          </table:table-cell>
          <table:table-cell table:style-name="ce4" office:value-type="string">
            <text:p>contains</text:p>
          </table:table-cell>
          <table:table-cell table:formula="of:=IF(LEFT([.C28];2)=&quot;on&quot;;TRUE();FALSE())" office:value-type="boolean" office:boolean-value="false">
            <text:p>FALSO</text:p>
          </table:table-cell>
          <table:table-cell table:formula="of:=VLOOKUP([.A28];[.$C$2:.$D$221];1;FALSE())" office:value-type="float" office:value="0">
            <text:p>#N/D</text:p>
          </table:table-cell>
          <table:table-cell table:formula="of:=ISERROR(VLOOKUP([.A28];[.$C$2:.$D$221];1;FALSE()))" office:value-type="boolean" office:boolean-value="true">
            <text:p>VERDADERO</text:p>
          </table:table-cell>
          <table:table-cell table:formula="of:=ISERROR(VLOOKUP([.C2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images</text:p>
          </table:table-cell>
          <table:table-cell table:formula="of:=IF(LEFT([.A29];2)=&quot;on&quot;;TRUE();FALSE())" office:value-type="boolean" office:boolean-value="false">
            <text:p>FALSO</text:p>
          </table:table-cell>
          <table:table-cell table:style-name="ce4" office:value-type="string">
            <text:p>contentType</text:p>
          </table:table-cell>
          <table:table-cell table:formula="of:=IF(LEFT([.C29];2)=&quot;on&quot;;TRUE();FALSE())" office:value-type="boolean" office:boolean-value="false">
            <text:p>FALSO</text:p>
          </table:table-cell>
          <table:table-cell table:formula="of:=VLOOKUP([.A29];[.$C$2:.$D$221];1;FALSE())" office:value-type="string" office:string-value="images">
            <text:p>images</text:p>
          </table:table-cell>
          <table:table-cell table:formula="of:=ISERROR(VLOOKUP([.A29];[.$C$2:.$D$221];1;FALSE()))" office:value-type="boolean" office:boolean-value="false">
            <text:p>FALSO</text:p>
          </table:table-cell>
          <table:table-cell table:formula="of:=ISERROR(VLOOKUP([.C2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implementation</text:p>
          </table:table-cell>
          <table:table-cell table:formula="of:=IF(LEFT([.A30];2)=&quot;on&quot;;TRUE();FALSE())" office:value-type="boolean" office:boolean-value="false">
            <text:p>FALSO</text:p>
          </table:table-cell>
          <table:table-cell table:style-name="ce4" office:value-type="string">
            <text:p>cookie</text:p>
          </table:table-cell>
          <table:table-cell table:formula="of:=IF(LEFT([.C30];2)=&quot;on&quot;;TRUE();FALSE())" office:value-type="boolean" office:boolean-value="false">
            <text:p>FALSO</text:p>
          </table:table-cell>
          <table:table-cell table:formula="of:=VLOOKUP([.A30];[.$C$2:.$D$221];1;FALSE())" office:value-type="string" office:string-value="implementation">
            <text:p>implementation</text:p>
          </table:table-cell>
          <table:table-cell table:formula="of:=ISERROR(VLOOKUP([.A30];[.$C$2:.$D$221];1;FALSE()))" office:value-type="boolean" office:boolean-value="false">
            <text:p>FALSO</text:p>
          </table:table-cell>
          <table:table-cell table:formula="of:=ISERROR(VLOOKUP([.C3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lastChild</text:p>
          </table:table-cell>
          <table:table-cell table:formula="of:=IF(LEFT([.A31];2)=&quot;on&quot;;TRUE();FALSE())" office:value-type="boolean" office:boolean-value="false">
            <text:p>FALSO</text:p>
          </table:table-cell>
          <table:table-cell table:style-name="ce4" office:value-type="string">
            <text:p>createAttribute</text:p>
          </table:table-cell>
          <table:table-cell table:formula="of:=IF(LEFT([.C31];2)=&quot;on&quot;;TRUE();FALSE())" office:value-type="boolean" office:boolean-value="false">
            <text:p>FALSO</text:p>
          </table:table-cell>
          <table:table-cell table:formula="of:=VLOOKUP([.A31];[.$C$2:.$D$221];1;FALSE())" office:value-type="string" office:string-value="lastChild">
            <text:p>lastChild</text:p>
          </table:table-cell>
          <table:table-cell table:formula="of:=ISERROR(VLOOKUP([.A31];[.$C$2:.$D$221];1;FALSE()))" office:value-type="boolean" office:boolean-value="false">
            <text:p>FALSO</text:p>
          </table:table-cell>
          <table:table-cell table:formula="of:=ISERROR(VLOOKUP([.C3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lastModified</text:p>
          </table:table-cell>
          <table:table-cell table:formula="of:=IF(LEFT([.A32];2)=&quot;on&quot;;TRUE();FALSE())" office:value-type="boolean" office:boolean-value="false">
            <text:p>FALSO</text:p>
          </table:table-cell>
          <table:table-cell table:style-name="ce4" office:value-type="string">
            <text:p>createAttributeNS</text:p>
          </table:table-cell>
          <table:table-cell table:formula="of:=IF(LEFT([.C32];2)=&quot;on&quot;;TRUE();FALSE())" office:value-type="boolean" office:boolean-value="false">
            <text:p>FALSO</text:p>
          </table:table-cell>
          <table:table-cell table:formula="of:=VLOOKUP([.A32];[.$C$2:.$D$221];1;FALSE())" office:value-type="string" office:string-value="lastModified">
            <text:p>lastModified</text:p>
          </table:table-cell>
          <table:table-cell table:formula="of:=ISERROR(VLOOKUP([.A32];[.$C$2:.$D$221];1;FALSE()))" office:value-type="boolean" office:boolean-value="false">
            <text:p>FALSO</text:p>
          </table:table-cell>
          <table:table-cell table:formula="of:=ISERROR(VLOOKUP([.C3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linkColor</text:p>
          </table:table-cell>
          <table:table-cell table:formula="of:=IF(LEFT([.A33];2)=&quot;on&quot;;TRUE();FALSE())" office:value-type="boolean" office:boolean-value="false">
            <text:p>FALSO</text:p>
          </table:table-cell>
          <table:table-cell table:style-name="ce4" office:value-type="string">
            <text:p>createCDATASection</text:p>
          </table:table-cell>
          <table:table-cell table:formula="of:=IF(LEFT([.C33];2)=&quot;on&quot;;TRUE();FALSE())" office:value-type="boolean" office:boolean-value="false">
            <text:p>FALSO</text:p>
          </table:table-cell>
          <table:table-cell table:formula="of:=VLOOKUP([.A33];[.$C$2:.$D$221];1;FALSE())" office:value-type="string" office:string-value="linkColor">
            <text:p>linkColor</text:p>
          </table:table-cell>
          <table:table-cell table:formula="of:=ISERROR(VLOOKUP([.A33];[.$C$2:.$D$221];1;FALSE()))" office:value-type="boolean" office:boolean-value="false">
            <text:p>FALSO</text:p>
          </table:table-cell>
          <table:table-cell table:formula="of:=ISERROR(VLOOKUP([.C3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links</text:p>
          </table:table-cell>
          <table:table-cell table:formula="of:=IF(LEFT([.A34];2)=&quot;on&quot;;TRUE();FALSE())" office:value-type="boolean" office:boolean-value="false">
            <text:p>FALSO</text:p>
          </table:table-cell>
          <table:table-cell table:style-name="ce4" office:value-type="string">
            <text:p>createComment</text:p>
          </table:table-cell>
          <table:table-cell table:formula="of:=IF(LEFT([.C34];2)=&quot;on&quot;;TRUE();FALSE())" office:value-type="boolean" office:boolean-value="false">
            <text:p>FALSO</text:p>
          </table:table-cell>
          <table:table-cell table:formula="of:=VLOOKUP([.A34];[.$C$2:.$D$221];1;FALSE())" office:value-type="string" office:string-value="links">
            <text:p>links</text:p>
          </table:table-cell>
          <table:table-cell table:formula="of:=ISERROR(VLOOKUP([.A34];[.$C$2:.$D$221];1;FALSE()))" office:value-type="boolean" office:boolean-value="false">
            <text:p>FALSO</text:p>
          </table:table-cell>
          <table:table-cell table:formula="of:=ISERROR(VLOOKUP([.C3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location</text:p>
          </table:table-cell>
          <table:table-cell table:formula="of:=IF(LEFT([.A35];2)=&quot;on&quot;;TRUE();FALSE())" office:value-type="boolean" office:boolean-value="false">
            <text:p>FALSO</text:p>
          </table:table-cell>
          <table:table-cell table:style-name="ce4" office:value-type="string">
            <text:p>createDocumentFragment</text:p>
          </table:table-cell>
          <table:table-cell table:formula="of:=IF(LEFT([.C35];2)=&quot;on&quot;;TRUE();FALSE())" office:value-type="boolean" office:boolean-value="false">
            <text:p>FALSO</text:p>
          </table:table-cell>
          <table:table-cell table:formula="of:=VLOOKUP([.A35];[.$C$2:.$D$221];1;FALSE())" office:value-type="string" office:string-value="location">
            <text:p>location</text:p>
          </table:table-cell>
          <table:table-cell table:formula="of:=ISERROR(VLOOKUP([.A35];[.$C$2:.$D$221];1;FALSE()))" office:value-type="boolean" office:boolean-value="false">
            <text:p>FALSO</text:p>
          </table:table-cell>
          <table:table-cell table:formula="of:=ISERROR(VLOOKUP([.C3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media</text:p>
          </table:table-cell>
          <table:table-cell table:formula="of:=IF(LEFT([.A36];2)=&quot;on&quot;;TRUE();FALSE())" office:value-type="boolean" office:boolean-value="false">
            <text:p>FALSO</text:p>
          </table:table-cell>
          <table:table-cell table:style-name="ce4" office:value-type="string">
            <text:p>createElement</text:p>
          </table:table-cell>
          <table:table-cell table:formula="of:=IF(LEFT([.C36];2)=&quot;on&quot;;TRUE();FALSE())" office:value-type="boolean" office:boolean-value="false">
            <text:p>FALSO</text:p>
          </table:table-cell>
          <table:table-cell table:formula="of:=VLOOKUP([.A36];[.$C$2:.$D$221];1;FALSE())" office:value-type="float" office:value="0">
            <text:p>#N/D</text:p>
          </table:table-cell>
          <table:table-cell table:formula="of:=ISERROR(VLOOKUP([.A36];[.$C$2:.$D$221];1;FALSE()))" office:value-type="boolean" office:boolean-value="true">
            <text:p>VERDADERO</text:p>
          </table:table-cell>
          <table:table-cell table:formula="of:=ISERROR(VLOOKUP([.C3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mimeType</text:p>
          </table:table-cell>
          <table:table-cell table:formula="of:=IF(LEFT([.A37];2)=&quot;on&quot;;TRUE();FALSE())" office:value-type="boolean" office:boolean-value="false">
            <text:p>FALSO</text:p>
          </table:table-cell>
          <table:table-cell table:style-name="ce4" office:value-type="string">
            <text:p>createElementNS</text:p>
          </table:table-cell>
          <table:table-cell table:formula="of:=IF(LEFT([.C37];2)=&quot;on&quot;;TRUE();FALSE())" office:value-type="boolean" office:boolean-value="false">
            <text:p>FALSO</text:p>
          </table:table-cell>
          <table:table-cell table:formula="of:=VLOOKUP([.A37];[.$C$2:.$D$221];1;FALSE())" office:value-type="float" office:value="0">
            <text:p>#N/D</text:p>
          </table:table-cell>
          <table:table-cell table:formula="of:=ISERROR(VLOOKUP([.A37];[.$C$2:.$D$221];1;FALSE()))" office:value-type="boolean" office:boolean-value="true">
            <text:p>VERDADERO</text:p>
          </table:table-cell>
          <table:table-cell table:formula="of:=ISERROR(VLOOKUP([.C3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nameProp</text:p>
          </table:table-cell>
          <table:table-cell table:formula="of:=IF(LEFT([.A38];2)=&quot;on&quot;;TRUE();FALSE())" office:value-type="boolean" office:boolean-value="false">
            <text:p>FALSO</text:p>
          </table:table-cell>
          <table:table-cell table:style-name="ce4" office:value-type="string">
            <text:p>createEvent</text:p>
          </table:table-cell>
          <table:table-cell table:formula="of:=IF(LEFT([.C38];2)=&quot;on&quot;;TRUE();FALSE())" office:value-type="boolean" office:boolean-value="false">
            <text:p>FALSO</text:p>
          </table:table-cell>
          <table:table-cell table:formula="of:=VLOOKUP([.A38];[.$C$2:.$D$221];1;FALSE())" office:value-type="float" office:value="0">
            <text:p>#N/D</text:p>
          </table:table-cell>
          <table:table-cell table:formula="of:=ISERROR(VLOOKUP([.A38];[.$C$2:.$D$221];1;FALSE()))" office:value-type="boolean" office:boolean-value="true">
            <text:p>VERDADERO</text:p>
          </table:table-cell>
          <table:table-cell table:formula="of:=ISERROR(VLOOKUP([.C3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namespaces</text:p>
          </table:table-cell>
          <table:table-cell table:formula="of:=IF(LEFT([.A39];2)=&quot;on&quot;;TRUE();FALSE())" office:value-type="boolean" office:boolean-value="false">
            <text:p>FALSO</text:p>
          </table:table-cell>
          <table:table-cell table:style-name="ce4" office:value-type="string">
            <text:p>createExpression</text:p>
          </table:table-cell>
          <table:table-cell table:formula="of:=IF(LEFT([.C39];2)=&quot;on&quot;;TRUE();FALSE())" office:value-type="boolean" office:boolean-value="false">
            <text:p>FALSO</text:p>
          </table:table-cell>
          <table:table-cell table:formula="of:=VLOOKUP([.A39];[.$C$2:.$D$221];1;FALSE())" office:value-type="float" office:value="0">
            <text:p>#N/D</text:p>
          </table:table-cell>
          <table:table-cell table:formula="of:=ISERROR(VLOOKUP([.A39];[.$C$2:.$D$221];1;FALSE()))" office:value-type="boolean" office:boolean-value="true">
            <text:p>VERDADERO</text:p>
          </table:table-cell>
          <table:table-cell table:formula="of:=ISERROR(VLOOKUP([.C3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nextSibling</text:p>
          </table:table-cell>
          <table:table-cell table:formula="of:=IF(LEFT([.A40];2)=&quot;on&quot;;TRUE();FALSE())" office:value-type="boolean" office:boolean-value="false">
            <text:p>FALSO</text:p>
          </table:table-cell>
          <table:table-cell table:style-name="ce4" office:value-type="string">
            <text:p>createNodeIterator</text:p>
          </table:table-cell>
          <table:table-cell table:formula="of:=IF(LEFT([.C40];2)=&quot;on&quot;;TRUE();FALSE())" office:value-type="boolean" office:boolean-value="false">
            <text:p>FALSO</text:p>
          </table:table-cell>
          <table:table-cell table:formula="of:=VLOOKUP([.A40];[.$C$2:.$D$221];1;FALSE())" office:value-type="string" office:string-value="nextSibling">
            <text:p>nextSibling</text:p>
          </table:table-cell>
          <table:table-cell table:formula="of:=ISERROR(VLOOKUP([.A40];[.$C$2:.$D$221];1;FALSE()))" office:value-type="boolean" office:boolean-value="false">
            <text:p>FALSO</text:p>
          </table:table-cell>
          <table:table-cell table:formula="of:=ISERROR(VLOOKUP([.C4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nodeName</text:p>
          </table:table-cell>
          <table:table-cell table:formula="of:=IF(LEFT([.A41];2)=&quot;on&quot;;TRUE();FALSE())" office:value-type="boolean" office:boolean-value="false">
            <text:p>FALSO</text:p>
          </table:table-cell>
          <table:table-cell table:style-name="ce4" office:value-type="string">
            <text:p>createNSResolver</text:p>
          </table:table-cell>
          <table:table-cell table:formula="of:=IF(LEFT([.C41];2)=&quot;on&quot;;TRUE();FALSE())" office:value-type="boolean" office:boolean-value="false">
            <text:p>FALSO</text:p>
          </table:table-cell>
          <table:table-cell table:formula="of:=VLOOKUP([.A41];[.$C$2:.$D$221];1;FALSE())" office:value-type="string" office:string-value="nodeName">
            <text:p>nodeName</text:p>
          </table:table-cell>
          <table:table-cell table:formula="of:=ISERROR(VLOOKUP([.A41];[.$C$2:.$D$221];1;FALSE()))" office:value-type="boolean" office:boolean-value="false">
            <text:p>FALSO</text:p>
          </table:table-cell>
          <table:table-cell table:formula="of:=ISERROR(VLOOKUP([.C4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nodeType</text:p>
          </table:table-cell>
          <table:table-cell table:formula="of:=IF(LEFT([.A42];2)=&quot;on&quot;;TRUE();FALSE())" office:value-type="boolean" office:boolean-value="false">
            <text:p>FALSO</text:p>
          </table:table-cell>
          <table:table-cell table:style-name="ce4" office:value-type="string">
            <text:p>createProcessingInstruction</text:p>
          </table:table-cell>
          <table:table-cell table:formula="of:=IF(LEFT([.C42];2)=&quot;on&quot;;TRUE();FALSE())" office:value-type="boolean" office:boolean-value="false">
            <text:p>FALSO</text:p>
          </table:table-cell>
          <table:table-cell table:formula="of:=VLOOKUP([.A42];[.$C$2:.$D$221];1;FALSE())" office:value-type="string" office:string-value="nodeType">
            <text:p>nodeType</text:p>
          </table:table-cell>
          <table:table-cell table:formula="of:=ISERROR(VLOOKUP([.A42];[.$C$2:.$D$221];1;FALSE()))" office:value-type="boolean" office:boolean-value="false">
            <text:p>FALSO</text:p>
          </table:table-cell>
          <table:table-cell table:formula="of:=ISERROR(VLOOKUP([.C4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nodeValue</text:p>
          </table:table-cell>
          <table:table-cell table:formula="of:=IF(LEFT([.A43];2)=&quot;on&quot;;TRUE();FALSE())" office:value-type="boolean" office:boolean-value="false">
            <text:p>FALSO</text:p>
          </table:table-cell>
          <table:table-cell table:style-name="ce4" office:value-type="string">
            <text:p>createRange</text:p>
          </table:table-cell>
          <table:table-cell table:formula="of:=IF(LEFT([.C43];2)=&quot;on&quot;;TRUE();FALSE())" office:value-type="boolean" office:boolean-value="false">
            <text:p>FALSO</text:p>
          </table:table-cell>
          <table:table-cell table:formula="of:=VLOOKUP([.A43];[.$C$2:.$D$221];1;FALSE())" office:value-type="string" office:string-value="nodeValue">
            <text:p>nodeValue</text:p>
          </table:table-cell>
          <table:table-cell table:formula="of:=ISERROR(VLOOKUP([.A43];[.$C$2:.$D$221];1;FALSE()))" office:value-type="boolean" office:boolean-value="false">
            <text:p>FALSO</text:p>
          </table:table-cell>
          <table:table-cell table:formula="of:=ISERROR(VLOOKUP([.C4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activate</text:p>
          </table:table-cell>
          <table:table-cell table:formula="of:=IF(LEFT([.A44];2)=&quot;on&quot;;TRUE();FALSE())" office:value-type="boolean" office:boolean-value="true">
            <text:p>VERDADERO</text:p>
          </table:table-cell>
          <table:table-cell table:style-name="ce4" office:value-type="string">
            <text:p>createTextNode</text:p>
          </table:table-cell>
          <table:table-cell table:formula="of:=IF(LEFT([.C44];2)=&quot;on&quot;;TRUE();FALSE())" office:value-type="boolean" office:boolean-value="false">
            <text:p>FALSO</text:p>
          </table:table-cell>
          <table:table-cell table:formula="of:=VLOOKUP([.A44];[.$C$2:.$D$221];1;FALSE())" office:value-type="float" office:value="0">
            <text:p>#N/D</text:p>
          </table:table-cell>
          <table:table-cell table:formula="of:=ISERROR(VLOOKUP([.A44];[.$C$2:.$D$221];1;FALSE()))" office:value-type="boolean" office:boolean-value="true">
            <text:p>VERDADERO</text:p>
          </table:table-cell>
          <table:table-cell table:formula="of:=ISERROR(VLOOKUP([.C4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afterupdate</text:p>
          </table:table-cell>
          <table:table-cell table:formula="of:=IF(LEFT([.A45];2)=&quot;on&quot;;TRUE();FALSE())" office:value-type="boolean" office:boolean-value="true">
            <text:p>VERDADERO</text:p>
          </table:table-cell>
          <table:table-cell table:style-name="ce4" office:value-type="string">
            <text:p>createTreeWalker</text:p>
          </table:table-cell>
          <table:table-cell table:formula="of:=IF(LEFT([.C45];2)=&quot;on&quot;;TRUE();FALSE())" office:value-type="boolean" office:boolean-value="false">
            <text:p>FALSO</text:p>
          </table:table-cell>
          <table:table-cell table:formula="of:=VLOOKUP([.A45];[.$C$2:.$D$221];1;FALSE())" office:value-type="float" office:value="0">
            <text:p>#N/D</text:p>
          </table:table-cell>
          <table:table-cell table:formula="of:=ISERROR(VLOOKUP([.A45];[.$C$2:.$D$221];1;FALSE()))" office:value-type="boolean" office:boolean-value="true">
            <text:p>VERDADERO</text:p>
          </table:table-cell>
          <table:table-cell table:formula="of:=ISERROR(VLOOKUP([.C4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beforeactivate</text:p>
          </table:table-cell>
          <table:table-cell table:formula="of:=IF(LEFT([.A46];2)=&quot;on&quot;;TRUE();FALSE())" office:value-type="boolean" office:boolean-value="true">
            <text:p>VERDADERO</text:p>
          </table:table-cell>
          <table:table-cell table:style-name="ce4" office:value-type="string">
            <text:p>currentScript</text:p>
          </table:table-cell>
          <table:table-cell table:formula="of:=IF(LEFT([.C46];2)=&quot;on&quot;;TRUE();FALSE())" office:value-type="boolean" office:boolean-value="false">
            <text:p>FALSO</text:p>
          </table:table-cell>
          <table:table-cell table:formula="of:=VLOOKUP([.A46];[.$C$2:.$D$221];1;FALSE())" office:value-type="float" office:value="0">
            <text:p>#N/D</text:p>
          </table:table-cell>
          <table:table-cell table:formula="of:=ISERROR(VLOOKUP([.A46];[.$C$2:.$D$221];1;FALSE()))" office:value-type="boolean" office:boolean-value="true">
            <text:p>VERDADERO</text:p>
          </table:table-cell>
          <table:table-cell table:formula="of:=ISERROR(VLOOKUP([.C4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beforedeactivate</text:p>
          </table:table-cell>
          <table:table-cell table:formula="of:=IF(LEFT([.A47];2)=&quot;on&quot;;TRUE();FALSE())" office:value-type="boolean" office:boolean-value="true">
            <text:p>VERDADERO</text:p>
          </table:table-cell>
          <table:table-cell table:style-name="ce4" office:value-type="string">
            <text:p>defaultView</text:p>
          </table:table-cell>
          <table:table-cell table:formula="of:=IF(LEFT([.C47];2)=&quot;on&quot;;TRUE();FALSE())" office:value-type="boolean" office:boolean-value="false">
            <text:p>FALSO</text:p>
          </table:table-cell>
          <table:table-cell table:formula="of:=VLOOKUP([.A47];[.$C$2:.$D$221];1;FALSE())" office:value-type="float" office:value="0">
            <text:p>#N/D</text:p>
          </table:table-cell>
          <table:table-cell table:formula="of:=ISERROR(VLOOKUP([.A47];[.$C$2:.$D$221];1;FALSE()))" office:value-type="boolean" office:boolean-value="true">
            <text:p>VERDADERO</text:p>
          </table:table-cell>
          <table:table-cell table:formula="of:=ISERROR(VLOOKUP([.C4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beforeeditfocus</text:p>
          </table:table-cell>
          <table:table-cell table:formula="of:=IF(LEFT([.A48];2)=&quot;on&quot;;TRUE();FALSE())" office:value-type="boolean" office:boolean-value="true">
            <text:p>VERDADERO</text:p>
          </table:table-cell>
          <table:table-cell table:style-name="ce4" office:value-type="string">
            <text:p>designMode</text:p>
          </table:table-cell>
          <table:table-cell table:formula="of:=IF(LEFT([.C48];2)=&quot;on&quot;;TRUE();FALSE())" office:value-type="boolean" office:boolean-value="false">
            <text:p>FALSO</text:p>
          </table:table-cell>
          <table:table-cell table:formula="of:=VLOOKUP([.A48];[.$C$2:.$D$221];1;FALSE())" office:value-type="float" office:value="0">
            <text:p>#N/D</text:p>
          </table:table-cell>
          <table:table-cell table:formula="of:=ISERROR(VLOOKUP([.A48];[.$C$2:.$D$221];1;FALSE()))" office:value-type="boolean" office:boolean-value="true">
            <text:p>VERDADERO</text:p>
          </table:table-cell>
          <table:table-cell table:formula="of:=ISERROR(VLOOKUP([.C4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beforeupdate</text:p>
          </table:table-cell>
          <table:table-cell table:formula="of:=IF(LEFT([.A49];2)=&quot;on&quot;;TRUE();FALSE())" office:value-type="boolean" office:boolean-value="true">
            <text:p>VERDADERO</text:p>
          </table:table-cell>
          <table:table-cell table:style-name="ce4" office:value-type="string">
            <text:p>dir</text:p>
          </table:table-cell>
          <table:table-cell table:formula="of:=IF(LEFT([.C49];2)=&quot;on&quot;;TRUE();FALSE())" office:value-type="boolean" office:boolean-value="false">
            <text:p>FALSO</text:p>
          </table:table-cell>
          <table:table-cell table:formula="of:=VLOOKUP([.A49];[.$C$2:.$D$221];1;FALSE())" office:value-type="float" office:value="0">
            <text:p>#N/D</text:p>
          </table:table-cell>
          <table:table-cell table:formula="of:=ISERROR(VLOOKUP([.A49];[.$C$2:.$D$221];1;FALSE()))" office:value-type="boolean" office:boolean-value="true">
            <text:p>VERDADERO</text:p>
          </table:table-cell>
          <table:table-cell table:formula="of:=ISERROR(VLOOKUP([.C4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cellchange</text:p>
          </table:table-cell>
          <table:table-cell table:formula="of:=IF(LEFT([.A50];2)=&quot;on&quot;;TRUE();FALSE())" office:value-type="boolean" office:boolean-value="true">
            <text:p>VERDADERO</text:p>
          </table:table-cell>
          <table:table-cell table:style-name="ce4" office:value-type="string">
            <text:p>dispatchEvent</text:p>
          </table:table-cell>
          <table:table-cell table:formula="of:=IF(LEFT([.C50];2)=&quot;on&quot;;TRUE();FALSE())" office:value-type="boolean" office:boolean-value="false">
            <text:p>FALSO</text:p>
          </table:table-cell>
          <table:table-cell table:formula="of:=VLOOKUP([.A50];[.$C$2:.$D$221];1;FALSE())" office:value-type="float" office:value="0">
            <text:p>#N/D</text:p>
          </table:table-cell>
          <table:table-cell table:formula="of:=ISERROR(VLOOKUP([.A50];[.$C$2:.$D$221];1;FALSE()))" office:value-type="boolean" office:boolean-value="true">
            <text:p>VERDADERO</text:p>
          </table:table-cell>
          <table:table-cell table:formula="of:=ISERROR(VLOOKUP([.C5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click</text:p>
          </table:table-cell>
          <table:table-cell table:formula="of:=IF(LEFT([.A51];2)=&quot;on&quot;;TRUE();FALSE())" office:value-type="boolean" office:boolean-value="true">
            <text:p>VERDADERO</text:p>
          </table:table-cell>
          <table:table-cell table:style-name="ce4" office:value-type="string">
            <text:p>doctype</text:p>
          </table:table-cell>
          <table:table-cell table:formula="of:=IF(LEFT([.C51];2)=&quot;on&quot;;TRUE();FALSE())" office:value-type="boolean" office:boolean-value="false">
            <text:p>FALSO</text:p>
          </table:table-cell>
          <table:table-cell table:formula="of:=VLOOKUP([.A51];[.$C$2:.$D$221];1;FALSE())" office:value-type="string" office:string-value="onclick">
            <text:p>onclick</text:p>
          </table:table-cell>
          <table:table-cell table:formula="of:=ISERROR(VLOOKUP([.A51];[.$C$2:.$D$221];1;FALSE()))" office:value-type="boolean" office:boolean-value="false">
            <text:p>FALSO</text:p>
          </table:table-cell>
          <table:table-cell table:formula="of:=ISERROR(VLOOKUP([.C51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contextmenu</text:p>
          </table:table-cell>
          <table:table-cell table:formula="of:=IF(LEFT([.A52];2)=&quot;on&quot;;TRUE();FALSE())" office:value-type="boolean" office:boolean-value="true">
            <text:p>VERDADERO</text:p>
          </table:table-cell>
          <table:table-cell table:style-name="ce4" office:value-type="string">
            <text:p>DOCUMENT_FRAGMENT_NODE</text:p>
          </table:table-cell>
          <table:table-cell table:formula="of:=IF(LEFT([.C52];2)=&quot;on&quot;;TRUE();FALSE())" office:value-type="boolean" office:boolean-value="false">
            <text:p>FALSO</text:p>
          </table:table-cell>
          <table:table-cell table:formula="of:=VLOOKUP([.A52];[.$C$2:.$D$221];1;FALSE())" office:value-type="string" office:string-value="oncontextmenu">
            <text:p>oncontextmenu</text:p>
          </table:table-cell>
          <table:table-cell table:formula="of:=ISERROR(VLOOKUP([.A52];[.$C$2:.$D$221];1;FALSE()))" office:value-type="boolean" office:boolean-value="false">
            <text:p>FALSO</text:p>
          </table:table-cell>
          <table:table-cell table:formula="of:=ISERROR(VLOOKUP([.C5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controlselect</text:p>
          </table:table-cell>
          <table:table-cell table:formula="of:=IF(LEFT([.A53];2)=&quot;on&quot;;TRUE();FALSE())" office:value-type="boolean" office:boolean-value="true">
            <text:p>VERDADERO</text:p>
          </table:table-cell>
          <table:table-cell table:style-name="ce4" office:value-type="string">
            <text:p>DOCUMENT_NODE</text:p>
          </table:table-cell>
          <table:table-cell table:formula="of:=IF(LEFT([.C53];2)=&quot;on&quot;;TRUE();FALSE())" office:value-type="boolean" office:boolean-value="false">
            <text:p>FALSO</text:p>
          </table:table-cell>
          <table:table-cell table:formula="of:=VLOOKUP([.A53];[.$C$2:.$D$221];1;FALSE())" office:value-type="float" office:value="0">
            <text:p>#N/D</text:p>
          </table:table-cell>
          <table:table-cell table:formula="of:=ISERROR(VLOOKUP([.A53];[.$C$2:.$D$221];1;FALSE()))" office:value-type="boolean" office:boolean-value="true">
            <text:p>VERDADERO</text:p>
          </table:table-cell>
          <table:table-cell table:formula="of:=ISERROR(VLOOKUP([.C5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dataavailable</text:p>
          </table:table-cell>
          <table:table-cell table:formula="of:=IF(LEFT([.A54];2)=&quot;on&quot;;TRUE();FALSE())" office:value-type="boolean" office:boolean-value="true">
            <text:p>VERDADERO</text:p>
          </table:table-cell>
          <table:table-cell table:style-name="ce4" office:value-type="string">
            <text:p>DOCUMENT_POSITION_CONTAINED_BY</text:p>
          </table:table-cell>
          <table:table-cell table:formula="of:=IF(LEFT([.C54];2)=&quot;on&quot;;TRUE();FALSE())" office:value-type="boolean" office:boolean-value="false">
            <text:p>FALSO</text:p>
          </table:table-cell>
          <table:table-cell table:formula="of:=VLOOKUP([.A54];[.$C$2:.$D$221];1;FALSE())" office:value-type="float" office:value="0">
            <text:p>#N/D</text:p>
          </table:table-cell>
          <table:table-cell table:formula="of:=ISERROR(VLOOKUP([.A54];[.$C$2:.$D$221];1;FALSE()))" office:value-type="boolean" office:boolean-value="true">
            <text:p>VERDADERO</text:p>
          </table:table-cell>
          <table:table-cell table:formula="of:=ISERROR(VLOOKUP([.C5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datasetchanged</text:p>
          </table:table-cell>
          <table:table-cell table:formula="of:=IF(LEFT([.A55];2)=&quot;on&quot;;TRUE();FALSE())" office:value-type="boolean" office:boolean-value="true">
            <text:p>VERDADERO</text:p>
          </table:table-cell>
          <table:table-cell table:style-name="ce4" office:value-type="string">
            <text:p>DOCUMENT_POSITION_CONTAINS</text:p>
          </table:table-cell>
          <table:table-cell table:formula="of:=IF(LEFT([.C55];2)=&quot;on&quot;;TRUE();FALSE())" office:value-type="boolean" office:boolean-value="false">
            <text:p>FALSO</text:p>
          </table:table-cell>
          <table:table-cell table:formula="of:=VLOOKUP([.A55];[.$C$2:.$D$221];1;FALSE())" office:value-type="float" office:value="0">
            <text:p>#N/D</text:p>
          </table:table-cell>
          <table:table-cell table:formula="of:=ISERROR(VLOOKUP([.A55];[.$C$2:.$D$221];1;FALSE()))" office:value-type="boolean" office:boolean-value="true">
            <text:p>VERDADERO</text:p>
          </table:table-cell>
          <table:table-cell table:formula="of:=ISERROR(VLOOKUP([.C5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datasetcomplete</text:p>
          </table:table-cell>
          <table:table-cell table:formula="of:=IF(LEFT([.A56];2)=&quot;on&quot;;TRUE();FALSE())" office:value-type="boolean" office:boolean-value="true">
            <text:p>VERDADERO</text:p>
          </table:table-cell>
          <table:table-cell table:style-name="ce4" office:value-type="string">
            <text:p>DOCUMENT_POSITION_DISCONNECTED</text:p>
          </table:table-cell>
          <table:table-cell table:formula="of:=IF(LEFT([.C56];2)=&quot;on&quot;;TRUE();FALSE())" office:value-type="boolean" office:boolean-value="false">
            <text:p>FALSO</text:p>
          </table:table-cell>
          <table:table-cell table:formula="of:=VLOOKUP([.A56];[.$C$2:.$D$221];1;FALSE())" office:value-type="float" office:value="0">
            <text:p>#N/D</text:p>
          </table:table-cell>
          <table:table-cell table:formula="of:=ISERROR(VLOOKUP([.A56];[.$C$2:.$D$221];1;FALSE()))" office:value-type="boolean" office:boolean-value="true">
            <text:p>VERDADERO</text:p>
          </table:table-cell>
          <table:table-cell table:formula="of:=ISERROR(VLOOKUP([.C5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dblclick</text:p>
          </table:table-cell>
          <table:table-cell table:formula="of:=IF(LEFT([.A57];2)=&quot;on&quot;;TRUE();FALSE())" office:value-type="boolean" office:boolean-value="true">
            <text:p>VERDADERO</text:p>
          </table:table-cell>
          <table:table-cell table:style-name="ce4" office:value-type="string">
            <text:p>DOCUMENT_POSITION_FOLLOWING</text:p>
          </table:table-cell>
          <table:table-cell table:formula="of:=IF(LEFT([.C57];2)=&quot;on&quot;;TRUE();FALSE())" office:value-type="boolean" office:boolean-value="false">
            <text:p>FALSO</text:p>
          </table:table-cell>
          <table:table-cell table:formula="of:=VLOOKUP([.A57];[.$C$2:.$D$221];1;FALSE())" office:value-type="string" office:string-value="ondblclick">
            <text:p>ondblclick</text:p>
          </table:table-cell>
          <table:table-cell table:formula="of:=ISERROR(VLOOKUP([.A57];[.$C$2:.$D$221];1;FALSE()))" office:value-type="boolean" office:boolean-value="false">
            <text:p>FALSO</text:p>
          </table:table-cell>
          <table:table-cell table:formula="of:=ISERROR(VLOOKUP([.C5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deactivate</text:p>
          </table:table-cell>
          <table:table-cell table:formula="of:=IF(LEFT([.A58];2)=&quot;on&quot;;TRUE();FALSE())" office:value-type="boolean" office:boolean-value="true">
            <text:p>VERDADERO</text:p>
          </table:table-cell>
          <table:table-cell table:style-name="ce4" office:value-type="string">
            <text:p>DOCUMENT_POSITION_IMPLEMENTATION_SPECIFIC</text:p>
          </table:table-cell>
          <table:table-cell table:formula="of:=IF(LEFT([.C58];2)=&quot;on&quot;;TRUE();FALSE())" office:value-type="boolean" office:boolean-value="false">
            <text:p>FALSO</text:p>
          </table:table-cell>
          <table:table-cell table:formula="of:=VLOOKUP([.A58];[.$C$2:.$D$221];1;FALSE())" office:value-type="float" office:value="0">
            <text:p>#N/D</text:p>
          </table:table-cell>
          <table:table-cell table:formula="of:=ISERROR(VLOOKUP([.A58];[.$C$2:.$D$221];1;FALSE()))" office:value-type="boolean" office:boolean-value="true">
            <text:p>VERDADERO</text:p>
          </table:table-cell>
          <table:table-cell table:formula="of:=ISERROR(VLOOKUP([.C5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dragstart</text:p>
          </table:table-cell>
          <table:table-cell table:formula="of:=IF(LEFT([.A59];2)=&quot;on&quot;;TRUE();FALSE())" office:value-type="boolean" office:boolean-value="true">
            <text:p>VERDADERO</text:p>
          </table:table-cell>
          <table:table-cell table:style-name="ce4" office:value-type="string">
            <text:p>DOCUMENT_POSITION_PRECEDING</text:p>
          </table:table-cell>
          <table:table-cell table:formula="of:=IF(LEFT([.C59];2)=&quot;on&quot;;TRUE();FALSE())" office:value-type="boolean" office:boolean-value="false">
            <text:p>FALSO</text:p>
          </table:table-cell>
          <table:table-cell table:formula="of:=VLOOKUP([.A59];[.$C$2:.$D$221];1;FALSE())" office:value-type="string" office:string-value="ondragstart">
            <text:p>ondragstart</text:p>
          </table:table-cell>
          <table:table-cell table:formula="of:=ISERROR(VLOOKUP([.A59];[.$C$2:.$D$221];1;FALSE()))" office:value-type="boolean" office:boolean-value="false">
            <text:p>FALSO</text:p>
          </table:table-cell>
          <table:table-cell table:formula="of:=ISERROR(VLOOKUP([.C5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errorupdate</text:p>
          </table:table-cell>
          <table:table-cell table:formula="of:=IF(LEFT([.A60];2)=&quot;on&quot;;TRUE();FALSE())" office:value-type="boolean" office:boolean-value="true">
            <text:p>VERDADERO</text:p>
          </table:table-cell>
          <table:table-cell table:style-name="ce4" office:value-type="string">
            <text:p>DOCUMENT_TYPE_NODE</text:p>
          </table:table-cell>
          <table:table-cell table:formula="of:=IF(LEFT([.C60];2)=&quot;on&quot;;TRUE();FALSE())" office:value-type="boolean" office:boolean-value="false">
            <text:p>FALSO</text:p>
          </table:table-cell>
          <table:table-cell table:formula="of:=VLOOKUP([.A60];[.$C$2:.$D$221];1;FALSE())" office:value-type="float" office:value="0">
            <text:p>#N/D</text:p>
          </table:table-cell>
          <table:table-cell table:formula="of:=ISERROR(VLOOKUP([.A60];[.$C$2:.$D$221];1;FALSE()))" office:value-type="boolean" office:boolean-value="true">
            <text:p>VERDADERO</text:p>
          </table:table-cell>
          <table:table-cell table:formula="of:=ISERROR(VLOOKUP([.C6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focusin</text:p>
          </table:table-cell>
          <table:table-cell table:formula="of:=IF(LEFT([.A61];2)=&quot;on&quot;;TRUE();FALSE())" office:value-type="boolean" office:boolean-value="true">
            <text:p>VERDADERO</text:p>
          </table:table-cell>
          <table:table-cell table:style-name="ce4" office:value-type="string">
            <text:p>documentElement</text:p>
          </table:table-cell>
          <table:table-cell table:formula="of:=IF(LEFT([.C61];2)=&quot;on&quot;;TRUE();FALSE())" office:value-type="boolean" office:boolean-value="false">
            <text:p>FALSO</text:p>
          </table:table-cell>
          <table:table-cell table:formula="of:=VLOOKUP([.A61];[.$C$2:.$D$221];1;FALSE())" office:value-type="float" office:value="0">
            <text:p>#N/D</text:p>
          </table:table-cell>
          <table:table-cell table:formula="of:=ISERROR(VLOOKUP([.A61];[.$C$2:.$D$221];1;FALSE()))" office:value-type="boolean" office:boolean-value="true">
            <text:p>VERDADERO</text:p>
          </table:table-cell>
          <table:table-cell table:formula="of:=ISERROR(VLOOKUP([.C61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focusout</text:p>
          </table:table-cell>
          <table:table-cell table:formula="of:=IF(LEFT([.A62];2)=&quot;on&quot;;TRUE();FALSE())" office:value-type="boolean" office:boolean-value="true">
            <text:p>VERDADERO</text:p>
          </table:table-cell>
          <table:table-cell table:style-name="ce4" office:value-type="string">
            <text:p>documentURI</text:p>
          </table:table-cell>
          <table:table-cell table:formula="of:=IF(LEFT([.C62];2)=&quot;on&quot;;TRUE();FALSE())" office:value-type="boolean" office:boolean-value="false">
            <text:p>FALSO</text:p>
          </table:table-cell>
          <table:table-cell table:formula="of:=VLOOKUP([.A62];[.$C$2:.$D$221];1;FALSE())" office:value-type="float" office:value="0">
            <text:p>#N/D</text:p>
          </table:table-cell>
          <table:table-cell table:formula="of:=ISERROR(VLOOKUP([.A62];[.$C$2:.$D$221];1;FALSE()))" office:value-type="boolean" office:boolean-value="true">
            <text:p>VERDADERO</text:p>
          </table:table-cell>
          <table:table-cell table:formula="of:=ISERROR(VLOOKUP([.C6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help</text:p>
          </table:table-cell>
          <table:table-cell table:formula="of:=IF(LEFT([.A63];2)=&quot;on&quot;;TRUE();FALSE())" office:value-type="boolean" office:boolean-value="true">
            <text:p>VERDADERO</text:p>
          </table:table-cell>
          <table:table-cell table:style-name="ce4" office:value-type="string">
            <text:p>domain</text:p>
          </table:table-cell>
          <table:table-cell table:formula="of:=IF(LEFT([.C63];2)=&quot;on&quot;;TRUE();FALSE())" office:value-type="boolean" office:boolean-value="false">
            <text:p>FALSO</text:p>
          </table:table-cell>
          <table:table-cell table:formula="of:=VLOOKUP([.A63];[.$C$2:.$D$221];1;FALSE())" office:value-type="float" office:value="0">
            <text:p>#N/D</text:p>
          </table:table-cell>
          <table:table-cell table:formula="of:=ISERROR(VLOOKUP([.A63];[.$C$2:.$D$221];1;FALSE()))" office:value-type="boolean" office:boolean-value="true">
            <text:p>VERDADERO</text:p>
          </table:table-cell>
          <table:table-cell table:formula="of:=ISERROR(VLOOKUP([.C63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keydown</text:p>
          </table:table-cell>
          <table:table-cell table:formula="of:=IF(LEFT([.A64];2)=&quot;on&quot;;TRUE();FALSE())" office:value-type="boolean" office:boolean-value="true">
            <text:p>VERDADERO</text:p>
          </table:table-cell>
          <table:table-cell table:style-name="ce4" office:value-type="string">
            <text:p>ELEMENT_NODE</text:p>
          </table:table-cell>
          <table:table-cell table:formula="of:=IF(LEFT([.C64];2)=&quot;on&quot;;TRUE();FALSE())" office:value-type="boolean" office:boolean-value="false">
            <text:p>FALSO</text:p>
          </table:table-cell>
          <table:table-cell table:formula="of:=VLOOKUP([.A64];[.$C$2:.$D$221];1;FALSE())" office:value-type="string" office:string-value="onkeydown">
            <text:p>onkeydown</text:p>
          </table:table-cell>
          <table:table-cell table:formula="of:=ISERROR(VLOOKUP([.A64];[.$C$2:.$D$221];1;FALSE()))" office:value-type="boolean" office:boolean-value="false">
            <text:p>FALSO</text:p>
          </table:table-cell>
          <table:table-cell table:formula="of:=ISERROR(VLOOKUP([.C6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keypress</text:p>
          </table:table-cell>
          <table:table-cell table:formula="of:=IF(LEFT([.A65];2)=&quot;on&quot;;TRUE();FALSE())" office:value-type="boolean" office:boolean-value="true">
            <text:p>VERDADERO</text:p>
          </table:table-cell>
          <table:table-cell table:style-name="ce4" office:value-type="string">
            <text:p>elementFromPoint</text:p>
          </table:table-cell>
          <table:table-cell table:formula="of:=IF(LEFT([.C65];2)=&quot;on&quot;;TRUE();FALSE())" office:value-type="boolean" office:boolean-value="false">
            <text:p>FALSO</text:p>
          </table:table-cell>
          <table:table-cell table:formula="of:=VLOOKUP([.A65];[.$C$2:.$D$221];1;FALSE())" office:value-type="string" office:string-value="onkeypress">
            <text:p>onkeypress</text:p>
          </table:table-cell>
          <table:table-cell table:formula="of:=ISERROR(VLOOKUP([.A65];[.$C$2:.$D$221];1;FALSE()))" office:value-type="boolean" office:boolean-value="false">
            <text:p>FALSO</text:p>
          </table:table-cell>
          <table:table-cell table:formula="of:=ISERROR(VLOOKUP([.C6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keyup</text:p>
          </table:table-cell>
          <table:table-cell table:formula="of:=IF(LEFT([.A66];2)=&quot;on&quot;;TRUE();FALSE())" office:value-type="boolean" office:boolean-value="true">
            <text:p>VERDADERO</text:p>
          </table:table-cell>
          <table:table-cell table:style-name="ce4" office:value-type="string">
            <text:p>elementsFromPoint</text:p>
          </table:table-cell>
          <table:table-cell table:formula="of:=IF(LEFT([.C66];2)=&quot;on&quot;;TRUE();FALSE())" office:value-type="boolean" office:boolean-value="false">
            <text:p>FALSO</text:p>
          </table:table-cell>
          <table:table-cell table:formula="of:=VLOOKUP([.A66];[.$C$2:.$D$221];1;FALSE())" office:value-type="string" office:string-value="onkeyup">
            <text:p>onkeyup</text:p>
          </table:table-cell>
          <table:table-cell table:formula="of:=ISERROR(VLOOKUP([.A66];[.$C$2:.$D$221];1;FALSE()))" office:value-type="boolean" office:boolean-value="false">
            <text:p>FALSO</text:p>
          </table:table-cell>
          <table:table-cell table:formula="of:=ISERROR(VLOOKUP([.C6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mousedown</text:p>
          </table:table-cell>
          <table:table-cell table:formula="of:=IF(LEFT([.A67];2)=&quot;on&quot;;TRUE();FALSE())" office:value-type="boolean" office:boolean-value="true">
            <text:p>VERDADERO</text:p>
          </table:table-cell>
          <table:table-cell table:style-name="ce4" office:value-type="string">
            <text:p>embeds</text:p>
          </table:table-cell>
          <table:table-cell table:formula="of:=IF(LEFT([.C67];2)=&quot;on&quot;;TRUE();FALSE())" office:value-type="boolean" office:boolean-value="false">
            <text:p>FALSO</text:p>
          </table:table-cell>
          <table:table-cell table:formula="of:=VLOOKUP([.A67];[.$C$2:.$D$221];1;FALSE())" office:value-type="string" office:string-value="onmousedown">
            <text:p>onmousedown</text:p>
          </table:table-cell>
          <table:table-cell table:formula="of:=ISERROR(VLOOKUP([.A67];[.$C$2:.$D$221];1;FALSE()))" office:value-type="boolean" office:boolean-value="false">
            <text:p>FALSO</text:p>
          </table:table-cell>
          <table:table-cell table:formula="of:=ISERROR(VLOOKUP([.C67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mousemove</text:p>
          </table:table-cell>
          <table:table-cell table:formula="of:=IF(LEFT([.A68];2)=&quot;on&quot;;TRUE();FALSE())" office:value-type="boolean" office:boolean-value="true">
            <text:p>VERDADERO</text:p>
          </table:table-cell>
          <table:table-cell table:style-name="ce4" office:value-type="string">
            <text:p>enableStyleSheetsForSet</text:p>
          </table:table-cell>
          <table:table-cell table:formula="of:=IF(LEFT([.C68];2)=&quot;on&quot;;TRUE();FALSE())" office:value-type="boolean" office:boolean-value="false">
            <text:p>FALSO</text:p>
          </table:table-cell>
          <table:table-cell table:formula="of:=VLOOKUP([.A68];[.$C$2:.$D$221];1;FALSE())" office:value-type="string" office:string-value="onmousemove">
            <text:p>onmousemove</text:p>
          </table:table-cell>
          <table:table-cell table:formula="of:=ISERROR(VLOOKUP([.A68];[.$C$2:.$D$221];1;FALSE()))" office:value-type="boolean" office:boolean-value="false">
            <text:p>FALSO</text:p>
          </table:table-cell>
          <table:table-cell table:formula="of:=ISERROR(VLOOKUP([.C6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mouseout</text:p>
          </table:table-cell>
          <table:table-cell table:formula="of:=IF(LEFT([.A69];2)=&quot;on&quot;;TRUE();FALSE())" office:value-type="boolean" office:boolean-value="true">
            <text:p>VERDADERO</text:p>
          </table:table-cell>
          <table:table-cell table:style-name="ce4" office:value-type="string">
            <text:p>ENTITY_NODE</text:p>
          </table:table-cell>
          <table:table-cell table:formula="of:=IF(LEFT([.C69];2)=&quot;on&quot;;TRUE();FALSE())" office:value-type="boolean" office:boolean-value="false">
            <text:p>FALSO</text:p>
          </table:table-cell>
          <table:table-cell table:formula="of:=VLOOKUP([.A69];[.$C$2:.$D$221];1;FALSE())" office:value-type="string" office:string-value="onmouseout">
            <text:p>onmouseout</text:p>
          </table:table-cell>
          <table:table-cell table:formula="of:=ISERROR(VLOOKUP([.A69];[.$C$2:.$D$221];1;FALSE()))" office:value-type="boolean" office:boolean-value="false">
            <text:p>FALSO</text:p>
          </table:table-cell>
          <table:table-cell table:formula="of:=ISERROR(VLOOKUP([.C6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mouseover</text:p>
          </table:table-cell>
          <table:table-cell table:formula="of:=IF(LEFT([.A70];2)=&quot;on&quot;;TRUE();FALSE())" office:value-type="boolean" office:boolean-value="true">
            <text:p>VERDADERO</text:p>
          </table:table-cell>
          <table:table-cell table:style-name="ce4" office:value-type="string">
            <text:p>ENTITY_REFERENCE_NODE</text:p>
          </table:table-cell>
          <table:table-cell table:formula="of:=IF(LEFT([.C70];2)=&quot;on&quot;;TRUE();FALSE())" office:value-type="boolean" office:boolean-value="false">
            <text:p>FALSO</text:p>
          </table:table-cell>
          <table:table-cell table:formula="of:=VLOOKUP([.A70];[.$C$2:.$D$221];1;FALSE())" office:value-type="string" office:string-value="onmouseover">
            <text:p>onmouseover</text:p>
          </table:table-cell>
          <table:table-cell table:formula="of:=ISERROR(VLOOKUP([.A70];[.$C$2:.$D$221];1;FALSE()))" office:value-type="boolean" office:boolean-value="false">
            <text:p>FALSO</text:p>
          </table:table-cell>
          <table:table-cell table:formula="of:=ISERROR(VLOOKUP([.C7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mouseup</text:p>
          </table:table-cell>
          <table:table-cell table:formula="of:=IF(LEFT([.A71];2)=&quot;on&quot;;TRUE();FALSE())" office:value-type="boolean" office:boolean-value="true">
            <text:p>VERDADERO</text:p>
          </table:table-cell>
          <table:table-cell table:style-name="ce4" office:value-type="string">
            <text:p>evaluate</text:p>
          </table:table-cell>
          <table:table-cell table:formula="of:=IF(LEFT([.C71];2)=&quot;on&quot;;TRUE();FALSE())" office:value-type="boolean" office:boolean-value="false">
            <text:p>FALSO</text:p>
          </table:table-cell>
          <table:table-cell table:formula="of:=VLOOKUP([.A71];[.$C$2:.$D$221];1;FALSE())" office:value-type="string" office:string-value="onmouseup">
            <text:p>onmouseup</text:p>
          </table:table-cell>
          <table:table-cell table:formula="of:=ISERROR(VLOOKUP([.A71];[.$C$2:.$D$221];1;FALSE()))" office:value-type="boolean" office:boolean-value="false">
            <text:p>FALSO</text:p>
          </table:table-cell>
          <table:table-cell table:formula="of:=ISERROR(VLOOKUP([.C7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mousewheel</text:p>
          </table:table-cell>
          <table:table-cell table:formula="of:=IF(LEFT([.A72];2)=&quot;on&quot;;TRUE();FALSE())" office:value-type="boolean" office:boolean-value="true">
            <text:p>VERDADERO</text:p>
          </table:table-cell>
          <table:table-cell table:style-name="ce4" office:value-type="string">
            <text:p>execCommand</text:p>
          </table:table-cell>
          <table:table-cell table:formula="of:=IF(LEFT([.C72];2)=&quot;on&quot;;TRUE();FALSE())" office:value-type="boolean" office:boolean-value="false">
            <text:p>FALSO</text:p>
          </table:table-cell>
          <table:table-cell table:formula="of:=VLOOKUP([.A72];[.$C$2:.$D$221];1;FALSE())" office:value-type="float" office:value="0">
            <text:p>#N/D</text:p>
          </table:table-cell>
          <table:table-cell table:formula="of:=ISERROR(VLOOKUP([.A72];[.$C$2:.$D$221];1;FALSE()))" office:value-type="boolean" office:boolean-value="true">
            <text:p>VERDADERO</text:p>
          </table:table-cell>
          <table:table-cell table:formula="of:=ISERROR(VLOOKUP([.C7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propertychange</text:p>
          </table:table-cell>
          <table:table-cell table:formula="of:=IF(LEFT([.A73];2)=&quot;on&quot;;TRUE();FALSE())" office:value-type="boolean" office:boolean-value="true">
            <text:p>VERDADERO</text:p>
          </table:table-cell>
          <table:table-cell table:style-name="ce4" office:value-type="string">
            <text:p>fgColor</text:p>
          </table:table-cell>
          <table:table-cell table:formula="of:=IF(LEFT([.C73];2)=&quot;on&quot;;TRUE();FALSE())" office:value-type="boolean" office:boolean-value="false">
            <text:p>FALSO</text:p>
          </table:table-cell>
          <table:table-cell table:formula="of:=VLOOKUP([.A73];[.$C$2:.$D$221];1;FALSE())" office:value-type="float" office:value="0">
            <text:p>#N/D</text:p>
          </table:table-cell>
          <table:table-cell table:formula="of:=ISERROR(VLOOKUP([.A73];[.$C$2:.$D$221];1;FALSE()))" office:value-type="boolean" office:boolean-value="true">
            <text:p>VERDADERO</text:p>
          </table:table-cell>
          <table:table-cell table:formula="of:=ISERROR(VLOOKUP([.C73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readystatechange</text:p>
          </table:table-cell>
          <table:table-cell table:formula="of:=IF(LEFT([.A74];2)=&quot;on&quot;;TRUE();FALSE())" office:value-type="boolean" office:boolean-value="true">
            <text:p>VERDADERO</text:p>
          </table:table-cell>
          <table:table-cell table:style-name="ce4" office:value-type="string">
            <text:p>firstChild</text:p>
          </table:table-cell>
          <table:table-cell table:formula="of:=IF(LEFT([.C74];2)=&quot;on&quot;;TRUE();FALSE())" office:value-type="boolean" office:boolean-value="false">
            <text:p>FALSO</text:p>
          </table:table-cell>
          <table:table-cell table:formula="of:=VLOOKUP([.A74];[.$C$2:.$D$221];1;FALSE())" office:value-type="string" office:string-value="onreadystatechange">
            <text:p>onreadystatechange</text:p>
          </table:table-cell>
          <table:table-cell table:formula="of:=ISERROR(VLOOKUP([.A74];[.$C$2:.$D$221];1;FALSE()))" office:value-type="boolean" office:boolean-value="false">
            <text:p>FALSO</text:p>
          </table:table-cell>
          <table:table-cell table:formula="of:=ISERROR(VLOOKUP([.C74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rowenter</text:p>
          </table:table-cell>
          <table:table-cell table:formula="of:=IF(LEFT([.A75];2)=&quot;on&quot;;TRUE();FALSE())" office:value-type="boolean" office:boolean-value="true">
            <text:p>VERDADERO</text:p>
          </table:table-cell>
          <table:table-cell table:style-name="ce4" office:value-type="string">
            <text:p>firstElementChild</text:p>
          </table:table-cell>
          <table:table-cell table:formula="of:=IF(LEFT([.C75];2)=&quot;on&quot;;TRUE();FALSE())" office:value-type="boolean" office:boolean-value="false">
            <text:p>FALSO</text:p>
          </table:table-cell>
          <table:table-cell table:formula="of:=VLOOKUP([.A75];[.$C$2:.$D$221];1;FALSE())" office:value-type="float" office:value="0">
            <text:p>#N/D</text:p>
          </table:table-cell>
          <table:table-cell table:formula="of:=ISERROR(VLOOKUP([.A75];[.$C$2:.$D$221];1;FALSE()))" office:value-type="boolean" office:boolean-value="true">
            <text:p>VERDADERO</text:p>
          </table:table-cell>
          <table:table-cell table:formula="of:=ISERROR(VLOOKUP([.C7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rowexit</text:p>
          </table:table-cell>
          <table:table-cell table:formula="of:=IF(LEFT([.A76];2)=&quot;on&quot;;TRUE();FALSE())" office:value-type="boolean" office:boolean-value="true">
            <text:p>VERDADERO</text:p>
          </table:table-cell>
          <table:table-cell table:style-name="ce4" office:value-type="string">
            <text:p>fonts</text:p>
          </table:table-cell>
          <table:table-cell table:formula="of:=IF(LEFT([.C76];2)=&quot;on&quot;;TRUE();FALSE())" office:value-type="boolean" office:boolean-value="false">
            <text:p>FALSO</text:p>
          </table:table-cell>
          <table:table-cell table:formula="of:=VLOOKUP([.A76];[.$C$2:.$D$221];1;FALSE())" office:value-type="float" office:value="0">
            <text:p>#N/D</text:p>
          </table:table-cell>
          <table:table-cell table:formula="of:=ISERROR(VLOOKUP([.A76];[.$C$2:.$D$221];1;FALSE()))" office:value-type="boolean" office:boolean-value="true">
            <text:p>VERDADERO</text:p>
          </table:table-cell>
          <table:table-cell table:formula="of:=ISERROR(VLOOKUP([.C7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rowsdelete</text:p>
          </table:table-cell>
          <table:table-cell table:formula="of:=IF(LEFT([.A77];2)=&quot;on&quot;;TRUE();FALSE())" office:value-type="boolean" office:boolean-value="true">
            <text:p>VERDADERO</text:p>
          </table:table-cell>
          <table:table-cell table:style-name="ce4" office:value-type="string">
            <text:p>forms</text:p>
          </table:table-cell>
          <table:table-cell table:formula="of:=IF(LEFT([.C77];2)=&quot;on&quot;;TRUE();FALSE())" office:value-type="boolean" office:boolean-value="false">
            <text:p>FALSO</text:p>
          </table:table-cell>
          <table:table-cell table:formula="of:=VLOOKUP([.A77];[.$C$2:.$D$221];1;FALSE())" office:value-type="float" office:value="0">
            <text:p>#N/D</text:p>
          </table:table-cell>
          <table:table-cell table:formula="of:=ISERROR(VLOOKUP([.A77];[.$C$2:.$D$221];1;FALSE()))" office:value-type="boolean" office:boolean-value="true">
            <text:p>VERDADERO</text:p>
          </table:table-cell>
          <table:table-cell table:formula="of:=ISERROR(VLOOKUP([.C77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rowsinserted</text:p>
          </table:table-cell>
          <table:table-cell table:formula="of:=IF(LEFT([.A78];2)=&quot;on&quot;;TRUE();FALSE())" office:value-type="boolean" office:boolean-value="true">
            <text:p>VERDADERO</text:p>
          </table:table-cell>
          <table:table-cell table:style-name="ce4" office:value-type="string">
            <text:p>getElementById</text:p>
          </table:table-cell>
          <table:table-cell table:formula="of:=IF(LEFT([.C78];2)=&quot;on&quot;;TRUE();FALSE())" office:value-type="boolean" office:boolean-value="false">
            <text:p>FALSO</text:p>
          </table:table-cell>
          <table:table-cell table:formula="of:=VLOOKUP([.A78];[.$C$2:.$D$221];1;FALSE())" office:value-type="float" office:value="0">
            <text:p>#N/D</text:p>
          </table:table-cell>
          <table:table-cell table:formula="of:=ISERROR(VLOOKUP([.A78];[.$C$2:.$D$221];1;FALSE()))" office:value-type="boolean" office:boolean-value="true">
            <text:p>VERDADERO</text:p>
          </table:table-cell>
          <table:table-cell table:formula="of:=ISERROR(VLOOKUP([.C7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selectionchange</text:p>
          </table:table-cell>
          <table:table-cell table:formula="of:=IF(LEFT([.A79];2)=&quot;on&quot;;TRUE();FALSE())" office:value-type="boolean" office:boolean-value="true">
            <text:p>VERDADERO</text:p>
          </table:table-cell>
          <table:table-cell table:style-name="ce4" office:value-type="string">
            <text:p>getElementsByClassName</text:p>
          </table:table-cell>
          <table:table-cell table:formula="of:=IF(LEFT([.C79];2)=&quot;on&quot;;TRUE();FALSE())" office:value-type="boolean" office:boolean-value="false">
            <text:p>FALSO</text:p>
          </table:table-cell>
          <table:table-cell table:formula="of:=VLOOKUP([.A79];[.$C$2:.$D$221];1;FALSE())" office:value-type="float" office:value="0">
            <text:p>#N/D</text:p>
          </table:table-cell>
          <table:table-cell table:formula="of:=ISERROR(VLOOKUP([.A79];[.$C$2:.$D$221];1;FALSE()))" office:value-type="boolean" office:boolean-value="true">
            <text:p>VERDADERO</text:p>
          </table:table-cell>
          <table:table-cell table:formula="of:=ISERROR(VLOOKUP([.C7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selectstart</text:p>
          </table:table-cell>
          <table:table-cell table:formula="of:=IF(LEFT([.A80];2)=&quot;on&quot;;TRUE();FALSE())" office:value-type="boolean" office:boolean-value="true">
            <text:p>VERDADERO</text:p>
          </table:table-cell>
          <table:table-cell table:style-name="ce4" office:value-type="string">
            <text:p>getElementsByName</text:p>
          </table:table-cell>
          <table:table-cell table:formula="of:=IF(LEFT([.C80];2)=&quot;on&quot;;TRUE();FALSE())" office:value-type="boolean" office:boolean-value="false">
            <text:p>FALSO</text:p>
          </table:table-cell>
          <table:table-cell table:formula="of:=VLOOKUP([.A80];[.$C$2:.$D$221];1;FALSE())" office:value-type="float" office:value="0">
            <text:p>#N/D</text:p>
          </table:table-cell>
          <table:table-cell table:formula="of:=ISERROR(VLOOKUP([.A80];[.$C$2:.$D$221];1;FALSE()))" office:value-type="boolean" office:boolean-value="true">
            <text:p>VERDADERO</text:p>
          </table:table-cell>
          <table:table-cell table:formula="of:=ISERROR(VLOOKUP([.C8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stop</text:p>
          </table:table-cell>
          <table:table-cell table:formula="of:=IF(LEFT([.A81];2)=&quot;on&quot;;TRUE();FALSE())" office:value-type="boolean" office:boolean-value="true">
            <text:p>VERDADERO</text:p>
          </table:table-cell>
          <table:table-cell table:style-name="ce4" office:value-type="string">
            <text:p>getElementsByTagName</text:p>
          </table:table-cell>
          <table:table-cell table:formula="of:=IF(LEFT([.C81];2)=&quot;on&quot;;TRUE();FALSE())" office:value-type="boolean" office:boolean-value="false">
            <text:p>FALSO</text:p>
          </table:table-cell>
          <table:table-cell table:formula="of:=VLOOKUP([.A81];[.$C$2:.$D$221];1;FALSE())" office:value-type="float" office:value="0">
            <text:p>#N/D</text:p>
          </table:table-cell>
          <table:table-cell table:formula="of:=ISERROR(VLOOKUP([.A81];[.$C$2:.$D$221];1;FALSE()))" office:value-type="boolean" office:boolean-value="true">
            <text:p>VERDADERO</text:p>
          </table:table-cell>
          <table:table-cell table:formula="of:=ISERROR(VLOOKUP([.C8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storage</text:p>
          </table:table-cell>
          <table:table-cell table:formula="of:=IF(LEFT([.A82];2)=&quot;on&quot;;TRUE();FALSE())" office:value-type="boolean" office:boolean-value="true">
            <text:p>VERDADERO</text:p>
          </table:table-cell>
          <table:table-cell table:style-name="ce4" office:value-type="string">
            <text:p>getElementsByTagNameNS</text:p>
          </table:table-cell>
          <table:table-cell table:formula="of:=IF(LEFT([.C82];2)=&quot;on&quot;;TRUE();FALSE())" office:value-type="boolean" office:boolean-value="false">
            <text:p>FALSO</text:p>
          </table:table-cell>
          <table:table-cell table:formula="of:=VLOOKUP([.A82];[.$C$2:.$D$221];1;FALSE())" office:value-type="float" office:value="0">
            <text:p>#N/D</text:p>
          </table:table-cell>
          <table:table-cell table:formula="of:=ISERROR(VLOOKUP([.A82];[.$C$2:.$D$221];1;FALSE()))" office:value-type="boolean" office:boolean-value="true">
            <text:p>VERDADERO</text:p>
          </table:table-cell>
          <table:table-cell table:formula="of:=ISERROR(VLOOKUP([.C8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nstoragecommit</text:p>
          </table:table-cell>
          <table:table-cell table:formula="of:=IF(LEFT([.A83];2)=&quot;on&quot;;TRUE();FALSE())" office:value-type="boolean" office:boolean-value="true">
            <text:p>VERDADERO</text:p>
          </table:table-cell>
          <table:table-cell table:style-name="ce4" office:value-type="string">
            <text:p>getItems</text:p>
          </table:table-cell>
          <table:table-cell table:formula="of:=IF(LEFT([.C83];2)=&quot;on&quot;;TRUE();FALSE())" office:value-type="boolean" office:boolean-value="false">
            <text:p>FALSO</text:p>
          </table:table-cell>
          <table:table-cell table:formula="of:=VLOOKUP([.A83];[.$C$2:.$D$221];1;FALSE())" office:value-type="float" office:value="0">
            <text:p>#N/D</text:p>
          </table:table-cell>
          <table:table-cell table:formula="of:=ISERROR(VLOOKUP([.A83];[.$C$2:.$D$221];1;FALSE()))" office:value-type="boolean" office:boolean-value="true">
            <text:p>VERDADERO</text:p>
          </table:table-cell>
          <table:table-cell table:formula="of:=ISERROR(VLOOKUP([.C8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ownerDocument</text:p>
          </table:table-cell>
          <table:table-cell table:formula="of:=IF(LEFT([.A84];2)=&quot;on&quot;;TRUE();FALSE())" office:value-type="boolean" office:boolean-value="false">
            <text:p>FALSO</text:p>
          </table:table-cell>
          <table:table-cell table:style-name="ce4" office:value-type="string">
            <text:p>getSelection</text:p>
          </table:table-cell>
          <table:table-cell table:formula="of:=IF(LEFT([.C84];2)=&quot;on&quot;;TRUE();FALSE())" office:value-type="boolean" office:boolean-value="false">
            <text:p>FALSO</text:p>
          </table:table-cell>
          <table:table-cell table:formula="of:=VLOOKUP([.A84];[.$C$2:.$D$221];1;FALSE())" office:value-type="string" office:string-value="ownerDocument">
            <text:p>ownerDocument</text:p>
          </table:table-cell>
          <table:table-cell table:formula="of:=ISERROR(VLOOKUP([.A84];[.$C$2:.$D$221];1;FALSE()))" office:value-type="boolean" office:boolean-value="false">
            <text:p>FALSO</text:p>
          </table:table-cell>
          <table:table-cell table:formula="of:=ISERROR(VLOOKUP([.C8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parentNode</text:p>
          </table:table-cell>
          <table:table-cell table:formula="of:=IF(LEFT([.A85];2)=&quot;on&quot;;TRUE();FALSE())" office:value-type="boolean" office:boolean-value="false">
            <text:p>FALSO</text:p>
          </table:table-cell>
          <table:table-cell table:style-name="ce4" office:value-type="string">
            <text:p>hasChildNodes</text:p>
          </table:table-cell>
          <table:table-cell table:formula="of:=IF(LEFT([.C85];2)=&quot;on&quot;;TRUE();FALSE())" office:value-type="boolean" office:boolean-value="false">
            <text:p>FALSO</text:p>
          </table:table-cell>
          <table:table-cell table:formula="of:=VLOOKUP([.A85];[.$C$2:.$D$221];1;FALSE())" office:value-type="string" office:string-value="parentNode">
            <text:p>parentNode</text:p>
          </table:table-cell>
          <table:table-cell table:formula="of:=ISERROR(VLOOKUP([.A85];[.$C$2:.$D$221];1;FALSE()))" office:value-type="boolean" office:boolean-value="false">
            <text:p>FALSO</text:p>
          </table:table-cell>
          <table:table-cell table:formula="of:=ISERROR(VLOOKUP([.C8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parentWindow</text:p>
          </table:table-cell>
          <table:table-cell table:formula="of:=IF(LEFT([.A86];2)=&quot;on&quot;;TRUE();FALSE())" office:value-type="boolean" office:boolean-value="false">
            <text:p>FALSO</text:p>
          </table:table-cell>
          <table:table-cell table:style-name="ce4" office:value-type="string">
            <text:p>hasFocus</text:p>
          </table:table-cell>
          <table:table-cell table:formula="of:=IF(LEFT([.C86];2)=&quot;on&quot;;TRUE();FALSE())" office:value-type="boolean" office:boolean-value="false">
            <text:p>FALSO</text:p>
          </table:table-cell>
          <table:table-cell table:formula="of:=VLOOKUP([.A86];[.$C$2:.$D$221];1;FALSE())" office:value-type="float" office:value="0">
            <text:p>#N/D</text:p>
          </table:table-cell>
          <table:table-cell table:formula="of:=ISERROR(VLOOKUP([.A86];[.$C$2:.$D$221];1;FALSE()))" office:value-type="boolean" office:boolean-value="true">
            <text:p>VERDADERO</text:p>
          </table:table-cell>
          <table:table-cell table:formula="of:=ISERROR(VLOOKUP([.C8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plugins</text:p>
          </table:table-cell>
          <table:table-cell table:formula="of:=IF(LEFT([.A87];2)=&quot;on&quot;;TRUE();FALSE())" office:value-type="boolean" office:boolean-value="false">
            <text:p>FALSO</text:p>
          </table:table-cell>
          <table:table-cell table:style-name="ce4" office:value-type="string">
            <text:p>head</text:p>
          </table:table-cell>
          <table:table-cell table:formula="of:=IF(LEFT([.C87];2)=&quot;on&quot;;TRUE();FALSE())" office:value-type="boolean" office:boolean-value="false">
            <text:p>FALSO</text:p>
          </table:table-cell>
          <table:table-cell table:formula="of:=VLOOKUP([.A87];[.$C$2:.$D$221];1;FALSE())" office:value-type="string" office:string-value="plugins">
            <text:p>plugins</text:p>
          </table:table-cell>
          <table:table-cell table:formula="of:=ISERROR(VLOOKUP([.A87];[.$C$2:.$D$221];1;FALSE()))" office:value-type="boolean" office:boolean-value="false">
            <text:p>FALSO</text:p>
          </table:table-cell>
          <table:table-cell table:formula="of:=ISERROR(VLOOKUP([.C8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previousSibling</text:p>
          </table:table-cell>
          <table:table-cell table:formula="of:=IF(LEFT([.A88];2)=&quot;on&quot;;TRUE();FALSE())" office:value-type="boolean" office:boolean-value="false">
            <text:p>FALSO</text:p>
          </table:table-cell>
          <table:table-cell table:style-name="ce4" office:value-type="string">
            <text:p>hidden</text:p>
          </table:table-cell>
          <table:table-cell table:formula="of:=IF(LEFT([.C88];2)=&quot;on&quot;;TRUE();FALSE())" office:value-type="boolean" office:boolean-value="false">
            <text:p>FALSO</text:p>
          </table:table-cell>
          <table:table-cell table:formula="of:=VLOOKUP([.A88];[.$C$2:.$D$221];1;FALSE())" office:value-type="string" office:string-value="previousSibling">
            <text:p>previousSibling</text:p>
          </table:table-cell>
          <table:table-cell table:formula="of:=ISERROR(VLOOKUP([.A88];[.$C$2:.$D$221];1;FALSE()))" office:value-type="boolean" office:boolean-value="false">
            <text:p>FALSO</text:p>
          </table:table-cell>
          <table:table-cell table:formula="of:=ISERROR(VLOOKUP([.C8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protocol</text:p>
          </table:table-cell>
          <table:table-cell table:formula="of:=IF(LEFT([.A89];2)=&quot;on&quot;;TRUE();FALSE())" office:value-type="boolean" office:boolean-value="false">
            <text:p>FALSO</text:p>
          </table:table-cell>
          <table:table-cell table:style-name="ce4" office:value-type="string">
            <text:p>images</text:p>
          </table:table-cell>
          <table:table-cell table:formula="of:=IF(LEFT([.C89];2)=&quot;on&quot;;TRUE();FALSE())" office:value-type="boolean" office:boolean-value="false">
            <text:p>FALSO</text:p>
          </table:table-cell>
          <table:table-cell table:formula="of:=VLOOKUP([.A89];[.$C$2:.$D$221];1;FALSE())" office:value-type="float" office:value="0">
            <text:p>#N/D</text:p>
          </table:table-cell>
          <table:table-cell table:formula="of:=ISERROR(VLOOKUP([.A89];[.$C$2:.$D$221];1;FALSE()))" office:value-type="boolean" office:boolean-value="true">
            <text:p>VERDADERO</text:p>
          </table:table-cell>
          <table:table-cell table:formula="of:=ISERROR(VLOOKUP([.C8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readyState</text:p>
          </table:table-cell>
          <table:table-cell table:formula="of:=IF(LEFT([.A90];2)=&quot;on&quot;;TRUE();FALSE())" office:value-type="boolean" office:boolean-value="false">
            <text:p>FALSO</text:p>
          </table:table-cell>
          <table:table-cell table:style-name="ce4" office:value-type="string">
            <text:p>implementation</text:p>
          </table:table-cell>
          <table:table-cell table:formula="of:=IF(LEFT([.C90];2)=&quot;on&quot;;TRUE();FALSE())" office:value-type="boolean" office:boolean-value="false">
            <text:p>FALSO</text:p>
          </table:table-cell>
          <table:table-cell table:formula="of:=VLOOKUP([.A90];[.$C$2:.$D$221];1;FALSE())" office:value-type="string" office:string-value="readyState">
            <text:p>readyState</text:p>
          </table:table-cell>
          <table:table-cell table:formula="of:=ISERROR(VLOOKUP([.A90];[.$C$2:.$D$221];1;FALSE()))" office:value-type="boolean" office:boolean-value="false">
            <text:p>FALSO</text:p>
          </table:table-cell>
          <table:table-cell table:formula="of:=ISERROR(VLOOKUP([.C9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referrer</text:p>
          </table:table-cell>
          <table:table-cell table:formula="of:=IF(LEFT([.A91];2)=&quot;on&quot;;TRUE();FALSE())" office:value-type="boolean" office:boolean-value="false">
            <text:p>FALSO</text:p>
          </table:table-cell>
          <table:table-cell table:style-name="ce4" office:value-type="string">
            <text:p>importNode</text:p>
          </table:table-cell>
          <table:table-cell table:formula="of:=IF(LEFT([.C91];2)=&quot;on&quot;;TRUE();FALSE())" office:value-type="boolean" office:boolean-value="false">
            <text:p>FALSO</text:p>
          </table:table-cell>
          <table:table-cell table:formula="of:=VLOOKUP([.A91];[.$C$2:.$D$221];1;FALSE())" office:value-type="string" office:string-value="referrer">
            <text:p>referrer</text:p>
          </table:table-cell>
          <table:table-cell table:formula="of:=ISERROR(VLOOKUP([.A91];[.$C$2:.$D$221];1;FALSE()))" office:value-type="boolean" office:boolean-value="false">
            <text:p>FALSO</text:p>
          </table:table-cell>
          <table:table-cell table:formula="of:=ISERROR(VLOOKUP([.C9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scripts</text:p>
          </table:table-cell>
          <table:table-cell table:formula="of:=IF(LEFT([.A92];2)=&quot;on&quot;;TRUE();FALSE())" office:value-type="boolean" office:boolean-value="false">
            <text:p>FALSO</text:p>
          </table:table-cell>
          <table:table-cell table:style-name="ce4" office:value-type="string">
            <text:p>inputEncoding</text:p>
          </table:table-cell>
          <table:table-cell table:formula="of:=IF(LEFT([.C92];2)=&quot;on&quot;;TRUE();FALSE())" office:value-type="boolean" office:boolean-value="false">
            <text:p>FALSO</text:p>
          </table:table-cell>
          <table:table-cell table:formula="of:=VLOOKUP([.A92];[.$C$2:.$D$221];1;FALSE())" office:value-type="string" office:string-value="scripts">
            <text:p>scripts</text:p>
          </table:table-cell>
          <table:table-cell table:formula="of:=ISERROR(VLOOKUP([.A92];[.$C$2:.$D$221];1;FALSE()))" office:value-type="boolean" office:boolean-value="false">
            <text:p>FALSO</text:p>
          </table:table-cell>
          <table:table-cell table:formula="of:=ISERROR(VLOOKUP([.C9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security</text:p>
          </table:table-cell>
          <table:table-cell table:formula="of:=IF(LEFT([.A93];2)=&quot;on&quot;;TRUE();FALSE())" office:value-type="boolean" office:boolean-value="false">
            <text:p>FALSO</text:p>
          </table:table-cell>
          <table:table-cell table:style-name="ce4" office:value-type="string">
            <text:p>insertBefore</text:p>
          </table:table-cell>
          <table:table-cell table:formula="of:=IF(LEFT([.C93];2)=&quot;on&quot;;TRUE();FALSE())" office:value-type="boolean" office:boolean-value="false">
            <text:p>FALSO</text:p>
          </table:table-cell>
          <table:table-cell table:formula="of:=VLOOKUP([.A93];[.$C$2:.$D$221];1;FALSE())" office:value-type="float" office:value="0">
            <text:p>#N/D</text:p>
          </table:table-cell>
          <table:table-cell table:formula="of:=ISERROR(VLOOKUP([.A93];[.$C$2:.$D$221];1;FALSE()))" office:value-type="boolean" office:boolean-value="true">
            <text:p>VERDADERO</text:p>
          </table:table-cell>
          <table:table-cell table:formula="of:=ISERROR(VLOOKUP([.C9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selection</text:p>
          </table:table-cell>
          <table:table-cell table:formula="of:=IF(LEFT([.A94];2)=&quot;on&quot;;TRUE();FALSE())" office:value-type="boolean" office:boolean-value="false">
            <text:p>FALSO</text:p>
          </table:table-cell>
          <table:table-cell table:style-name="ce4" office:value-type="string">
            <text:p>isDefaultNamespace</text:p>
          </table:table-cell>
          <table:table-cell table:formula="of:=IF(LEFT([.C94];2)=&quot;on&quot;;TRUE();FALSE())" office:value-type="boolean" office:boolean-value="false">
            <text:p>FALSO</text:p>
          </table:table-cell>
          <table:table-cell table:formula="of:=VLOOKUP([.A94];[.$C$2:.$D$221];1;FALSE())" office:value-type="float" office:value="0">
            <text:p>#N/D</text:p>
          </table:table-cell>
          <table:table-cell table:formula="of:=ISERROR(VLOOKUP([.A94];[.$C$2:.$D$221];1;FALSE()))" office:value-type="boolean" office:boolean-value="true">
            <text:p>VERDADERO</text:p>
          </table:table-cell>
          <table:table-cell table:formula="of:=ISERROR(VLOOKUP([.C9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styleSheets</text:p>
          </table:table-cell>
          <table:table-cell table:formula="of:=IF(LEFT([.A95];2)=&quot;on&quot;;TRUE();FALSE())" office:value-type="boolean" office:boolean-value="false">
            <text:p>FALSO</text:p>
          </table:table-cell>
          <table:table-cell table:style-name="ce4" office:value-type="string">
            <text:p>isEqualNode</text:p>
          </table:table-cell>
          <table:table-cell table:formula="of:=IF(LEFT([.C95];2)=&quot;on&quot;;TRUE();FALSE())" office:value-type="boolean" office:boolean-value="false">
            <text:p>FALSO</text:p>
          </table:table-cell>
          <table:table-cell table:formula="of:=VLOOKUP([.A95];[.$C$2:.$D$221];1;FALSE())" office:value-type="string" office:string-value="styleSheets">
            <text:p>styleSheets</text:p>
          </table:table-cell>
          <table:table-cell table:formula="of:=ISERROR(VLOOKUP([.A95];[.$C$2:.$D$221];1;FALSE()))" office:value-type="boolean" office:boolean-value="false">
            <text:p>FALSO</text:p>
          </table:table-cell>
          <table:table-cell table:formula="of:=ISERROR(VLOOKUP([.C9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title</text:p>
          </table:table-cell>
          <table:table-cell table:formula="of:=IF(LEFT([.A96];2)=&quot;on&quot;;TRUE();FALSE())" office:value-type="boolean" office:boolean-value="false">
            <text:p>FALSO</text:p>
          </table:table-cell>
          <table:table-cell table:style-name="ce4" office:value-type="string">
            <text:p>lastChild</text:p>
          </table:table-cell>
          <table:table-cell table:formula="of:=IF(LEFT([.C96];2)=&quot;on&quot;;TRUE();FALSE())" office:value-type="boolean" office:boolean-value="false">
            <text:p>FALSO</text:p>
          </table:table-cell>
          <table:table-cell table:formula="of:=VLOOKUP([.A96];[.$C$2:.$D$221];1;FALSE())" office:value-type="string" office:string-value="title">
            <text:p>title</text:p>
          </table:table-cell>
          <table:table-cell table:formula="of:=ISERROR(VLOOKUP([.A96];[.$C$2:.$D$221];1;FALSE()))" office:value-type="boolean" office:boolean-value="false">
            <text:p>FALSO</text:p>
          </table:table-cell>
          <table:table-cell table:formula="of:=ISERROR(VLOOKUP([.C96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URL</text:p>
          </table:table-cell>
          <table:table-cell table:formula="of:=IF(LEFT([.A97];2)=&quot;on&quot;;TRUE();FALSE())" office:value-type="boolean" office:boolean-value="false">
            <text:p>FALSO</text:p>
          </table:table-cell>
          <table:table-cell table:style-name="ce4" office:value-type="string">
            <text:p>lastElementChild</text:p>
          </table:table-cell>
          <table:table-cell table:formula="of:=IF(LEFT([.C97];2)=&quot;on&quot;;TRUE();FALSE())" office:value-type="boolean" office:boolean-value="false">
            <text:p>FALSO</text:p>
          </table:table-cell>
          <table:table-cell table:formula="of:=VLOOKUP([.A97];[.$C$2:.$D$221];1;FALSE())" office:value-type="string" office:string-value="URL">
            <text:p>URL</text:p>
          </table:table-cell>
          <table:table-cell table:formula="of:=ISERROR(VLOOKUP([.A97];[.$C$2:.$D$221];1;FALSE()))" office:value-type="boolean" office:boolean-value="false">
            <text:p>FALSO</text:p>
          </table:table-cell>
          <table:table-cell table:formula="of:=ISERROR(VLOOKUP([.C9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URLUnencoded</text:p>
          </table:table-cell>
          <table:table-cell table:formula="of:=IF(LEFT([.A98];2)=&quot;on&quot;;TRUE();FALSE())" office:value-type="boolean" office:boolean-value="false">
            <text:p>FALSO</text:p>
          </table:table-cell>
          <table:table-cell table:style-name="ce4" office:value-type="string">
            <text:p>lastModified</text:p>
          </table:table-cell>
          <table:table-cell table:formula="of:=IF(LEFT([.C98];2)=&quot;on&quot;;TRUE();FALSE())" office:value-type="boolean" office:boolean-value="false">
            <text:p>FALSO</text:p>
          </table:table-cell>
          <table:table-cell table:formula="of:=VLOOKUP([.A98];[.$C$2:.$D$221];1;FALSE())" office:value-type="float" office:value="0">
            <text:p>#N/D</text:p>
          </table:table-cell>
          <table:table-cell table:formula="of:=ISERROR(VLOOKUP([.A98];[.$C$2:.$D$221];1;FALSE()))" office:value-type="boolean" office:boolean-value="true">
            <text:p>VERDADERO</text:p>
          </table:table-cell>
          <table:table-cell table:formula="of:=ISERROR(VLOOKUP([.C98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vlinkColor</text:p>
          </table:table-cell>
          <table:table-cell table:formula="of:=IF(LEFT([.A99];2)=&quot;on&quot;;TRUE();FALSE())" office:value-type="boolean" office:boolean-value="false">
            <text:p>FALSO</text:p>
          </table:table-cell>
          <table:table-cell table:style-name="ce4" office:value-type="string">
            <text:p>lastStyleSheetSet</text:p>
          </table:table-cell>
          <table:table-cell table:formula="of:=IF(LEFT([.C99];2)=&quot;on&quot;;TRUE();FALSE())" office:value-type="boolean" office:boolean-value="false">
            <text:p>FALSO</text:p>
          </table:table-cell>
          <table:table-cell table:formula="of:=VLOOKUP([.A99];[.$C$2:.$D$221];1;FALSE())" office:value-type="string" office:string-value="vlinkColor">
            <text:p>vlinkColor</text:p>
          </table:table-cell>
          <table:table-cell table:formula="of:=ISERROR(VLOOKUP([.A99];[.$C$2:.$D$221];1;FALSE()))" office:value-type="boolean" office:boolean-value="false">
            <text:p>FALSO</text:p>
          </table:table-cell>
          <table:table-cell table:formula="of:=ISERROR(VLOOKUP([.C9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linkColor</text:p>
          </table:table-cell>
          <table:table-cell table:formula="of:=IF(LEFT([.C100];2)=&quot;on&quot;;TRUE();FALSE())" office:value-type="boolean" office:boolean-value="false">
            <text:p>FALSO</text:p>
          </table:table-cell>
          <table:table-cell table:formula="of:=VLOOKUP([.A100];[.$C$2:.$D$221];1;FALSE())" office:value-type="float" office:value="0">
            <text:p>#N/D</text:p>
          </table:table-cell>
          <table:table-cell/>
          <table:table-cell table:formula="of:=ISERROR(VLOOKUP([.C10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links</text:p>
          </table:table-cell>
          <table:table-cell table:formula="of:=IF(LEFT([.C101];2)=&quot;on&quot;;TRUE();FALSE())" office:value-type="boolean" office:boolean-value="false">
            <text:p>FALSO</text:p>
          </table:table-cell>
          <table:table-cell table:formula="of:=VLOOKUP([.A101];[.$C$2:.$D$221];1;FALSE())" office:value-type="float" office:value="0">
            <text:p>#N/D</text:p>
          </table:table-cell>
          <table:table-cell/>
          <table:table-cell table:formula="of:=ISERROR(VLOOKUP([.C101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localName</text:p>
          </table:table-cell>
          <table:table-cell table:formula="of:=IF(LEFT([.C102];2)=&quot;on&quot;;TRUE();FALSE())" office:value-type="boolean" office:boolean-value="false">
            <text:p>FALSO</text:p>
          </table:table-cell>
          <table:table-cell table:formula="of:=VLOOKUP([.A102];[.$C$2:.$D$221];1;FALSE())" office:value-type="float" office:value="0">
            <text:p>#N/D</text:p>
          </table:table-cell>
          <table:table-cell/>
          <table:table-cell table:formula="of:=ISERROR(VLOOKUP([.C10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location</text:p>
          </table:table-cell>
          <table:table-cell table:formula="of:=IF(LEFT([.C103];2)=&quot;on&quot;;TRUE();FALSE())" office:value-type="boolean" office:boolean-value="false">
            <text:p>FALSO</text:p>
          </table:table-cell>
          <table:table-cell table:formula="of:=VLOOKUP([.A103];[.$C$2:.$D$221];1;FALSE())" office:value-type="float" office:value="0">
            <text:p>#N/D</text:p>
          </table:table-cell>
          <table:table-cell/>
          <table:table-cell table:formula="of:=ISERROR(VLOOKUP([.C103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lookupNamespaceURI</text:p>
          </table:table-cell>
          <table:table-cell table:formula="of:=IF(LEFT([.C104];2)=&quot;on&quot;;TRUE();FALSE())" office:value-type="boolean" office:boolean-value="false">
            <text:p>FALSO</text:p>
          </table:table-cell>
          <table:table-cell table:formula="of:=VLOOKUP([.A104];[.$C$2:.$D$221];1;FALSE())" office:value-type="float" office:value="0">
            <text:p>#N/D</text:p>
          </table:table-cell>
          <table:table-cell/>
          <table:table-cell table:formula="of:=ISERROR(VLOOKUP([.C10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lookupPrefix</text:p>
          </table:table-cell>
          <table:table-cell table:formula="of:=IF(LEFT([.C105];2)=&quot;on&quot;;TRUE();FALSE())" office:value-type="boolean" office:boolean-value="false">
            <text:p>FALSO</text:p>
          </table:table-cell>
          <table:table-cell table:formula="of:=VLOOKUP([.A105];[.$C$2:.$D$221];1;FALSE())" office:value-type="float" office:value="0">
            <text:p>#N/D</text:p>
          </table:table-cell>
          <table:table-cell/>
          <table:table-cell table:formula="of:=ISERROR(VLOOKUP([.C10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CancelFullScreen</text:p>
          </table:table-cell>
          <table:table-cell table:formula="of:=IF(LEFT([.C106];2)=&quot;on&quot;;TRUE();FALSE())" office:value-type="boolean" office:boolean-value="false">
            <text:p>FALSO</text:p>
          </table:table-cell>
          <table:table-cell table:formula="of:=VLOOKUP([.A106];[.$C$2:.$D$221];1;FALSE())" office:value-type="float" office:value="0">
            <text:p>#N/D</text:p>
          </table:table-cell>
          <table:table-cell/>
          <table:table-cell table:formula="of:=ISERROR(VLOOKUP([.C10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ExitPointerLock</text:p>
          </table:table-cell>
          <table:table-cell table:formula="of:=IF(LEFT([.C107];2)=&quot;on&quot;;TRUE();FALSE())" office:value-type="boolean" office:boolean-value="false">
            <text:p>FALSO</text:p>
          </table:table-cell>
          <table:table-cell table:formula="of:=VLOOKUP([.A107];[.$C$2:.$D$221];1;FALSE())" office:value-type="float" office:value="0">
            <text:p>#N/D</text:p>
          </table:table-cell>
          <table:table-cell/>
          <table:table-cell table:formula="of:=ISERROR(VLOOKUP([.C10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FullScreen</text:p>
          </table:table-cell>
          <table:table-cell table:formula="of:=IF(LEFT([.C108];2)=&quot;on&quot;;TRUE();FALSE())" office:value-type="boolean" office:boolean-value="false">
            <text:p>FALSO</text:p>
          </table:table-cell>
          <table:table-cell table:formula="of:=VLOOKUP([.A108];[.$C$2:.$D$221];1;FALSE())" office:value-type="float" office:value="0">
            <text:p>#N/D</text:p>
          </table:table-cell>
          <table:table-cell/>
          <table:table-cell table:formula="of:=ISERROR(VLOOKUP([.C10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FullScreenElement</text:p>
          </table:table-cell>
          <table:table-cell table:formula="of:=IF(LEFT([.C109];2)=&quot;on&quot;;TRUE();FALSE())" office:value-type="boolean" office:boolean-value="false">
            <text:p>FALSO</text:p>
          </table:table-cell>
          <table:table-cell table:formula="of:=VLOOKUP([.A109];[.$C$2:.$D$221];1;FALSE())" office:value-type="float" office:value="0">
            <text:p>#N/D</text:p>
          </table:table-cell>
          <table:table-cell/>
          <table:table-cell table:formula="of:=ISERROR(VLOOKUP([.C10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FullScreenEnabled</text:p>
          </table:table-cell>
          <table:table-cell table:formula="of:=IF(LEFT([.C110];2)=&quot;on&quot;;TRUE();FALSE())" office:value-type="boolean" office:boolean-value="false">
            <text:p>FALSO</text:p>
          </table:table-cell>
          <table:table-cell table:formula="of:=VLOOKUP([.A110];[.$C$2:.$D$221];1;FALSE())" office:value-type="float" office:value="0">
            <text:p>#N/D</text:p>
          </table:table-cell>
          <table:table-cell/>
          <table:table-cell table:formula="of:=ISERROR(VLOOKUP([.C11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Hidden</text:p>
          </table:table-cell>
          <table:table-cell table:formula="of:=IF(LEFT([.C111];2)=&quot;on&quot;;TRUE();FALSE())" office:value-type="boolean" office:boolean-value="false">
            <text:p>FALSO</text:p>
          </table:table-cell>
          <table:table-cell table:formula="of:=VLOOKUP([.A111];[.$C$2:.$D$221];1;FALSE())" office:value-type="float" office:value="0">
            <text:p>#N/D</text:p>
          </table:table-cell>
          <table:table-cell/>
          <table:table-cell table:formula="of:=ISERROR(VLOOKUP([.C11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PointerLockElement</text:p>
          </table:table-cell>
          <table:table-cell table:formula="of:=IF(LEFT([.C112];2)=&quot;on&quot;;TRUE();FALSE())" office:value-type="boolean" office:boolean-value="false">
            <text:p>FALSO</text:p>
          </table:table-cell>
          <table:table-cell table:formula="of:=VLOOKUP([.A112];[.$C$2:.$D$221];1;FALSE())" office:value-type="float" office:value="0">
            <text:p>#N/D</text:p>
          </table:table-cell>
          <table:table-cell/>
          <table:table-cell table:formula="of:=ISERROR(VLOOKUP([.C11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SetImageElement</text:p>
          </table:table-cell>
          <table:table-cell table:formula="of:=IF(LEFT([.C113];2)=&quot;on&quot;;TRUE();FALSE())" office:value-type="boolean" office:boolean-value="false">
            <text:p>FALSO</text:p>
          </table:table-cell>
          <table:table-cell table:formula="of:=VLOOKUP([.A113];[.$C$2:.$D$221];1;FALSE())" office:value-type="float" office:value="0">
            <text:p>#N/D</text:p>
          </table:table-cell>
          <table:table-cell/>
          <table:table-cell table:formula="of:=ISERROR(VLOOKUP([.C11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mozVisibilityState</text:p>
          </table:table-cell>
          <table:table-cell table:formula="of:=IF(LEFT([.C114];2)=&quot;on&quot;;TRUE();FALSE())" office:value-type="boolean" office:boolean-value="false">
            <text:p>FALSO</text:p>
          </table:table-cell>
          <table:table-cell table:formula="of:=VLOOKUP([.A114];[.$C$2:.$D$221];1;FALSE())" office:value-type="float" office:value="0">
            <text:p>#N/D</text:p>
          </table:table-cell>
          <table:table-cell/>
          <table:table-cell table:formula="of:=ISERROR(VLOOKUP([.C11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namespaceURI</text:p>
          </table:table-cell>
          <table:table-cell table:formula="of:=IF(LEFT([.C115];2)=&quot;on&quot;;TRUE();FALSE())" office:value-type="boolean" office:boolean-value="false">
            <text:p>FALSO</text:p>
          </table:table-cell>
          <table:table-cell table:formula="of:=VLOOKUP([.A115];[.$C$2:.$D$221];1;FALSE())" office:value-type="float" office:value="0">
            <text:p>#N/D</text:p>
          </table:table-cell>
          <table:table-cell/>
          <table:table-cell table:formula="of:=ISERROR(VLOOKUP([.C11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nextSibling</text:p>
          </table:table-cell>
          <table:table-cell table:formula="of:=IF(LEFT([.C116];2)=&quot;on&quot;;TRUE();FALSE())" office:value-type="boolean" office:boolean-value="false">
            <text:p>FALSO</text:p>
          </table:table-cell>
          <table:table-cell table:formula="of:=VLOOKUP([.A116];[.$C$2:.$D$221];1;FALSE())" office:value-type="float" office:value="0">
            <text:p>#N/D</text:p>
          </table:table-cell>
          <table:table-cell/>
          <table:table-cell table:formula="of:=ISERROR(VLOOKUP([.C116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nodeName</text:p>
          </table:table-cell>
          <table:table-cell table:formula="of:=IF(LEFT([.C117];2)=&quot;on&quot;;TRUE();FALSE())" office:value-type="boolean" office:boolean-value="false">
            <text:p>FALSO</text:p>
          </table:table-cell>
          <table:table-cell table:formula="of:=VLOOKUP([.A117];[.$C$2:.$D$221];1;FALSE())" office:value-type="float" office:value="0">
            <text:p>#N/D</text:p>
          </table:table-cell>
          <table:table-cell/>
          <table:table-cell table:formula="of:=ISERROR(VLOOKUP([.C117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nodeType</text:p>
          </table:table-cell>
          <table:table-cell table:formula="of:=IF(LEFT([.C118];2)=&quot;on&quot;;TRUE();FALSE())" office:value-type="boolean" office:boolean-value="false">
            <text:p>FALSO</text:p>
          </table:table-cell>
          <table:table-cell table:formula="of:=VLOOKUP([.A118];[.$C$2:.$D$221];1;FALSE())" office:value-type="float" office:value="0">
            <text:p>#N/D</text:p>
          </table:table-cell>
          <table:table-cell/>
          <table:table-cell table:formula="of:=ISERROR(VLOOKUP([.C118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nodeValue</text:p>
          </table:table-cell>
          <table:table-cell table:formula="of:=IF(LEFT([.C119];2)=&quot;on&quot;;TRUE();FALSE())" office:value-type="boolean" office:boolean-value="false">
            <text:p>FALSO</text:p>
          </table:table-cell>
          <table:table-cell table:formula="of:=VLOOKUP([.A119];[.$C$2:.$D$221];1;FALSE())" office:value-type="float" office:value="0">
            <text:p>#N/D</text:p>
          </table:table-cell>
          <table:table-cell/>
          <table:table-cell table:formula="of:=ISERROR(VLOOKUP([.C11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normalize</text:p>
          </table:table-cell>
          <table:table-cell table:formula="of:=IF(LEFT([.C120];2)=&quot;on&quot;;TRUE();FALSE())" office:value-type="boolean" office:boolean-value="false">
            <text:p>FALSO</text:p>
          </table:table-cell>
          <table:table-cell table:formula="of:=VLOOKUP([.A120];[.$C$2:.$D$221];1;FALSE())" office:value-type="float" office:value="0">
            <text:p>#N/D</text:p>
          </table:table-cell>
          <table:table-cell/>
          <table:table-cell table:formula="of:=ISERROR(VLOOKUP([.C12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2">
          <table:table-cell table:style-name="ce4"/>
          <table:table-cell table:style-name="ce4"/>
          <table:table-cell table:style-name="ce4" office:value-type="string">
            <text:p>NOTATION_NODE</text:p>
          </table:table-cell>
          <table:table-cell table:formula="of:=IF(LEFT([.C121];2)=&quot;on&quot;;TRUE();FALSE())" office:value-type="boolean" office:boolean-value="false">
            <text:p>FALSO</text:p>
          </table:table-cell>
          <table:table-cell table:formula="of:=VLOOKUP([.A121];[.$C$2:.$D$221];1;FALSE())" office:value-type="float" office:value="0">
            <text:p>#N/D</text:p>
          </table:table-cell>
          <table:table-cell/>
          <table:table-cell table:formula="of:=ISERROR(VLOOKUP([.C12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abort</text:p>
          </table:table-cell>
          <table:table-cell table:formula="of:=IF(LEFT([.C122];2)=&quot;on&quot;;TRUE();FALSE())" office:value-type="boolean" office:boolean-value="true">
            <text:p>VERDADERO</text:p>
          </table:table-cell>
          <table:table-cell table:formula="of:=VLOOKUP([.A122];[.$C$2:.$D$221];1;FALSE())" office:value-type="float" office:value="0">
            <text:p>#N/D</text:p>
          </table:table-cell>
          <table:table-cell/>
          <table:table-cell table:formula="of:=ISERROR(VLOOKUP([.C12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afterscriptexecute</text:p>
          </table:table-cell>
          <table:table-cell table:formula="of:=IF(LEFT([.C123];2)=&quot;on&quot;;TRUE();FALSE())" office:value-type="boolean" office:boolean-value="true">
            <text:p>VERDADERO</text:p>
          </table:table-cell>
          <table:table-cell table:formula="of:=VLOOKUP([.A123];[.$C$2:.$D$221];1;FALSE())" office:value-type="float" office:value="0">
            <text:p>#N/D</text:p>
          </table:table-cell>
          <table:table-cell/>
          <table:table-cell table:formula="of:=ISERROR(VLOOKUP([.C12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beforescriptexecute</text:p>
          </table:table-cell>
          <table:table-cell table:formula="of:=IF(LEFT([.C124];2)=&quot;on&quot;;TRUE();FALSE())" office:value-type="boolean" office:boolean-value="true">
            <text:p>VERDADERO</text:p>
          </table:table-cell>
          <table:table-cell table:formula="of:=VLOOKUP([.A124];[.$C$2:.$D$221];1;FALSE())" office:value-type="float" office:value="0">
            <text:p>#N/D</text:p>
          </table:table-cell>
          <table:table-cell/>
          <table:table-cell table:formula="of:=ISERROR(VLOOKUP([.C12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blur</text:p>
          </table:table-cell>
          <table:table-cell table:formula="of:=IF(LEFT([.C125];2)=&quot;on&quot;;TRUE();FALSE())" office:value-type="boolean" office:boolean-value="true">
            <text:p>VERDADERO</text:p>
          </table:table-cell>
          <table:table-cell table:formula="of:=VLOOKUP([.A125];[.$C$2:.$D$221];1;FALSE())" office:value-type="float" office:value="0">
            <text:p>#N/D</text:p>
          </table:table-cell>
          <table:table-cell/>
          <table:table-cell table:formula="of:=ISERROR(VLOOKUP([.C12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anplay</text:p>
          </table:table-cell>
          <table:table-cell table:formula="of:=IF(LEFT([.C126];2)=&quot;on&quot;;TRUE();FALSE())" office:value-type="boolean" office:boolean-value="true">
            <text:p>VERDADERO</text:p>
          </table:table-cell>
          <table:table-cell table:formula="of:=VLOOKUP([.A126];[.$C$2:.$D$221];1;FALSE())" office:value-type="float" office:value="0">
            <text:p>#N/D</text:p>
          </table:table-cell>
          <table:table-cell/>
          <table:table-cell table:formula="of:=ISERROR(VLOOKUP([.C12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anplaythrough</text:p>
          </table:table-cell>
          <table:table-cell table:formula="of:=IF(LEFT([.C127];2)=&quot;on&quot;;TRUE();FALSE())" office:value-type="boolean" office:boolean-value="true">
            <text:p>VERDADERO</text:p>
          </table:table-cell>
          <table:table-cell table:formula="of:=VLOOKUP([.A127];[.$C$2:.$D$221];1;FALSE())" office:value-type="float" office:value="0">
            <text:p>#N/D</text:p>
          </table:table-cell>
          <table:table-cell/>
          <table:table-cell table:formula="of:=ISERROR(VLOOKUP([.C12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hange</text:p>
          </table:table-cell>
          <table:table-cell table:formula="of:=IF(LEFT([.C128];2)=&quot;on&quot;;TRUE();FALSE())" office:value-type="boolean" office:boolean-value="true">
            <text:p>VERDADERO</text:p>
          </table:table-cell>
          <table:table-cell table:formula="of:=VLOOKUP([.A128];[.$C$2:.$D$221];1;FALSE())" office:value-type="float" office:value="0">
            <text:p>#N/D</text:p>
          </table:table-cell>
          <table:table-cell/>
          <table:table-cell table:formula="of:=ISERROR(VLOOKUP([.C12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lick</text:p>
          </table:table-cell>
          <table:table-cell table:formula="of:=IF(LEFT([.C129];2)=&quot;on&quot;;TRUE();FALSE())" office:value-type="boolean" office:boolean-value="true">
            <text:p>VERDADERO</text:p>
          </table:table-cell>
          <table:table-cell table:formula="of:=VLOOKUP([.A129];[.$C$2:.$D$221];1;FALSE())" office:value-type="float" office:value="0">
            <text:p>#N/D</text:p>
          </table:table-cell>
          <table:table-cell/>
          <table:table-cell table:formula="of:=ISERROR(VLOOKUP([.C12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ontextmenu</text:p>
          </table:table-cell>
          <table:table-cell table:formula="of:=IF(LEFT([.C130];2)=&quot;on&quot;;TRUE();FALSE())" office:value-type="boolean" office:boolean-value="true">
            <text:p>VERDADERO</text:p>
          </table:table-cell>
          <table:table-cell table:formula="of:=VLOOKUP([.A130];[.$C$2:.$D$221];1;FALSE())" office:value-type="float" office:value="0">
            <text:p>#N/D</text:p>
          </table:table-cell>
          <table:table-cell/>
          <table:table-cell table:formula="of:=ISERROR(VLOOKUP([.C13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opy</text:p>
          </table:table-cell>
          <table:table-cell table:formula="of:=IF(LEFT([.C131];2)=&quot;on&quot;;TRUE();FALSE())" office:value-type="boolean" office:boolean-value="true">
            <text:p>VERDADERO</text:p>
          </table:table-cell>
          <table:table-cell table:formula="of:=VLOOKUP([.A131];[.$C$2:.$D$221];1;FALSE())" office:value-type="float" office:value="0">
            <text:p>#N/D</text:p>
          </table:table-cell>
          <table:table-cell/>
          <table:table-cell table:formula="of:=ISERROR(VLOOKUP([.C13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cut</text:p>
          </table:table-cell>
          <table:table-cell table:formula="of:=IF(LEFT([.C132];2)=&quot;on&quot;;TRUE();FALSE())" office:value-type="boolean" office:boolean-value="true">
            <text:p>VERDADERO</text:p>
          </table:table-cell>
          <table:table-cell table:formula="of:=VLOOKUP([.A132];[.$C$2:.$D$221];1;FALSE())" office:value-type="float" office:value="0">
            <text:p>#N/D</text:p>
          </table:table-cell>
          <table:table-cell/>
          <table:table-cell table:formula="of:=ISERROR(VLOOKUP([.C13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blclick</text:p>
          </table:table-cell>
          <table:table-cell table:formula="of:=IF(LEFT([.C133];2)=&quot;on&quot;;TRUE();FALSE())" office:value-type="boolean" office:boolean-value="true">
            <text:p>VERDADERO</text:p>
          </table:table-cell>
          <table:table-cell table:formula="of:=VLOOKUP([.A133];[.$C$2:.$D$221];1;FALSE())" office:value-type="float" office:value="0">
            <text:p>#N/D</text:p>
          </table:table-cell>
          <table:table-cell/>
          <table:table-cell table:formula="of:=ISERROR(VLOOKUP([.C133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ag</text:p>
          </table:table-cell>
          <table:table-cell table:formula="of:=IF(LEFT([.C134];2)=&quot;on&quot;;TRUE();FALSE())" office:value-type="boolean" office:boolean-value="true">
            <text:p>VERDADERO</text:p>
          </table:table-cell>
          <table:table-cell table:formula="of:=VLOOKUP([.A134];[.$C$2:.$D$221];1;FALSE())" office:value-type="float" office:value="0">
            <text:p>#N/D</text:p>
          </table:table-cell>
          <table:table-cell/>
          <table:table-cell table:formula="of:=ISERROR(VLOOKUP([.C13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agend</text:p>
          </table:table-cell>
          <table:table-cell table:formula="of:=IF(LEFT([.C135];2)=&quot;on&quot;;TRUE();FALSE())" office:value-type="boolean" office:boolean-value="true">
            <text:p>VERDADERO</text:p>
          </table:table-cell>
          <table:table-cell table:formula="of:=VLOOKUP([.A135];[.$C$2:.$D$221];1;FALSE())" office:value-type="float" office:value="0">
            <text:p>#N/D</text:p>
          </table:table-cell>
          <table:table-cell/>
          <table:table-cell table:formula="of:=ISERROR(VLOOKUP([.C13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agenter</text:p>
          </table:table-cell>
          <table:table-cell table:formula="of:=IF(LEFT([.C136];2)=&quot;on&quot;;TRUE();FALSE())" office:value-type="boolean" office:boolean-value="true">
            <text:p>VERDADERO</text:p>
          </table:table-cell>
          <table:table-cell table:formula="of:=VLOOKUP([.A136];[.$C$2:.$D$221];1;FALSE())" office:value-type="float" office:value="0">
            <text:p>#N/D</text:p>
          </table:table-cell>
          <table:table-cell/>
          <table:table-cell table:formula="of:=ISERROR(VLOOKUP([.C13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agleave</text:p>
          </table:table-cell>
          <table:table-cell table:formula="of:=IF(LEFT([.C137];2)=&quot;on&quot;;TRUE();FALSE())" office:value-type="boolean" office:boolean-value="true">
            <text:p>VERDADERO</text:p>
          </table:table-cell>
          <table:table-cell table:formula="of:=VLOOKUP([.A137];[.$C$2:.$D$221];1;FALSE())" office:value-type="float" office:value="0">
            <text:p>#N/D</text:p>
          </table:table-cell>
          <table:table-cell/>
          <table:table-cell table:formula="of:=ISERROR(VLOOKUP([.C13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agover</text:p>
          </table:table-cell>
          <table:table-cell table:formula="of:=IF(LEFT([.C138];2)=&quot;on&quot;;TRUE();FALSE())" office:value-type="boolean" office:boolean-value="true">
            <text:p>VERDADERO</text:p>
          </table:table-cell>
          <table:table-cell table:formula="of:=VLOOKUP([.A138];[.$C$2:.$D$221];1;FALSE())" office:value-type="float" office:value="0">
            <text:p>#N/D</text:p>
          </table:table-cell>
          <table:table-cell/>
          <table:table-cell table:formula="of:=ISERROR(VLOOKUP([.C13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agstart</text:p>
          </table:table-cell>
          <table:table-cell table:formula="of:=IF(LEFT([.C139];2)=&quot;on&quot;;TRUE();FALSE())" office:value-type="boolean" office:boolean-value="true">
            <text:p>VERDADERO</text:p>
          </table:table-cell>
          <table:table-cell table:formula="of:=VLOOKUP([.A139];[.$C$2:.$D$221];1;FALSE())" office:value-type="float" office:value="0">
            <text:p>#N/D</text:p>
          </table:table-cell>
          <table:table-cell/>
          <table:table-cell table:formula="of:=ISERROR(VLOOKUP([.C13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rop</text:p>
          </table:table-cell>
          <table:table-cell table:formula="of:=IF(LEFT([.C140];2)=&quot;on&quot;;TRUE();FALSE())" office:value-type="boolean" office:boolean-value="true">
            <text:p>VERDADERO</text:p>
          </table:table-cell>
          <table:table-cell table:formula="of:=VLOOKUP([.A140];[.$C$2:.$D$221];1;FALSE())" office:value-type="float" office:value="0">
            <text:p>#N/D</text:p>
          </table:table-cell>
          <table:table-cell/>
          <table:table-cell table:formula="of:=ISERROR(VLOOKUP([.C14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durationchange</text:p>
          </table:table-cell>
          <table:table-cell table:formula="of:=IF(LEFT([.C141];2)=&quot;on&quot;;TRUE();FALSE())" office:value-type="boolean" office:boolean-value="true">
            <text:p>VERDADERO</text:p>
          </table:table-cell>
          <table:table-cell table:formula="of:=VLOOKUP([.A141];[.$C$2:.$D$221];1;FALSE())" office:value-type="float" office:value="0">
            <text:p>#N/D</text:p>
          </table:table-cell>
          <table:table-cell/>
          <table:table-cell table:formula="of:=ISERROR(VLOOKUP([.C14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emptied</text:p>
          </table:table-cell>
          <table:table-cell table:formula="of:=IF(LEFT([.C142];2)=&quot;on&quot;;TRUE();FALSE())" office:value-type="boolean" office:boolean-value="true">
            <text:p>VERDADERO</text:p>
          </table:table-cell>
          <table:table-cell table:formula="of:=VLOOKUP([.A142];[.$C$2:.$D$221];1;FALSE())" office:value-type="float" office:value="0">
            <text:p>#N/D</text:p>
          </table:table-cell>
          <table:table-cell/>
          <table:table-cell table:formula="of:=ISERROR(VLOOKUP([.C14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ended</text:p>
          </table:table-cell>
          <table:table-cell table:formula="of:=IF(LEFT([.C143];2)=&quot;on&quot;;TRUE();FALSE())" office:value-type="boolean" office:boolean-value="true">
            <text:p>VERDADERO</text:p>
          </table:table-cell>
          <table:table-cell table:formula="of:=VLOOKUP([.A143];[.$C$2:.$D$221];1;FALSE())" office:value-type="float" office:value="0">
            <text:p>#N/D</text:p>
          </table:table-cell>
          <table:table-cell/>
          <table:table-cell table:formula="of:=ISERROR(VLOOKUP([.C14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error</text:p>
          </table:table-cell>
          <table:table-cell table:formula="of:=IF(LEFT([.C144];2)=&quot;on&quot;;TRUE();FALSE())" office:value-type="boolean" office:boolean-value="true">
            <text:p>VERDADERO</text:p>
          </table:table-cell>
          <table:table-cell table:formula="of:=VLOOKUP([.A144];[.$C$2:.$D$221];1;FALSE())" office:value-type="float" office:value="0">
            <text:p>#N/D</text:p>
          </table:table-cell>
          <table:table-cell/>
          <table:table-cell table:formula="of:=ISERROR(VLOOKUP([.C14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focus</text:p>
          </table:table-cell>
          <table:table-cell table:formula="of:=IF(LEFT([.C145];2)=&quot;on&quot;;TRUE();FALSE())" office:value-type="boolean" office:boolean-value="true">
            <text:p>VERDADERO</text:p>
          </table:table-cell>
          <table:table-cell table:formula="of:=VLOOKUP([.A145];[.$C$2:.$D$221];1;FALSE())" office:value-type="float" office:value="0">
            <text:p>#N/D</text:p>
          </table:table-cell>
          <table:table-cell/>
          <table:table-cell table:formula="of:=ISERROR(VLOOKUP([.C14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input</text:p>
          </table:table-cell>
          <table:table-cell table:formula="of:=IF(LEFT([.C146];2)=&quot;on&quot;;TRUE();FALSE())" office:value-type="boolean" office:boolean-value="true">
            <text:p>VERDADERO</text:p>
          </table:table-cell>
          <table:table-cell table:formula="of:=VLOOKUP([.A146];[.$C$2:.$D$221];1;FALSE())" office:value-type="float" office:value="0">
            <text:p>#N/D</text:p>
          </table:table-cell>
          <table:table-cell/>
          <table:table-cell table:formula="of:=ISERROR(VLOOKUP([.C14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invalid</text:p>
          </table:table-cell>
          <table:table-cell table:formula="of:=IF(LEFT([.C147];2)=&quot;on&quot;;TRUE();FALSE())" office:value-type="boolean" office:boolean-value="true">
            <text:p>VERDADERO</text:p>
          </table:table-cell>
          <table:table-cell table:formula="of:=VLOOKUP([.A147];[.$C$2:.$D$221];1;FALSE())" office:value-type="float" office:value="0">
            <text:p>#N/D</text:p>
          </table:table-cell>
          <table:table-cell/>
          <table:table-cell table:formula="of:=ISERROR(VLOOKUP([.C14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keydown</text:p>
          </table:table-cell>
          <table:table-cell table:formula="of:=IF(LEFT([.C148];2)=&quot;on&quot;;TRUE();FALSE())" office:value-type="boolean" office:boolean-value="true">
            <text:p>VERDADERO</text:p>
          </table:table-cell>
          <table:table-cell table:formula="of:=VLOOKUP([.A148];[.$C$2:.$D$221];1;FALSE())" office:value-type="float" office:value="0">
            <text:p>#N/D</text:p>
          </table:table-cell>
          <table:table-cell/>
          <table:table-cell table:formula="of:=ISERROR(VLOOKUP([.C148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keypress</text:p>
          </table:table-cell>
          <table:table-cell table:formula="of:=IF(LEFT([.C149];2)=&quot;on&quot;;TRUE();FALSE())" office:value-type="boolean" office:boolean-value="true">
            <text:p>VERDADERO</text:p>
          </table:table-cell>
          <table:table-cell table:formula="of:=VLOOKUP([.A149];[.$C$2:.$D$221];1;FALSE())" office:value-type="float" office:value="0">
            <text:p>#N/D</text:p>
          </table:table-cell>
          <table:table-cell/>
          <table:table-cell table:formula="of:=ISERROR(VLOOKUP([.C14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keyup</text:p>
          </table:table-cell>
          <table:table-cell table:formula="of:=IF(LEFT([.C150];2)=&quot;on&quot;;TRUE();FALSE())" office:value-type="boolean" office:boolean-value="true">
            <text:p>VERDADERO</text:p>
          </table:table-cell>
          <table:table-cell table:formula="of:=VLOOKUP([.A150];[.$C$2:.$D$221];1;FALSE())" office:value-type="float" office:value="0">
            <text:p>#N/D</text:p>
          </table:table-cell>
          <table:table-cell/>
          <table:table-cell table:formula="of:=ISERROR(VLOOKUP([.C15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load</text:p>
          </table:table-cell>
          <table:table-cell table:formula="of:=IF(LEFT([.C151];2)=&quot;on&quot;;TRUE();FALSE())" office:value-type="boolean" office:boolean-value="true">
            <text:p>VERDADERO</text:p>
          </table:table-cell>
          <table:table-cell table:formula="of:=VLOOKUP([.A151];[.$C$2:.$D$221];1;FALSE())" office:value-type="float" office:value="0">
            <text:p>#N/D</text:p>
          </table:table-cell>
          <table:table-cell/>
          <table:table-cell table:formula="of:=ISERROR(VLOOKUP([.C15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loadeddata</text:p>
          </table:table-cell>
          <table:table-cell table:formula="of:=IF(LEFT([.C152];2)=&quot;on&quot;;TRUE();FALSE())" office:value-type="boolean" office:boolean-value="true">
            <text:p>VERDADERO</text:p>
          </table:table-cell>
          <table:table-cell table:formula="of:=VLOOKUP([.A152];[.$C$2:.$D$221];1;FALSE())" office:value-type="float" office:value="0">
            <text:p>#N/D</text:p>
          </table:table-cell>
          <table:table-cell/>
          <table:table-cell table:formula="of:=ISERROR(VLOOKUP([.C15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loadedmetadata</text:p>
          </table:table-cell>
          <table:table-cell table:formula="of:=IF(LEFT([.C153];2)=&quot;on&quot;;TRUE();FALSE())" office:value-type="boolean" office:boolean-value="true">
            <text:p>VERDADERO</text:p>
          </table:table-cell>
          <table:table-cell table:formula="of:=VLOOKUP([.A153];[.$C$2:.$D$221];1;FALSE())" office:value-type="float" office:value="0">
            <text:p>#N/D</text:p>
          </table:table-cell>
          <table:table-cell/>
          <table:table-cell table:formula="of:=ISERROR(VLOOKUP([.C15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loadstart</text:p>
          </table:table-cell>
          <table:table-cell table:formula="of:=IF(LEFT([.C154];2)=&quot;on&quot;;TRUE();FALSE())" office:value-type="boolean" office:boolean-value="true">
            <text:p>VERDADERO</text:p>
          </table:table-cell>
          <table:table-cell table:formula="of:=VLOOKUP([.A154];[.$C$2:.$D$221];1;FALSE())" office:value-type="float" office:value="0">
            <text:p>#N/D</text:p>
          </table:table-cell>
          <table:table-cell/>
          <table:table-cell table:formula="of:=ISERROR(VLOOKUP([.C15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down</text:p>
          </table:table-cell>
          <table:table-cell table:formula="of:=IF(LEFT([.C155];2)=&quot;on&quot;;TRUE();FALSE())" office:value-type="boolean" office:boolean-value="true">
            <text:p>VERDADERO</text:p>
          </table:table-cell>
          <table:table-cell table:formula="of:=VLOOKUP([.A155];[.$C$2:.$D$221];1;FALSE())" office:value-type="float" office:value="0">
            <text:p>#N/D</text:p>
          </table:table-cell>
          <table:table-cell/>
          <table:table-cell table:formula="of:=ISERROR(VLOOKUP([.C155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enter</text:p>
          </table:table-cell>
          <table:table-cell table:formula="of:=IF(LEFT([.C156];2)=&quot;on&quot;;TRUE();FALSE())" office:value-type="boolean" office:boolean-value="true">
            <text:p>VERDADERO</text:p>
          </table:table-cell>
          <table:table-cell table:formula="of:=VLOOKUP([.A156];[.$C$2:.$D$221];1;FALSE())" office:value-type="float" office:value="0">
            <text:p>#N/D</text:p>
          </table:table-cell>
          <table:table-cell/>
          <table:table-cell table:formula="of:=ISERROR(VLOOKUP([.C15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leave</text:p>
          </table:table-cell>
          <table:table-cell table:formula="of:=IF(LEFT([.C157];2)=&quot;on&quot;;TRUE();FALSE())" office:value-type="boolean" office:boolean-value="true">
            <text:p>VERDADERO</text:p>
          </table:table-cell>
          <table:table-cell table:formula="of:=VLOOKUP([.A157];[.$C$2:.$D$221];1;FALSE())" office:value-type="float" office:value="0">
            <text:p>#N/D</text:p>
          </table:table-cell>
          <table:table-cell/>
          <table:table-cell table:formula="of:=ISERROR(VLOOKUP([.C15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move</text:p>
          </table:table-cell>
          <table:table-cell table:formula="of:=IF(LEFT([.C158];2)=&quot;on&quot;;TRUE();FALSE())" office:value-type="boolean" office:boolean-value="true">
            <text:p>VERDADERO</text:p>
          </table:table-cell>
          <table:table-cell table:formula="of:=VLOOKUP([.A158];[.$C$2:.$D$221];1;FALSE())" office:value-type="float" office:value="0">
            <text:p>#N/D</text:p>
          </table:table-cell>
          <table:table-cell/>
          <table:table-cell table:formula="of:=ISERROR(VLOOKUP([.C158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out</text:p>
          </table:table-cell>
          <table:table-cell table:formula="of:=IF(LEFT([.C159];2)=&quot;on&quot;;TRUE();FALSE())" office:value-type="boolean" office:boolean-value="true">
            <text:p>VERDADERO</text:p>
          </table:table-cell>
          <table:table-cell table:formula="of:=VLOOKUP([.A159];[.$C$2:.$D$221];1;FALSE())" office:value-type="float" office:value="0">
            <text:p>#N/D</text:p>
          </table:table-cell>
          <table:table-cell/>
          <table:table-cell table:formula="of:=ISERROR(VLOOKUP([.C15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over</text:p>
          </table:table-cell>
          <table:table-cell table:formula="of:=IF(LEFT([.C160];2)=&quot;on&quot;;TRUE();FALSE())" office:value-type="boolean" office:boolean-value="true">
            <text:p>VERDADERO</text:p>
          </table:table-cell>
          <table:table-cell table:formula="of:=VLOOKUP([.A160];[.$C$2:.$D$221];1;FALSE())" office:value-type="float" office:value="0">
            <text:p>#N/D</text:p>
          </table:table-cell>
          <table:table-cell/>
          <table:table-cell table:formula="of:=ISERROR(VLOOKUP([.C16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useup</text:p>
          </table:table-cell>
          <table:table-cell table:formula="of:=IF(LEFT([.C161];2)=&quot;on&quot;;TRUE();FALSE())" office:value-type="boolean" office:boolean-value="true">
            <text:p>VERDADERO</text:p>
          </table:table-cell>
          <table:table-cell table:formula="of:=VLOOKUP([.A161];[.$C$2:.$D$221];1;FALSE())" office:value-type="float" office:value="0">
            <text:p>#N/D</text:p>
          </table:table-cell>
          <table:table-cell/>
          <table:table-cell table:formula="of:=ISERROR(VLOOKUP([.C161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zfullscreenchange</text:p>
          </table:table-cell>
          <table:table-cell table:formula="of:=IF(LEFT([.C162];2)=&quot;on&quot;;TRUE();FALSE())" office:value-type="boolean" office:boolean-value="true">
            <text:p>VERDADERO</text:p>
          </table:table-cell>
          <table:table-cell table:formula="of:=VLOOKUP([.A162];[.$C$2:.$D$221];1;FALSE())" office:value-type="float" office:value="0">
            <text:p>#N/D</text:p>
          </table:table-cell>
          <table:table-cell/>
          <table:table-cell table:formula="of:=ISERROR(VLOOKUP([.C16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zfullscreenerror</text:p>
          </table:table-cell>
          <table:table-cell table:formula="of:=IF(LEFT([.C163];2)=&quot;on&quot;;TRUE();FALSE())" office:value-type="boolean" office:boolean-value="true">
            <text:p>VERDADERO</text:p>
          </table:table-cell>
          <table:table-cell table:formula="of:=VLOOKUP([.A163];[.$C$2:.$D$221];1;FALSE())" office:value-type="float" office:value="0">
            <text:p>#N/D</text:p>
          </table:table-cell>
          <table:table-cell/>
          <table:table-cell table:formula="of:=ISERROR(VLOOKUP([.C16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zpointerlockchange</text:p>
          </table:table-cell>
          <table:table-cell table:formula="of:=IF(LEFT([.C164];2)=&quot;on&quot;;TRUE();FALSE())" office:value-type="boolean" office:boolean-value="true">
            <text:p>VERDADERO</text:p>
          </table:table-cell>
          <table:table-cell table:formula="of:=VLOOKUP([.A164];[.$C$2:.$D$221];1;FALSE())" office:value-type="float" office:value="0">
            <text:p>#N/D</text:p>
          </table:table-cell>
          <table:table-cell/>
          <table:table-cell table:formula="of:=ISERROR(VLOOKUP([.C16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mozpointerlockerror</text:p>
          </table:table-cell>
          <table:table-cell table:formula="of:=IF(LEFT([.C165];2)=&quot;on&quot;;TRUE();FALSE())" office:value-type="boolean" office:boolean-value="true">
            <text:p>VERDADERO</text:p>
          </table:table-cell>
          <table:table-cell table:formula="of:=VLOOKUP([.A165];[.$C$2:.$D$221];1;FALSE())" office:value-type="float" office:value="0">
            <text:p>#N/D</text:p>
          </table:table-cell>
          <table:table-cell/>
          <table:table-cell table:formula="of:=ISERROR(VLOOKUP([.C16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paste</text:p>
          </table:table-cell>
          <table:table-cell table:formula="of:=IF(LEFT([.C166];2)=&quot;on&quot;;TRUE();FALSE())" office:value-type="boolean" office:boolean-value="true">
            <text:p>VERDADERO</text:p>
          </table:table-cell>
          <table:table-cell table:formula="of:=VLOOKUP([.A166];[.$C$2:.$D$221];1;FALSE())" office:value-type="float" office:value="0">
            <text:p>#N/D</text:p>
          </table:table-cell>
          <table:table-cell/>
          <table:table-cell table:formula="of:=ISERROR(VLOOKUP([.C16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pause</text:p>
          </table:table-cell>
          <table:table-cell table:formula="of:=IF(LEFT([.C167];2)=&quot;on&quot;;TRUE();FALSE())" office:value-type="boolean" office:boolean-value="true">
            <text:p>VERDADERO</text:p>
          </table:table-cell>
          <table:table-cell table:formula="of:=VLOOKUP([.A167];[.$C$2:.$D$221];1;FALSE())" office:value-type="float" office:value="0">
            <text:p>#N/D</text:p>
          </table:table-cell>
          <table:table-cell/>
          <table:table-cell table:formula="of:=ISERROR(VLOOKUP([.C16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play</text:p>
          </table:table-cell>
          <table:table-cell table:formula="of:=IF(LEFT([.C168];2)=&quot;on&quot;;TRUE();FALSE())" office:value-type="boolean" office:boolean-value="true">
            <text:p>VERDADERO</text:p>
          </table:table-cell>
          <table:table-cell table:formula="of:=VLOOKUP([.A168];[.$C$2:.$D$221];1;FALSE())" office:value-type="float" office:value="0">
            <text:p>#N/D</text:p>
          </table:table-cell>
          <table:table-cell/>
          <table:table-cell table:formula="of:=ISERROR(VLOOKUP([.C16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playing</text:p>
          </table:table-cell>
          <table:table-cell table:formula="of:=IF(LEFT([.C169];2)=&quot;on&quot;;TRUE();FALSE())" office:value-type="boolean" office:boolean-value="true">
            <text:p>VERDADERO</text:p>
          </table:table-cell>
          <table:table-cell table:formula="of:=VLOOKUP([.A169];[.$C$2:.$D$221];1;FALSE())" office:value-type="float" office:value="0">
            <text:p>#N/D</text:p>
          </table:table-cell>
          <table:table-cell/>
          <table:table-cell table:formula="of:=ISERROR(VLOOKUP([.C16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progress</text:p>
          </table:table-cell>
          <table:table-cell table:formula="of:=IF(LEFT([.C170];2)=&quot;on&quot;;TRUE();FALSE())" office:value-type="boolean" office:boolean-value="true">
            <text:p>VERDADERO</text:p>
          </table:table-cell>
          <table:table-cell table:formula="of:=VLOOKUP([.A170];[.$C$2:.$D$221];1;FALSE())" office:value-type="float" office:value="0">
            <text:p>#N/D</text:p>
          </table:table-cell>
          <table:table-cell/>
          <table:table-cell table:formula="of:=ISERROR(VLOOKUP([.C17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ratechange</text:p>
          </table:table-cell>
          <table:table-cell table:formula="of:=IF(LEFT([.C171];2)=&quot;on&quot;;TRUE();FALSE())" office:value-type="boolean" office:boolean-value="true">
            <text:p>VERDADERO</text:p>
          </table:table-cell>
          <table:table-cell table:formula="of:=VLOOKUP([.A171];[.$C$2:.$D$221];1;FALSE())" office:value-type="float" office:value="0">
            <text:p>#N/D</text:p>
          </table:table-cell>
          <table:table-cell/>
          <table:table-cell table:formula="of:=ISERROR(VLOOKUP([.C17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readystatechange</text:p>
          </table:table-cell>
          <table:table-cell table:formula="of:=IF(LEFT([.C172];2)=&quot;on&quot;;TRUE();FALSE())" office:value-type="boolean" office:boolean-value="true">
            <text:p>VERDADERO</text:p>
          </table:table-cell>
          <table:table-cell table:formula="of:=VLOOKUP([.A172];[.$C$2:.$D$221];1;FALSE())" office:value-type="float" office:value="0">
            <text:p>#N/D</text:p>
          </table:table-cell>
          <table:table-cell/>
          <table:table-cell table:formula="of:=ISERROR(VLOOKUP([.C172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reset</text:p>
          </table:table-cell>
          <table:table-cell table:formula="of:=IF(LEFT([.C173];2)=&quot;on&quot;;TRUE();FALSE())" office:value-type="boolean" office:boolean-value="true">
            <text:p>VERDADERO</text:p>
          </table:table-cell>
          <table:table-cell table:formula="of:=VLOOKUP([.A173];[.$C$2:.$D$221];1;FALSE())" office:value-type="float" office:value="0">
            <text:p>#N/D</text:p>
          </table:table-cell>
          <table:table-cell/>
          <table:table-cell table:formula="of:=ISERROR(VLOOKUP([.C17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resize</text:p>
          </table:table-cell>
          <table:table-cell table:formula="of:=IF(LEFT([.C174];2)=&quot;on&quot;;TRUE();FALSE())" office:value-type="boolean" office:boolean-value="true">
            <text:p>VERDADERO</text:p>
          </table:table-cell>
          <table:table-cell table:formula="of:=VLOOKUP([.A174];[.$C$2:.$D$221];1;FALSE())" office:value-type="float" office:value="0">
            <text:p>#N/D</text:p>
          </table:table-cell>
          <table:table-cell/>
          <table:table-cell table:formula="of:=ISERROR(VLOOKUP([.C17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croll</text:p>
          </table:table-cell>
          <table:table-cell table:formula="of:=IF(LEFT([.C175];2)=&quot;on&quot;;TRUE();FALSE())" office:value-type="boolean" office:boolean-value="true">
            <text:p>VERDADERO</text:p>
          </table:table-cell>
          <table:table-cell table:formula="of:=VLOOKUP([.A175];[.$C$2:.$D$221];1;FALSE())" office:value-type="float" office:value="0">
            <text:p>#N/D</text:p>
          </table:table-cell>
          <table:table-cell/>
          <table:table-cell table:formula="of:=ISERROR(VLOOKUP([.C17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eeked</text:p>
          </table:table-cell>
          <table:table-cell table:formula="of:=IF(LEFT([.C176];2)=&quot;on&quot;;TRUE();FALSE())" office:value-type="boolean" office:boolean-value="true">
            <text:p>VERDADERO</text:p>
          </table:table-cell>
          <table:table-cell table:formula="of:=VLOOKUP([.A176];[.$C$2:.$D$221];1;FALSE())" office:value-type="float" office:value="0">
            <text:p>#N/D</text:p>
          </table:table-cell>
          <table:table-cell/>
          <table:table-cell table:formula="of:=ISERROR(VLOOKUP([.C17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eeking</text:p>
          </table:table-cell>
          <table:table-cell table:formula="of:=IF(LEFT([.C177];2)=&quot;on&quot;;TRUE();FALSE())" office:value-type="boolean" office:boolean-value="true">
            <text:p>VERDADERO</text:p>
          </table:table-cell>
          <table:table-cell table:formula="of:=VLOOKUP([.A177];[.$C$2:.$D$221];1;FALSE())" office:value-type="float" office:value="0">
            <text:p>#N/D</text:p>
          </table:table-cell>
          <table:table-cell/>
          <table:table-cell table:formula="of:=ISERROR(VLOOKUP([.C17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elect</text:p>
          </table:table-cell>
          <table:table-cell table:formula="of:=IF(LEFT([.C178];2)=&quot;on&quot;;TRUE();FALSE())" office:value-type="boolean" office:boolean-value="true">
            <text:p>VERDADERO</text:p>
          </table:table-cell>
          <table:table-cell table:formula="of:=VLOOKUP([.A178];[.$C$2:.$D$221];1;FALSE())" office:value-type="float" office:value="0">
            <text:p>#N/D</text:p>
          </table:table-cell>
          <table:table-cell/>
          <table:table-cell table:formula="of:=ISERROR(VLOOKUP([.C17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how</text:p>
          </table:table-cell>
          <table:table-cell table:formula="of:=IF(LEFT([.C179];2)=&quot;on&quot;;TRUE();FALSE())" office:value-type="boolean" office:boolean-value="true">
            <text:p>VERDADERO</text:p>
          </table:table-cell>
          <table:table-cell table:formula="of:=VLOOKUP([.A179];[.$C$2:.$D$221];1;FALSE())" office:value-type="float" office:value="0">
            <text:p>#N/D</text:p>
          </table:table-cell>
          <table:table-cell/>
          <table:table-cell table:formula="of:=ISERROR(VLOOKUP([.C17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talled</text:p>
          </table:table-cell>
          <table:table-cell table:formula="of:=IF(LEFT([.C180];2)=&quot;on&quot;;TRUE();FALSE())" office:value-type="boolean" office:boolean-value="true">
            <text:p>VERDADERO</text:p>
          </table:table-cell>
          <table:table-cell table:formula="of:=VLOOKUP([.A180];[.$C$2:.$D$221];1;FALSE())" office:value-type="float" office:value="0">
            <text:p>#N/D</text:p>
          </table:table-cell>
          <table:table-cell/>
          <table:table-cell table:formula="of:=ISERROR(VLOOKUP([.C18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ubmit</text:p>
          </table:table-cell>
          <table:table-cell table:formula="of:=IF(LEFT([.C181];2)=&quot;on&quot;;TRUE();FALSE())" office:value-type="boolean" office:boolean-value="true">
            <text:p>VERDADERO</text:p>
          </table:table-cell>
          <table:table-cell table:formula="of:=VLOOKUP([.A181];[.$C$2:.$D$221];1;FALSE())" office:value-type="float" office:value="0">
            <text:p>#N/D</text:p>
          </table:table-cell>
          <table:table-cell/>
          <table:table-cell table:formula="of:=ISERROR(VLOOKUP([.C18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suspend</text:p>
          </table:table-cell>
          <table:table-cell table:formula="of:=IF(LEFT([.C182];2)=&quot;on&quot;;TRUE();FALSE())" office:value-type="boolean" office:boolean-value="true">
            <text:p>VERDADERO</text:p>
          </table:table-cell>
          <table:table-cell table:formula="of:=VLOOKUP([.A182];[.$C$2:.$D$221];1;FALSE())" office:value-type="float" office:value="0">
            <text:p>#N/D</text:p>
          </table:table-cell>
          <table:table-cell/>
          <table:table-cell table:formula="of:=ISERROR(VLOOKUP([.C18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timeupdate</text:p>
          </table:table-cell>
          <table:table-cell table:formula="of:=IF(LEFT([.C183];2)=&quot;on&quot;;TRUE();FALSE())" office:value-type="boolean" office:boolean-value="true">
            <text:p>VERDADERO</text:p>
          </table:table-cell>
          <table:table-cell table:formula="of:=VLOOKUP([.A183];[.$C$2:.$D$221];1;FALSE())" office:value-type="float" office:value="0">
            <text:p>#N/D</text:p>
          </table:table-cell>
          <table:table-cell/>
          <table:table-cell table:formula="of:=ISERROR(VLOOKUP([.C18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volumechange</text:p>
          </table:table-cell>
          <table:table-cell table:formula="of:=IF(LEFT([.C184];2)=&quot;on&quot;;TRUE();FALSE())" office:value-type="boolean" office:boolean-value="true">
            <text:p>VERDADERO</text:p>
          </table:table-cell>
          <table:table-cell table:formula="of:=VLOOKUP([.A184];[.$C$2:.$D$221];1;FALSE())" office:value-type="float" office:value="0">
            <text:p>#N/D</text:p>
          </table:table-cell>
          <table:table-cell/>
          <table:table-cell table:formula="of:=ISERROR(VLOOKUP([.C18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waiting</text:p>
          </table:table-cell>
          <table:table-cell table:formula="of:=IF(LEFT([.C185];2)=&quot;on&quot;;TRUE();FALSE())" office:value-type="boolean" office:boolean-value="true">
            <text:p>VERDADERO</text:p>
          </table:table-cell>
          <table:table-cell table:formula="of:=VLOOKUP([.A185];[.$C$2:.$D$221];1;FALSE())" office:value-type="float" office:value="0">
            <text:p>#N/D</text:p>
          </table:table-cell>
          <table:table-cell/>
          <table:table-cell table:formula="of:=ISERROR(VLOOKUP([.C18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nwheel</text:p>
          </table:table-cell>
          <table:table-cell table:formula="of:=IF(LEFT([.C186];2)=&quot;on&quot;;TRUE();FALSE())" office:value-type="boolean" office:boolean-value="true">
            <text:p>VERDADERO</text:p>
          </table:table-cell>
          <table:table-cell table:formula="of:=VLOOKUP([.A186];[.$C$2:.$D$221];1;FALSE())" office:value-type="float" office:value="0">
            <text:p>#N/D</text:p>
          </table:table-cell>
          <table:table-cell/>
          <table:table-cell table:formula="of:=ISERROR(VLOOKUP([.C18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2">
          <table:table-cell table:style-name="ce4"/>
          <table:table-cell table:style-name="ce4"/>
          <table:table-cell table:style-name="ce4" office:value-type="string">
            <text:p>open</text:p>
          </table:table-cell>
          <table:table-cell table:formula="of:=IF(LEFT([.C187];2)=&quot;on&quot;;TRUE();FALSE())" office:value-type="boolean" office:boolean-value="false">
            <text:p>FALSO</text:p>
          </table:table-cell>
          <table:table-cell table:formula="of:=VLOOKUP([.A187];[.$C$2:.$D$221];1;FALSE())" office:value-type="float" office:value="0">
            <text:p>#N/D</text:p>
          </table:table-cell>
          <table:table-cell/>
          <table:table-cell table:formula="of:=ISERROR(VLOOKUP([.C18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ownerDocument</text:p>
          </table:table-cell>
          <table:table-cell table:formula="of:=IF(LEFT([.C188];2)=&quot;on&quot;;TRUE();FALSE())" office:value-type="boolean" office:boolean-value="false">
            <text:p>FALSO</text:p>
          </table:table-cell>
          <table:table-cell table:formula="of:=VLOOKUP([.A188];[.$C$2:.$D$221];1;FALSE())" office:value-type="float" office:value="0">
            <text:p>#N/D</text:p>
          </table:table-cell>
          <table:table-cell/>
          <table:table-cell table:formula="of:=ISERROR(VLOOKUP([.C188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parentElement</text:p>
          </table:table-cell>
          <table:table-cell table:formula="of:=IF(LEFT([.C189];2)=&quot;on&quot;;TRUE();FALSE())" office:value-type="boolean" office:boolean-value="false">
            <text:p>FALSO</text:p>
          </table:table-cell>
          <table:table-cell table:formula="of:=VLOOKUP([.A189];[.$C$2:.$D$221];1;FALSE())" office:value-type="float" office:value="0">
            <text:p>#N/D</text:p>
          </table:table-cell>
          <table:table-cell/>
          <table:table-cell table:formula="of:=ISERROR(VLOOKUP([.C18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parentNode</text:p>
          </table:table-cell>
          <table:table-cell table:formula="of:=IF(LEFT([.C190];2)=&quot;on&quot;;TRUE();FALSE())" office:value-type="boolean" office:boolean-value="false">
            <text:p>FALSO</text:p>
          </table:table-cell>
          <table:table-cell table:formula="of:=VLOOKUP([.A190];[.$C$2:.$D$221];1;FALSE())" office:value-type="float" office:value="0">
            <text:p>#N/D</text:p>
          </table:table-cell>
          <table:table-cell/>
          <table:table-cell table:formula="of:=ISERROR(VLOOKUP([.C19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plugins</text:p>
          </table:table-cell>
          <table:table-cell table:formula="of:=IF(LEFT([.C191];2)=&quot;on&quot;;TRUE();FALSE())" office:value-type="boolean" office:boolean-value="false">
            <text:p>FALSO</text:p>
          </table:table-cell>
          <table:table-cell table:formula="of:=VLOOKUP([.A191];[.$C$2:.$D$221];1;FALSE())" office:value-type="float" office:value="0">
            <text:p>#N/D</text:p>
          </table:table-cell>
          <table:table-cell/>
          <table:table-cell table:formula="of:=ISERROR(VLOOKUP([.C191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preferredStyleSheetSet</text:p>
          </table:table-cell>
          <table:table-cell table:formula="of:=IF(LEFT([.C192];2)=&quot;on&quot;;TRUE();FALSE())" office:value-type="boolean" office:boolean-value="false">
            <text:p>FALSO</text:p>
          </table:table-cell>
          <table:table-cell table:formula="of:=VLOOKUP([.A192];[.$C$2:.$D$221];1;FALSE())" office:value-type="float" office:value="0">
            <text:p>#N/D</text:p>
          </table:table-cell>
          <table:table-cell/>
          <table:table-cell table:formula="of:=ISERROR(VLOOKUP([.C19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prefix</text:p>
          </table:table-cell>
          <table:table-cell table:formula="of:=IF(LEFT([.C193];2)=&quot;on&quot;;TRUE();FALSE())" office:value-type="boolean" office:boolean-value="false">
            <text:p>FALSO</text:p>
          </table:table-cell>
          <table:table-cell table:formula="of:=VLOOKUP([.A193];[.$C$2:.$D$221];1;FALSE())" office:value-type="float" office:value="0">
            <text:p>#N/D</text:p>
          </table:table-cell>
          <table:table-cell/>
          <table:table-cell table:formula="of:=ISERROR(VLOOKUP([.C19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previousSibling</text:p>
          </table:table-cell>
          <table:table-cell table:formula="of:=IF(LEFT([.C194];2)=&quot;on&quot;;TRUE();FALSE())" office:value-type="boolean" office:boolean-value="false">
            <text:p>FALSO</text:p>
          </table:table-cell>
          <table:table-cell table:formula="of:=VLOOKUP([.A194];[.$C$2:.$D$221];1;FALSE())" office:value-type="float" office:value="0">
            <text:p>#N/D</text:p>
          </table:table-cell>
          <table:table-cell/>
          <table:table-cell table:formula="of:=ISERROR(VLOOKUP([.C194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2">
          <table:table-cell table:style-name="ce4"/>
          <table:table-cell table:style-name="ce4"/>
          <table:table-cell table:style-name="ce4" office:value-type="string">
            <text:p>PROCESSING_INSTRUCTION_NODE</text:p>
          </table:table-cell>
          <table:table-cell table:formula="of:=IF(LEFT([.C195];2)=&quot;on&quot;;TRUE();FALSE())" office:value-type="boolean" office:boolean-value="false">
            <text:p>FALSO</text:p>
          </table:table-cell>
          <table:table-cell table:formula="of:=VLOOKUP([.A195];[.$C$2:.$D$221];1;FALSE())" office:value-type="float" office:value="0">
            <text:p>#N/D</text:p>
          </table:table-cell>
          <table:table-cell/>
          <table:table-cell table:formula="of:=ISERROR(VLOOKUP([.C19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CommandEnabled</text:p>
          </table:table-cell>
          <table:table-cell table:formula="of:=IF(LEFT([.C196];2)=&quot;on&quot;;TRUE();FALSE())" office:value-type="boolean" office:boolean-value="false">
            <text:p>FALSO</text:p>
          </table:table-cell>
          <table:table-cell table:formula="of:=VLOOKUP([.A196];[.$C$2:.$D$221];1;FALSE())" office:value-type="float" office:value="0">
            <text:p>#N/D</text:p>
          </table:table-cell>
          <table:table-cell/>
          <table:table-cell table:formula="of:=ISERROR(VLOOKUP([.C19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CommandIndeterm</text:p>
          </table:table-cell>
          <table:table-cell table:formula="of:=IF(LEFT([.C197];2)=&quot;on&quot;;TRUE();FALSE())" office:value-type="boolean" office:boolean-value="false">
            <text:p>FALSO</text:p>
          </table:table-cell>
          <table:table-cell table:formula="of:=VLOOKUP([.A197];[.$C$2:.$D$221];1;FALSE())" office:value-type="float" office:value="0">
            <text:p>#N/D</text:p>
          </table:table-cell>
          <table:table-cell/>
          <table:table-cell table:formula="of:=ISERROR(VLOOKUP([.C19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CommandState</text:p>
          </table:table-cell>
          <table:table-cell table:formula="of:=IF(LEFT([.C198];2)=&quot;on&quot;;TRUE();FALSE())" office:value-type="boolean" office:boolean-value="false">
            <text:p>FALSO</text:p>
          </table:table-cell>
          <table:table-cell table:formula="of:=VLOOKUP([.A198];[.$C$2:.$D$221];1;FALSE())" office:value-type="float" office:value="0">
            <text:p>#N/D</text:p>
          </table:table-cell>
          <table:table-cell/>
          <table:table-cell table:formula="of:=ISERROR(VLOOKUP([.C19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CommandSupported</text:p>
          </table:table-cell>
          <table:table-cell table:formula="of:=IF(LEFT([.C199];2)=&quot;on&quot;;TRUE();FALSE())" office:value-type="boolean" office:boolean-value="false">
            <text:p>FALSO</text:p>
          </table:table-cell>
          <table:table-cell table:formula="of:=VLOOKUP([.A199];[.$C$2:.$D$221];1;FALSE())" office:value-type="float" office:value="0">
            <text:p>#N/D</text:p>
          </table:table-cell>
          <table:table-cell/>
          <table:table-cell table:formula="of:=ISERROR(VLOOKUP([.C19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CommandValue</text:p>
          </table:table-cell>
          <table:table-cell table:formula="of:=IF(LEFT([.C200];2)=&quot;on&quot;;TRUE();FALSE())" office:value-type="boolean" office:boolean-value="false">
            <text:p>FALSO</text:p>
          </table:table-cell>
          <table:table-cell table:formula="of:=VLOOKUP([.A200];[.$C$2:.$D$221];1;FALSE())" office:value-type="float" office:value="0">
            <text:p>#N/D</text:p>
          </table:table-cell>
          <table:table-cell/>
          <table:table-cell table:formula="of:=ISERROR(VLOOKUP([.C20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Selector</text:p>
          </table:table-cell>
          <table:table-cell table:formula="of:=IF(LEFT([.C201];2)=&quot;on&quot;;TRUE();FALSE())" office:value-type="boolean" office:boolean-value="false">
            <text:p>FALSO</text:p>
          </table:table-cell>
          <table:table-cell table:formula="of:=VLOOKUP([.A201];[.$C$2:.$D$221];1;FALSE())" office:value-type="float" office:value="0">
            <text:p>#N/D</text:p>
          </table:table-cell>
          <table:table-cell/>
          <table:table-cell table:formula="of:=ISERROR(VLOOKUP([.C20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querySelectorAll</text:p>
          </table:table-cell>
          <table:table-cell table:formula="of:=IF(LEFT([.C202];2)=&quot;on&quot;;TRUE();FALSE())" office:value-type="boolean" office:boolean-value="false">
            <text:p>FALSO</text:p>
          </table:table-cell>
          <table:table-cell table:formula="of:=VLOOKUP([.A202];[.$C$2:.$D$221];1;FALSE())" office:value-type="float" office:value="0">
            <text:p>#N/D</text:p>
          </table:table-cell>
          <table:table-cell/>
          <table:table-cell table:formula="of:=ISERROR(VLOOKUP([.C202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adyState</text:p>
          </table:table-cell>
          <table:table-cell table:formula="of:=IF(LEFT([.C203];2)=&quot;on&quot;;TRUE();FALSE())" office:value-type="boolean" office:boolean-value="false">
            <text:p>FALSO</text:p>
          </table:table-cell>
          <table:table-cell table:formula="of:=VLOOKUP([.A203];[.$C$2:.$D$221];1;FALSE())" office:value-type="float" office:value="0">
            <text:p>#N/D</text:p>
          </table:table-cell>
          <table:table-cell/>
          <table:table-cell table:formula="of:=ISERROR(VLOOKUP([.C203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ferrer</text:p>
          </table:table-cell>
          <table:table-cell table:formula="of:=IF(LEFT([.C204];2)=&quot;on&quot;;TRUE();FALSE())" office:value-type="boolean" office:boolean-value="false">
            <text:p>FALSO</text:p>
          </table:table-cell>
          <table:table-cell table:formula="of:=VLOOKUP([.A204];[.$C$2:.$D$221];1;FALSE())" office:value-type="float" office:value="0">
            <text:p>#N/D</text:p>
          </table:table-cell>
          <table:table-cell/>
          <table:table-cell table:formula="of:=ISERROR(VLOOKUP([.C204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leaseCapture</text:p>
          </table:table-cell>
          <table:table-cell table:formula="of:=IF(LEFT([.C205];2)=&quot;on&quot;;TRUE();FALSE())" office:value-type="boolean" office:boolean-value="false">
            <text:p>FALSO</text:p>
          </table:table-cell>
          <table:table-cell table:formula="of:=VLOOKUP([.A205];[.$C$2:.$D$221];1;FALSE())" office:value-type="float" office:value="0">
            <text:p>#N/D</text:p>
          </table:table-cell>
          <table:table-cell/>
          <table:table-cell table:formula="of:=ISERROR(VLOOKUP([.C20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leaseEvents</text:p>
          </table:table-cell>
          <table:table-cell table:formula="of:=IF(LEFT([.C206];2)=&quot;on&quot;;TRUE();FALSE())" office:value-type="boolean" office:boolean-value="false">
            <text:p>FALSO</text:p>
          </table:table-cell>
          <table:table-cell table:formula="of:=VLOOKUP([.A206];[.$C$2:.$D$221];1;FALSE())" office:value-type="float" office:value="0">
            <text:p>#N/D</text:p>
          </table:table-cell>
          <table:table-cell/>
          <table:table-cell table:formula="of:=ISERROR(VLOOKUP([.C206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moveChild</text:p>
          </table:table-cell>
          <table:table-cell table:formula="of:=IF(LEFT([.C207];2)=&quot;on&quot;;TRUE();FALSE())" office:value-type="boolean" office:boolean-value="false">
            <text:p>FALSO</text:p>
          </table:table-cell>
          <table:table-cell table:formula="of:=VLOOKUP([.A207];[.$C$2:.$D$221];1;FALSE())" office:value-type="float" office:value="0">
            <text:p>#N/D</text:p>
          </table:table-cell>
          <table:table-cell/>
          <table:table-cell table:formula="of:=ISERROR(VLOOKUP([.C207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moveEventListener</text:p>
          </table:table-cell>
          <table:table-cell table:formula="of:=IF(LEFT([.C208];2)=&quot;on&quot;;TRUE();FALSE())" office:value-type="boolean" office:boolean-value="false">
            <text:p>FALSO</text:p>
          </table:table-cell>
          <table:table-cell table:formula="of:=VLOOKUP([.A208];[.$C$2:.$D$221];1;FALSE())" office:value-type="float" office:value="0">
            <text:p>#N/D</text:p>
          </table:table-cell>
          <table:table-cell/>
          <table:table-cell table:formula="of:=ISERROR(VLOOKUP([.C20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replaceChild</text:p>
          </table:table-cell>
          <table:table-cell table:formula="of:=IF(LEFT([.C209];2)=&quot;on&quot;;TRUE();FALSE())" office:value-type="boolean" office:boolean-value="false">
            <text:p>FALSO</text:p>
          </table:table-cell>
          <table:table-cell table:formula="of:=VLOOKUP([.A209];[.$C$2:.$D$221];1;FALSE())" office:value-type="float" office:value="0">
            <text:p>#N/D</text:p>
          </table:table-cell>
          <table:table-cell/>
          <table:table-cell table:formula="of:=ISERROR(VLOOKUP([.C209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scripts</text:p>
          </table:table-cell>
          <table:table-cell table:formula="of:=IF(LEFT([.C210];2)=&quot;on&quot;;TRUE();FALSE())" office:value-type="boolean" office:boolean-value="false">
            <text:p>FALSO</text:p>
          </table:table-cell>
          <table:table-cell table:formula="of:=VLOOKUP([.A210];[.$C$2:.$D$221];1;FALSE())" office:value-type="float" office:value="0">
            <text:p>#N/D</text:p>
          </table:table-cell>
          <table:table-cell/>
          <table:table-cell table:formula="of:=ISERROR(VLOOKUP([.C210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selectedStyleSheetSet</text:p>
          </table:table-cell>
          <table:table-cell table:formula="of:=IF(LEFT([.C211];2)=&quot;on&quot;;TRUE();FALSE())" office:value-type="boolean" office:boolean-value="false">
            <text:p>FALSO</text:p>
          </table:table-cell>
          <table:table-cell table:formula="of:=VLOOKUP([.A211];[.$C$2:.$D$221];1;FALSE())" office:value-type="float" office:value="0">
            <text:p>#N/D</text:p>
          </table:table-cell>
          <table:table-cell/>
          <table:table-cell table:formula="of:=ISERROR(VLOOKUP([.C21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styleSheets</text:p>
          </table:table-cell>
          <table:table-cell table:formula="of:=IF(LEFT([.C212];2)=&quot;on&quot;;TRUE();FALSE())" office:value-type="boolean" office:boolean-value="false">
            <text:p>FALSO</text:p>
          </table:table-cell>
          <table:table-cell table:formula="of:=VLOOKUP([.A212];[.$C$2:.$D$221];1;FALSE())" office:value-type="float" office:value="0">
            <text:p>#N/D</text:p>
          </table:table-cell>
          <table:table-cell/>
          <table:table-cell table:formula="of:=ISERROR(VLOOKUP([.C212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styleSheetSets</text:p>
          </table:table-cell>
          <table:table-cell table:formula="of:=IF(LEFT([.C213];2)=&quot;on&quot;;TRUE();FALSE())" office:value-type="boolean" office:boolean-value="false">
            <text:p>FALSO</text:p>
          </table:table-cell>
          <table:table-cell table:formula="of:=VLOOKUP([.A213];[.$C$2:.$D$221];1;FALSE())" office:value-type="float" office:value="0">
            <text:p>#N/D</text:p>
          </table:table-cell>
          <table:table-cell/>
          <table:table-cell table:formula="of:=ISERROR(VLOOKUP([.C213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2">
          <table:table-cell table:style-name="ce4"/>
          <table:table-cell table:style-name="ce4"/>
          <table:table-cell table:style-name="ce4" office:value-type="string">
            <text:p>TEXT_NODE</text:p>
          </table:table-cell>
          <table:table-cell table:formula="of:=IF(LEFT([.C214];2)=&quot;on&quot;;TRUE();FALSE())" office:value-type="boolean" office:boolean-value="false">
            <text:p>FALSO</text:p>
          </table:table-cell>
          <table:table-cell table:formula="of:=VLOOKUP([.A214];[.$C$2:.$D$221];1;FALSE())" office:value-type="float" office:value="0">
            <text:p>#N/D</text:p>
          </table:table-cell>
          <table:table-cell/>
          <table:table-cell table:formula="of:=ISERROR(VLOOKUP([.C214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textContent</text:p>
          </table:table-cell>
          <table:table-cell table:formula="of:=IF(LEFT([.C215];2)=&quot;on&quot;;TRUE();FALSE())" office:value-type="boolean" office:boolean-value="false">
            <text:p>FALSO</text:p>
          </table:table-cell>
          <table:table-cell table:formula="of:=VLOOKUP([.A215];[.$C$2:.$D$221];1;FALSE())" office:value-type="float" office:value="0">
            <text:p>#N/D</text:p>
          </table:table-cell>
          <table:table-cell/>
          <table:table-cell table:formula="of:=ISERROR(VLOOKUP([.C215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title</text:p>
          </table:table-cell>
          <table:table-cell table:formula="of:=IF(LEFT([.C216];2)=&quot;on&quot;;TRUE();FALSE())" office:value-type="boolean" office:boolean-value="false">
            <text:p>FALSO</text:p>
          </table:table-cell>
          <table:table-cell table:formula="of:=VLOOKUP([.A216];[.$C$2:.$D$221];1;FALSE())" office:value-type="float" office:value="0">
            <text:p>#N/D</text:p>
          </table:table-cell>
          <table:table-cell/>
          <table:table-cell table:formula="of:=ISERROR(VLOOKUP([.C216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2">
          <table:table-cell table:style-name="ce4"/>
          <table:table-cell table:style-name="ce4"/>
          <table:table-cell table:style-name="ce4" office:value-type="string">
            <text:p>URL</text:p>
          </table:table-cell>
          <table:table-cell table:formula="of:=IF(LEFT([.C217];2)=&quot;on&quot;;TRUE();FALSE())" office:value-type="boolean" office:boolean-value="false">
            <text:p>FALSO</text:p>
          </table:table-cell>
          <table:table-cell table:formula="of:=VLOOKUP([.A217];[.$C$2:.$D$221];1;FALSE())" office:value-type="float" office:value="0">
            <text:p>#N/D</text:p>
          </table:table-cell>
          <table:table-cell/>
          <table:table-cell table:formula="of:=ISERROR(VLOOKUP([.C217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visibilityState</text:p>
          </table:table-cell>
          <table:table-cell table:formula="of:=IF(LEFT([.C218];2)=&quot;on&quot;;TRUE();FALSE())" office:value-type="boolean" office:boolean-value="false">
            <text:p>FALSO</text:p>
          </table:table-cell>
          <table:table-cell table:formula="of:=VLOOKUP([.A218];[.$C$2:.$D$221];1;FALSE())" office:value-type="float" office:value="0">
            <text:p>#N/D</text:p>
          </table:table-cell>
          <table:table-cell/>
          <table:table-cell table:formula="of:=ISERROR(VLOOKUP([.C218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vlinkColor</text:p>
          </table:table-cell>
          <table:table-cell table:formula="of:=IF(LEFT([.C219];2)=&quot;on&quot;;TRUE();FALSE())" office:value-type="boolean" office:boolean-value="false">
            <text:p>FALSO</text:p>
          </table:table-cell>
          <table:table-cell table:formula="of:=VLOOKUP([.A219];[.$C$2:.$D$221];1;FALSE())" office:value-type="float" office:value="0">
            <text:p>#N/D</text:p>
          </table:table-cell>
          <table:table-cell/>
          <table:table-cell table:formula="of:=ISERROR(VLOOKUP([.C219];[.$A$2:.$B$221];1;FALSE()))" office:value-type="boolean" office:boolean-value="false">
            <text:p>FALS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write</text:p>
          </table:table-cell>
          <table:table-cell table:formula="of:=IF(LEFT([.C220];2)=&quot;on&quot;;TRUE();FALSE())" office:value-type="boolean" office:boolean-value="false">
            <text:p>FALSO</text:p>
          </table:table-cell>
          <table:table-cell table:formula="of:=VLOOKUP([.A220];[.$C$2:.$D$221];1;FALSE())" office:value-type="float" office:value="0">
            <text:p>#N/D</text:p>
          </table:table-cell>
          <table:table-cell/>
          <table:table-cell table:formula="of:=ISERROR(VLOOKUP([.C220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1">
          <table:table-cell table:style-name="ce4"/>
          <table:table-cell table:style-name="ce4"/>
          <table:table-cell table:style-name="ce4" office:value-type="string">
            <text:p>writeln</text:p>
          </table:table-cell>
          <table:table-cell table:formula="of:=IF(LEFT([.C221];2)=&quot;on&quot;;TRUE();FALSE())" office:value-type="boolean" office:boolean-value="false">
            <text:p>FALSO</text:p>
          </table:table-cell>
          <table:table-cell table:formula="of:=VLOOKUP([.A221];[.$C$2:.$D$221];1;FALSE())" office:value-type="float" office:value="0">
            <text:p>#N/D</text:p>
          </table:table-cell>
          <table:table-cell/>
          <table:table-cell table:formula="of:=ISERROR(VLOOKUP([.C221];[.$A$2:.$B$221];1;FALSE()))" office:value-type="boolean" office:boolean-value="true">
            <text:p>VERDADERO</text:p>
          </table:table-cell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49"/>
        </table:table-row>
        <table:table-row table:style-name="ro2" table:number-rows-repeated="65190">
          <table:table-cell table:style-name="ce4" table:number-columns-repeated="4"/>
          <table:table-cell table:style-name="ce6" table:number-columns-repeated="3"/>
          <table:table-cell table:style-name="ce4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Element" table:style-name="ta3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51" table:default-cell-style-name="Default"/>
        <table:table-row table:style-name="ro1">
          <table:table-cell table:style-name="ce3" office:value-type="string">
            <text:p>IE</text:p>
          </table:table-cell>
          <table:table-cell table:style-name="ce3" office:value-type="string">
            <text:p>Es Evento?</text:p>
          </table:table-cell>
          <table:table-cell table:style-name="ce3" office:value-type="string">
            <text:p>Firefox</text:p>
          </table:table-cell>
          <table:table-cell table:style-name="ce3" office:value-type="string">
            <text:p>Es Evento?</text:p>
          </table:table-cell>
          <table:table-cell table:style-name="ce5" office:value-type="string">
            <text:p>Comunes</text:p>
          </table:table-cell>
          <table:table-cell table:style-name="ce5" office:value-type="string">
            <text:p>Solo IE</text:p>
          </table:table-cell>
          <table:table-cell table:style-name="ce5" office:value-type="string">
            <text:p>Solo Firefox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>
            <text:p>accessKey</text:p>
          </table:table-cell>
          <table:table-cell table:formula="of:=IF(LEFT([.A2];2)=&quot;on&quot;;TRUE();FALSE())" office:value-type="boolean" office:boolean-value="false">
            <text:p>FALSO</text:p>
          </table:table-cell>
          <table:table-cell table:style-name="ce4" office:value-type="string">
            <text:p>accessKey</text:p>
          </table:table-cell>
          <table:table-cell table:formula="of:=IF(LEFT([.C2];2)=&quot;on&quot;;TRUE();FALSE())" office:value-type="boolean" office:boolean-value="false">
            <text:p>FALSO</text:p>
          </table:table-cell>
          <table:table-cell table:formula="of:=VLOOKUP([.A2];[.$C$2:.$D$203];1;FALSE())" office:value-type="string" office:string-value="accessKey">
            <text:p>accessKey</text:p>
          </table:table-cell>
          <table:table-cell table:formula="of:=ISERROR(VLOOKUP([.A2];[.$C$2:.$D$221];1;FALSE()))" office:value-type="boolean" office:boolean-value="false">
            <text:p>FALSO</text:p>
          </table:table-cell>
          <table:table-cell table:formula="of:=ISERROR(VLOOKUP([.C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lign</text:p>
          </table:table-cell>
          <table:table-cell table:formula="of:=IF(LEFT([.A3];2)=&quot;on&quot;;TRUE();FALSE())" office:value-type="boolean" office:boolean-value="false">
            <text:p>FALSO</text:p>
          </table:table-cell>
          <table:table-cell table:style-name="ce4" office:value-type="string">
            <text:p>accessKeyLabel</text:p>
          </table:table-cell>
          <table:table-cell table:formula="of:=IF(LEFT([.C3];2)=&quot;on&quot;;TRUE();FALSE())" office:value-type="boolean" office:boolean-value="false">
            <text:p>FALSO</text:p>
          </table:table-cell>
          <table:table-cell table:formula="of:=VLOOKUP([.A3];[.$C$2:.$D$203];1;FALSE())" office:value-type="string" office:string-value="align">
            <text:p>align</text:p>
          </table:table-cell>
          <table:table-cell table:formula="of:=ISERROR(VLOOKUP([.A3];[.$C$2:.$D$221];1;FALSE()))" office:value-type="boolean" office:boolean-value="false">
            <text:p>FALSO</text:p>
          </table:table-cell>
          <table:table-cell table:formula="of:=ISERROR(VLOOKUP([.C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ll</text:p>
          </table:table-cell>
          <table:table-cell table:formula="of:=IF(LEFT([.A4];2)=&quot;on&quot;;TRUE();FALSE())" office:value-type="boolean" office:boolean-value="false">
            <text:p>FALSO</text:p>
          </table:table-cell>
          <table:table-cell table:style-name="ce4" office:value-type="string">
            <text:p>addEventListener</text:p>
          </table:table-cell>
          <table:table-cell table:formula="of:=IF(LEFT([.C4];2)=&quot;on&quot;;TRUE();FALSE())" office:value-type="boolean" office:boolean-value="false">
            <text:p>FALSO</text:p>
          </table:table-cell>
          <table:table-cell table:formula="of:=VLOOKUP([.A4];[.$C$2:.$D$203];1;FALSE())" office:value-type="float" office:value="0">
            <text:p>#N/D</text:p>
          </table:table-cell>
          <table:table-cell table:formula="of:=ISERROR(VLOOKUP([.A4];[.$C$2:.$D$221];1;FALSE()))" office:value-type="boolean" office:boolean-value="true">
            <text:p>VERDADERO</text:p>
          </table:table-cell>
          <table:table-cell table:formula="of:=ISERROR(VLOOKUP([.C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activedescendant</text:p>
          </table:table-cell>
          <table:table-cell table:formula="of:=IF(LEFT([.A5];2)=&quot;on&quot;;TRUE();FALSE())" office:value-type="boolean" office:boolean-value="false">
            <text:p>FALSO</text:p>
          </table:table-cell>
          <table:table-cell table:style-name="ce4" office:value-type="string">
            <text:p>align</text:p>
          </table:table-cell>
          <table:table-cell table:formula="of:=IF(LEFT([.C5];2)=&quot;on&quot;;TRUE();FALSE())" office:value-type="boolean" office:boolean-value="false">
            <text:p>FALSO</text:p>
          </table:table-cell>
          <table:table-cell table:formula="of:=VLOOKUP([.A5];[.$C$2:.$D$203];1;FALSE())" office:value-type="float" office:value="0">
            <text:p>#N/D</text:p>
          </table:table-cell>
          <table:table-cell table:formula="of:=ISERROR(VLOOKUP([.A5];[.$C$2:.$D$221];1;FALSE()))" office:value-type="boolean" office:boolean-value="true">
            <text:p>VERDADERO</text:p>
          </table:table-cell>
          <table:table-cell table:formula="of:=ISERROR(VLOOKUP([.C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busy</text:p>
          </table:table-cell>
          <table:table-cell table:formula="of:=IF(LEFT([.A6];2)=&quot;on&quot;;TRUE();FALSE())" office:value-type="boolean" office:boolean-value="false">
            <text:p>FALSO</text:p>
          </table:table-cell>
          <table:table-cell table:style-name="ce4" office:value-type="string">
            <text:p>appendChild</text:p>
          </table:table-cell>
          <table:table-cell table:formula="of:=IF(LEFT([.C6];2)=&quot;on&quot;;TRUE();FALSE())" office:value-type="boolean" office:boolean-value="false">
            <text:p>FALSO</text:p>
          </table:table-cell>
          <table:table-cell table:formula="of:=VLOOKUP([.A6];[.$C$2:.$D$203];1;FALSE())" office:value-type="float" office:value="0">
            <text:p>#N/D</text:p>
          </table:table-cell>
          <table:table-cell table:formula="of:=ISERROR(VLOOKUP([.A6];[.$C$2:.$D$221];1;FALSE()))" office:value-type="boolean" office:boolean-value="true">
            <text:p>VERDADERO</text:p>
          </table:table-cell>
          <table:table-cell table:formula="of:=ISERROR(VLOOKUP([.C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checked</text:p>
          </table:table-cell>
          <table:table-cell table:formula="of:=IF(LEFT([.A7];2)=&quot;on&quot;;TRUE();FALSE())" office:value-type="boolean" office:boolean-value="false">
            <text:p>FALSO</text:p>
          </table:table-cell>
          <table:table-cell table:style-name="ce4" office:value-type="string">
            <text:p>ATTRIBUTE_NODE</text:p>
          </table:table-cell>
          <table:table-cell table:formula="of:=IF(LEFT([.C7];2)=&quot;on&quot;;TRUE();FALSE())" office:value-type="boolean" office:boolean-value="false">
            <text:p>FALSO</text:p>
          </table:table-cell>
          <table:table-cell table:formula="of:=VLOOKUP([.A7];[.$C$2:.$D$203];1;FALSE())" office:value-type="float" office:value="0">
            <text:p>#N/D</text:p>
          </table:table-cell>
          <table:table-cell table:formula="of:=ISERROR(VLOOKUP([.A7];[.$C$2:.$D$221];1;FALSE()))" office:value-type="boolean" office:boolean-value="true">
            <text:p>VERDADERO</text:p>
          </table:table-cell>
          <table:table-cell table:formula="of:=ISERROR(VLOOKUP([.C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controls</text:p>
          </table:table-cell>
          <table:table-cell table:formula="of:=IF(LEFT([.A8];2)=&quot;on&quot;;TRUE();FALSE())" office:value-type="boolean" office:boolean-value="false">
            <text:p>FALSO</text:p>
          </table:table-cell>
          <table:table-cell table:style-name="ce4" office:value-type="string">
            <text:p>attributes</text:p>
          </table:table-cell>
          <table:table-cell table:formula="of:=IF(LEFT([.C8];2)=&quot;on&quot;;TRUE();FALSE())" office:value-type="boolean" office:boolean-value="false">
            <text:p>FALSO</text:p>
          </table:table-cell>
          <table:table-cell table:formula="of:=VLOOKUP([.A8];[.$C$2:.$D$203];1;FALSE())" office:value-type="float" office:value="0">
            <text:p>#N/D</text:p>
          </table:table-cell>
          <table:table-cell table:formula="of:=ISERROR(VLOOKUP([.A8];[.$C$2:.$D$221];1;FALSE()))" office:value-type="boolean" office:boolean-value="true">
            <text:p>VERDADERO</text:p>
          </table:table-cell>
          <table:table-cell table:formula="of:=ISERROR(VLOOKUP([.C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describedby</text:p>
          </table:table-cell>
          <table:table-cell table:formula="of:=IF(LEFT([.A9];2)=&quot;on&quot;;TRUE();FALSE())" office:value-type="boolean" office:boolean-value="false">
            <text:p>FALSO</text:p>
          </table:table-cell>
          <table:table-cell table:style-name="ce4" office:value-type="string">
            <text:p>baseURI</text:p>
          </table:table-cell>
          <table:table-cell table:formula="of:=IF(LEFT([.C9];2)=&quot;on&quot;;TRUE();FALSE())" office:value-type="boolean" office:boolean-value="false">
            <text:p>FALSO</text:p>
          </table:table-cell>
          <table:table-cell table:formula="of:=VLOOKUP([.A9];[.$C$2:.$D$203];1;FALSE())" office:value-type="float" office:value="0">
            <text:p>#N/D</text:p>
          </table:table-cell>
          <table:table-cell table:formula="of:=ISERROR(VLOOKUP([.A9];[.$C$2:.$D$221];1;FALSE()))" office:value-type="boolean" office:boolean-value="true">
            <text:p>VERDADERO</text:p>
          </table:table-cell>
          <table:table-cell table:formula="of:=ISERROR(VLOOKUP([.C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disabled</text:p>
          </table:table-cell>
          <table:table-cell table:formula="of:=IF(LEFT([.A10];2)=&quot;on&quot;;TRUE();FALSE())" office:value-type="boolean" office:boolean-value="false">
            <text:p>FALSO</text:p>
          </table:table-cell>
          <table:table-cell table:style-name="ce4" office:value-type="string">
            <text:p>blur</text:p>
          </table:table-cell>
          <table:table-cell table:formula="of:=IF(LEFT([.C10];2)=&quot;on&quot;;TRUE();FALSE())" office:value-type="boolean" office:boolean-value="false">
            <text:p>FALSO</text:p>
          </table:table-cell>
          <table:table-cell table:formula="of:=VLOOKUP([.A10];[.$C$2:.$D$203];1;FALSE())" office:value-type="float" office:value="0">
            <text:p>#N/D</text:p>
          </table:table-cell>
          <table:table-cell table:formula="of:=ISERROR(VLOOKUP([.A10];[.$C$2:.$D$221];1;FALSE()))" office:value-type="boolean" office:boolean-value="true">
            <text:p>VERDADERO</text:p>
          </table:table-cell>
          <table:table-cell table:formula="of:=ISERROR(VLOOKUP([.C1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expanded</text:p>
          </table:table-cell>
          <table:table-cell table:formula="of:=IF(LEFT([.A11];2)=&quot;on&quot;;TRUE();FALSE())" office:value-type="boolean" office:boolean-value="false">
            <text:p>FALSO</text:p>
          </table:table-cell>
          <table:table-cell table:style-name="ce4" office:value-type="string">
            <text:p>CDATA_SECTION_NODE</text:p>
          </table:table-cell>
          <table:table-cell table:formula="of:=IF(LEFT([.C11];2)=&quot;on&quot;;TRUE();FALSE())" office:value-type="boolean" office:boolean-value="false">
            <text:p>FALSO</text:p>
          </table:table-cell>
          <table:table-cell table:formula="of:=VLOOKUP([.A11];[.$C$2:.$D$203];1;FALSE())" office:value-type="float" office:value="0">
            <text:p>#N/D</text:p>
          </table:table-cell>
          <table:table-cell table:formula="of:=ISERROR(VLOOKUP([.A11];[.$C$2:.$D$221];1;FALSE()))" office:value-type="boolean" office:boolean-value="true">
            <text:p>VERDADERO</text:p>
          </table:table-cell>
          <table:table-cell table:formula="of:=ISERROR(VLOOKUP([.C1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flowto</text:p>
          </table:table-cell>
          <table:table-cell table:formula="of:=IF(LEFT([.A12];2)=&quot;on&quot;;TRUE();FALSE())" office:value-type="boolean" office:boolean-value="false">
            <text:p>FALSO</text:p>
          </table:table-cell>
          <table:table-cell table:style-name="ce4" office:value-type="string">
            <text:p>childElementCount</text:p>
          </table:table-cell>
          <table:table-cell table:formula="of:=IF(LEFT([.C12];2)=&quot;on&quot;;TRUE();FALSE())" office:value-type="boolean" office:boolean-value="false">
            <text:p>FALSO</text:p>
          </table:table-cell>
          <table:table-cell table:formula="of:=VLOOKUP([.A12];[.$C$2:.$D$203];1;FALSE())" office:value-type="float" office:value="0">
            <text:p>#N/D</text:p>
          </table:table-cell>
          <table:table-cell table:formula="of:=ISERROR(VLOOKUP([.A12];[.$C$2:.$D$221];1;FALSE()))" office:value-type="boolean" office:boolean-value="true">
            <text:p>VERDADERO</text:p>
          </table:table-cell>
          <table:table-cell table:formula="of:=ISERROR(VLOOKUP([.C1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haspopup</text:p>
          </table:table-cell>
          <table:table-cell table:formula="of:=IF(LEFT([.A13];2)=&quot;on&quot;;TRUE();FALSE())" office:value-type="boolean" office:boolean-value="false">
            <text:p>FALSO</text:p>
          </table:table-cell>
          <table:table-cell table:style-name="ce4" office:value-type="string">
            <text:p>childNodes</text:p>
          </table:table-cell>
          <table:table-cell table:formula="of:=IF(LEFT([.C13];2)=&quot;on&quot;;TRUE();FALSE())" office:value-type="boolean" office:boolean-value="false">
            <text:p>FALSO</text:p>
          </table:table-cell>
          <table:table-cell table:formula="of:=VLOOKUP([.A13];[.$C$2:.$D$203];1;FALSE())" office:value-type="float" office:value="0">
            <text:p>#N/D</text:p>
          </table:table-cell>
          <table:table-cell table:formula="of:=ISERROR(VLOOKUP([.A13];[.$C$2:.$D$221];1;FALSE()))" office:value-type="boolean" office:boolean-value="true">
            <text:p>VERDADERO</text:p>
          </table:table-cell>
          <table:table-cell table:formula="of:=ISERROR(VLOOKUP([.C13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hidden</text:p>
          </table:table-cell>
          <table:table-cell table:formula="of:=IF(LEFT([.A14];2)=&quot;on&quot;;TRUE();FALSE())" office:value-type="boolean" office:boolean-value="false">
            <text:p>FALSO</text:p>
          </table:table-cell>
          <table:table-cell table:style-name="ce4" office:value-type="string">
            <text:p>children</text:p>
          </table:table-cell>
          <table:table-cell table:formula="of:=IF(LEFT([.C14];2)=&quot;on&quot;;TRUE();FALSE())" office:value-type="boolean" office:boolean-value="false">
            <text:p>FALSO</text:p>
          </table:table-cell>
          <table:table-cell table:formula="of:=VLOOKUP([.A14];[.$C$2:.$D$203];1;FALSE())" office:value-type="float" office:value="0">
            <text:p>#N/D</text:p>
          </table:table-cell>
          <table:table-cell table:formula="of:=ISERROR(VLOOKUP([.A14];[.$C$2:.$D$221];1;FALSE()))" office:value-type="boolean" office:boolean-value="true">
            <text:p>VERDADERO</text:p>
          </table:table-cell>
          <table:table-cell table:formula="of:=ISERROR(VLOOKUP([.C14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invalid</text:p>
          </table:table-cell>
          <table:table-cell table:formula="of:=IF(LEFT([.A15];2)=&quot;on&quot;;TRUE();FALSE())" office:value-type="boolean" office:boolean-value="false">
            <text:p>FALSO</text:p>
          </table:table-cell>
          <table:table-cell table:style-name="ce4" office:value-type="string">
            <text:p>classList</text:p>
          </table:table-cell>
          <table:table-cell table:formula="of:=IF(LEFT([.C15];2)=&quot;on&quot;;TRUE();FALSE())" office:value-type="boolean" office:boolean-value="false">
            <text:p>FALSO</text:p>
          </table:table-cell>
          <table:table-cell table:formula="of:=VLOOKUP([.A15];[.$C$2:.$D$203];1;FALSE())" office:value-type="float" office:value="0">
            <text:p>#N/D</text:p>
          </table:table-cell>
          <table:table-cell table:formula="of:=ISERROR(VLOOKUP([.A15];[.$C$2:.$D$221];1;FALSE()))" office:value-type="boolean" office:boolean-value="true">
            <text:p>VERDADERO</text:p>
          </table:table-cell>
          <table:table-cell table:formula="of:=ISERROR(VLOOKUP([.C1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labelledby</text:p>
          </table:table-cell>
          <table:table-cell table:formula="of:=IF(LEFT([.A16];2)=&quot;on&quot;;TRUE();FALSE())" office:value-type="boolean" office:boolean-value="false">
            <text:p>FALSO</text:p>
          </table:table-cell>
          <table:table-cell table:style-name="ce4" office:value-type="string">
            <text:p>className</text:p>
          </table:table-cell>
          <table:table-cell table:formula="of:=IF(LEFT([.C16];2)=&quot;on&quot;;TRUE();FALSE())" office:value-type="boolean" office:boolean-value="false">
            <text:p>FALSO</text:p>
          </table:table-cell>
          <table:table-cell table:formula="of:=VLOOKUP([.A16];[.$C$2:.$D$203];1;FALSE())" office:value-type="float" office:value="0">
            <text:p>#N/D</text:p>
          </table:table-cell>
          <table:table-cell table:formula="of:=ISERROR(VLOOKUP([.A16];[.$C$2:.$D$221];1;FALSE()))" office:value-type="boolean" office:boolean-value="true">
            <text:p>VERDADERO</text:p>
          </table:table-cell>
          <table:table-cell table:formula="of:=ISERROR(VLOOKUP([.C16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level</text:p>
          </table:table-cell>
          <table:table-cell table:formula="of:=IF(LEFT([.A17];2)=&quot;on&quot;;TRUE();FALSE())" office:value-type="boolean" office:boolean-value="false">
            <text:p>FALSO</text:p>
          </table:table-cell>
          <table:table-cell table:style-name="ce4" office:value-type="string">
            <text:p>click</text:p>
          </table:table-cell>
          <table:table-cell table:formula="of:=IF(LEFT([.C17];2)=&quot;on&quot;;TRUE();FALSE())" office:value-type="boolean" office:boolean-value="false">
            <text:p>FALSO</text:p>
          </table:table-cell>
          <table:table-cell table:formula="of:=VLOOKUP([.A17];[.$C$2:.$D$203];1;FALSE())" office:value-type="float" office:value="0">
            <text:p>#N/D</text:p>
          </table:table-cell>
          <table:table-cell table:formula="of:=ISERROR(VLOOKUP([.A17];[.$C$2:.$D$221];1;FALSE()))" office:value-type="boolean" office:boolean-value="true">
            <text:p>VERDADERO</text:p>
          </table:table-cell>
          <table:table-cell table:formula="of:=ISERROR(VLOOKUP([.C1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live</text:p>
          </table:table-cell>
          <table:table-cell table:formula="of:=IF(LEFT([.A18];2)=&quot;on&quot;;TRUE();FALSE())" office:value-type="boolean" office:boolean-value="false">
            <text:p>FALSO</text:p>
          </table:table-cell>
          <table:table-cell table:style-name="ce4" office:value-type="string">
            <text:p>clientHeight</text:p>
          </table:table-cell>
          <table:table-cell table:formula="of:=IF(LEFT([.C18];2)=&quot;on&quot;;TRUE();FALSE())" office:value-type="boolean" office:boolean-value="false">
            <text:p>FALSO</text:p>
          </table:table-cell>
          <table:table-cell table:formula="of:=VLOOKUP([.A18];[.$C$2:.$D$203];1;FALSE())" office:value-type="float" office:value="0">
            <text:p>#N/D</text:p>
          </table:table-cell>
          <table:table-cell table:formula="of:=ISERROR(VLOOKUP([.A18];[.$C$2:.$D$221];1;FALSE()))" office:value-type="boolean" office:boolean-value="true">
            <text:p>VERDADERO</text:p>
          </table:table-cell>
          <table:table-cell table:formula="of:=ISERROR(VLOOKUP([.C1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multiselectable</text:p>
          </table:table-cell>
          <table:table-cell table:formula="of:=IF(LEFT([.A19];2)=&quot;on&quot;;TRUE();FALSE())" office:value-type="boolean" office:boolean-value="false">
            <text:p>FALSO</text:p>
          </table:table-cell>
          <table:table-cell table:style-name="ce4" office:value-type="string">
            <text:p>clientLeft</text:p>
          </table:table-cell>
          <table:table-cell table:formula="of:=IF(LEFT([.C19];2)=&quot;on&quot;;TRUE();FALSE())" office:value-type="boolean" office:boolean-value="false">
            <text:p>FALSO</text:p>
          </table:table-cell>
          <table:table-cell table:formula="of:=VLOOKUP([.A19];[.$C$2:.$D$203];1;FALSE())" office:value-type="float" office:value="0">
            <text:p>#N/D</text:p>
          </table:table-cell>
          <table:table-cell table:formula="of:=ISERROR(VLOOKUP([.A19];[.$C$2:.$D$221];1;FALSE()))" office:value-type="boolean" office:boolean-value="true">
            <text:p>VERDADERO</text:p>
          </table:table-cell>
          <table:table-cell table:formula="of:=ISERROR(VLOOKUP([.C19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owns</text:p>
          </table:table-cell>
          <table:table-cell table:formula="of:=IF(LEFT([.A20];2)=&quot;on&quot;;TRUE();FALSE())" office:value-type="boolean" office:boolean-value="false">
            <text:p>FALSO</text:p>
          </table:table-cell>
          <table:table-cell table:style-name="ce4" office:value-type="string">
            <text:p>clientTop</text:p>
          </table:table-cell>
          <table:table-cell table:formula="of:=IF(LEFT([.C20];2)=&quot;on&quot;;TRUE();FALSE())" office:value-type="boolean" office:boolean-value="false">
            <text:p>FALSO</text:p>
          </table:table-cell>
          <table:table-cell table:formula="of:=VLOOKUP([.A20];[.$C$2:.$D$203];1;FALSE())" office:value-type="float" office:value="0">
            <text:p>#N/D</text:p>
          </table:table-cell>
          <table:table-cell table:formula="of:=ISERROR(VLOOKUP([.A20];[.$C$2:.$D$221];1;FALSE()))" office:value-type="boolean" office:boolean-value="true">
            <text:p>VERDADERO</text:p>
          </table:table-cell>
          <table:table-cell table:formula="of:=ISERROR(VLOOKUP([.C20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posinset</text:p>
          </table:table-cell>
          <table:table-cell table:formula="of:=IF(LEFT([.A21];2)=&quot;on&quot;;TRUE();FALSE())" office:value-type="boolean" office:boolean-value="false">
            <text:p>FALSO</text:p>
          </table:table-cell>
          <table:table-cell table:style-name="ce4" office:value-type="string">
            <text:p>clientWidth</text:p>
          </table:table-cell>
          <table:table-cell table:formula="of:=IF(LEFT([.C21];2)=&quot;on&quot;;TRUE();FALSE())" office:value-type="boolean" office:boolean-value="false">
            <text:p>FALSO</text:p>
          </table:table-cell>
          <table:table-cell table:formula="of:=VLOOKUP([.A21];[.$C$2:.$D$203];1;FALSE())" office:value-type="float" office:value="0">
            <text:p>#N/D</text:p>
          </table:table-cell>
          <table:table-cell table:formula="of:=ISERROR(VLOOKUP([.A21];[.$C$2:.$D$221];1;FALSE()))" office:value-type="boolean" office:boolean-value="true">
            <text:p>VERDADERO</text:p>
          </table:table-cell>
          <table:table-cell table:formula="of:=ISERROR(VLOOKUP([.C21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pressed</text:p>
          </table:table-cell>
          <table:table-cell table:formula="of:=IF(LEFT([.A22];2)=&quot;on&quot;;TRUE();FALSE())" office:value-type="boolean" office:boolean-value="false">
            <text:p>FALSO</text:p>
          </table:table-cell>
          <table:table-cell table:style-name="ce4" office:value-type="string">
            <text:p>cloneNode</text:p>
          </table:table-cell>
          <table:table-cell table:formula="of:=IF(LEFT([.C22];2)=&quot;on&quot;;TRUE();FALSE())" office:value-type="boolean" office:boolean-value="false">
            <text:p>FALSO</text:p>
          </table:table-cell>
          <table:table-cell table:formula="of:=VLOOKUP([.A22];[.$C$2:.$D$203];1;FALSE())" office:value-type="float" office:value="0">
            <text:p>#N/D</text:p>
          </table:table-cell>
          <table:table-cell table:formula="of:=ISERROR(VLOOKUP([.A22];[.$C$2:.$D$221];1;FALSE()))" office:value-type="boolean" office:boolean-value="true">
            <text:p>VERDADERO</text:p>
          </table:table-cell>
          <table:table-cell table:formula="of:=ISERROR(VLOOKUP([.C2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readonly</text:p>
          </table:table-cell>
          <table:table-cell table:formula="of:=IF(LEFT([.A23];2)=&quot;on&quot;;TRUE();FALSE())" office:value-type="boolean" office:boolean-value="false">
            <text:p>FALSO</text:p>
          </table:table-cell>
          <table:table-cell table:style-name="ce4" office:value-type="string">
            <text:p>closest</text:p>
          </table:table-cell>
          <table:table-cell table:formula="of:=IF(LEFT([.C23];2)=&quot;on&quot;;TRUE();FALSE())" office:value-type="boolean" office:boolean-value="false">
            <text:p>FALSO</text:p>
          </table:table-cell>
          <table:table-cell table:formula="of:=VLOOKUP([.A23];[.$C$2:.$D$203];1;FALSE())" office:value-type="float" office:value="0">
            <text:p>#N/D</text:p>
          </table:table-cell>
          <table:table-cell table:formula="of:=ISERROR(VLOOKUP([.A23];[.$C$2:.$D$221];1;FALSE()))" office:value-type="boolean" office:boolean-value="true">
            <text:p>VERDADERO</text:p>
          </table:table-cell>
          <table:table-cell table:formula="of:=ISERROR(VLOOKUP([.C2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relevant</text:p>
          </table:table-cell>
          <table:table-cell table:formula="of:=IF(LEFT([.A24];2)=&quot;on&quot;;TRUE();FALSE())" office:value-type="boolean" office:boolean-value="false">
            <text:p>FALSO</text:p>
          </table:table-cell>
          <table:table-cell table:style-name="ce4" office:value-type="string">
            <text:p>COMMENT_NODE</text:p>
          </table:table-cell>
          <table:table-cell table:formula="of:=IF(LEFT([.C24];2)=&quot;on&quot;;TRUE();FALSE())" office:value-type="boolean" office:boolean-value="false">
            <text:p>FALSO</text:p>
          </table:table-cell>
          <table:table-cell table:formula="of:=VLOOKUP([.A24];[.$C$2:.$D$203];1;FALSE())" office:value-type="float" office:value="0">
            <text:p>#N/D</text:p>
          </table:table-cell>
          <table:table-cell table:formula="of:=ISERROR(VLOOKUP([.A24];[.$C$2:.$D$221];1;FALSE()))" office:value-type="boolean" office:boolean-value="true">
            <text:p>VERDADERO</text:p>
          </table:table-cell>
          <table:table-cell table:formula="of:=ISERROR(VLOOKUP([.C2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required</text:p>
          </table:table-cell>
          <table:table-cell table:formula="of:=IF(LEFT([.A25];2)=&quot;on&quot;;TRUE();FALSE())" office:value-type="boolean" office:boolean-value="false">
            <text:p>FALSO</text:p>
          </table:table-cell>
          <table:table-cell table:style-name="ce4" office:value-type="string">
            <text:p>compareDocumentPosition</text:p>
          </table:table-cell>
          <table:table-cell table:formula="of:=IF(LEFT([.C25];2)=&quot;on&quot;;TRUE();FALSE())" office:value-type="boolean" office:boolean-value="false">
            <text:p>FALSO</text:p>
          </table:table-cell>
          <table:table-cell table:formula="of:=VLOOKUP([.A25];[.$C$2:.$D$203];1;FALSE())" office:value-type="float" office:value="0">
            <text:p>#N/D</text:p>
          </table:table-cell>
          <table:table-cell table:formula="of:=ISERROR(VLOOKUP([.A25];[.$C$2:.$D$221];1;FALSE()))" office:value-type="boolean" office:boolean-value="true">
            <text:p>VERDADERO</text:p>
          </table:table-cell>
          <table:table-cell table:formula="of:=ISERROR(VLOOKUP([.C2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secret</text:p>
          </table:table-cell>
          <table:table-cell table:formula="of:=IF(LEFT([.A26];2)=&quot;on&quot;;TRUE();FALSE())" office:value-type="boolean" office:boolean-value="false">
            <text:p>FALSO</text:p>
          </table:table-cell>
          <table:table-cell table:style-name="ce4" office:value-type="string">
            <text:p>contains</text:p>
          </table:table-cell>
          <table:table-cell table:formula="of:=IF(LEFT([.C26];2)=&quot;on&quot;;TRUE();FALSE())" office:value-type="boolean" office:boolean-value="false">
            <text:p>FALSO</text:p>
          </table:table-cell>
          <table:table-cell table:formula="of:=VLOOKUP([.A26];[.$C$2:.$D$203];1;FALSE())" office:value-type="float" office:value="0">
            <text:p>#N/D</text:p>
          </table:table-cell>
          <table:table-cell table:formula="of:=ISERROR(VLOOKUP([.A26];[.$C$2:.$D$221];1;FALSE()))" office:value-type="boolean" office:boolean-value="true">
            <text:p>VERDADERO</text:p>
          </table:table-cell>
          <table:table-cell table:formula="of:=ISERROR(VLOOKUP([.C2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selected</text:p>
          </table:table-cell>
          <table:table-cell table:formula="of:=IF(LEFT([.A27];2)=&quot;on&quot;;TRUE();FALSE())" office:value-type="boolean" office:boolean-value="false">
            <text:p>FALSO</text:p>
          </table:table-cell>
          <table:table-cell table:style-name="ce4" office:value-type="string">
            <text:p>contentEditable</text:p>
          </table:table-cell>
          <table:table-cell table:formula="of:=IF(LEFT([.C27];2)=&quot;on&quot;;TRUE();FALSE())" office:value-type="boolean" office:boolean-value="false">
            <text:p>FALSO</text:p>
          </table:table-cell>
          <table:table-cell table:formula="of:=VLOOKUP([.A27];[.$C$2:.$D$203];1;FALSE())" office:value-type="float" office:value="0">
            <text:p>#N/D</text:p>
          </table:table-cell>
          <table:table-cell table:formula="of:=ISERROR(VLOOKUP([.A27];[.$C$2:.$D$221];1;FALSE()))" office:value-type="boolean" office:boolean-value="true">
            <text:p>VERDADERO</text:p>
          </table:table-cell>
          <table:table-cell table:formula="of:=ISERROR(VLOOKUP([.C27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setsize</text:p>
          </table:table-cell>
          <table:table-cell table:formula="of:=IF(LEFT([.A28];2)=&quot;on&quot;;TRUE();FALSE())" office:value-type="boolean" office:boolean-value="false">
            <text:p>FALSO</text:p>
          </table:table-cell>
          <table:table-cell table:style-name="ce4" office:value-type="string">
            <text:p>contextMenu</text:p>
          </table:table-cell>
          <table:table-cell table:formula="of:=IF(LEFT([.C28];2)=&quot;on&quot;;TRUE();FALSE())" office:value-type="boolean" office:boolean-value="false">
            <text:p>FALSO</text:p>
          </table:table-cell>
          <table:table-cell table:formula="of:=VLOOKUP([.A28];[.$C$2:.$D$203];1;FALSE())" office:value-type="float" office:value="0">
            <text:p>#N/D</text:p>
          </table:table-cell>
          <table:table-cell table:formula="of:=ISERROR(VLOOKUP([.A28];[.$C$2:.$D$221];1;FALSE()))" office:value-type="boolean" office:boolean-value="true">
            <text:p>VERDADERO</text:p>
          </table:table-cell>
          <table:table-cell table:formula="of:=ISERROR(VLOOKUP([.C2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valuemax</text:p>
          </table:table-cell>
          <table:table-cell table:formula="of:=IF(LEFT([.A29];2)=&quot;on&quot;;TRUE();FALSE())" office:value-type="boolean" office:boolean-value="false">
            <text:p>FALSO</text:p>
          </table:table-cell>
          <table:table-cell table:style-name="ce4" office:value-type="string">
            <text:p>dataset</text:p>
          </table:table-cell>
          <table:table-cell table:formula="of:=IF(LEFT([.C29];2)=&quot;on&quot;;TRUE();FALSE())" office:value-type="boolean" office:boolean-value="false">
            <text:p>FALSO</text:p>
          </table:table-cell>
          <table:table-cell table:formula="of:=VLOOKUP([.A29];[.$C$2:.$D$203];1;FALSE())" office:value-type="float" office:value="0">
            <text:p>#N/D</text:p>
          </table:table-cell>
          <table:table-cell table:formula="of:=ISERROR(VLOOKUP([.A29];[.$C$2:.$D$221];1;FALSE()))" office:value-type="boolean" office:boolean-value="true">
            <text:p>VERDADERO</text:p>
          </table:table-cell>
          <table:table-cell table:formula="of:=ISERROR(VLOOKUP([.C2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valuemin</text:p>
          </table:table-cell>
          <table:table-cell table:formula="of:=IF(LEFT([.A30];2)=&quot;on&quot;;TRUE();FALSE())" office:value-type="boolean" office:boolean-value="false">
            <text:p>FALSO</text:p>
          </table:table-cell>
          <table:table-cell table:style-name="ce4" office:value-type="string">
            <text:p>dir</text:p>
          </table:table-cell>
          <table:table-cell table:formula="of:=IF(LEFT([.C30];2)=&quot;on&quot;;TRUE();FALSE())" office:value-type="boolean" office:boolean-value="false">
            <text:p>FALSO</text:p>
          </table:table-cell>
          <table:table-cell table:formula="of:=VLOOKUP([.A30];[.$C$2:.$D$203];1;FALSE())" office:value-type="float" office:value="0">
            <text:p>#N/D</text:p>
          </table:table-cell>
          <table:table-cell table:formula="of:=ISERROR(VLOOKUP([.A30];[.$C$2:.$D$221];1;FALSE()))" office:value-type="boolean" office:boolean-value="true">
            <text:p>VERDADERO</text:p>
          </table:table-cell>
          <table:table-cell table:formula="of:=ISERROR(VLOOKUP([.C30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ria-valuenow</text:p>
          </table:table-cell>
          <table:table-cell table:formula="of:=IF(LEFT([.A31];2)=&quot;on&quot;;TRUE();FALSE())" office:value-type="boolean" office:boolean-value="false">
            <text:p>FALSO</text:p>
          </table:table-cell>
          <table:table-cell table:style-name="ce4" office:value-type="string">
            <text:p>dispatchEvent</text:p>
          </table:table-cell>
          <table:table-cell table:formula="of:=IF(LEFT([.C31];2)=&quot;on&quot;;TRUE();FALSE())" office:value-type="boolean" office:boolean-value="false">
            <text:p>FALSO</text:p>
          </table:table-cell>
          <table:table-cell table:formula="of:=VLOOKUP([.A31];[.$C$2:.$D$203];1;FALSE())" office:value-type="float" office:value="0">
            <text:p>#N/D</text:p>
          </table:table-cell>
          <table:table-cell table:formula="of:=ISERROR(VLOOKUP([.A31];[.$C$2:.$D$221];1;FALSE()))" office:value-type="boolean" office:boolean-value="true">
            <text:p>VERDADERO</text:p>
          </table:table-cell>
          <table:table-cell table:formula="of:=ISERROR(VLOOKUP([.C3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attributes</text:p>
          </table:table-cell>
          <table:table-cell table:formula="of:=IF(LEFT([.A32];2)=&quot;on&quot;;TRUE();FALSE())" office:value-type="boolean" office:boolean-value="false">
            <text:p>FALSO</text:p>
          </table:table-cell>
          <table:table-cell table:style-name="ce4" office:value-type="string">
            <text:p>DOCUMENT_FRAGMENT_NODE</text:p>
          </table:table-cell>
          <table:table-cell table:formula="of:=IF(LEFT([.C32];2)=&quot;on&quot;;TRUE();FALSE())" office:value-type="boolean" office:boolean-value="false">
            <text:p>FALSO</text:p>
          </table:table-cell>
          <table:table-cell table:formula="of:=VLOOKUP([.A32];[.$C$2:.$D$203];1;FALSE())" office:value-type="string" office:string-value="attributes">
            <text:p>attributes</text:p>
          </table:table-cell>
          <table:table-cell table:formula="of:=ISERROR(VLOOKUP([.A32];[.$C$2:.$D$221];1;FALSE()))" office:value-type="boolean" office:boolean-value="false">
            <text:p>FALSO</text:p>
          </table:table-cell>
          <table:table-cell table:formula="of:=ISERROR(VLOOKUP([.C3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behaviorUrns</text:p>
          </table:table-cell>
          <table:table-cell table:formula="of:=IF(LEFT([.A33];2)=&quot;on&quot;;TRUE();FALSE())" office:value-type="boolean" office:boolean-value="false">
            <text:p>FALSO</text:p>
          </table:table-cell>
          <table:table-cell table:style-name="ce4" office:value-type="string">
            <text:p>DOCUMENT_NODE</text:p>
          </table:table-cell>
          <table:table-cell table:formula="of:=IF(LEFT([.C33];2)=&quot;on&quot;;TRUE();FALSE())" office:value-type="boolean" office:boolean-value="false">
            <text:p>FALSO</text:p>
          </table:table-cell>
          <table:table-cell table:formula="of:=VLOOKUP([.A33];[.$C$2:.$D$203];1;FALSE())" office:value-type="float" office:value="0">
            <text:p>#N/D</text:p>
          </table:table-cell>
          <table:table-cell table:formula="of:=ISERROR(VLOOKUP([.A33];[.$C$2:.$D$221];1;FALSE()))" office:value-type="boolean" office:boolean-value="true">
            <text:p>VERDADERO</text:p>
          </table:table-cell>
          <table:table-cell table:formula="of:=ISERROR(VLOOKUP([.C3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anHaveChildren</text:p>
          </table:table-cell>
          <table:table-cell table:formula="of:=IF(LEFT([.A34];2)=&quot;on&quot;;TRUE();FALSE())" office:value-type="boolean" office:boolean-value="false">
            <text:p>FALSO</text:p>
          </table:table-cell>
          <table:table-cell table:style-name="ce4" office:value-type="string">
            <text:p>DOCUMENT_POSITION_CONTAINED_BY</text:p>
          </table:table-cell>
          <table:table-cell table:formula="of:=IF(LEFT([.C34];2)=&quot;on&quot;;TRUE();FALSE())" office:value-type="boolean" office:boolean-value="false">
            <text:p>FALSO</text:p>
          </table:table-cell>
          <table:table-cell table:formula="of:=VLOOKUP([.A34];[.$C$2:.$D$203];1;FALSE())" office:value-type="float" office:value="0">
            <text:p>#N/D</text:p>
          </table:table-cell>
          <table:table-cell table:formula="of:=ISERROR(VLOOKUP([.A34];[.$C$2:.$D$221];1;FALSE()))" office:value-type="boolean" office:boolean-value="true">
            <text:p>VERDADERO</text:p>
          </table:table-cell>
          <table:table-cell table:formula="of:=ISERROR(VLOOKUP([.C3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anHaveHTML</text:p>
          </table:table-cell>
          <table:table-cell table:formula="of:=IF(LEFT([.A35];2)=&quot;on&quot;;TRUE();FALSE())" office:value-type="boolean" office:boolean-value="false">
            <text:p>FALSO</text:p>
          </table:table-cell>
          <table:table-cell table:style-name="ce4" office:value-type="string">
            <text:p>DOCUMENT_POSITION_CONTAINS</text:p>
          </table:table-cell>
          <table:table-cell table:formula="of:=IF(LEFT([.C35];2)=&quot;on&quot;;TRUE();FALSE())" office:value-type="boolean" office:boolean-value="false">
            <text:p>FALSO</text:p>
          </table:table-cell>
          <table:table-cell table:formula="of:=VLOOKUP([.A35];[.$C$2:.$D$203];1;FALSE())" office:value-type="float" office:value="0">
            <text:p>#N/D</text:p>
          </table:table-cell>
          <table:table-cell table:formula="of:=ISERROR(VLOOKUP([.A35];[.$C$2:.$D$221];1;FALSE()))" office:value-type="boolean" office:boolean-value="true">
            <text:p>VERDADERO</text:p>
          </table:table-cell>
          <table:table-cell table:formula="of:=ISERROR(VLOOKUP([.C3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hildNodes</text:p>
          </table:table-cell>
          <table:table-cell table:formula="of:=IF(LEFT([.A36];2)=&quot;on&quot;;TRUE();FALSE())" office:value-type="boolean" office:boolean-value="false">
            <text:p>FALSO</text:p>
          </table:table-cell>
          <table:table-cell table:style-name="ce4" office:value-type="string">
            <text:p>DOCUMENT_POSITION_DISCONNECTED</text:p>
          </table:table-cell>
          <table:table-cell table:formula="of:=IF(LEFT([.C36];2)=&quot;on&quot;;TRUE();FALSE())" office:value-type="boolean" office:boolean-value="false">
            <text:p>FALSO</text:p>
          </table:table-cell>
          <table:table-cell table:formula="of:=VLOOKUP([.A36];[.$C$2:.$D$203];1;FALSE())" office:value-type="string" office:string-value="childNodes">
            <text:p>childNodes</text:p>
          </table:table-cell>
          <table:table-cell table:formula="of:=ISERROR(VLOOKUP([.A36];[.$C$2:.$D$221];1;FALSE()))" office:value-type="boolean" office:boolean-value="false">
            <text:p>FALSO</text:p>
          </table:table-cell>
          <table:table-cell table:formula="of:=ISERROR(VLOOKUP([.C3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hildren</text:p>
          </table:table-cell>
          <table:table-cell table:formula="of:=IF(LEFT([.A37];2)=&quot;on&quot;;TRUE();FALSE())" office:value-type="boolean" office:boolean-value="false">
            <text:p>FALSO</text:p>
          </table:table-cell>
          <table:table-cell table:style-name="ce4" office:value-type="string">
            <text:p>DOCUMENT_POSITION_FOLLOWING</text:p>
          </table:table-cell>
          <table:table-cell table:formula="of:=IF(LEFT([.C37];2)=&quot;on&quot;;TRUE();FALSE())" office:value-type="boolean" office:boolean-value="false">
            <text:p>FALSO</text:p>
          </table:table-cell>
          <table:table-cell table:formula="of:=VLOOKUP([.A37];[.$C$2:.$D$203];1;FALSE())" office:value-type="string" office:string-value="children">
            <text:p>children</text:p>
          </table:table-cell>
          <table:table-cell table:formula="of:=ISERROR(VLOOKUP([.A37];[.$C$2:.$D$221];1;FALSE()))" office:value-type="boolean" office:boolean-value="false">
            <text:p>FALSO</text:p>
          </table:table-cell>
          <table:table-cell table:formula="of:=ISERROR(VLOOKUP([.C3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lassName</text:p>
          </table:table-cell>
          <table:table-cell table:formula="of:=IF(LEFT([.A38];2)=&quot;on&quot;;TRUE();FALSE())" office:value-type="boolean" office:boolean-value="false">
            <text:p>FALSO</text:p>
          </table:table-cell>
          <table:table-cell table:style-name="ce4" office:value-type="string">
            <text:p>DOCUMENT_POSITION_IMPLEMENTATION_SPECIFIC</text:p>
          </table:table-cell>
          <table:table-cell table:formula="of:=IF(LEFT([.C38];2)=&quot;on&quot;;TRUE();FALSE())" office:value-type="boolean" office:boolean-value="false">
            <text:p>FALSO</text:p>
          </table:table-cell>
          <table:table-cell table:formula="of:=VLOOKUP([.A38];[.$C$2:.$D$203];1;FALSE())" office:value-type="string" office:string-value="className">
            <text:p>className</text:p>
          </table:table-cell>
          <table:table-cell table:formula="of:=ISERROR(VLOOKUP([.A38];[.$C$2:.$D$221];1;FALSE()))" office:value-type="boolean" office:boolean-value="false">
            <text:p>FALSO</text:p>
          </table:table-cell>
          <table:table-cell table:formula="of:=ISERROR(VLOOKUP([.C3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lear</text:p>
          </table:table-cell>
          <table:table-cell table:formula="of:=IF(LEFT([.A39];2)=&quot;on&quot;;TRUE();FALSE())" office:value-type="boolean" office:boolean-value="false">
            <text:p>FALSO</text:p>
          </table:table-cell>
          <table:table-cell table:style-name="ce4" office:value-type="string">
            <text:p>DOCUMENT_POSITION_PRECEDING</text:p>
          </table:table-cell>
          <table:table-cell table:formula="of:=IF(LEFT([.C39];2)=&quot;on&quot;;TRUE();FALSE())" office:value-type="boolean" office:boolean-value="false">
            <text:p>FALSO</text:p>
          </table:table-cell>
          <table:table-cell table:formula="of:=VLOOKUP([.A39];[.$C$2:.$D$203];1;FALSE())" office:value-type="float" office:value="0">
            <text:p>#N/D</text:p>
          </table:table-cell>
          <table:table-cell table:formula="of:=ISERROR(VLOOKUP([.A39];[.$C$2:.$D$221];1;FALSE()))" office:value-type="boolean" office:boolean-value="true">
            <text:p>VERDADERO</text:p>
          </table:table-cell>
          <table:table-cell table:formula="of:=ISERROR(VLOOKUP([.C3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lientHeight</text:p>
          </table:table-cell>
          <table:table-cell table:formula="of:=IF(LEFT([.A40];2)=&quot;on&quot;;TRUE();FALSE())" office:value-type="boolean" office:boolean-value="false">
            <text:p>FALSO</text:p>
          </table:table-cell>
          <table:table-cell table:style-name="ce4" office:value-type="string">
            <text:p>DOCUMENT_TYPE_NODE</text:p>
          </table:table-cell>
          <table:table-cell table:formula="of:=IF(LEFT([.C40];2)=&quot;on&quot;;TRUE();FALSE())" office:value-type="boolean" office:boolean-value="false">
            <text:p>FALSO</text:p>
          </table:table-cell>
          <table:table-cell table:formula="of:=VLOOKUP([.A40];[.$C$2:.$D$203];1;FALSE())" office:value-type="string" office:string-value="clientHeight">
            <text:p>clientHeight</text:p>
          </table:table-cell>
          <table:table-cell table:formula="of:=ISERROR(VLOOKUP([.A40];[.$C$2:.$D$221];1;FALSE()))" office:value-type="boolean" office:boolean-value="false">
            <text:p>FALSO</text:p>
          </table:table-cell>
          <table:table-cell table:formula="of:=ISERROR(VLOOKUP([.C4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lientLeft</text:p>
          </table:table-cell>
          <table:table-cell table:formula="of:=IF(LEFT([.A41];2)=&quot;on&quot;;TRUE();FALSE())" office:value-type="boolean" office:boolean-value="false">
            <text:p>FALSO</text:p>
          </table:table-cell>
          <table:table-cell table:style-name="ce4" office:value-type="string">
            <text:p>draggable</text:p>
          </table:table-cell>
          <table:table-cell table:formula="of:=IF(LEFT([.C41];2)=&quot;on&quot;;TRUE();FALSE())" office:value-type="boolean" office:boolean-value="false">
            <text:p>FALSO</text:p>
          </table:table-cell>
          <table:table-cell table:formula="of:=VLOOKUP([.A41];[.$C$2:.$D$203];1;FALSE())" office:value-type="string" office:string-value="clientLeft">
            <text:p>clientLeft</text:p>
          </table:table-cell>
          <table:table-cell table:formula="of:=ISERROR(VLOOKUP([.A41];[.$C$2:.$D$221];1;FALSE()))" office:value-type="boolean" office:boolean-value="false">
            <text:p>FALSO</text:p>
          </table:table-cell>
          <table:table-cell table:formula="of:=ISERROR(VLOOKUP([.C4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lientTop</text:p>
          </table:table-cell>
          <table:table-cell table:formula="of:=IF(LEFT([.A42];2)=&quot;on&quot;;TRUE();FALSE())" office:value-type="boolean" office:boolean-value="false">
            <text:p>FALSO</text:p>
          </table:table-cell>
          <table:table-cell table:style-name="ce4" office:value-type="string">
            <text:p>ELEMENT_NODE</text:p>
          </table:table-cell>
          <table:table-cell table:formula="of:=IF(LEFT([.C42];2)=&quot;on&quot;;TRUE();FALSE())" office:value-type="boolean" office:boolean-value="false">
            <text:p>FALSO</text:p>
          </table:table-cell>
          <table:table-cell table:formula="of:=VLOOKUP([.A42];[.$C$2:.$D$203];1;FALSE())" office:value-type="string" office:string-value="clientTop">
            <text:p>clientTop</text:p>
          </table:table-cell>
          <table:table-cell table:formula="of:=ISERROR(VLOOKUP([.A42];[.$C$2:.$D$221];1;FALSE()))" office:value-type="boolean" office:boolean-value="false">
            <text:p>FALSO</text:p>
          </table:table-cell>
          <table:table-cell table:formula="of:=ISERROR(VLOOKUP([.C4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lientWidth</text:p>
          </table:table-cell>
          <table:table-cell table:formula="of:=IF(LEFT([.A43];2)=&quot;on&quot;;TRUE();FALSE())" office:value-type="boolean" office:boolean-value="false">
            <text:p>FALSO</text:p>
          </table:table-cell>
          <table:table-cell table:style-name="ce4" office:value-type="string">
            <text:p>ENTITY_NODE</text:p>
          </table:table-cell>
          <table:table-cell table:formula="of:=IF(LEFT([.C43];2)=&quot;on&quot;;TRUE();FALSE())" office:value-type="boolean" office:boolean-value="false">
            <text:p>FALSO</text:p>
          </table:table-cell>
          <table:table-cell table:formula="of:=VLOOKUP([.A43];[.$C$2:.$D$203];1;FALSE())" office:value-type="string" office:string-value="clientWidth">
            <text:p>clientWidth</text:p>
          </table:table-cell>
          <table:table-cell table:formula="of:=ISERROR(VLOOKUP([.A43];[.$C$2:.$D$221];1;FALSE()))" office:value-type="boolean" office:boolean-value="false">
            <text:p>FALSO</text:p>
          </table:table-cell>
          <table:table-cell table:formula="of:=ISERROR(VLOOKUP([.C4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ontentEditable</text:p>
          </table:table-cell>
          <table:table-cell table:formula="of:=IF(LEFT([.A44];2)=&quot;on&quot;;TRUE();FALSE())" office:value-type="boolean" office:boolean-value="false">
            <text:p>FALSO</text:p>
          </table:table-cell>
          <table:table-cell table:style-name="ce4" office:value-type="string">
            <text:p>ENTITY_REFERENCE_NODE</text:p>
          </table:table-cell>
          <table:table-cell table:formula="of:=IF(LEFT([.C44];2)=&quot;on&quot;;TRUE();FALSE())" office:value-type="boolean" office:boolean-value="false">
            <text:p>FALSO</text:p>
          </table:table-cell>
          <table:table-cell table:formula="of:=VLOOKUP([.A44];[.$C$2:.$D$203];1;FALSE())" office:value-type="string" office:string-value="contentEditable">
            <text:p>contentEditable</text:p>
          </table:table-cell>
          <table:table-cell table:formula="of:=ISERROR(VLOOKUP([.A44];[.$C$2:.$D$221];1;FALSE()))" office:value-type="boolean" office:boolean-value="false">
            <text:p>FALSO</text:p>
          </table:table-cell>
          <table:table-cell table:formula="of:=ISERROR(VLOOKUP([.C4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currentStyle</text:p>
          </table:table-cell>
          <table:table-cell table:formula="of:=IF(LEFT([.A45];2)=&quot;on&quot;;TRUE();FALSE())" office:value-type="boolean" office:boolean-value="false">
            <text:p>FALSO</text:p>
          </table:table-cell>
          <table:table-cell table:style-name="ce4" office:value-type="string">
            <text:p>firstChild</text:p>
          </table:table-cell>
          <table:table-cell table:formula="of:=IF(LEFT([.C45];2)=&quot;on&quot;;TRUE();FALSE())" office:value-type="boolean" office:boolean-value="false">
            <text:p>FALSO</text:p>
          </table:table-cell>
          <table:table-cell table:formula="of:=VLOOKUP([.A45];[.$C$2:.$D$203];1;FALSE())" office:value-type="float" office:value="0">
            <text:p>#N/D</text:p>
          </table:table-cell>
          <table:table-cell table:formula="of:=ISERROR(VLOOKUP([.A45];[.$C$2:.$D$221];1;FALSE()))" office:value-type="boolean" office:boolean-value="true">
            <text:p>VERDADERO</text:p>
          </table:table-cell>
          <table:table-cell table:formula="of:=ISERROR(VLOOKUP([.C4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dir</text:p>
          </table:table-cell>
          <table:table-cell table:formula="of:=IF(LEFT([.A46];2)=&quot;on&quot;;TRUE();FALSE())" office:value-type="boolean" office:boolean-value="false">
            <text:p>FALSO</text:p>
          </table:table-cell>
          <table:table-cell table:style-name="ce4" office:value-type="string">
            <text:p>firstElementChild</text:p>
          </table:table-cell>
          <table:table-cell table:formula="of:=IF(LEFT([.C46];2)=&quot;on&quot;;TRUE();FALSE())" office:value-type="boolean" office:boolean-value="false">
            <text:p>FALSO</text:p>
          </table:table-cell>
          <table:table-cell table:formula="of:=VLOOKUP([.A46];[.$C$2:.$D$203];1;FALSE())" office:value-type="string" office:string-value="dir">
            <text:p>dir</text:p>
          </table:table-cell>
          <table:table-cell table:formula="of:=ISERROR(VLOOKUP([.A46];[.$C$2:.$D$221];1;FALSE()))" office:value-type="boolean" office:boolean-value="false">
            <text:p>FALSO</text:p>
          </table:table-cell>
          <table:table-cell table:formula="of:=ISERROR(VLOOKUP([.C4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disabled</text:p>
          </table:table-cell>
          <table:table-cell table:formula="of:=IF(LEFT([.A47];2)=&quot;on&quot;;TRUE();FALSE())" office:value-type="boolean" office:boolean-value="false">
            <text:p>FALSO</text:p>
          </table:table-cell>
          <table:table-cell table:style-name="ce4" office:value-type="string">
            <text:p>focus</text:p>
          </table:table-cell>
          <table:table-cell table:formula="of:=IF(LEFT([.C47];2)=&quot;on&quot;;TRUE();FALSE())" office:value-type="boolean" office:boolean-value="false">
            <text:p>FALSO</text:p>
          </table:table-cell>
          <table:table-cell table:formula="of:=VLOOKUP([.A47];[.$C$2:.$D$203];1;FALSE())" office:value-type="float" office:value="0">
            <text:p>#N/D</text:p>
          </table:table-cell>
          <table:table-cell table:formula="of:=ISERROR(VLOOKUP([.A47];[.$C$2:.$D$221];1;FALSE()))" office:value-type="boolean" office:boolean-value="true">
            <text:p>VERDADERO</text:p>
          </table:table-cell>
          <table:table-cell table:formula="of:=ISERROR(VLOOKUP([.C4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document</text:p>
          </table:table-cell>
          <table:table-cell table:formula="of:=IF(LEFT([.A48];2)=&quot;on&quot;;TRUE();FALSE())" office:value-type="boolean" office:boolean-value="false">
            <text:p>FALSO</text:p>
          </table:table-cell>
          <table:table-cell table:style-name="ce4" office:value-type="string">
            <text:p>getAttribute</text:p>
          </table:table-cell>
          <table:table-cell table:formula="of:=IF(LEFT([.C48];2)=&quot;on&quot;;TRUE();FALSE())" office:value-type="boolean" office:boolean-value="false">
            <text:p>FALSO</text:p>
          </table:table-cell>
          <table:table-cell table:formula="of:=VLOOKUP([.A48];[.$C$2:.$D$203];1;FALSE())" office:value-type="float" office:value="0">
            <text:p>#N/D</text:p>
          </table:table-cell>
          <table:table-cell table:formula="of:=ISERROR(VLOOKUP([.A48];[.$C$2:.$D$221];1;FALSE()))" office:value-type="boolean" office:boolean-value="true">
            <text:p>VERDADERO</text:p>
          </table:table-cell>
          <table:table-cell table:formula="of:=ISERROR(VLOOKUP([.C4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filters</text:p>
          </table:table-cell>
          <table:table-cell table:formula="of:=IF(LEFT([.A49];2)=&quot;on&quot;;TRUE();FALSE())" office:value-type="boolean" office:boolean-value="false">
            <text:p>FALSO</text:p>
          </table:table-cell>
          <table:table-cell table:style-name="ce4" office:value-type="string">
            <text:p>getAttributeNames</text:p>
          </table:table-cell>
          <table:table-cell table:formula="of:=IF(LEFT([.C49];2)=&quot;on&quot;;TRUE();FALSE())" office:value-type="boolean" office:boolean-value="false">
            <text:p>FALSO</text:p>
          </table:table-cell>
          <table:table-cell table:formula="of:=VLOOKUP([.A49];[.$C$2:.$D$203];1;FALSE())" office:value-type="float" office:value="0">
            <text:p>#N/D</text:p>
          </table:table-cell>
          <table:table-cell table:formula="of:=ISERROR(VLOOKUP([.A49];[.$C$2:.$D$221];1;FALSE()))" office:value-type="boolean" office:boolean-value="true">
            <text:p>VERDADERO</text:p>
          </table:table-cell>
          <table:table-cell table:formula="of:=ISERROR(VLOOKUP([.C4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firstChild</text:p>
          </table:table-cell>
          <table:table-cell table:formula="of:=IF(LEFT([.A50];2)=&quot;on&quot;;TRUE();FALSE())" office:value-type="boolean" office:boolean-value="false">
            <text:p>FALSO</text:p>
          </table:table-cell>
          <table:table-cell table:style-name="ce4" office:value-type="string">
            <text:p>getAttributeNode</text:p>
          </table:table-cell>
          <table:table-cell table:formula="of:=IF(LEFT([.C50];2)=&quot;on&quot;;TRUE();FALSE())" office:value-type="boolean" office:boolean-value="false">
            <text:p>FALSO</text:p>
          </table:table-cell>
          <table:table-cell table:formula="of:=VLOOKUP([.A50];[.$C$2:.$D$203];1;FALSE())" office:value-type="string" office:string-value="firstChild">
            <text:p>firstChild</text:p>
          </table:table-cell>
          <table:table-cell table:formula="of:=ISERROR(VLOOKUP([.A50];[.$C$2:.$D$221];1;FALSE()))" office:value-type="boolean" office:boolean-value="false">
            <text:p>FALSO</text:p>
          </table:table-cell>
          <table:table-cell table:formula="of:=ISERROR(VLOOKUP([.C5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hideFocus</text:p>
          </table:table-cell>
          <table:table-cell table:formula="of:=IF(LEFT([.A51];2)=&quot;on&quot;;TRUE();FALSE())" office:value-type="boolean" office:boolean-value="false">
            <text:p>FALSO</text:p>
          </table:table-cell>
          <table:table-cell table:style-name="ce4" office:value-type="string">
            <text:p>getAttributeNodeNS</text:p>
          </table:table-cell>
          <table:table-cell table:formula="of:=IF(LEFT([.C51];2)=&quot;on&quot;;TRUE();FALSE())" office:value-type="boolean" office:boolean-value="false">
            <text:p>FALSO</text:p>
          </table:table-cell>
          <table:table-cell table:formula="of:=VLOOKUP([.A51];[.$C$2:.$D$203];1;FALSE())" office:value-type="float" office:value="0">
            <text:p>#N/D</text:p>
          </table:table-cell>
          <table:table-cell table:formula="of:=ISERROR(VLOOKUP([.A51];[.$C$2:.$D$221];1;FALSE()))" office:value-type="boolean" office:boolean-value="true">
            <text:p>VERDADERO</text:p>
          </table:table-cell>
          <table:table-cell table:formula="of:=ISERROR(VLOOKUP([.C5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d</text:p>
          </table:table-cell>
          <table:table-cell table:formula="of:=IF(LEFT([.A52];2)=&quot;on&quot;;TRUE();FALSE())" office:value-type="boolean" office:boolean-value="false">
            <text:p>FALSO</text:p>
          </table:table-cell>
          <table:table-cell table:style-name="ce4" office:value-type="string">
            <text:p>getAttributeNS</text:p>
          </table:table-cell>
          <table:table-cell table:formula="of:=IF(LEFT([.C52];2)=&quot;on&quot;;TRUE();FALSE())" office:value-type="boolean" office:boolean-value="false">
            <text:p>FALSO</text:p>
          </table:table-cell>
          <table:table-cell table:formula="of:=VLOOKUP([.A52];[.$C$2:.$D$203];1;FALSE())" office:value-type="string" office:string-value="id">
            <text:p>id</text:p>
          </table:table-cell>
          <table:table-cell table:formula="of:=ISERROR(VLOOKUP([.A52];[.$C$2:.$D$221];1;FALSE()))" office:value-type="boolean" office:boolean-value="false">
            <text:p>FALSO</text:p>
          </table:table-cell>
          <table:table-cell table:formula="of:=ISERROR(VLOOKUP([.C5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nnerHTML</text:p>
          </table:table-cell>
          <table:table-cell table:formula="of:=IF(LEFT([.A53];2)=&quot;on&quot;;TRUE();FALSE())" office:value-type="boolean" office:boolean-value="false">
            <text:p>FALSO</text:p>
          </table:table-cell>
          <table:table-cell table:style-name="ce4" office:value-type="string">
            <text:p>getBoundingClientRect</text:p>
          </table:table-cell>
          <table:table-cell table:formula="of:=IF(LEFT([.C53];2)=&quot;on&quot;;TRUE();FALSE())" office:value-type="boolean" office:boolean-value="false">
            <text:p>FALSO</text:p>
          </table:table-cell>
          <table:table-cell table:formula="of:=VLOOKUP([.A53];[.$C$2:.$D$203];1;FALSE())" office:value-type="string" office:string-value="innerHTML">
            <text:p>innerHTML</text:p>
          </table:table-cell>
          <table:table-cell table:formula="of:=ISERROR(VLOOKUP([.A53];[.$C$2:.$D$221];1;FALSE()))" office:value-type="boolean" office:boolean-value="false">
            <text:p>FALSO</text:p>
          </table:table-cell>
          <table:table-cell table:formula="of:=ISERROR(VLOOKUP([.C5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nnerText</text:p>
          </table:table-cell>
          <table:table-cell table:formula="of:=IF(LEFT([.A54];2)=&quot;on&quot;;TRUE();FALSE())" office:value-type="boolean" office:boolean-value="false">
            <text:p>FALSO</text:p>
          </table:table-cell>
          <table:table-cell table:style-name="ce4" office:value-type="string">
            <text:p>getClientRects</text:p>
          </table:table-cell>
          <table:table-cell table:formula="of:=IF(LEFT([.C54];2)=&quot;on&quot;;TRUE();FALSE())" office:value-type="boolean" office:boolean-value="false">
            <text:p>FALSO</text:p>
          </table:table-cell>
          <table:table-cell table:formula="of:=VLOOKUP([.A54];[.$C$2:.$D$203];1;FALSE())" office:value-type="string" office:string-value="innerText">
            <text:p>innerText</text:p>
          </table:table-cell>
          <table:table-cell table:formula="of:=ISERROR(VLOOKUP([.A54];[.$C$2:.$D$221];1;FALSE()))" office:value-type="boolean" office:boolean-value="false">
            <text:p>FALSO</text:p>
          </table:table-cell>
          <table:table-cell table:formula="of:=ISERROR(VLOOKUP([.C5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sContentEditable</text:p>
          </table:table-cell>
          <table:table-cell table:formula="of:=IF(LEFT([.A55];2)=&quot;on&quot;;TRUE();FALSE())" office:value-type="boolean" office:boolean-value="false">
            <text:p>FALSO</text:p>
          </table:table-cell>
          <table:table-cell table:style-name="ce4" office:value-type="string">
            <text:p>getElementsByClassName</text:p>
          </table:table-cell>
          <table:table-cell table:formula="of:=IF(LEFT([.C55];2)=&quot;on&quot;;TRUE();FALSE())" office:value-type="boolean" office:boolean-value="false">
            <text:p>FALSO</text:p>
          </table:table-cell>
          <table:table-cell table:formula="of:=VLOOKUP([.A55];[.$C$2:.$D$203];1;FALSE())" office:value-type="string" office:string-value="isContentEditable">
            <text:p>isContentEditable</text:p>
          </table:table-cell>
          <table:table-cell table:formula="of:=ISERROR(VLOOKUP([.A55];[.$C$2:.$D$221];1;FALSE()))" office:value-type="boolean" office:boolean-value="false">
            <text:p>FALSO</text:p>
          </table:table-cell>
          <table:table-cell table:formula="of:=ISERROR(VLOOKUP([.C5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sDisabled</text:p>
          </table:table-cell>
          <table:table-cell table:formula="of:=IF(LEFT([.A56];2)=&quot;on&quot;;TRUE();FALSE())" office:value-type="boolean" office:boolean-value="false">
            <text:p>FALSO</text:p>
          </table:table-cell>
          <table:table-cell table:style-name="ce4" office:value-type="string">
            <text:p>getElementsByTagName</text:p>
          </table:table-cell>
          <table:table-cell table:formula="of:=IF(LEFT([.C56];2)=&quot;on&quot;;TRUE();FALSE())" office:value-type="boolean" office:boolean-value="false">
            <text:p>FALSO</text:p>
          </table:table-cell>
          <table:table-cell table:formula="of:=VLOOKUP([.A56];[.$C$2:.$D$203];1;FALSE())" office:value-type="float" office:value="0">
            <text:p>#N/D</text:p>
          </table:table-cell>
          <table:table-cell table:formula="of:=ISERROR(VLOOKUP([.A56];[.$C$2:.$D$221];1;FALSE()))" office:value-type="boolean" office:boolean-value="true">
            <text:p>VERDADERO</text:p>
          </table:table-cell>
          <table:table-cell table:formula="of:=ISERROR(VLOOKUP([.C5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sMultiLine</text:p>
          </table:table-cell>
          <table:table-cell table:formula="of:=IF(LEFT([.A57];2)=&quot;on&quot;;TRUE();FALSE())" office:value-type="boolean" office:boolean-value="false">
            <text:p>FALSO</text:p>
          </table:table-cell>
          <table:table-cell table:style-name="ce4" office:value-type="string">
            <text:p>getElementsByTagNameNS</text:p>
          </table:table-cell>
          <table:table-cell table:formula="of:=IF(LEFT([.C57];2)=&quot;on&quot;;TRUE();FALSE())" office:value-type="boolean" office:boolean-value="false">
            <text:p>FALSO</text:p>
          </table:table-cell>
          <table:table-cell table:formula="of:=VLOOKUP([.A57];[.$C$2:.$D$203];1;FALSE())" office:value-type="float" office:value="0">
            <text:p>#N/D</text:p>
          </table:table-cell>
          <table:table-cell table:formula="of:=ISERROR(VLOOKUP([.A57];[.$C$2:.$D$221];1;FALSE()))" office:value-type="boolean" office:boolean-value="true">
            <text:p>VERDADERO</text:p>
          </table:table-cell>
          <table:table-cell table:formula="of:=ISERROR(VLOOKUP([.C5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isTextEdit</text:p>
          </table:table-cell>
          <table:table-cell table:formula="of:=IF(LEFT([.A58];2)=&quot;on&quot;;TRUE();FALSE())" office:value-type="boolean" office:boolean-value="false">
            <text:p>FALSO</text:p>
          </table:table-cell>
          <table:table-cell table:style-name="ce4" office:value-type="string">
            <text:p>hasAttribute</text:p>
          </table:table-cell>
          <table:table-cell table:formula="of:=IF(LEFT([.C58];2)=&quot;on&quot;;TRUE();FALSE())" office:value-type="boolean" office:boolean-value="false">
            <text:p>FALSO</text:p>
          </table:table-cell>
          <table:table-cell table:formula="of:=VLOOKUP([.A58];[.$C$2:.$D$203];1;FALSE())" office:value-type="float" office:value="0">
            <text:p>#N/D</text:p>
          </table:table-cell>
          <table:table-cell table:formula="of:=ISERROR(VLOOKUP([.A58];[.$C$2:.$D$221];1;FALSE()))" office:value-type="boolean" office:boolean-value="true">
            <text:p>VERDADERO</text:p>
          </table:table-cell>
          <table:table-cell table:formula="of:=ISERROR(VLOOKUP([.C5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lang</text:p>
          </table:table-cell>
          <table:table-cell table:formula="of:=IF(LEFT([.A59];2)=&quot;on&quot;;TRUE();FALSE())" office:value-type="boolean" office:boolean-value="false">
            <text:p>FALSO</text:p>
          </table:table-cell>
          <table:table-cell table:style-name="ce4" office:value-type="string">
            <text:p>hasAttributeNS</text:p>
          </table:table-cell>
          <table:table-cell table:formula="of:=IF(LEFT([.C59];2)=&quot;on&quot;;TRUE();FALSE())" office:value-type="boolean" office:boolean-value="false">
            <text:p>FALSO</text:p>
          </table:table-cell>
          <table:table-cell table:formula="of:=VLOOKUP([.A59];[.$C$2:.$D$203];1;FALSE())" office:value-type="string" office:string-value="lang">
            <text:p>lang</text:p>
          </table:table-cell>
          <table:table-cell table:formula="of:=ISERROR(VLOOKUP([.A59];[.$C$2:.$D$221];1;FALSE()))" office:value-type="boolean" office:boolean-value="false">
            <text:p>FALSO</text:p>
          </table:table-cell>
          <table:table-cell table:formula="of:=ISERROR(VLOOKUP([.C5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language</text:p>
          </table:table-cell>
          <table:table-cell table:formula="of:=IF(LEFT([.A60];2)=&quot;on&quot;;TRUE();FALSE())" office:value-type="boolean" office:boolean-value="false">
            <text:p>FALSO</text:p>
          </table:table-cell>
          <table:table-cell table:style-name="ce4" office:value-type="string">
            <text:p>hasAttributes</text:p>
          </table:table-cell>
          <table:table-cell table:formula="of:=IF(LEFT([.C60];2)=&quot;on&quot;;TRUE();FALSE())" office:value-type="boolean" office:boolean-value="false">
            <text:p>FALSO</text:p>
          </table:table-cell>
          <table:table-cell table:formula="of:=VLOOKUP([.A60];[.$C$2:.$D$203];1;FALSE())" office:value-type="float" office:value="0">
            <text:p>#N/D</text:p>
          </table:table-cell>
          <table:table-cell table:formula="of:=ISERROR(VLOOKUP([.A60];[.$C$2:.$D$221];1;FALSE()))" office:value-type="boolean" office:boolean-value="true">
            <text:p>VERDADERO</text:p>
          </table:table-cell>
          <table:table-cell table:formula="of:=ISERROR(VLOOKUP([.C6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lastChild</text:p>
          </table:table-cell>
          <table:table-cell table:formula="of:=IF(LEFT([.A61];2)=&quot;on&quot;;TRUE();FALSE())" office:value-type="boolean" office:boolean-value="false">
            <text:p>FALSO</text:p>
          </table:table-cell>
          <table:table-cell table:style-name="ce4" office:value-type="string">
            <text:p>hasChildNodes</text:p>
          </table:table-cell>
          <table:table-cell table:formula="of:=IF(LEFT([.C61];2)=&quot;on&quot;;TRUE();FALSE())" office:value-type="boolean" office:boolean-value="false">
            <text:p>FALSO</text:p>
          </table:table-cell>
          <table:table-cell table:formula="of:=VLOOKUP([.A61];[.$C$2:.$D$203];1;FALSE())" office:value-type="string" office:string-value="lastChild">
            <text:p>lastChild</text:p>
          </table:table-cell>
          <table:table-cell table:formula="of:=ISERROR(VLOOKUP([.A61];[.$C$2:.$D$221];1;FALSE()))" office:value-type="boolean" office:boolean-value="false">
            <text:p>FALSO</text:p>
          </table:table-cell>
          <table:table-cell table:formula="of:=ISERROR(VLOOKUP([.C6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nextSibling</text:p>
          </table:table-cell>
          <table:table-cell table:formula="of:=IF(LEFT([.A62];2)=&quot;on&quot;;TRUE();FALSE())" office:value-type="boolean" office:boolean-value="false">
            <text:p>FALSO</text:p>
          </table:table-cell>
          <table:table-cell table:style-name="ce4" office:value-type="string">
            <text:p>hidden</text:p>
          </table:table-cell>
          <table:table-cell table:formula="of:=IF(LEFT([.C62];2)=&quot;on&quot;;TRUE();FALSE())" office:value-type="boolean" office:boolean-value="false">
            <text:p>FALSO</text:p>
          </table:table-cell>
          <table:table-cell table:formula="of:=VLOOKUP([.A62];[.$C$2:.$D$203];1;FALSE())" office:value-type="string" office:string-value="nextSibling">
            <text:p>nextSibling</text:p>
          </table:table-cell>
          <table:table-cell table:formula="of:=ISERROR(VLOOKUP([.A62];[.$C$2:.$D$221];1;FALSE()))" office:value-type="boolean" office:boolean-value="false">
            <text:p>FALSO</text:p>
          </table:table-cell>
          <table:table-cell table:formula="of:=ISERROR(VLOOKUP([.C6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nodeName</text:p>
          </table:table-cell>
          <table:table-cell table:formula="of:=IF(LEFT([.A63];2)=&quot;on&quot;;TRUE();FALSE())" office:value-type="boolean" office:boolean-value="false">
            <text:p>FALSO</text:p>
          </table:table-cell>
          <table:table-cell table:style-name="ce4" office:value-type="string">
            <text:p>id</text:p>
          </table:table-cell>
          <table:table-cell table:formula="of:=IF(LEFT([.C63];2)=&quot;on&quot;;TRUE();FALSE())" office:value-type="boolean" office:boolean-value="false">
            <text:p>FALSO</text:p>
          </table:table-cell>
          <table:table-cell table:formula="of:=VLOOKUP([.A63];[.$C$2:.$D$203];1;FALSE())" office:value-type="string" office:string-value="nodeName">
            <text:p>nodeName</text:p>
          </table:table-cell>
          <table:table-cell table:formula="of:=ISERROR(VLOOKUP([.A63];[.$C$2:.$D$221];1;FALSE()))" office:value-type="boolean" office:boolean-value="false">
            <text:p>FALSO</text:p>
          </table:table-cell>
          <table:table-cell table:formula="of:=ISERROR(VLOOKUP([.C63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nodeType</text:p>
          </table:table-cell>
          <table:table-cell table:formula="of:=IF(LEFT([.A64];2)=&quot;on&quot;;TRUE();FALSE())" office:value-type="boolean" office:boolean-value="false">
            <text:p>FALSO</text:p>
          </table:table-cell>
          <table:table-cell table:style-name="ce4" office:value-type="string">
            <text:p>innerHTML</text:p>
          </table:table-cell>
          <table:table-cell table:formula="of:=IF(LEFT([.C64];2)=&quot;on&quot;;TRUE();FALSE())" office:value-type="boolean" office:boolean-value="false">
            <text:p>FALSO</text:p>
          </table:table-cell>
          <table:table-cell table:formula="of:=VLOOKUP([.A64];[.$C$2:.$D$203];1;FALSE())" office:value-type="string" office:string-value="nodeType">
            <text:p>nodeType</text:p>
          </table:table-cell>
          <table:table-cell table:formula="of:=ISERROR(VLOOKUP([.A64];[.$C$2:.$D$221];1;FALSE()))" office:value-type="boolean" office:boolean-value="false">
            <text:p>FALSO</text:p>
          </table:table-cell>
          <table:table-cell table:formula="of:=ISERROR(VLOOKUP([.C64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nodeValue</text:p>
          </table:table-cell>
          <table:table-cell table:formula="of:=IF(LEFT([.A65];2)=&quot;on&quot;;TRUE();FALSE())" office:value-type="boolean" office:boolean-value="false">
            <text:p>FALSO</text:p>
          </table:table-cell>
          <table:table-cell table:style-name="ce4" office:value-type="string">
            <text:p>innerText</text:p>
          </table:table-cell>
          <table:table-cell table:formula="of:=IF(LEFT([.C65];2)=&quot;on&quot;;TRUE();FALSE())" office:value-type="boolean" office:boolean-value="false">
            <text:p>FALSO</text:p>
          </table:table-cell>
          <table:table-cell table:formula="of:=VLOOKUP([.A65];[.$C$2:.$D$203];1;FALSE())" office:value-type="string" office:string-value="nodeValue">
            <text:p>nodeValue</text:p>
          </table:table-cell>
          <table:table-cell table:formula="of:=ISERROR(VLOOKUP([.A65];[.$C$2:.$D$221];1;FALSE()))" office:value-type="boolean" office:boolean-value="false">
            <text:p>FALSO</text:p>
          </table:table-cell>
          <table:table-cell table:formula="of:=ISERROR(VLOOKUP([.C6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ffsetHeight</text:p>
          </table:table-cell>
          <table:table-cell table:formula="of:=IF(LEFT([.A66];2)=&quot;on&quot;;TRUE();FALSE())" office:value-type="boolean" office:boolean-value="false">
            <text:p>FALSO</text:p>
          </table:table-cell>
          <table:table-cell table:style-name="ce4" office:value-type="string">
            <text:p>insertAdjacentHTML</text:p>
          </table:table-cell>
          <table:table-cell table:formula="of:=IF(LEFT([.C66];2)=&quot;on&quot;;TRUE();FALSE())" office:value-type="boolean" office:boolean-value="false">
            <text:p>FALSO</text:p>
          </table:table-cell>
          <table:table-cell table:formula="of:=VLOOKUP([.A66];[.$C$2:.$D$203];1;FALSE())" office:value-type="string" office:string-value="offsetHeight">
            <text:p>offsetHeight</text:p>
          </table:table-cell>
          <table:table-cell table:formula="of:=ISERROR(VLOOKUP([.A66];[.$C$2:.$D$221];1;FALSE()))" office:value-type="boolean" office:boolean-value="false">
            <text:p>FALSO</text:p>
          </table:table-cell>
          <table:table-cell table:formula="of:=ISERROR(VLOOKUP([.C6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ffsetLeft</text:p>
          </table:table-cell>
          <table:table-cell table:formula="of:=IF(LEFT([.A67];2)=&quot;on&quot;;TRUE();FALSE())" office:value-type="boolean" office:boolean-value="false">
            <text:p>FALSO</text:p>
          </table:table-cell>
          <table:table-cell table:style-name="ce4" office:value-type="string">
            <text:p>insertBefore</text:p>
          </table:table-cell>
          <table:table-cell table:formula="of:=IF(LEFT([.C67];2)=&quot;on&quot;;TRUE();FALSE())" office:value-type="boolean" office:boolean-value="false">
            <text:p>FALSO</text:p>
          </table:table-cell>
          <table:table-cell table:formula="of:=VLOOKUP([.A67];[.$C$2:.$D$203];1;FALSE())" office:value-type="string" office:string-value="offsetLeft">
            <text:p>offsetLeft</text:p>
          </table:table-cell>
          <table:table-cell table:formula="of:=ISERROR(VLOOKUP([.A67];[.$C$2:.$D$221];1;FALSE()))" office:value-type="boolean" office:boolean-value="false">
            <text:p>FALSO</text:p>
          </table:table-cell>
          <table:table-cell table:formula="of:=ISERROR(VLOOKUP([.C6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ffsetParent</text:p>
          </table:table-cell>
          <table:table-cell table:formula="of:=IF(LEFT([.A68];2)=&quot;on&quot;;TRUE();FALSE())" office:value-type="boolean" office:boolean-value="false">
            <text:p>FALSO</text:p>
          </table:table-cell>
          <table:table-cell table:style-name="ce4" office:value-type="string">
            <text:p>isContentEditable</text:p>
          </table:table-cell>
          <table:table-cell table:formula="of:=IF(LEFT([.C68];2)=&quot;on&quot;;TRUE();FALSE())" office:value-type="boolean" office:boolean-value="false">
            <text:p>FALSO</text:p>
          </table:table-cell>
          <table:table-cell table:formula="of:=VLOOKUP([.A68];[.$C$2:.$D$203];1;FALSE())" office:value-type="string" office:string-value="offsetParent">
            <text:p>offsetParent</text:p>
          </table:table-cell>
          <table:table-cell table:formula="of:=ISERROR(VLOOKUP([.A68];[.$C$2:.$D$221];1;FALSE()))" office:value-type="boolean" office:boolean-value="false">
            <text:p>FALSO</text:p>
          </table:table-cell>
          <table:table-cell table:formula="of:=ISERROR(VLOOKUP([.C6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ffsetTop</text:p>
          </table:table-cell>
          <table:table-cell table:formula="of:=IF(LEFT([.A69];2)=&quot;on&quot;;TRUE();FALSE())" office:value-type="boolean" office:boolean-value="false">
            <text:p>FALSO</text:p>
          </table:table-cell>
          <table:table-cell table:style-name="ce4" office:value-type="string">
            <text:p>isDefaultNamespace</text:p>
          </table:table-cell>
          <table:table-cell table:formula="of:=IF(LEFT([.C69];2)=&quot;on&quot;;TRUE();FALSE())" office:value-type="boolean" office:boolean-value="false">
            <text:p>FALSO</text:p>
          </table:table-cell>
          <table:table-cell table:formula="of:=VLOOKUP([.A69];[.$C$2:.$D$203];1;FALSE())" office:value-type="string" office:string-value="offsetTop">
            <text:p>offsetTop</text:p>
          </table:table-cell>
          <table:table-cell table:formula="of:=ISERROR(VLOOKUP([.A69];[.$C$2:.$D$221];1;FALSE()))" office:value-type="boolean" office:boolean-value="false">
            <text:p>FALSO</text:p>
          </table:table-cell>
          <table:table-cell table:formula="of:=ISERROR(VLOOKUP([.C6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ffsetWidth</text:p>
          </table:table-cell>
          <table:table-cell table:formula="of:=IF(LEFT([.A70];2)=&quot;on&quot;;TRUE();FALSE())" office:value-type="boolean" office:boolean-value="false">
            <text:p>FALSO</text:p>
          </table:table-cell>
          <table:table-cell table:style-name="ce4" office:value-type="string">
            <text:p>isEqualNode</text:p>
          </table:table-cell>
          <table:table-cell table:formula="of:=IF(LEFT([.C70];2)=&quot;on&quot;;TRUE();FALSE())" office:value-type="boolean" office:boolean-value="false">
            <text:p>FALSO</text:p>
          </table:table-cell>
          <table:table-cell table:formula="of:=VLOOKUP([.A70];[.$C$2:.$D$203];1;FALSE())" office:value-type="string" office:string-value="offsetWidth">
            <text:p>offsetWidth</text:p>
          </table:table-cell>
          <table:table-cell table:formula="of:=ISERROR(VLOOKUP([.A70];[.$C$2:.$D$221];1;FALSE()))" office:value-type="boolean" office:boolean-value="false">
            <text:p>FALSO</text:p>
          </table:table-cell>
          <table:table-cell table:formula="of:=ISERROR(VLOOKUP([.C7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activate</text:p>
          </table:table-cell>
          <table:table-cell table:formula="of:=IF(LEFT([.A71];2)=&quot;on&quot;;TRUE();FALSE())" office:value-type="boolean" office:boolean-value="true">
            <text:p>VERDADERO</text:p>
          </table:table-cell>
          <table:table-cell table:style-name="ce4" office:value-type="string">
            <text:p>itemId</text:p>
          </table:table-cell>
          <table:table-cell table:formula="of:=IF(LEFT([.C71];2)=&quot;on&quot;;TRUE();FALSE())" office:value-type="boolean" office:boolean-value="false">
            <text:p>FALSO</text:p>
          </table:table-cell>
          <table:table-cell table:formula="of:=VLOOKUP([.A71];[.$C$2:.$D$203];1;FALSE())" office:value-type="float" office:value="0">
            <text:p>#N/D</text:p>
          </table:table-cell>
          <table:table-cell table:formula="of:=ISERROR(VLOOKUP([.A71];[.$C$2:.$D$221];1;FALSE()))" office:value-type="boolean" office:boolean-value="true">
            <text:p>VERDADERO</text:p>
          </table:table-cell>
          <table:table-cell table:formula="of:=ISERROR(VLOOKUP([.C7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afterupdate</text:p>
          </table:table-cell>
          <table:table-cell table:formula="of:=IF(LEFT([.A72];2)=&quot;on&quot;;TRUE();FALSE())" office:value-type="boolean" office:boolean-value="true">
            <text:p>VERDADERO</text:p>
          </table:table-cell>
          <table:table-cell table:style-name="ce4" office:value-type="string">
            <text:p>itemProp</text:p>
          </table:table-cell>
          <table:table-cell table:formula="of:=IF(LEFT([.C72];2)=&quot;on&quot;;TRUE();FALSE())" office:value-type="boolean" office:boolean-value="false">
            <text:p>FALSO</text:p>
          </table:table-cell>
          <table:table-cell table:formula="of:=VLOOKUP([.A72];[.$C$2:.$D$203];1;FALSE())" office:value-type="float" office:value="0">
            <text:p>#N/D</text:p>
          </table:table-cell>
          <table:table-cell table:formula="of:=ISERROR(VLOOKUP([.A72];[.$C$2:.$D$221];1;FALSE()))" office:value-type="boolean" office:boolean-value="true">
            <text:p>VERDADERO</text:p>
          </table:table-cell>
          <table:table-cell table:formula="of:=ISERROR(VLOOKUP([.C7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activate</text:p>
          </table:table-cell>
          <table:table-cell table:formula="of:=IF(LEFT([.A73];2)=&quot;on&quot;;TRUE();FALSE())" office:value-type="boolean" office:boolean-value="true">
            <text:p>VERDADERO</text:p>
          </table:table-cell>
          <table:table-cell table:style-name="ce4" office:value-type="string">
            <text:p>itemRef</text:p>
          </table:table-cell>
          <table:table-cell table:formula="of:=IF(LEFT([.C73];2)=&quot;on&quot;;TRUE();FALSE())" office:value-type="boolean" office:boolean-value="false">
            <text:p>FALSO</text:p>
          </table:table-cell>
          <table:table-cell table:formula="of:=VLOOKUP([.A73];[.$C$2:.$D$203];1;FALSE())" office:value-type="float" office:value="0">
            <text:p>#N/D</text:p>
          </table:table-cell>
          <table:table-cell table:formula="of:=ISERROR(VLOOKUP([.A73];[.$C$2:.$D$221];1;FALSE()))" office:value-type="boolean" office:boolean-value="true">
            <text:p>VERDADERO</text:p>
          </table:table-cell>
          <table:table-cell table:formula="of:=ISERROR(VLOOKUP([.C7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copy</text:p>
          </table:table-cell>
          <table:table-cell table:formula="of:=IF(LEFT([.A74];2)=&quot;on&quot;;TRUE();FALSE())" office:value-type="boolean" office:boolean-value="true">
            <text:p>VERDADERO</text:p>
          </table:table-cell>
          <table:table-cell table:style-name="ce4" office:value-type="string">
            <text:p>itemScope</text:p>
          </table:table-cell>
          <table:table-cell table:formula="of:=IF(LEFT([.C74];2)=&quot;on&quot;;TRUE();FALSE())" office:value-type="boolean" office:boolean-value="false">
            <text:p>FALSO</text:p>
          </table:table-cell>
          <table:table-cell table:formula="of:=VLOOKUP([.A74];[.$C$2:.$D$203];1;FALSE())" office:value-type="float" office:value="0">
            <text:p>#N/D</text:p>
          </table:table-cell>
          <table:table-cell table:formula="of:=ISERROR(VLOOKUP([.A74];[.$C$2:.$D$221];1;FALSE()))" office:value-type="boolean" office:boolean-value="true">
            <text:p>VERDADERO</text:p>
          </table:table-cell>
          <table:table-cell table:formula="of:=ISERROR(VLOOKUP([.C7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cut</text:p>
          </table:table-cell>
          <table:table-cell table:formula="of:=IF(LEFT([.A75];2)=&quot;on&quot;;TRUE();FALSE())" office:value-type="boolean" office:boolean-value="true">
            <text:p>VERDADERO</text:p>
          </table:table-cell>
          <table:table-cell table:style-name="ce4" office:value-type="string">
            <text:p>itemType</text:p>
          </table:table-cell>
          <table:table-cell table:formula="of:=IF(LEFT([.C75];2)=&quot;on&quot;;TRUE();FALSE())" office:value-type="boolean" office:boolean-value="false">
            <text:p>FALSO</text:p>
          </table:table-cell>
          <table:table-cell table:formula="of:=VLOOKUP([.A75];[.$C$2:.$D$203];1;FALSE())" office:value-type="float" office:value="0">
            <text:p>#N/D</text:p>
          </table:table-cell>
          <table:table-cell table:formula="of:=ISERROR(VLOOKUP([.A75];[.$C$2:.$D$221];1;FALSE()))" office:value-type="boolean" office:boolean-value="true">
            <text:p>VERDADERO</text:p>
          </table:table-cell>
          <table:table-cell table:formula="of:=ISERROR(VLOOKUP([.C7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deactivate</text:p>
          </table:table-cell>
          <table:table-cell table:formula="of:=IF(LEFT([.A76];2)=&quot;on&quot;;TRUE();FALSE())" office:value-type="boolean" office:boolean-value="true">
            <text:p>VERDADERO</text:p>
          </table:table-cell>
          <table:table-cell table:style-name="ce4" office:value-type="string">
            <text:p>itemValue</text:p>
          </table:table-cell>
          <table:table-cell table:formula="of:=IF(LEFT([.C76];2)=&quot;on&quot;;TRUE();FALSE())" office:value-type="boolean" office:boolean-value="false">
            <text:p>FALSO</text:p>
          </table:table-cell>
          <table:table-cell table:formula="of:=VLOOKUP([.A76];[.$C$2:.$D$203];1;FALSE())" office:value-type="float" office:value="0">
            <text:p>#N/D</text:p>
          </table:table-cell>
          <table:table-cell table:formula="of:=ISERROR(VLOOKUP([.A76];[.$C$2:.$D$221];1;FALSE()))" office:value-type="boolean" office:boolean-value="true">
            <text:p>VERDADERO</text:p>
          </table:table-cell>
          <table:table-cell table:formula="of:=ISERROR(VLOOKUP([.C7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editfocus</text:p>
          </table:table-cell>
          <table:table-cell table:formula="of:=IF(LEFT([.A77];2)=&quot;on&quot;;TRUE();FALSE())" office:value-type="boolean" office:boolean-value="true">
            <text:p>VERDADERO</text:p>
          </table:table-cell>
          <table:table-cell table:style-name="ce4" office:value-type="string">
            <text:p>lang</text:p>
          </table:table-cell>
          <table:table-cell table:formula="of:=IF(LEFT([.C77];2)=&quot;on&quot;;TRUE();FALSE())" office:value-type="boolean" office:boolean-value="false">
            <text:p>FALSO</text:p>
          </table:table-cell>
          <table:table-cell table:formula="of:=VLOOKUP([.A77];[.$C$2:.$D$203];1;FALSE())" office:value-type="float" office:value="0">
            <text:p>#N/D</text:p>
          </table:table-cell>
          <table:table-cell table:formula="of:=ISERROR(VLOOKUP([.A77];[.$C$2:.$D$221];1;FALSE()))" office:value-type="boolean" office:boolean-value="true">
            <text:p>VERDADERO</text:p>
          </table:table-cell>
          <table:table-cell table:formula="of:=ISERROR(VLOOKUP([.C77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paste</text:p>
          </table:table-cell>
          <table:table-cell table:formula="of:=IF(LEFT([.A78];2)=&quot;on&quot;;TRUE();FALSE())" office:value-type="boolean" office:boolean-value="true">
            <text:p>VERDADERO</text:p>
          </table:table-cell>
          <table:table-cell table:style-name="ce4" office:value-type="string">
            <text:p>lastChild</text:p>
          </table:table-cell>
          <table:table-cell table:formula="of:=IF(LEFT([.C78];2)=&quot;on&quot;;TRUE();FALSE())" office:value-type="boolean" office:boolean-value="false">
            <text:p>FALSO</text:p>
          </table:table-cell>
          <table:table-cell table:formula="of:=VLOOKUP([.A78];[.$C$2:.$D$203];1;FALSE())" office:value-type="float" office:value="0">
            <text:p>#N/D</text:p>
          </table:table-cell>
          <table:table-cell table:formula="of:=ISERROR(VLOOKUP([.A78];[.$C$2:.$D$221];1;FALSE()))" office:value-type="boolean" office:boolean-value="true">
            <text:p>VERDADERO</text:p>
          </table:table-cell>
          <table:table-cell table:formula="of:=ISERROR(VLOOKUP([.C7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eforeupdate</text:p>
          </table:table-cell>
          <table:table-cell table:formula="of:=IF(LEFT([.A79];2)=&quot;on&quot;;TRUE();FALSE())" office:value-type="boolean" office:boolean-value="true">
            <text:p>VERDADERO</text:p>
          </table:table-cell>
          <table:table-cell table:style-name="ce4" office:value-type="string">
            <text:p>lastElementChild</text:p>
          </table:table-cell>
          <table:table-cell table:formula="of:=IF(LEFT([.C79];2)=&quot;on&quot;;TRUE();FALSE())" office:value-type="boolean" office:boolean-value="false">
            <text:p>FALSO</text:p>
          </table:table-cell>
          <table:table-cell table:formula="of:=VLOOKUP([.A79];[.$C$2:.$D$203];1;FALSE())" office:value-type="float" office:value="0">
            <text:p>#N/D</text:p>
          </table:table-cell>
          <table:table-cell table:formula="of:=ISERROR(VLOOKUP([.A79];[.$C$2:.$D$221];1;FALSE()))" office:value-type="boolean" office:boolean-value="true">
            <text:p>VERDADERO</text:p>
          </table:table-cell>
          <table:table-cell table:formula="of:=ISERROR(VLOOKUP([.C7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blur</text:p>
          </table:table-cell>
          <table:table-cell table:formula="of:=IF(LEFT([.A80];2)=&quot;on&quot;;TRUE();FALSE())" office:value-type="boolean" office:boolean-value="true">
            <text:p>VERDADERO</text:p>
          </table:table-cell>
          <table:table-cell table:style-name="ce4" office:value-type="string">
            <text:p>localName</text:p>
          </table:table-cell>
          <table:table-cell table:formula="of:=IF(LEFT([.C80];2)=&quot;on&quot;;TRUE();FALSE())" office:value-type="boolean" office:boolean-value="false">
            <text:p>FALSO</text:p>
          </table:table-cell>
          <table:table-cell table:formula="of:=VLOOKUP([.A80];[.$C$2:.$D$203];1;FALSE())" office:value-type="string" office:string-value="onblur">
            <text:p>onblur</text:p>
          </table:table-cell>
          <table:table-cell table:formula="of:=ISERROR(VLOOKUP([.A80];[.$C$2:.$D$221];1;FALSE()))" office:value-type="boolean" office:boolean-value="false">
            <text:p>FALSO</text:p>
          </table:table-cell>
          <table:table-cell table:formula="of:=ISERROR(VLOOKUP([.C8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cellchange</text:p>
          </table:table-cell>
          <table:table-cell table:formula="of:=IF(LEFT([.A81];2)=&quot;on&quot;;TRUE();FALSE())" office:value-type="boolean" office:boolean-value="true">
            <text:p>VERDADERO</text:p>
          </table:table-cell>
          <table:table-cell table:style-name="ce4" office:value-type="string">
            <text:p>lookupNamespaceURI</text:p>
          </table:table-cell>
          <table:table-cell table:formula="of:=IF(LEFT([.C81];2)=&quot;on&quot;;TRUE();FALSE())" office:value-type="boolean" office:boolean-value="false">
            <text:p>FALSO</text:p>
          </table:table-cell>
          <table:table-cell table:formula="of:=VLOOKUP([.A81];[.$C$2:.$D$203];1;FALSE())" office:value-type="float" office:value="0">
            <text:p>#N/D</text:p>
          </table:table-cell>
          <table:table-cell table:formula="of:=ISERROR(VLOOKUP([.A81];[.$C$2:.$D$221];1;FALSE()))" office:value-type="boolean" office:boolean-value="true">
            <text:p>VERDADERO</text:p>
          </table:table-cell>
          <table:table-cell table:formula="of:=ISERROR(VLOOKUP([.C8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click</text:p>
          </table:table-cell>
          <table:table-cell table:formula="of:=IF(LEFT([.A82];2)=&quot;on&quot;;TRUE();FALSE())" office:value-type="boolean" office:boolean-value="true">
            <text:p>VERDADERO</text:p>
          </table:table-cell>
          <table:table-cell table:style-name="ce4" office:value-type="string">
            <text:p>lookupPrefix</text:p>
          </table:table-cell>
          <table:table-cell table:formula="of:=IF(LEFT([.C82];2)=&quot;on&quot;;TRUE();FALSE())" office:value-type="boolean" office:boolean-value="false">
            <text:p>FALSO</text:p>
          </table:table-cell>
          <table:table-cell table:formula="of:=VLOOKUP([.A82];[.$C$2:.$D$203];1;FALSE())" office:value-type="string" office:string-value="onclick">
            <text:p>onclick</text:p>
          </table:table-cell>
          <table:table-cell table:formula="of:=ISERROR(VLOOKUP([.A82];[.$C$2:.$D$221];1;FALSE()))" office:value-type="boolean" office:boolean-value="false">
            <text:p>FALSO</text:p>
          </table:table-cell>
          <table:table-cell table:formula="of:=ISERROR(VLOOKUP([.C8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contextmenu</text:p>
          </table:table-cell>
          <table:table-cell table:formula="of:=IF(LEFT([.A83];2)=&quot;on&quot;;TRUE();FALSE())" office:value-type="boolean" office:boolean-value="true">
            <text:p>VERDADERO</text:p>
          </table:table-cell>
          <table:table-cell table:style-name="ce4" office:value-type="string">
            <text:p>matches</text:p>
          </table:table-cell>
          <table:table-cell table:formula="of:=IF(LEFT([.C83];2)=&quot;on&quot;;TRUE();FALSE())" office:value-type="boolean" office:boolean-value="false">
            <text:p>FALSO</text:p>
          </table:table-cell>
          <table:table-cell table:formula="of:=VLOOKUP([.A83];[.$C$2:.$D$203];1;FALSE())" office:value-type="string" office:string-value="oncontextmenu">
            <text:p>oncontextmenu</text:p>
          </table:table-cell>
          <table:table-cell table:formula="of:=ISERROR(VLOOKUP([.A83];[.$C$2:.$D$221];1;FALSE()))" office:value-type="boolean" office:boolean-value="false">
            <text:p>FALSO</text:p>
          </table:table-cell>
          <table:table-cell table:formula="of:=ISERROR(VLOOKUP([.C8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controlselect</text:p>
          </table:table-cell>
          <table:table-cell table:formula="of:=IF(LEFT([.A84];2)=&quot;on&quot;;TRUE();FALSE())" office:value-type="boolean" office:boolean-value="true">
            <text:p>VERDADERO</text:p>
          </table:table-cell>
          <table:table-cell table:style-name="ce4" office:value-type="string">
            <text:p>mozMatchesSelector</text:p>
          </table:table-cell>
          <table:table-cell table:formula="of:=IF(LEFT([.C84];2)=&quot;on&quot;;TRUE();FALSE())" office:value-type="boolean" office:boolean-value="false">
            <text:p>FALSO</text:p>
          </table:table-cell>
          <table:table-cell table:formula="of:=VLOOKUP([.A84];[.$C$2:.$D$203];1;FALSE())" office:value-type="float" office:value="0">
            <text:p>#N/D</text:p>
          </table:table-cell>
          <table:table-cell table:formula="of:=ISERROR(VLOOKUP([.A84];[.$C$2:.$D$221];1;FALSE()))" office:value-type="boolean" office:boolean-value="true">
            <text:p>VERDADERO</text:p>
          </table:table-cell>
          <table:table-cell table:formula="of:=ISERROR(VLOOKUP([.C8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copy</text:p>
          </table:table-cell>
          <table:table-cell table:formula="of:=IF(LEFT([.A85];2)=&quot;on&quot;;TRUE();FALSE())" office:value-type="boolean" office:boolean-value="true">
            <text:p>VERDADERO</text:p>
          </table:table-cell>
          <table:table-cell table:style-name="ce4" office:value-type="string">
            <text:p>mozRequestFullScreen</text:p>
          </table:table-cell>
          <table:table-cell table:formula="of:=IF(LEFT([.C85];2)=&quot;on&quot;;TRUE();FALSE())" office:value-type="boolean" office:boolean-value="false">
            <text:p>FALSO</text:p>
          </table:table-cell>
          <table:table-cell table:formula="of:=VLOOKUP([.A85];[.$C$2:.$D$203];1;FALSE())" office:value-type="string" office:string-value="oncopy">
            <text:p>oncopy</text:p>
          </table:table-cell>
          <table:table-cell table:formula="of:=ISERROR(VLOOKUP([.A85];[.$C$2:.$D$221];1;FALSE()))" office:value-type="boolean" office:boolean-value="false">
            <text:p>FALSO</text:p>
          </table:table-cell>
          <table:table-cell table:formula="of:=ISERROR(VLOOKUP([.C8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cut</text:p>
          </table:table-cell>
          <table:table-cell table:formula="of:=IF(LEFT([.A86];2)=&quot;on&quot;;TRUE();FALSE())" office:value-type="boolean" office:boolean-value="true">
            <text:p>VERDADERO</text:p>
          </table:table-cell>
          <table:table-cell table:style-name="ce4" office:value-type="string">
            <text:p>mozRequestPointerLock</text:p>
          </table:table-cell>
          <table:table-cell table:formula="of:=IF(LEFT([.C86];2)=&quot;on&quot;;TRUE();FALSE())" office:value-type="boolean" office:boolean-value="false">
            <text:p>FALSO</text:p>
          </table:table-cell>
          <table:table-cell table:formula="of:=VLOOKUP([.A86];[.$C$2:.$D$203];1;FALSE())" office:value-type="string" office:string-value="oncut">
            <text:p>oncut</text:p>
          </table:table-cell>
          <table:table-cell table:formula="of:=ISERROR(VLOOKUP([.A86];[.$C$2:.$D$221];1;FALSE()))" office:value-type="boolean" office:boolean-value="false">
            <text:p>FALSO</text:p>
          </table:table-cell>
          <table:table-cell table:formula="of:=ISERROR(VLOOKUP([.C8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ataavailable</text:p>
          </table:table-cell>
          <table:table-cell table:formula="of:=IF(LEFT([.A87];2)=&quot;on&quot;;TRUE();FALSE())" office:value-type="boolean" office:boolean-value="true">
            <text:p>VERDADERO</text:p>
          </table:table-cell>
          <table:table-cell table:style-name="ce4" office:value-type="string">
            <text:p>namespaceURI</text:p>
          </table:table-cell>
          <table:table-cell table:formula="of:=IF(LEFT([.C87];2)=&quot;on&quot;;TRUE();FALSE())" office:value-type="boolean" office:boolean-value="false">
            <text:p>FALSO</text:p>
          </table:table-cell>
          <table:table-cell table:formula="of:=VLOOKUP([.A87];[.$C$2:.$D$203];1;FALSE())" office:value-type="float" office:value="0">
            <text:p>#N/D</text:p>
          </table:table-cell>
          <table:table-cell table:formula="of:=ISERROR(VLOOKUP([.A87];[.$C$2:.$D$221];1;FALSE()))" office:value-type="boolean" office:boolean-value="true">
            <text:p>VERDADERO</text:p>
          </table:table-cell>
          <table:table-cell table:formula="of:=ISERROR(VLOOKUP([.C8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atasetchanged</text:p>
          </table:table-cell>
          <table:table-cell table:formula="of:=IF(LEFT([.A88];2)=&quot;on&quot;;TRUE();FALSE())" office:value-type="boolean" office:boolean-value="true">
            <text:p>VERDADERO</text:p>
          </table:table-cell>
          <table:table-cell table:style-name="ce4" office:value-type="string">
            <text:p>nextElementSibling</text:p>
          </table:table-cell>
          <table:table-cell table:formula="of:=IF(LEFT([.C88];2)=&quot;on&quot;;TRUE();FALSE())" office:value-type="boolean" office:boolean-value="false">
            <text:p>FALSO</text:p>
          </table:table-cell>
          <table:table-cell table:formula="of:=VLOOKUP([.A88];[.$C$2:.$D$203];1;FALSE())" office:value-type="float" office:value="0">
            <text:p>#N/D</text:p>
          </table:table-cell>
          <table:table-cell table:formula="of:=ISERROR(VLOOKUP([.A88];[.$C$2:.$D$221];1;FALSE()))" office:value-type="boolean" office:boolean-value="true">
            <text:p>VERDADERO</text:p>
          </table:table-cell>
          <table:table-cell table:formula="of:=ISERROR(VLOOKUP([.C8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atasetcomplete</text:p>
          </table:table-cell>
          <table:table-cell table:formula="of:=IF(LEFT([.A89];2)=&quot;on&quot;;TRUE();FALSE())" office:value-type="boolean" office:boolean-value="true">
            <text:p>VERDADERO</text:p>
          </table:table-cell>
          <table:table-cell table:style-name="ce4" office:value-type="string">
            <text:p>nextSibling</text:p>
          </table:table-cell>
          <table:table-cell table:formula="of:=IF(LEFT([.C89];2)=&quot;on&quot;;TRUE();FALSE())" office:value-type="boolean" office:boolean-value="false">
            <text:p>FALSO</text:p>
          </table:table-cell>
          <table:table-cell table:formula="of:=VLOOKUP([.A89];[.$C$2:.$D$203];1;FALSE())" office:value-type="float" office:value="0">
            <text:p>#N/D</text:p>
          </table:table-cell>
          <table:table-cell table:formula="of:=ISERROR(VLOOKUP([.A89];[.$C$2:.$D$221];1;FALSE()))" office:value-type="boolean" office:boolean-value="true">
            <text:p>VERDADERO</text:p>
          </table:table-cell>
          <table:table-cell table:formula="of:=ISERROR(VLOOKUP([.C89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blclick</text:p>
          </table:table-cell>
          <table:table-cell table:formula="of:=IF(LEFT([.A90];2)=&quot;on&quot;;TRUE();FALSE())" office:value-type="boolean" office:boolean-value="true">
            <text:p>VERDADERO</text:p>
          </table:table-cell>
          <table:table-cell table:style-name="ce4" office:value-type="string">
            <text:p>nodeName</text:p>
          </table:table-cell>
          <table:table-cell table:formula="of:=IF(LEFT([.C90];2)=&quot;on&quot;;TRUE();FALSE())" office:value-type="boolean" office:boolean-value="false">
            <text:p>FALSO</text:p>
          </table:table-cell>
          <table:table-cell table:formula="of:=VLOOKUP([.A90];[.$C$2:.$D$203];1;FALSE())" office:value-type="string" office:string-value="ondblclick">
            <text:p>ondblclick</text:p>
          </table:table-cell>
          <table:table-cell table:formula="of:=ISERROR(VLOOKUP([.A90];[.$C$2:.$D$221];1;FALSE()))" office:value-type="boolean" office:boolean-value="false">
            <text:p>FALSO</text:p>
          </table:table-cell>
          <table:table-cell table:formula="of:=ISERROR(VLOOKUP([.C90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eactivate</text:p>
          </table:table-cell>
          <table:table-cell table:formula="of:=IF(LEFT([.A91];2)=&quot;on&quot;;TRUE();FALSE())" office:value-type="boolean" office:boolean-value="true">
            <text:p>VERDADERO</text:p>
          </table:table-cell>
          <table:table-cell table:style-name="ce4" office:value-type="string">
            <text:p>nodeType</text:p>
          </table:table-cell>
          <table:table-cell table:formula="of:=IF(LEFT([.C91];2)=&quot;on&quot;;TRUE();FALSE())" office:value-type="boolean" office:boolean-value="false">
            <text:p>FALSO</text:p>
          </table:table-cell>
          <table:table-cell table:formula="of:=VLOOKUP([.A91];[.$C$2:.$D$203];1;FALSE())" office:value-type="float" office:value="0">
            <text:p>#N/D</text:p>
          </table:table-cell>
          <table:table-cell table:formula="of:=ISERROR(VLOOKUP([.A91];[.$C$2:.$D$221];1;FALSE()))" office:value-type="boolean" office:boolean-value="true">
            <text:p>VERDADERO</text:p>
          </table:table-cell>
          <table:table-cell table:formula="of:=ISERROR(VLOOKUP([.C91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ag</text:p>
          </table:table-cell>
          <table:table-cell table:formula="of:=IF(LEFT([.A92];2)=&quot;on&quot;;TRUE();FALSE())" office:value-type="boolean" office:boolean-value="true">
            <text:p>VERDADERO</text:p>
          </table:table-cell>
          <table:table-cell table:style-name="ce4" office:value-type="string">
            <text:p>nodeValue</text:p>
          </table:table-cell>
          <table:table-cell table:formula="of:=IF(LEFT([.C92];2)=&quot;on&quot;;TRUE();FALSE())" office:value-type="boolean" office:boolean-value="false">
            <text:p>FALSO</text:p>
          </table:table-cell>
          <table:table-cell table:formula="of:=VLOOKUP([.A92];[.$C$2:.$D$203];1;FALSE())" office:value-type="string" office:string-value="ondrag">
            <text:p>ondrag</text:p>
          </table:table-cell>
          <table:table-cell table:formula="of:=ISERROR(VLOOKUP([.A92];[.$C$2:.$D$221];1;FALSE()))" office:value-type="boolean" office:boolean-value="false">
            <text:p>FALSO</text:p>
          </table:table-cell>
          <table:table-cell table:formula="of:=ISERROR(VLOOKUP([.C9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agend</text:p>
          </table:table-cell>
          <table:table-cell table:formula="of:=IF(LEFT([.A93];2)=&quot;on&quot;;TRUE();FALSE())" office:value-type="boolean" office:boolean-value="true">
            <text:p>VERDADERO</text:p>
          </table:table-cell>
          <table:table-cell table:style-name="ce4" office:value-type="string">
            <text:p>normalize</text:p>
          </table:table-cell>
          <table:table-cell table:formula="of:=IF(LEFT([.C93];2)=&quot;on&quot;;TRUE();FALSE())" office:value-type="boolean" office:boolean-value="false">
            <text:p>FALSO</text:p>
          </table:table-cell>
          <table:table-cell table:formula="of:=VLOOKUP([.A93];[.$C$2:.$D$203];1;FALSE())" office:value-type="string" office:string-value="ondragend">
            <text:p>ondragend</text:p>
          </table:table-cell>
          <table:table-cell table:formula="of:=ISERROR(VLOOKUP([.A93];[.$C$2:.$D$221];1;FALSE()))" office:value-type="boolean" office:boolean-value="false">
            <text:p>FALSO</text:p>
          </table:table-cell>
          <table:table-cell table:formula="of:=ISERROR(VLOOKUP([.C9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agenter</text:p>
          </table:table-cell>
          <table:table-cell table:formula="of:=IF(LEFT([.A94];2)=&quot;on&quot;;TRUE();FALSE())" office:value-type="boolean" office:boolean-value="true">
            <text:p>VERDADERO</text:p>
          </table:table-cell>
          <table:table-cell table:style-name="ce4" office:value-type="string">
            <text:p>NOTATION_NODE</text:p>
          </table:table-cell>
          <table:table-cell table:formula="of:=IF(LEFT([.C94];2)=&quot;on&quot;;TRUE();FALSE())" office:value-type="boolean" office:boolean-value="false">
            <text:p>FALSO</text:p>
          </table:table-cell>
          <table:table-cell table:formula="of:=VLOOKUP([.A94];[.$C$2:.$D$203];1;FALSE())" office:value-type="string" office:string-value="ondragenter">
            <text:p>ondragenter</text:p>
          </table:table-cell>
          <table:table-cell table:formula="of:=ISERROR(VLOOKUP([.A94];[.$C$2:.$D$221];1;FALSE()))" office:value-type="boolean" office:boolean-value="false">
            <text:p>FALSO</text:p>
          </table:table-cell>
          <table:table-cell table:formula="of:=ISERROR(VLOOKUP([.C9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agleave</text:p>
          </table:table-cell>
          <table:table-cell table:formula="of:=IF(LEFT([.A95];2)=&quot;on&quot;;TRUE();FALSE())" office:value-type="boolean" office:boolean-value="true">
            <text:p>VERDADERO</text:p>
          </table:table-cell>
          <table:table-cell table:style-name="ce4" office:value-type="string">
            <text:p>offsetHeight</text:p>
          </table:table-cell>
          <table:table-cell table:formula="of:=IF(LEFT([.C95];2)=&quot;on&quot;;TRUE();FALSE())" office:value-type="boolean" office:boolean-value="false">
            <text:p>FALSO</text:p>
          </table:table-cell>
          <table:table-cell table:formula="of:=VLOOKUP([.A95];[.$C$2:.$D$203];1;FALSE())" office:value-type="string" office:string-value="ondragleave">
            <text:p>ondragleave</text:p>
          </table:table-cell>
          <table:table-cell table:formula="of:=ISERROR(VLOOKUP([.A95];[.$C$2:.$D$221];1;FALSE()))" office:value-type="boolean" office:boolean-value="false">
            <text:p>FALSO</text:p>
          </table:table-cell>
          <table:table-cell table:formula="of:=ISERROR(VLOOKUP([.C9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agover</text:p>
          </table:table-cell>
          <table:table-cell table:formula="of:=IF(LEFT([.A96];2)=&quot;on&quot;;TRUE();FALSE())" office:value-type="boolean" office:boolean-value="true">
            <text:p>VERDADERO</text:p>
          </table:table-cell>
          <table:table-cell table:style-name="ce4" office:value-type="string">
            <text:p>offsetLeft</text:p>
          </table:table-cell>
          <table:table-cell table:formula="of:=IF(LEFT([.C96];2)=&quot;on&quot;;TRUE();FALSE())" office:value-type="boolean" office:boolean-value="false">
            <text:p>FALSO</text:p>
          </table:table-cell>
          <table:table-cell table:formula="of:=VLOOKUP([.A96];[.$C$2:.$D$203];1;FALSE())" office:value-type="string" office:string-value="ondragover">
            <text:p>ondragover</text:p>
          </table:table-cell>
          <table:table-cell table:formula="of:=ISERROR(VLOOKUP([.A96];[.$C$2:.$D$221];1;FALSE()))" office:value-type="boolean" office:boolean-value="false">
            <text:p>FALSO</text:p>
          </table:table-cell>
          <table:table-cell table:formula="of:=ISERROR(VLOOKUP([.C96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agstart</text:p>
          </table:table-cell>
          <table:table-cell table:formula="of:=IF(LEFT([.A97];2)=&quot;on&quot;;TRUE();FALSE())" office:value-type="boolean" office:boolean-value="true">
            <text:p>VERDADERO</text:p>
          </table:table-cell>
          <table:table-cell table:style-name="ce4" office:value-type="string">
            <text:p>offsetParent</text:p>
          </table:table-cell>
          <table:table-cell table:formula="of:=IF(LEFT([.C97];2)=&quot;on&quot;;TRUE();FALSE())" office:value-type="boolean" office:boolean-value="false">
            <text:p>FALSO</text:p>
          </table:table-cell>
          <table:table-cell table:formula="of:=VLOOKUP([.A97];[.$C$2:.$D$203];1;FALSE())" office:value-type="string" office:string-value="ondragstart">
            <text:p>ondragstart</text:p>
          </table:table-cell>
          <table:table-cell table:formula="of:=ISERROR(VLOOKUP([.A97];[.$C$2:.$D$221];1;FALSE()))" office:value-type="boolean" office:boolean-value="false">
            <text:p>FALSO</text:p>
          </table:table-cell>
          <table:table-cell table:formula="of:=ISERROR(VLOOKUP([.C97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drop</text:p>
          </table:table-cell>
          <table:table-cell table:formula="of:=IF(LEFT([.A98];2)=&quot;on&quot;;TRUE();FALSE())" office:value-type="boolean" office:boolean-value="true">
            <text:p>VERDADERO</text:p>
          </table:table-cell>
          <table:table-cell table:style-name="ce4" office:value-type="string">
            <text:p>offsetTop</text:p>
          </table:table-cell>
          <table:table-cell table:formula="of:=IF(LEFT([.C98];2)=&quot;on&quot;;TRUE();FALSE())" office:value-type="boolean" office:boolean-value="false">
            <text:p>FALSO</text:p>
          </table:table-cell>
          <table:table-cell table:formula="of:=VLOOKUP([.A98];[.$C$2:.$D$203];1;FALSE())" office:value-type="string" office:string-value="ondrop">
            <text:p>ondrop</text:p>
          </table:table-cell>
          <table:table-cell table:formula="of:=ISERROR(VLOOKUP([.A98];[.$C$2:.$D$221];1;FALSE()))" office:value-type="boolean" office:boolean-value="false">
            <text:p>FALSO</text:p>
          </table:table-cell>
          <table:table-cell table:formula="of:=ISERROR(VLOOKUP([.C9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errorupdate</text:p>
          </table:table-cell>
          <table:table-cell table:formula="of:=IF(LEFT([.A99];2)=&quot;on&quot;;TRUE();FALSE())" office:value-type="boolean" office:boolean-value="true">
            <text:p>VERDADERO</text:p>
          </table:table-cell>
          <table:table-cell table:style-name="ce4" office:value-type="string">
            <text:p>offsetWidth</text:p>
          </table:table-cell>
          <table:table-cell table:formula="of:=IF(LEFT([.C99];2)=&quot;on&quot;;TRUE();FALSE())" office:value-type="boolean" office:boolean-value="false">
            <text:p>FALSO</text:p>
          </table:table-cell>
          <table:table-cell table:formula="of:=VLOOKUP([.A99];[.$C$2:.$D$203];1;FALSE())" office:value-type="float" office:value="0">
            <text:p>#N/D</text:p>
          </table:table-cell>
          <table:table-cell table:formula="of:=ISERROR(VLOOKUP([.A99];[.$C$2:.$D$221];1;FALSE()))" office:value-type="boolean" office:boolean-value="true">
            <text:p>VERDADERO</text:p>
          </table:table-cell>
          <table:table-cell table:formula="of:=ISERROR(VLOOKUP([.C99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filterchange</text:p>
          </table:table-cell>
          <table:table-cell table:formula="of:=IF(LEFT([.A100];2)=&quot;on&quot;;TRUE();FALSE())" office:value-type="boolean" office:boolean-value="true">
            <text:p>VERDADERO</text:p>
          </table:table-cell>
          <table:table-cell table:style-name="ce4" office:value-type="string">
            <text:p>onabort</text:p>
          </table:table-cell>
          <table:table-cell table:formula="of:=IF(LEFT([.C100];2)=&quot;on&quot;;TRUE();FALSE())" office:value-type="boolean" office:boolean-value="true">
            <text:p>VERDADERO</text:p>
          </table:table-cell>
          <table:table-cell table:formula="of:=VLOOKUP([.A100];[.$C$2:.$D$203];1;FALSE())" office:value-type="float" office:value="0">
            <text:p>#N/D</text:p>
          </table:table-cell>
          <table:table-cell table:formula="of:=ISERROR(VLOOKUP([.A100];[.$C$2:.$D$221];1;FALSE()))" office:value-type="boolean" office:boolean-value="true">
            <text:p>VERDADERO</text:p>
          </table:table-cell>
          <table:table-cell table:formula="of:=ISERROR(VLOOKUP([.C10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focus</text:p>
          </table:table-cell>
          <table:table-cell table:formula="of:=IF(LEFT([.A101];2)=&quot;on&quot;;TRUE();FALSE())" office:value-type="boolean" office:boolean-value="true">
            <text:p>VERDADERO</text:p>
          </table:table-cell>
          <table:table-cell table:style-name="ce4" office:value-type="string">
            <text:p>onblur</text:p>
          </table:table-cell>
          <table:table-cell table:formula="of:=IF(LEFT([.C101];2)=&quot;on&quot;;TRUE();FALSE())" office:value-type="boolean" office:boolean-value="true">
            <text:p>VERDADERO</text:p>
          </table:table-cell>
          <table:table-cell table:formula="of:=VLOOKUP([.A101];[.$C$2:.$D$203];1;FALSE())" office:value-type="string" office:string-value="onfocus">
            <text:p>onfocus</text:p>
          </table:table-cell>
          <table:table-cell table:formula="of:=ISERROR(VLOOKUP([.A101];[.$C$2:.$D$221];1;FALSE()))" office:value-type="boolean" office:boolean-value="false">
            <text:p>FALSO</text:p>
          </table:table-cell>
          <table:table-cell table:formula="of:=ISERROR(VLOOKUP([.C101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focusin</text:p>
          </table:table-cell>
          <table:table-cell table:formula="of:=IF(LEFT([.A102];2)=&quot;on&quot;;TRUE();FALSE())" office:value-type="boolean" office:boolean-value="true">
            <text:p>VERDADERO</text:p>
          </table:table-cell>
          <table:table-cell table:style-name="ce4" office:value-type="string">
            <text:p>oncanplay</text:p>
          </table:table-cell>
          <table:table-cell table:formula="of:=IF(LEFT([.C102];2)=&quot;on&quot;;TRUE();FALSE())" office:value-type="boolean" office:boolean-value="true">
            <text:p>VERDADERO</text:p>
          </table:table-cell>
          <table:table-cell table:formula="of:=VLOOKUP([.A102];[.$C$2:.$D$203];1;FALSE())" office:value-type="float" office:value="0">
            <text:p>#N/D</text:p>
          </table:table-cell>
          <table:table-cell table:formula="of:=ISERROR(VLOOKUP([.A102];[.$C$2:.$D$221];1;FALSE()))" office:value-type="boolean" office:boolean-value="true">
            <text:p>VERDADERO</text:p>
          </table:table-cell>
          <table:table-cell table:formula="of:=ISERROR(VLOOKUP([.C10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focusout</text:p>
          </table:table-cell>
          <table:table-cell table:formula="of:=IF(LEFT([.A103];2)=&quot;on&quot;;TRUE();FALSE())" office:value-type="boolean" office:boolean-value="true">
            <text:p>VERDADERO</text:p>
          </table:table-cell>
          <table:table-cell table:style-name="ce4" office:value-type="string">
            <text:p>oncanplaythrough</text:p>
          </table:table-cell>
          <table:table-cell table:formula="of:=IF(LEFT([.C103];2)=&quot;on&quot;;TRUE();FALSE())" office:value-type="boolean" office:boolean-value="true">
            <text:p>VERDADERO</text:p>
          </table:table-cell>
          <table:table-cell table:formula="of:=VLOOKUP([.A103];[.$C$2:.$D$203];1;FALSE())" office:value-type="float" office:value="0">
            <text:p>#N/D</text:p>
          </table:table-cell>
          <table:table-cell table:formula="of:=ISERROR(VLOOKUP([.A103];[.$C$2:.$D$221];1;FALSE()))" office:value-type="boolean" office:boolean-value="true">
            <text:p>VERDADERO</text:p>
          </table:table-cell>
          <table:table-cell table:formula="of:=ISERROR(VLOOKUP([.C10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help</text:p>
          </table:table-cell>
          <table:table-cell table:formula="of:=IF(LEFT([.A104];2)=&quot;on&quot;;TRUE();FALSE())" office:value-type="boolean" office:boolean-value="true">
            <text:p>VERDADERO</text:p>
          </table:table-cell>
          <table:table-cell table:style-name="ce4" office:value-type="string">
            <text:p>onchange</text:p>
          </table:table-cell>
          <table:table-cell table:formula="of:=IF(LEFT([.C104];2)=&quot;on&quot;;TRUE();FALSE())" office:value-type="boolean" office:boolean-value="true">
            <text:p>VERDADERO</text:p>
          </table:table-cell>
          <table:table-cell table:formula="of:=VLOOKUP([.A104];[.$C$2:.$D$203];1;FALSE())" office:value-type="float" office:value="0">
            <text:p>#N/D</text:p>
          </table:table-cell>
          <table:table-cell table:formula="of:=ISERROR(VLOOKUP([.A104];[.$C$2:.$D$221];1;FALSE()))" office:value-type="boolean" office:boolean-value="true">
            <text:p>VERDADERO</text:p>
          </table:table-cell>
          <table:table-cell table:formula="of:=ISERROR(VLOOKUP([.C10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keydown</text:p>
          </table:table-cell>
          <table:table-cell table:formula="of:=IF(LEFT([.A105];2)=&quot;on&quot;;TRUE();FALSE())" office:value-type="boolean" office:boolean-value="true">
            <text:p>VERDADERO</text:p>
          </table:table-cell>
          <table:table-cell table:style-name="ce4" office:value-type="string">
            <text:p>onclick</text:p>
          </table:table-cell>
          <table:table-cell table:formula="of:=IF(LEFT([.C105];2)=&quot;on&quot;;TRUE();FALSE())" office:value-type="boolean" office:boolean-value="true">
            <text:p>VERDADERO</text:p>
          </table:table-cell>
          <table:table-cell table:formula="of:=VLOOKUP([.A105];[.$C$2:.$D$203];1;FALSE())" office:value-type="string" office:string-value="onkeydown">
            <text:p>onkeydown</text:p>
          </table:table-cell>
          <table:table-cell table:formula="of:=ISERROR(VLOOKUP([.A105];[.$C$2:.$D$221];1;FALSE()))" office:value-type="boolean" office:boolean-value="false">
            <text:p>FALSO</text:p>
          </table:table-cell>
          <table:table-cell table:formula="of:=ISERROR(VLOOKUP([.C10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keypress</text:p>
          </table:table-cell>
          <table:table-cell table:formula="of:=IF(LEFT([.A106];2)=&quot;on&quot;;TRUE();FALSE())" office:value-type="boolean" office:boolean-value="true">
            <text:p>VERDADERO</text:p>
          </table:table-cell>
          <table:table-cell table:style-name="ce4" office:value-type="string">
            <text:p>oncontextmenu</text:p>
          </table:table-cell>
          <table:table-cell table:formula="of:=IF(LEFT([.C106];2)=&quot;on&quot;;TRUE();FALSE())" office:value-type="boolean" office:boolean-value="true">
            <text:p>VERDADERO</text:p>
          </table:table-cell>
          <table:table-cell table:formula="of:=VLOOKUP([.A106];[.$C$2:.$D$203];1;FALSE())" office:value-type="string" office:string-value="onkeypress">
            <text:p>onkeypress</text:p>
          </table:table-cell>
          <table:table-cell table:formula="of:=ISERROR(VLOOKUP([.A106];[.$C$2:.$D$221];1;FALSE()))" office:value-type="boolean" office:boolean-value="false">
            <text:p>FALSO</text:p>
          </table:table-cell>
          <table:table-cell table:formula="of:=ISERROR(VLOOKUP([.C106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keyup</text:p>
          </table:table-cell>
          <table:table-cell table:formula="of:=IF(LEFT([.A107];2)=&quot;on&quot;;TRUE();FALSE())" office:value-type="boolean" office:boolean-value="true">
            <text:p>VERDADERO</text:p>
          </table:table-cell>
          <table:table-cell table:style-name="ce4" office:value-type="string">
            <text:p>oncopy</text:p>
          </table:table-cell>
          <table:table-cell table:formula="of:=IF(LEFT([.C107];2)=&quot;on&quot;;TRUE();FALSE())" office:value-type="boolean" office:boolean-value="true">
            <text:p>VERDADERO</text:p>
          </table:table-cell>
          <table:table-cell table:formula="of:=VLOOKUP([.A107];[.$C$2:.$D$203];1;FALSE())" office:value-type="string" office:string-value="onkeyup">
            <text:p>onkeyup</text:p>
          </table:table-cell>
          <table:table-cell table:formula="of:=ISERROR(VLOOKUP([.A107];[.$C$2:.$D$221];1;FALSE()))" office:value-type="boolean" office:boolean-value="false">
            <text:p>FALSO</text:p>
          </table:table-cell>
          <table:table-cell table:formula="of:=ISERROR(VLOOKUP([.C107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layoutcomplete</text:p>
          </table:table-cell>
          <table:table-cell table:formula="of:=IF(LEFT([.A108];2)=&quot;on&quot;;TRUE();FALSE())" office:value-type="boolean" office:boolean-value="true">
            <text:p>VERDADERO</text:p>
          </table:table-cell>
          <table:table-cell table:style-name="ce4" office:value-type="string">
            <text:p>oncut</text:p>
          </table:table-cell>
          <table:table-cell table:formula="of:=IF(LEFT([.C108];2)=&quot;on&quot;;TRUE();FALSE())" office:value-type="boolean" office:boolean-value="true">
            <text:p>VERDADERO</text:p>
          </table:table-cell>
          <table:table-cell table:formula="of:=VLOOKUP([.A108];[.$C$2:.$D$203];1;FALSE())" office:value-type="float" office:value="0">
            <text:p>#N/D</text:p>
          </table:table-cell>
          <table:table-cell table:formula="of:=ISERROR(VLOOKUP([.A108];[.$C$2:.$D$221];1;FALSE()))" office:value-type="boolean" office:boolean-value="true">
            <text:p>VERDADERO</text:p>
          </table:table-cell>
          <table:table-cell table:formula="of:=ISERROR(VLOOKUP([.C10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losecapture</text:p>
          </table:table-cell>
          <table:table-cell table:formula="of:=IF(LEFT([.A109];2)=&quot;on&quot;;TRUE();FALSE())" office:value-type="boolean" office:boolean-value="true">
            <text:p>VERDADERO</text:p>
          </table:table-cell>
          <table:table-cell table:style-name="ce4" office:value-type="string">
            <text:p>ondblclick</text:p>
          </table:table-cell>
          <table:table-cell table:formula="of:=IF(LEFT([.C109];2)=&quot;on&quot;;TRUE();FALSE())" office:value-type="boolean" office:boolean-value="true">
            <text:p>VERDADERO</text:p>
          </table:table-cell>
          <table:table-cell table:formula="of:=VLOOKUP([.A109];[.$C$2:.$D$203];1;FALSE())" office:value-type="float" office:value="0">
            <text:p>#N/D</text:p>
          </table:table-cell>
          <table:table-cell table:formula="of:=ISERROR(VLOOKUP([.A109];[.$C$2:.$D$221];1;FALSE()))" office:value-type="boolean" office:boolean-value="true">
            <text:p>VERDADERO</text:p>
          </table:table-cell>
          <table:table-cell table:formula="of:=ISERROR(VLOOKUP([.C109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down</text:p>
          </table:table-cell>
          <table:table-cell table:formula="of:=IF(LEFT([.A110];2)=&quot;on&quot;;TRUE();FALSE())" office:value-type="boolean" office:boolean-value="true">
            <text:p>VERDADERO</text:p>
          </table:table-cell>
          <table:table-cell table:style-name="ce4" office:value-type="string">
            <text:p>ondrag</text:p>
          </table:table-cell>
          <table:table-cell table:formula="of:=IF(LEFT([.C110];2)=&quot;on&quot;;TRUE();FALSE())" office:value-type="boolean" office:boolean-value="true">
            <text:p>VERDADERO</text:p>
          </table:table-cell>
          <table:table-cell table:formula="of:=VLOOKUP([.A110];[.$C$2:.$D$203];1;FALSE())" office:value-type="string" office:string-value="onmousedown">
            <text:p>onmousedown</text:p>
          </table:table-cell>
          <table:table-cell table:formula="of:=ISERROR(VLOOKUP([.A110];[.$C$2:.$D$221];1;FALSE()))" office:value-type="boolean" office:boolean-value="false">
            <text:p>FALSO</text:p>
          </table:table-cell>
          <table:table-cell table:formula="of:=ISERROR(VLOOKUP([.C110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enter</text:p>
          </table:table-cell>
          <table:table-cell table:formula="of:=IF(LEFT([.A111];2)=&quot;on&quot;;TRUE();FALSE())" office:value-type="boolean" office:boolean-value="true">
            <text:p>VERDADERO</text:p>
          </table:table-cell>
          <table:table-cell table:style-name="ce4" office:value-type="string">
            <text:p>ondragend</text:p>
          </table:table-cell>
          <table:table-cell table:formula="of:=IF(LEFT([.C111];2)=&quot;on&quot;;TRUE();FALSE())" office:value-type="boolean" office:boolean-value="true">
            <text:p>VERDADERO</text:p>
          </table:table-cell>
          <table:table-cell table:formula="of:=VLOOKUP([.A111];[.$C$2:.$D$203];1;FALSE())" office:value-type="string" office:string-value="onmouseenter">
            <text:p>onmouseenter</text:p>
          </table:table-cell>
          <table:table-cell table:formula="of:=ISERROR(VLOOKUP([.A111];[.$C$2:.$D$221];1;FALSE()))" office:value-type="boolean" office:boolean-value="false">
            <text:p>FALSO</text:p>
          </table:table-cell>
          <table:table-cell table:formula="of:=ISERROR(VLOOKUP([.C111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leave</text:p>
          </table:table-cell>
          <table:table-cell table:formula="of:=IF(LEFT([.A112];2)=&quot;on&quot;;TRUE();FALSE())" office:value-type="boolean" office:boolean-value="true">
            <text:p>VERDADERO</text:p>
          </table:table-cell>
          <table:table-cell table:style-name="ce4" office:value-type="string">
            <text:p>ondragenter</text:p>
          </table:table-cell>
          <table:table-cell table:formula="of:=IF(LEFT([.C112];2)=&quot;on&quot;;TRUE();FALSE())" office:value-type="boolean" office:boolean-value="true">
            <text:p>VERDADERO</text:p>
          </table:table-cell>
          <table:table-cell table:formula="of:=VLOOKUP([.A112];[.$C$2:.$D$203];1;FALSE())" office:value-type="string" office:string-value="onmouseleave">
            <text:p>onmouseleave</text:p>
          </table:table-cell>
          <table:table-cell table:formula="of:=ISERROR(VLOOKUP([.A112];[.$C$2:.$D$221];1;FALSE()))" office:value-type="boolean" office:boolean-value="false">
            <text:p>FALSO</text:p>
          </table:table-cell>
          <table:table-cell table:formula="of:=ISERROR(VLOOKUP([.C11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move</text:p>
          </table:table-cell>
          <table:table-cell table:formula="of:=IF(LEFT([.A113];2)=&quot;on&quot;;TRUE();FALSE())" office:value-type="boolean" office:boolean-value="true">
            <text:p>VERDADERO</text:p>
          </table:table-cell>
          <table:table-cell table:style-name="ce4" office:value-type="string">
            <text:p>ondragleave</text:p>
          </table:table-cell>
          <table:table-cell table:formula="of:=IF(LEFT([.C113];2)=&quot;on&quot;;TRUE();FALSE())" office:value-type="boolean" office:boolean-value="true">
            <text:p>VERDADERO</text:p>
          </table:table-cell>
          <table:table-cell table:formula="of:=VLOOKUP([.A113];[.$C$2:.$D$203];1;FALSE())" office:value-type="string" office:string-value="onmousemove">
            <text:p>onmousemove</text:p>
          </table:table-cell>
          <table:table-cell table:formula="of:=ISERROR(VLOOKUP([.A113];[.$C$2:.$D$221];1;FALSE()))" office:value-type="boolean" office:boolean-value="false">
            <text:p>FALSO</text:p>
          </table:table-cell>
          <table:table-cell table:formula="of:=ISERROR(VLOOKUP([.C113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out</text:p>
          </table:table-cell>
          <table:table-cell table:formula="of:=IF(LEFT([.A114];2)=&quot;on&quot;;TRUE();FALSE())" office:value-type="boolean" office:boolean-value="true">
            <text:p>VERDADERO</text:p>
          </table:table-cell>
          <table:table-cell table:style-name="ce4" office:value-type="string">
            <text:p>ondragover</text:p>
          </table:table-cell>
          <table:table-cell table:formula="of:=IF(LEFT([.C114];2)=&quot;on&quot;;TRUE();FALSE())" office:value-type="boolean" office:boolean-value="true">
            <text:p>VERDADERO</text:p>
          </table:table-cell>
          <table:table-cell table:formula="of:=VLOOKUP([.A114];[.$C$2:.$D$203];1;FALSE())" office:value-type="string" office:string-value="onmouseout">
            <text:p>onmouseout</text:p>
          </table:table-cell>
          <table:table-cell table:formula="of:=ISERROR(VLOOKUP([.A114];[.$C$2:.$D$221];1;FALSE()))" office:value-type="boolean" office:boolean-value="false">
            <text:p>FALSO</text:p>
          </table:table-cell>
          <table:table-cell table:formula="of:=ISERROR(VLOOKUP([.C114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over</text:p>
          </table:table-cell>
          <table:table-cell table:formula="of:=IF(LEFT([.A115];2)=&quot;on&quot;;TRUE();FALSE())" office:value-type="boolean" office:boolean-value="true">
            <text:p>VERDADERO</text:p>
          </table:table-cell>
          <table:table-cell table:style-name="ce4" office:value-type="string">
            <text:p>ondragstart</text:p>
          </table:table-cell>
          <table:table-cell table:formula="of:=IF(LEFT([.C115];2)=&quot;on&quot;;TRUE();FALSE())" office:value-type="boolean" office:boolean-value="true">
            <text:p>VERDADERO</text:p>
          </table:table-cell>
          <table:table-cell table:formula="of:=VLOOKUP([.A115];[.$C$2:.$D$203];1;FALSE())" office:value-type="string" office:string-value="onmouseover">
            <text:p>onmouseover</text:p>
          </table:table-cell>
          <table:table-cell table:formula="of:=ISERROR(VLOOKUP([.A115];[.$C$2:.$D$221];1;FALSE()))" office:value-type="boolean" office:boolean-value="false">
            <text:p>FALSO</text:p>
          </table:table-cell>
          <table:table-cell table:formula="of:=ISERROR(VLOOKUP([.C11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up</text:p>
          </table:table-cell>
          <table:table-cell table:formula="of:=IF(LEFT([.A116];2)=&quot;on&quot;;TRUE();FALSE())" office:value-type="boolean" office:boolean-value="true">
            <text:p>VERDADERO</text:p>
          </table:table-cell>
          <table:table-cell table:style-name="ce4" office:value-type="string">
            <text:p>ondrop</text:p>
          </table:table-cell>
          <table:table-cell table:formula="of:=IF(LEFT([.C116];2)=&quot;on&quot;;TRUE();FALSE())" office:value-type="boolean" office:boolean-value="true">
            <text:p>VERDADERO</text:p>
          </table:table-cell>
          <table:table-cell table:formula="of:=VLOOKUP([.A116];[.$C$2:.$D$203];1;FALSE())" office:value-type="string" office:string-value="onmouseup">
            <text:p>onmouseup</text:p>
          </table:table-cell>
          <table:table-cell table:formula="of:=ISERROR(VLOOKUP([.A116];[.$C$2:.$D$221];1;FALSE()))" office:value-type="boolean" office:boolean-value="false">
            <text:p>FALSO</text:p>
          </table:table-cell>
          <table:table-cell table:formula="of:=ISERROR(VLOOKUP([.C116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usewheel</text:p>
          </table:table-cell>
          <table:table-cell table:formula="of:=IF(LEFT([.A117];2)=&quot;on&quot;;TRUE();FALSE())" office:value-type="boolean" office:boolean-value="true">
            <text:p>VERDADERO</text:p>
          </table:table-cell>
          <table:table-cell table:style-name="ce4" office:value-type="string">
            <text:p>ondurationchange</text:p>
          </table:table-cell>
          <table:table-cell table:formula="of:=IF(LEFT([.C117];2)=&quot;on&quot;;TRUE();FALSE())" office:value-type="boolean" office:boolean-value="true">
            <text:p>VERDADERO</text:p>
          </table:table-cell>
          <table:table-cell table:formula="of:=VLOOKUP([.A117];[.$C$2:.$D$203];1;FALSE())" office:value-type="float" office:value="0">
            <text:p>#N/D</text:p>
          </table:table-cell>
          <table:table-cell table:formula="of:=ISERROR(VLOOKUP([.A117];[.$C$2:.$D$221];1;FALSE()))" office:value-type="boolean" office:boolean-value="true">
            <text:p>VERDADERO</text:p>
          </table:table-cell>
          <table:table-cell table:formula="of:=ISERROR(VLOOKUP([.C11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ve</text:p>
          </table:table-cell>
          <table:table-cell table:formula="of:=IF(LEFT([.A118];2)=&quot;on&quot;;TRUE();FALSE())" office:value-type="boolean" office:boolean-value="true">
            <text:p>VERDADERO</text:p>
          </table:table-cell>
          <table:table-cell table:style-name="ce4" office:value-type="string">
            <text:p>onemptied</text:p>
          </table:table-cell>
          <table:table-cell table:formula="of:=IF(LEFT([.C118];2)=&quot;on&quot;;TRUE();FALSE())" office:value-type="boolean" office:boolean-value="true">
            <text:p>VERDADERO</text:p>
          </table:table-cell>
          <table:table-cell table:formula="of:=VLOOKUP([.A118];[.$C$2:.$D$203];1;FALSE())" office:value-type="float" office:value="0">
            <text:p>#N/D</text:p>
          </table:table-cell>
          <table:table-cell table:formula="of:=ISERROR(VLOOKUP([.A118];[.$C$2:.$D$221];1;FALSE()))" office:value-type="boolean" office:boolean-value="true">
            <text:p>VERDADERO</text:p>
          </table:table-cell>
          <table:table-cell table:formula="of:=ISERROR(VLOOKUP([.C11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veend</text:p>
          </table:table-cell>
          <table:table-cell table:formula="of:=IF(LEFT([.A119];2)=&quot;on&quot;;TRUE();FALSE())" office:value-type="boolean" office:boolean-value="true">
            <text:p>VERDADERO</text:p>
          </table:table-cell>
          <table:table-cell table:style-name="ce4" office:value-type="string">
            <text:p>onended</text:p>
          </table:table-cell>
          <table:table-cell table:formula="of:=IF(LEFT([.C119];2)=&quot;on&quot;;TRUE();FALSE())" office:value-type="boolean" office:boolean-value="true">
            <text:p>VERDADERO</text:p>
          </table:table-cell>
          <table:table-cell table:formula="of:=VLOOKUP([.A119];[.$C$2:.$D$203];1;FALSE())" office:value-type="float" office:value="0">
            <text:p>#N/D</text:p>
          </table:table-cell>
          <table:table-cell table:formula="of:=ISERROR(VLOOKUP([.A119];[.$C$2:.$D$221];1;FALSE()))" office:value-type="boolean" office:boolean-value="true">
            <text:p>VERDADERO</text:p>
          </table:table-cell>
          <table:table-cell table:formula="of:=ISERROR(VLOOKUP([.C11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movestart</text:p>
          </table:table-cell>
          <table:table-cell table:formula="of:=IF(LEFT([.A120];2)=&quot;on&quot;;TRUE();FALSE())" office:value-type="boolean" office:boolean-value="true">
            <text:p>VERDADERO</text:p>
          </table:table-cell>
          <table:table-cell table:style-name="ce4" office:value-type="string">
            <text:p>onerror</text:p>
          </table:table-cell>
          <table:table-cell table:formula="of:=IF(LEFT([.C120];2)=&quot;on&quot;;TRUE();FALSE())" office:value-type="boolean" office:boolean-value="true">
            <text:p>VERDADERO</text:p>
          </table:table-cell>
          <table:table-cell table:formula="of:=VLOOKUP([.A120];[.$C$2:.$D$203];1;FALSE())" office:value-type="float" office:value="0">
            <text:p>#N/D</text:p>
          </table:table-cell>
          <table:table-cell table:formula="of:=ISERROR(VLOOKUP([.A120];[.$C$2:.$D$221];1;FALSE()))" office:value-type="boolean" office:boolean-value="true">
            <text:p>VERDADERO</text:p>
          </table:table-cell>
          <table:table-cell table:formula="of:=ISERROR(VLOOKUP([.C12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page</text:p>
          </table:table-cell>
          <table:table-cell table:formula="of:=IF(LEFT([.A121];2)=&quot;on&quot;;TRUE();FALSE())" office:value-type="boolean" office:boolean-value="true">
            <text:p>VERDADERO</text:p>
          </table:table-cell>
          <table:table-cell table:style-name="ce4" office:value-type="string">
            <text:p>onfocus</text:p>
          </table:table-cell>
          <table:table-cell table:formula="of:=IF(LEFT([.C121];2)=&quot;on&quot;;TRUE();FALSE())" office:value-type="boolean" office:boolean-value="true">
            <text:p>VERDADERO</text:p>
          </table:table-cell>
          <table:table-cell table:formula="of:=VLOOKUP([.A121];[.$C$2:.$D$203];1;FALSE())" office:value-type="float" office:value="0">
            <text:p>#N/D</text:p>
          </table:table-cell>
          <table:table-cell table:formula="of:=ISERROR(VLOOKUP([.A121];[.$C$2:.$D$221];1;FALSE()))" office:value-type="boolean" office:boolean-value="true">
            <text:p>VERDADERO</text:p>
          </table:table-cell>
          <table:table-cell table:formula="of:=ISERROR(VLOOKUP([.C121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paste</text:p>
          </table:table-cell>
          <table:table-cell table:formula="of:=IF(LEFT([.A122];2)=&quot;on&quot;;TRUE();FALSE())" office:value-type="boolean" office:boolean-value="true">
            <text:p>VERDADERO</text:p>
          </table:table-cell>
          <table:table-cell table:style-name="ce4" office:value-type="string">
            <text:p>oninput</text:p>
          </table:table-cell>
          <table:table-cell table:formula="of:=IF(LEFT([.C122];2)=&quot;on&quot;;TRUE();FALSE())" office:value-type="boolean" office:boolean-value="true">
            <text:p>VERDADERO</text:p>
          </table:table-cell>
          <table:table-cell table:formula="of:=VLOOKUP([.A122];[.$C$2:.$D$203];1;FALSE())" office:value-type="string" office:string-value="onpaste">
            <text:p>onpaste</text:p>
          </table:table-cell>
          <table:table-cell table:formula="of:=ISERROR(VLOOKUP([.A122];[.$C$2:.$D$221];1;FALSE()))" office:value-type="boolean" office:boolean-value="false">
            <text:p>FALSO</text:p>
          </table:table-cell>
          <table:table-cell table:formula="of:=ISERROR(VLOOKUP([.C12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propertychange</text:p>
          </table:table-cell>
          <table:table-cell table:formula="of:=IF(LEFT([.A123];2)=&quot;on&quot;;TRUE();FALSE())" office:value-type="boolean" office:boolean-value="true">
            <text:p>VERDADERO</text:p>
          </table:table-cell>
          <table:table-cell table:style-name="ce4" office:value-type="string">
            <text:p>oninvalid</text:p>
          </table:table-cell>
          <table:table-cell table:formula="of:=IF(LEFT([.C123];2)=&quot;on&quot;;TRUE();FALSE())" office:value-type="boolean" office:boolean-value="true">
            <text:p>VERDADERO</text:p>
          </table:table-cell>
          <table:table-cell table:formula="of:=VLOOKUP([.A123];[.$C$2:.$D$203];1;FALSE())" office:value-type="float" office:value="0">
            <text:p>#N/D</text:p>
          </table:table-cell>
          <table:table-cell table:formula="of:=ISERROR(VLOOKUP([.A123];[.$C$2:.$D$221];1;FALSE()))" office:value-type="boolean" office:boolean-value="true">
            <text:p>VERDADERO</text:p>
          </table:table-cell>
          <table:table-cell table:formula="of:=ISERROR(VLOOKUP([.C12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eadystatechange</text:p>
          </table:table-cell>
          <table:table-cell table:formula="of:=IF(LEFT([.A124];2)=&quot;on&quot;;TRUE();FALSE())" office:value-type="boolean" office:boolean-value="true">
            <text:p>VERDADERO</text:p>
          </table:table-cell>
          <table:table-cell table:style-name="ce4" office:value-type="string">
            <text:p>onkeydown</text:p>
          </table:table-cell>
          <table:table-cell table:formula="of:=IF(LEFT([.C124];2)=&quot;on&quot;;TRUE();FALSE())" office:value-type="boolean" office:boolean-value="true">
            <text:p>VERDADERO</text:p>
          </table:table-cell>
          <table:table-cell table:formula="of:=VLOOKUP([.A124];[.$C$2:.$D$203];1;FALSE())" office:value-type="float" office:value="0">
            <text:p>#N/D</text:p>
          </table:table-cell>
          <table:table-cell table:formula="of:=ISERROR(VLOOKUP([.A124];[.$C$2:.$D$221];1;FALSE()))" office:value-type="boolean" office:boolean-value="true">
            <text:p>VERDADERO</text:p>
          </table:table-cell>
          <table:table-cell table:formula="of:=ISERROR(VLOOKUP([.C124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esize</text:p>
          </table:table-cell>
          <table:table-cell table:formula="of:=IF(LEFT([.A125];2)=&quot;on&quot;;TRUE();FALSE())" office:value-type="boolean" office:boolean-value="true">
            <text:p>VERDADERO</text:p>
          </table:table-cell>
          <table:table-cell table:style-name="ce4" office:value-type="string">
            <text:p>onkeypress</text:p>
          </table:table-cell>
          <table:table-cell table:formula="of:=IF(LEFT([.C125];2)=&quot;on&quot;;TRUE();FALSE())" office:value-type="boolean" office:boolean-value="true">
            <text:p>VERDADERO</text:p>
          </table:table-cell>
          <table:table-cell table:formula="of:=VLOOKUP([.A125];[.$C$2:.$D$203];1;FALSE())" office:value-type="string" office:string-value="onresize">
            <text:p>onresize</text:p>
          </table:table-cell>
          <table:table-cell table:formula="of:=ISERROR(VLOOKUP([.A125];[.$C$2:.$D$221];1;FALSE()))" office:value-type="boolean" office:boolean-value="false">
            <text:p>FALSO</text:p>
          </table:table-cell>
          <table:table-cell table:formula="of:=ISERROR(VLOOKUP([.C12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esizeend</text:p>
          </table:table-cell>
          <table:table-cell table:formula="of:=IF(LEFT([.A126];2)=&quot;on&quot;;TRUE();FALSE())" office:value-type="boolean" office:boolean-value="true">
            <text:p>VERDADERO</text:p>
          </table:table-cell>
          <table:table-cell table:style-name="ce4" office:value-type="string">
            <text:p>onkeyup</text:p>
          </table:table-cell>
          <table:table-cell table:formula="of:=IF(LEFT([.C126];2)=&quot;on&quot;;TRUE();FALSE())" office:value-type="boolean" office:boolean-value="true">
            <text:p>VERDADERO</text:p>
          </table:table-cell>
          <table:table-cell table:formula="of:=VLOOKUP([.A126];[.$C$2:.$D$203];1;FALSE())" office:value-type="float" office:value="0">
            <text:p>#N/D</text:p>
          </table:table-cell>
          <table:table-cell table:formula="of:=ISERROR(VLOOKUP([.A126];[.$C$2:.$D$221];1;FALSE()))" office:value-type="boolean" office:boolean-value="true">
            <text:p>VERDADERO</text:p>
          </table:table-cell>
          <table:table-cell table:formula="of:=ISERROR(VLOOKUP([.C126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esizestart</text:p>
          </table:table-cell>
          <table:table-cell table:formula="of:=IF(LEFT([.A127];2)=&quot;on&quot;;TRUE();FALSE())" office:value-type="boolean" office:boolean-value="true">
            <text:p>VERDADERO</text:p>
          </table:table-cell>
          <table:table-cell table:style-name="ce4" office:value-type="string">
            <text:p>onload</text:p>
          </table:table-cell>
          <table:table-cell table:formula="of:=IF(LEFT([.C127];2)=&quot;on&quot;;TRUE();FALSE())" office:value-type="boolean" office:boolean-value="true">
            <text:p>VERDADERO</text:p>
          </table:table-cell>
          <table:table-cell table:formula="of:=VLOOKUP([.A127];[.$C$2:.$D$203];1;FALSE())" office:value-type="float" office:value="0">
            <text:p>#N/D</text:p>
          </table:table-cell>
          <table:table-cell table:formula="of:=ISERROR(VLOOKUP([.A127];[.$C$2:.$D$221];1;FALSE()))" office:value-type="boolean" office:boolean-value="true">
            <text:p>VERDADERO</text:p>
          </table:table-cell>
          <table:table-cell table:formula="of:=ISERROR(VLOOKUP([.C12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owenter</text:p>
          </table:table-cell>
          <table:table-cell table:formula="of:=IF(LEFT([.A128];2)=&quot;on&quot;;TRUE();FALSE())" office:value-type="boolean" office:boolean-value="true">
            <text:p>VERDADERO</text:p>
          </table:table-cell>
          <table:table-cell table:style-name="ce4" office:value-type="string">
            <text:p>onloadeddata</text:p>
          </table:table-cell>
          <table:table-cell table:formula="of:=IF(LEFT([.C128];2)=&quot;on&quot;;TRUE();FALSE())" office:value-type="boolean" office:boolean-value="true">
            <text:p>VERDADERO</text:p>
          </table:table-cell>
          <table:table-cell table:formula="of:=VLOOKUP([.A128];[.$C$2:.$D$203];1;FALSE())" office:value-type="float" office:value="0">
            <text:p>#N/D</text:p>
          </table:table-cell>
          <table:table-cell table:formula="of:=ISERROR(VLOOKUP([.A128];[.$C$2:.$D$221];1;FALSE()))" office:value-type="boolean" office:boolean-value="true">
            <text:p>VERDADERO</text:p>
          </table:table-cell>
          <table:table-cell table:formula="of:=ISERROR(VLOOKUP([.C12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owexit</text:p>
          </table:table-cell>
          <table:table-cell table:formula="of:=IF(LEFT([.A129];2)=&quot;on&quot;;TRUE();FALSE())" office:value-type="boolean" office:boolean-value="true">
            <text:p>VERDADERO</text:p>
          </table:table-cell>
          <table:table-cell table:style-name="ce4" office:value-type="string">
            <text:p>onloadedmetadata</text:p>
          </table:table-cell>
          <table:table-cell table:formula="of:=IF(LEFT([.C129];2)=&quot;on&quot;;TRUE();FALSE())" office:value-type="boolean" office:boolean-value="true">
            <text:p>VERDADERO</text:p>
          </table:table-cell>
          <table:table-cell table:formula="of:=VLOOKUP([.A129];[.$C$2:.$D$203];1;FALSE())" office:value-type="float" office:value="0">
            <text:p>#N/D</text:p>
          </table:table-cell>
          <table:table-cell table:formula="of:=ISERROR(VLOOKUP([.A129];[.$C$2:.$D$221];1;FALSE()))" office:value-type="boolean" office:boolean-value="true">
            <text:p>VERDADERO</text:p>
          </table:table-cell>
          <table:table-cell table:formula="of:=ISERROR(VLOOKUP([.C12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owsdelete</text:p>
          </table:table-cell>
          <table:table-cell table:formula="of:=IF(LEFT([.A130];2)=&quot;on&quot;;TRUE();FALSE())" office:value-type="boolean" office:boolean-value="true">
            <text:p>VERDADERO</text:p>
          </table:table-cell>
          <table:table-cell table:style-name="ce4" office:value-type="string">
            <text:p>onloadstart</text:p>
          </table:table-cell>
          <table:table-cell table:formula="of:=IF(LEFT([.C130];2)=&quot;on&quot;;TRUE();FALSE())" office:value-type="boolean" office:boolean-value="true">
            <text:p>VERDADERO</text:p>
          </table:table-cell>
          <table:table-cell table:formula="of:=VLOOKUP([.A130];[.$C$2:.$D$203];1;FALSE())" office:value-type="float" office:value="0">
            <text:p>#N/D</text:p>
          </table:table-cell>
          <table:table-cell table:formula="of:=ISERROR(VLOOKUP([.A130];[.$C$2:.$D$221];1;FALSE()))" office:value-type="boolean" office:boolean-value="true">
            <text:p>VERDADERO</text:p>
          </table:table-cell>
          <table:table-cell table:formula="of:=ISERROR(VLOOKUP([.C13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rowsinserted</text:p>
          </table:table-cell>
          <table:table-cell table:formula="of:=IF(LEFT([.A131];2)=&quot;on&quot;;TRUE();FALSE())" office:value-type="boolean" office:boolean-value="true">
            <text:p>VERDADERO</text:p>
          </table:table-cell>
          <table:table-cell table:style-name="ce4" office:value-type="string">
            <text:p>onmousedown</text:p>
          </table:table-cell>
          <table:table-cell table:formula="of:=IF(LEFT([.C131];2)=&quot;on&quot;;TRUE();FALSE())" office:value-type="boolean" office:boolean-value="true">
            <text:p>VERDADERO</text:p>
          </table:table-cell>
          <table:table-cell table:formula="of:=VLOOKUP([.A131];[.$C$2:.$D$203];1;FALSE())" office:value-type="float" office:value="0">
            <text:p>#N/D</text:p>
          </table:table-cell>
          <table:table-cell table:formula="of:=ISERROR(VLOOKUP([.A131];[.$C$2:.$D$221];1;FALSE()))" office:value-type="boolean" office:boolean-value="true">
            <text:p>VERDADERO</text:p>
          </table:table-cell>
          <table:table-cell table:formula="of:=ISERROR(VLOOKUP([.C131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scroll</text:p>
          </table:table-cell>
          <table:table-cell table:formula="of:=IF(LEFT([.A132];2)=&quot;on&quot;;TRUE();FALSE())" office:value-type="boolean" office:boolean-value="true">
            <text:p>VERDADERO</text:p>
          </table:table-cell>
          <table:table-cell table:style-name="ce4" office:value-type="string">
            <text:p>onmouseenter</text:p>
          </table:table-cell>
          <table:table-cell table:formula="of:=IF(LEFT([.C132];2)=&quot;on&quot;;TRUE();FALSE())" office:value-type="boolean" office:boolean-value="true">
            <text:p>VERDADERO</text:p>
          </table:table-cell>
          <table:table-cell table:formula="of:=VLOOKUP([.A132];[.$C$2:.$D$203];1;FALSE())" office:value-type="string" office:string-value="onscroll">
            <text:p>onscroll</text:p>
          </table:table-cell>
          <table:table-cell table:formula="of:=ISERROR(VLOOKUP([.A132];[.$C$2:.$D$221];1;FALSE()))" office:value-type="boolean" office:boolean-value="false">
            <text:p>FALSO</text:p>
          </table:table-cell>
          <table:table-cell table:formula="of:=ISERROR(VLOOKUP([.C13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nselectstart</text:p>
          </table:table-cell>
          <table:table-cell table:formula="of:=IF(LEFT([.A133];2)=&quot;on&quot;;TRUE();FALSE())" office:value-type="boolean" office:boolean-value="true">
            <text:p>VERDADERO</text:p>
          </table:table-cell>
          <table:table-cell table:style-name="ce4" office:value-type="string">
            <text:p>onmouseleave</text:p>
          </table:table-cell>
          <table:table-cell table:formula="of:=IF(LEFT([.C133];2)=&quot;on&quot;;TRUE();FALSE())" office:value-type="boolean" office:boolean-value="true">
            <text:p>VERDADERO</text:p>
          </table:table-cell>
          <table:table-cell table:formula="of:=VLOOKUP([.A133];[.$C$2:.$D$203];1;FALSE())" office:value-type="float" office:value="0">
            <text:p>#N/D</text:p>
          </table:table-cell>
          <table:table-cell table:formula="of:=ISERROR(VLOOKUP([.A133];[.$C$2:.$D$221];1;FALSE()))" office:value-type="boolean" office:boolean-value="true">
            <text:p>VERDADERO</text:p>
          </table:table-cell>
          <table:table-cell table:formula="of:=ISERROR(VLOOKUP([.C133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uterHTML</text:p>
          </table:table-cell>
          <table:table-cell table:formula="of:=IF(LEFT([.A134];2)=&quot;on&quot;;TRUE();FALSE())" office:value-type="boolean" office:boolean-value="false">
            <text:p>FALSO</text:p>
          </table:table-cell>
          <table:table-cell table:style-name="ce4" office:value-type="string">
            <text:p>onmousemove</text:p>
          </table:table-cell>
          <table:table-cell table:formula="of:=IF(LEFT([.C134];2)=&quot;on&quot;;TRUE();FALSE())" office:value-type="boolean" office:boolean-value="true">
            <text:p>VERDADERO</text:p>
          </table:table-cell>
          <table:table-cell table:formula="of:=VLOOKUP([.A134];[.$C$2:.$D$203];1;FALSE())" office:value-type="string" office:string-value="outerHTML">
            <text:p>outerHTML</text:p>
          </table:table-cell>
          <table:table-cell table:formula="of:=ISERROR(VLOOKUP([.A134];[.$C$2:.$D$221];1;FALSE()))" office:value-type="boolean" office:boolean-value="false">
            <text:p>FALSO</text:p>
          </table:table-cell>
          <table:table-cell table:formula="of:=ISERROR(VLOOKUP([.C134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uterText</text:p>
          </table:table-cell>
          <table:table-cell table:formula="of:=IF(LEFT([.A135];2)=&quot;on&quot;;TRUE();FALSE())" office:value-type="boolean" office:boolean-value="false">
            <text:p>FALSO</text:p>
          </table:table-cell>
          <table:table-cell table:style-name="ce4" office:value-type="string">
            <text:p>onmouseout</text:p>
          </table:table-cell>
          <table:table-cell table:formula="of:=IF(LEFT([.C135];2)=&quot;on&quot;;TRUE();FALSE())" office:value-type="boolean" office:boolean-value="true">
            <text:p>VERDADERO</text:p>
          </table:table-cell>
          <table:table-cell table:formula="of:=VLOOKUP([.A135];[.$C$2:.$D$203];1;FALSE())" office:value-type="float" office:value="0">
            <text:p>#N/D</text:p>
          </table:table-cell>
          <table:table-cell table:formula="of:=ISERROR(VLOOKUP([.A135];[.$C$2:.$D$221];1;FALSE()))" office:value-type="boolean" office:boolean-value="true">
            <text:p>VERDADERO</text:p>
          </table:table-cell>
          <table:table-cell table:formula="of:=ISERROR(VLOOKUP([.C13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ownerDocument</text:p>
          </table:table-cell>
          <table:table-cell table:formula="of:=IF(LEFT([.A136];2)=&quot;on&quot;;TRUE();FALSE())" office:value-type="boolean" office:boolean-value="false">
            <text:p>FALSO</text:p>
          </table:table-cell>
          <table:table-cell table:style-name="ce4" office:value-type="string">
            <text:p>onmouseover</text:p>
          </table:table-cell>
          <table:table-cell table:formula="of:=IF(LEFT([.C136];2)=&quot;on&quot;;TRUE();FALSE())" office:value-type="boolean" office:boolean-value="true">
            <text:p>VERDADERO</text:p>
          </table:table-cell>
          <table:table-cell table:formula="of:=VLOOKUP([.A136];[.$C$2:.$D$203];1;FALSE())" office:value-type="string" office:string-value="ownerDocument">
            <text:p>ownerDocument</text:p>
          </table:table-cell>
          <table:table-cell table:formula="of:=ISERROR(VLOOKUP([.A136];[.$C$2:.$D$221];1;FALSE()))" office:value-type="boolean" office:boolean-value="false">
            <text:p>FALSO</text:p>
          </table:table-cell>
          <table:table-cell table:formula="of:=ISERROR(VLOOKUP([.C136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parentElement</text:p>
          </table:table-cell>
          <table:table-cell table:formula="of:=IF(LEFT([.A137];2)=&quot;on&quot;;TRUE();FALSE())" office:value-type="boolean" office:boolean-value="false">
            <text:p>FALSO</text:p>
          </table:table-cell>
          <table:table-cell table:style-name="ce4" office:value-type="string">
            <text:p>onmouseup</text:p>
          </table:table-cell>
          <table:table-cell table:formula="of:=IF(LEFT([.C137];2)=&quot;on&quot;;TRUE();FALSE())" office:value-type="boolean" office:boolean-value="true">
            <text:p>VERDADERO</text:p>
          </table:table-cell>
          <table:table-cell table:formula="of:=VLOOKUP([.A137];[.$C$2:.$D$203];1;FALSE())" office:value-type="string" office:string-value="parentElement">
            <text:p>parentElement</text:p>
          </table:table-cell>
          <table:table-cell table:formula="of:=ISERROR(VLOOKUP([.A137];[.$C$2:.$D$221];1;FALSE()))" office:value-type="boolean" office:boolean-value="false">
            <text:p>FALSO</text:p>
          </table:table-cell>
          <table:table-cell table:formula="of:=ISERROR(VLOOKUP([.C137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parentNode</text:p>
          </table:table-cell>
          <table:table-cell table:formula="of:=IF(LEFT([.A138];2)=&quot;on&quot;;TRUE();FALSE())" office:value-type="boolean" office:boolean-value="false">
            <text:p>FALSO</text:p>
          </table:table-cell>
          <table:table-cell table:style-name="ce4" office:value-type="string">
            <text:p>onmozfullscreenchange</text:p>
          </table:table-cell>
          <table:table-cell table:formula="of:=IF(LEFT([.C138];2)=&quot;on&quot;;TRUE();FALSE())" office:value-type="boolean" office:boolean-value="true">
            <text:p>VERDADERO</text:p>
          </table:table-cell>
          <table:table-cell table:formula="of:=VLOOKUP([.A138];[.$C$2:.$D$203];1;FALSE())" office:value-type="string" office:string-value="parentNode">
            <text:p>parentNode</text:p>
          </table:table-cell>
          <table:table-cell table:formula="of:=ISERROR(VLOOKUP([.A138];[.$C$2:.$D$221];1;FALSE()))" office:value-type="boolean" office:boolean-value="false">
            <text:p>FALSO</text:p>
          </table:table-cell>
          <table:table-cell table:formula="of:=ISERROR(VLOOKUP([.C13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parentTextEdit</text:p>
          </table:table-cell>
          <table:table-cell table:formula="of:=IF(LEFT([.A139];2)=&quot;on&quot;;TRUE();FALSE())" office:value-type="boolean" office:boolean-value="false">
            <text:p>FALSO</text:p>
          </table:table-cell>
          <table:table-cell table:style-name="ce4" office:value-type="string">
            <text:p>onmozfullscreenerror</text:p>
          </table:table-cell>
          <table:table-cell table:formula="of:=IF(LEFT([.C139];2)=&quot;on&quot;;TRUE();FALSE())" office:value-type="boolean" office:boolean-value="true">
            <text:p>VERDADERO</text:p>
          </table:table-cell>
          <table:table-cell table:formula="of:=VLOOKUP([.A139];[.$C$2:.$D$203];1;FALSE())" office:value-type="float" office:value="0">
            <text:p>#N/D</text:p>
          </table:table-cell>
          <table:table-cell table:formula="of:=ISERROR(VLOOKUP([.A139];[.$C$2:.$D$221];1;FALSE()))" office:value-type="boolean" office:boolean-value="true">
            <text:p>VERDADERO</text:p>
          </table:table-cell>
          <table:table-cell table:formula="of:=ISERROR(VLOOKUP([.C13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previousSibling</text:p>
          </table:table-cell>
          <table:table-cell table:formula="of:=IF(LEFT([.A140];2)=&quot;on&quot;;TRUE();FALSE())" office:value-type="boolean" office:boolean-value="false">
            <text:p>FALSO</text:p>
          </table:table-cell>
          <table:table-cell table:style-name="ce4" office:value-type="string">
            <text:p>onmozpointerlockchange</text:p>
          </table:table-cell>
          <table:table-cell table:formula="of:=IF(LEFT([.C140];2)=&quot;on&quot;;TRUE();FALSE())" office:value-type="boolean" office:boolean-value="true">
            <text:p>VERDADERO</text:p>
          </table:table-cell>
          <table:table-cell table:formula="of:=VLOOKUP([.A140];[.$C$2:.$D$203];1;FALSE())" office:value-type="string" office:string-value="previousSibling">
            <text:p>previousSibling</text:p>
          </table:table-cell>
          <table:table-cell table:formula="of:=ISERROR(VLOOKUP([.A140];[.$C$2:.$D$221];1;FALSE()))" office:value-type="boolean" office:boolean-value="false">
            <text:p>FALSO</text:p>
          </table:table-cell>
          <table:table-cell table:formula="of:=ISERROR(VLOOKUP([.C14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readyState</text:p>
          </table:table-cell>
          <table:table-cell table:formula="of:=IF(LEFT([.A141];2)=&quot;on&quot;;TRUE();FALSE())" office:value-type="boolean" office:boolean-value="false">
            <text:p>FALSO</text:p>
          </table:table-cell>
          <table:table-cell table:style-name="ce4" office:value-type="string">
            <text:p>onmozpointerlockerror</text:p>
          </table:table-cell>
          <table:table-cell table:formula="of:=IF(LEFT([.C141];2)=&quot;on&quot;;TRUE();FALSE())" office:value-type="boolean" office:boolean-value="true">
            <text:p>VERDADERO</text:p>
          </table:table-cell>
          <table:table-cell table:formula="of:=VLOOKUP([.A141];[.$C$2:.$D$203];1;FALSE())" office:value-type="float" office:value="0">
            <text:p>#N/D</text:p>
          </table:table-cell>
          <table:table-cell table:formula="of:=ISERROR(VLOOKUP([.A141];[.$C$2:.$D$221];1;FALSE()))" office:value-type="boolean" office:boolean-value="true">
            <text:p>VERDADERO</text:p>
          </table:table-cell>
          <table:table-cell table:formula="of:=ISERROR(VLOOKUP([.C14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recordNumber</text:p>
          </table:table-cell>
          <table:table-cell table:formula="of:=IF(LEFT([.A142];2)=&quot;on&quot;;TRUE();FALSE())" office:value-type="boolean" office:boolean-value="false">
            <text:p>FALSO</text:p>
          </table:table-cell>
          <table:table-cell table:style-name="ce4" office:value-type="string">
            <text:p>onpaste</text:p>
          </table:table-cell>
          <table:table-cell table:formula="of:=IF(LEFT([.C142];2)=&quot;on&quot;;TRUE();FALSE())" office:value-type="boolean" office:boolean-value="true">
            <text:p>VERDADERO</text:p>
          </table:table-cell>
          <table:table-cell table:formula="of:=VLOOKUP([.A142];[.$C$2:.$D$203];1;FALSE())" office:value-type="float" office:value="0">
            <text:p>#N/D</text:p>
          </table:table-cell>
          <table:table-cell table:formula="of:=ISERROR(VLOOKUP([.A142];[.$C$2:.$D$221];1;FALSE()))" office:value-type="boolean" office:boolean-value="true">
            <text:p>VERDADERO</text:p>
          </table:table-cell>
          <table:table-cell table:formula="of:=ISERROR(VLOOKUP([.C14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role</text:p>
          </table:table-cell>
          <table:table-cell table:formula="of:=IF(LEFT([.A143];2)=&quot;on&quot;;TRUE();FALSE())" office:value-type="boolean" office:boolean-value="false">
            <text:p>FALSO</text:p>
          </table:table-cell>
          <table:table-cell table:style-name="ce4" office:value-type="string">
            <text:p>onpause</text:p>
          </table:table-cell>
          <table:table-cell table:formula="of:=IF(LEFT([.C143];2)=&quot;on&quot;;TRUE();FALSE())" office:value-type="boolean" office:boolean-value="true">
            <text:p>VERDADERO</text:p>
          </table:table-cell>
          <table:table-cell table:formula="of:=VLOOKUP([.A143];[.$C$2:.$D$203];1;FALSE())" office:value-type="float" office:value="0">
            <text:p>#N/D</text:p>
          </table:table-cell>
          <table:table-cell table:formula="of:=ISERROR(VLOOKUP([.A143];[.$C$2:.$D$221];1;FALSE()))" office:value-type="boolean" office:boolean-value="true">
            <text:p>VERDADERO</text:p>
          </table:table-cell>
          <table:table-cell table:formula="of:=ISERROR(VLOOKUP([.C14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runtimeStyle</text:p>
          </table:table-cell>
          <table:table-cell table:formula="of:=IF(LEFT([.A144];2)=&quot;on&quot;;TRUE();FALSE())" office:value-type="boolean" office:boolean-value="false">
            <text:p>FALSO</text:p>
          </table:table-cell>
          <table:table-cell table:style-name="ce4" office:value-type="string">
            <text:p>onplay</text:p>
          </table:table-cell>
          <table:table-cell table:formula="of:=IF(LEFT([.C144];2)=&quot;on&quot;;TRUE();FALSE())" office:value-type="boolean" office:boolean-value="true">
            <text:p>VERDADERO</text:p>
          </table:table-cell>
          <table:table-cell table:formula="of:=VLOOKUP([.A144];[.$C$2:.$D$203];1;FALSE())" office:value-type="float" office:value="0">
            <text:p>#N/D</text:p>
          </table:table-cell>
          <table:table-cell table:formula="of:=ISERROR(VLOOKUP([.A144];[.$C$2:.$D$221];1;FALSE()))" office:value-type="boolean" office:boolean-value="true">
            <text:p>VERDADERO</text:p>
          </table:table-cell>
          <table:table-cell table:formula="of:=ISERROR(VLOOKUP([.C14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copeName</text:p>
          </table:table-cell>
          <table:table-cell table:formula="of:=IF(LEFT([.A145];2)=&quot;on&quot;;TRUE();FALSE())" office:value-type="boolean" office:boolean-value="false">
            <text:p>FALSO</text:p>
          </table:table-cell>
          <table:table-cell table:style-name="ce4" office:value-type="string">
            <text:p>onplaying</text:p>
          </table:table-cell>
          <table:table-cell table:formula="of:=IF(LEFT([.C145];2)=&quot;on&quot;;TRUE();FALSE())" office:value-type="boolean" office:boolean-value="true">
            <text:p>VERDADERO</text:p>
          </table:table-cell>
          <table:table-cell table:formula="of:=VLOOKUP([.A145];[.$C$2:.$D$203];1;FALSE())" office:value-type="float" office:value="0">
            <text:p>#N/D</text:p>
          </table:table-cell>
          <table:table-cell table:formula="of:=ISERROR(VLOOKUP([.A145];[.$C$2:.$D$221];1;FALSE()))" office:value-type="boolean" office:boolean-value="true">
            <text:p>VERDADERO</text:p>
          </table:table-cell>
          <table:table-cell table:formula="of:=ISERROR(VLOOKUP([.C14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crollHeight</text:p>
          </table:table-cell>
          <table:table-cell table:formula="of:=IF(LEFT([.A146];2)=&quot;on&quot;;TRUE();FALSE())" office:value-type="boolean" office:boolean-value="false">
            <text:p>FALSO</text:p>
          </table:table-cell>
          <table:table-cell table:style-name="ce4" office:value-type="string">
            <text:p>onprogress</text:p>
          </table:table-cell>
          <table:table-cell table:formula="of:=IF(LEFT([.C146];2)=&quot;on&quot;;TRUE();FALSE())" office:value-type="boolean" office:boolean-value="true">
            <text:p>VERDADERO</text:p>
          </table:table-cell>
          <table:table-cell table:formula="of:=VLOOKUP([.A146];[.$C$2:.$D$203];1;FALSE())" office:value-type="string" office:string-value="scrollHeight">
            <text:p>scrollHeight</text:p>
          </table:table-cell>
          <table:table-cell table:formula="of:=ISERROR(VLOOKUP([.A146];[.$C$2:.$D$221];1;FALSE()))" office:value-type="boolean" office:boolean-value="false">
            <text:p>FALSO</text:p>
          </table:table-cell>
          <table:table-cell table:formula="of:=ISERROR(VLOOKUP([.C14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crollLeft</text:p>
          </table:table-cell>
          <table:table-cell table:formula="of:=IF(LEFT([.A147];2)=&quot;on&quot;;TRUE();FALSE())" office:value-type="boolean" office:boolean-value="false">
            <text:p>FALSO</text:p>
          </table:table-cell>
          <table:table-cell table:style-name="ce4" office:value-type="string">
            <text:p>onratechange</text:p>
          </table:table-cell>
          <table:table-cell table:formula="of:=IF(LEFT([.C147];2)=&quot;on&quot;;TRUE();FALSE())" office:value-type="boolean" office:boolean-value="true">
            <text:p>VERDADERO</text:p>
          </table:table-cell>
          <table:table-cell table:formula="of:=VLOOKUP([.A147];[.$C$2:.$D$203];1;FALSE())" office:value-type="string" office:string-value="scrollLeft">
            <text:p>scrollLeft</text:p>
          </table:table-cell>
          <table:table-cell table:formula="of:=ISERROR(VLOOKUP([.A147];[.$C$2:.$D$221];1;FALSE()))" office:value-type="boolean" office:boolean-value="false">
            <text:p>FALSO</text:p>
          </table:table-cell>
          <table:table-cell table:formula="of:=ISERROR(VLOOKUP([.C14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crollTop</text:p>
          </table:table-cell>
          <table:table-cell table:formula="of:=IF(LEFT([.A148];2)=&quot;on&quot;;TRUE();FALSE())" office:value-type="boolean" office:boolean-value="false">
            <text:p>FALSO</text:p>
          </table:table-cell>
          <table:table-cell table:style-name="ce4" office:value-type="string">
            <text:p>onreset</text:p>
          </table:table-cell>
          <table:table-cell table:formula="of:=IF(LEFT([.C148];2)=&quot;on&quot;;TRUE();FALSE())" office:value-type="boolean" office:boolean-value="true">
            <text:p>VERDADERO</text:p>
          </table:table-cell>
          <table:table-cell table:formula="of:=VLOOKUP([.A148];[.$C$2:.$D$203];1;FALSE())" office:value-type="string" office:string-value="scrollTop">
            <text:p>scrollTop</text:p>
          </table:table-cell>
          <table:table-cell table:formula="of:=ISERROR(VLOOKUP([.A148];[.$C$2:.$D$221];1;FALSE()))" office:value-type="boolean" office:boolean-value="false">
            <text:p>FALSO</text:p>
          </table:table-cell>
          <table:table-cell table:formula="of:=ISERROR(VLOOKUP([.C14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crollWidth</text:p>
          </table:table-cell>
          <table:table-cell table:formula="of:=IF(LEFT([.A149];2)=&quot;on&quot;;TRUE();FALSE())" office:value-type="boolean" office:boolean-value="false">
            <text:p>FALSO</text:p>
          </table:table-cell>
          <table:table-cell table:style-name="ce4" office:value-type="string">
            <text:p>onresize</text:p>
          </table:table-cell>
          <table:table-cell table:formula="of:=IF(LEFT([.C149];2)=&quot;on&quot;;TRUE();FALSE())" office:value-type="boolean" office:boolean-value="true">
            <text:p>VERDADERO</text:p>
          </table:table-cell>
          <table:table-cell table:formula="of:=VLOOKUP([.A149];[.$C$2:.$D$203];1;FALSE())" office:value-type="string" office:string-value="scrollWidth">
            <text:p>scrollWidth</text:p>
          </table:table-cell>
          <table:table-cell table:formula="of:=ISERROR(VLOOKUP([.A149];[.$C$2:.$D$221];1;FALSE()))" office:value-type="boolean" office:boolean-value="false">
            <text:p>FALSO</text:p>
          </table:table-cell>
          <table:table-cell table:formula="of:=ISERROR(VLOOKUP([.C149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ourceIndex</text:p>
          </table:table-cell>
          <table:table-cell table:formula="of:=IF(LEFT([.A150];2)=&quot;on&quot;;TRUE();FALSE())" office:value-type="boolean" office:boolean-value="false">
            <text:p>FALSO</text:p>
          </table:table-cell>
          <table:table-cell table:style-name="ce4" office:value-type="string">
            <text:p>onscroll</text:p>
          </table:table-cell>
          <table:table-cell table:formula="of:=IF(LEFT([.C150];2)=&quot;on&quot;;TRUE();FALSE())" office:value-type="boolean" office:boolean-value="true">
            <text:p>VERDADERO</text:p>
          </table:table-cell>
          <table:table-cell table:formula="of:=VLOOKUP([.A150];[.$C$2:.$D$203];1;FALSE())" office:value-type="float" office:value="0">
            <text:p>#N/D</text:p>
          </table:table-cell>
          <table:table-cell table:formula="of:=ISERROR(VLOOKUP([.A150];[.$C$2:.$D$221];1;FALSE()))" office:value-type="boolean" office:boolean-value="true">
            <text:p>VERDADERO</text:p>
          </table:table-cell>
          <table:table-cell table:formula="of:=ISERROR(VLOOKUP([.C150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style</text:p>
          </table:table-cell>
          <table:table-cell table:formula="of:=IF(LEFT([.A151];2)=&quot;on&quot;;TRUE();FALSE())" office:value-type="boolean" office:boolean-value="false">
            <text:p>FALSO</text:p>
          </table:table-cell>
          <table:table-cell table:style-name="ce4" office:value-type="string">
            <text:p>onseeked</text:p>
          </table:table-cell>
          <table:table-cell table:formula="of:=IF(LEFT([.C151];2)=&quot;on&quot;;TRUE();FALSE())" office:value-type="boolean" office:boolean-value="true">
            <text:p>VERDADERO</text:p>
          </table:table-cell>
          <table:table-cell table:formula="of:=VLOOKUP([.A151];[.$C$2:.$D$203];1;FALSE())" office:value-type="string" office:string-value="style">
            <text:p>style</text:p>
          </table:table-cell>
          <table:table-cell table:formula="of:=ISERROR(VLOOKUP([.A151];[.$C$2:.$D$221];1;FALSE()))" office:value-type="boolean" office:boolean-value="false">
            <text:p>FALSO</text:p>
          </table:table-cell>
          <table:table-cell table:formula="of:=ISERROR(VLOOKUP([.C15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tabIndex</text:p>
          </table:table-cell>
          <table:table-cell table:formula="of:=IF(LEFT([.A152];2)=&quot;on&quot;;TRUE();FALSE())" office:value-type="boolean" office:boolean-value="false">
            <text:p>FALSO</text:p>
          </table:table-cell>
          <table:table-cell table:style-name="ce4" office:value-type="string">
            <text:p>onseeking</text:p>
          </table:table-cell>
          <table:table-cell table:formula="of:=IF(LEFT([.C152];2)=&quot;on&quot;;TRUE();FALSE())" office:value-type="boolean" office:boolean-value="true">
            <text:p>VERDADERO</text:p>
          </table:table-cell>
          <table:table-cell table:formula="of:=VLOOKUP([.A152];[.$C$2:.$D$203];1;FALSE())" office:value-type="string" office:string-value="tabIndex">
            <text:p>tabIndex</text:p>
          </table:table-cell>
          <table:table-cell table:formula="of:=ISERROR(VLOOKUP([.A152];[.$C$2:.$D$221];1;FALSE()))" office:value-type="boolean" office:boolean-value="false">
            <text:p>FALSO</text:p>
          </table:table-cell>
          <table:table-cell table:formula="of:=ISERROR(VLOOKUP([.C15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tagName</text:p>
          </table:table-cell>
          <table:table-cell table:formula="of:=IF(LEFT([.A153];2)=&quot;on&quot;;TRUE();FALSE())" office:value-type="boolean" office:boolean-value="false">
            <text:p>FALSO</text:p>
          </table:table-cell>
          <table:table-cell table:style-name="ce4" office:value-type="string">
            <text:p>onselect</text:p>
          </table:table-cell>
          <table:table-cell table:formula="of:=IF(LEFT([.C153];2)=&quot;on&quot;;TRUE();FALSE())" office:value-type="boolean" office:boolean-value="true">
            <text:p>VERDADERO</text:p>
          </table:table-cell>
          <table:table-cell table:formula="of:=VLOOKUP([.A153];[.$C$2:.$D$203];1;FALSE())" office:value-type="string" office:string-value="tagName">
            <text:p>tagName</text:p>
          </table:table-cell>
          <table:table-cell table:formula="of:=ISERROR(VLOOKUP([.A153];[.$C$2:.$D$221];1;FALSE()))" office:value-type="boolean" office:boolean-value="false">
            <text:p>FALSO</text:p>
          </table:table-cell>
          <table:table-cell table:formula="of:=ISERROR(VLOOKUP([.C15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tagUrn</text:p>
          </table:table-cell>
          <table:table-cell table:formula="of:=IF(LEFT([.A154];2)=&quot;on&quot;;TRUE();FALSE())" office:value-type="boolean" office:boolean-value="false">
            <text:p>FALSO</text:p>
          </table:table-cell>
          <table:table-cell table:style-name="ce4" office:value-type="string">
            <text:p>onshow</text:p>
          </table:table-cell>
          <table:table-cell table:formula="of:=IF(LEFT([.C154];2)=&quot;on&quot;;TRUE();FALSE())" office:value-type="boolean" office:boolean-value="true">
            <text:p>VERDADERO</text:p>
          </table:table-cell>
          <table:table-cell table:formula="of:=VLOOKUP([.A154];[.$C$2:.$D$203];1;FALSE())" office:value-type="float" office:value="0">
            <text:p>#N/D</text:p>
          </table:table-cell>
          <table:table-cell table:formula="of:=ISERROR(VLOOKUP([.A154];[.$C$2:.$D$221];1;FALSE()))" office:value-type="boolean" office:boolean-value="true">
            <text:p>VERDADERO</text:p>
          </table:table-cell>
          <table:table-cell table:formula="of:=ISERROR(VLOOKUP([.C15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office:value-type="string">
            <text:p>title</text:p>
          </table:table-cell>
          <table:table-cell table:formula="of:=IF(LEFT([.A155];2)=&quot;on&quot;;TRUE();FALSE())" office:value-type="boolean" office:boolean-value="false">
            <text:p>FALSO</text:p>
          </table:table-cell>
          <table:table-cell table:style-name="ce4" office:value-type="string">
            <text:p>onstalled</text:p>
          </table:table-cell>
          <table:table-cell table:formula="of:=IF(LEFT([.C155];2)=&quot;on&quot;;TRUE();FALSE())" office:value-type="boolean" office:boolean-value="true">
            <text:p>VERDADERO</text:p>
          </table:table-cell>
          <table:table-cell table:formula="of:=VLOOKUP([.A155];[.$C$2:.$D$203];1;FALSE())" office:value-type="string" office:string-value="title">
            <text:p>title</text:p>
          </table:table-cell>
          <table:table-cell table:formula="of:=ISERROR(VLOOKUP([.A155];[.$C$2:.$D$221];1;FALSE()))" office:value-type="boolean" office:boolean-value="false">
            <text:p>FALSO</text:p>
          </table:table-cell>
          <table:table-cell table:formula="of:=ISERROR(VLOOKUP([.C15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nsubmit</text:p>
          </table:table-cell>
          <table:table-cell table:formula="of:=IF(LEFT([.C156];2)=&quot;on&quot;;TRUE();FALSE())" office:value-type="boolean" office:boolean-value="true">
            <text:p>VERDADERO</text:p>
          </table:table-cell>
          <table:table-cell/>
          <table:table-cell/>
          <table:table-cell table:formula="of:=ISERROR(VLOOKUP([.C15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nsuspend</text:p>
          </table:table-cell>
          <table:table-cell table:formula="of:=IF(LEFT([.C157];2)=&quot;on&quot;;TRUE();FALSE())" office:value-type="boolean" office:boolean-value="true">
            <text:p>VERDADERO</text:p>
          </table:table-cell>
          <table:table-cell/>
          <table:table-cell/>
          <table:table-cell table:formula="of:=ISERROR(VLOOKUP([.C15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ntimeupdate</text:p>
          </table:table-cell>
          <table:table-cell table:formula="of:=IF(LEFT([.C158];2)=&quot;on&quot;;TRUE();FALSE())" office:value-type="boolean" office:boolean-value="true">
            <text:p>VERDADERO</text:p>
          </table:table-cell>
          <table:table-cell/>
          <table:table-cell/>
          <table:table-cell table:formula="of:=ISERROR(VLOOKUP([.C15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nvolumechange</text:p>
          </table:table-cell>
          <table:table-cell table:formula="of:=IF(LEFT([.C159];2)=&quot;on&quot;;TRUE();FALSE())" office:value-type="boolean" office:boolean-value="true">
            <text:p>VERDADERO</text:p>
          </table:table-cell>
          <table:table-cell/>
          <table:table-cell/>
          <table:table-cell table:formula="of:=ISERROR(VLOOKUP([.C15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nwaiting</text:p>
          </table:table-cell>
          <table:table-cell table:formula="of:=IF(LEFT([.C160];2)=&quot;on&quot;;TRUE();FALSE())" office:value-type="boolean" office:boolean-value="true">
            <text:p>VERDADERO</text:p>
          </table:table-cell>
          <table:table-cell/>
          <table:table-cell/>
          <table:table-cell table:formula="of:=ISERROR(VLOOKUP([.C16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nwheel</text:p>
          </table:table-cell>
          <table:table-cell table:formula="of:=IF(LEFT([.C161];2)=&quot;on&quot;;TRUE();FALSE())" office:value-type="boolean" office:boolean-value="true">
            <text:p>VERDADERO</text:p>
          </table:table-cell>
          <table:table-cell/>
          <table:table-cell/>
          <table:table-cell table:formula="of:=ISERROR(VLOOKUP([.C16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uterHTML</text:p>
          </table:table-cell>
          <table:table-cell table:formula="of:=IF(LEFT([.C162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ownerDocument</text:p>
          </table:table-cell>
          <table:table-cell table:formula="of:=IF(LEFT([.C163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3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parentElement</text:p>
          </table:table-cell>
          <table:table-cell table:formula="of:=IF(LEFT([.C164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4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parentNode</text:p>
          </table:table-cell>
          <table:table-cell table:formula="of:=IF(LEFT([.C165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prefix</text:p>
          </table:table-cell>
          <table:table-cell table:formula="of:=IF(LEFT([.C166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previousElementSibling</text:p>
          </table:table-cell>
          <table:table-cell table:formula="of:=IF(LEFT([.C167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previousSibling</text:p>
          </table:table-cell>
          <table:table-cell table:formula="of:=IF(LEFT([.C168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2"/>
          <table:table-cell table:style-name="ce4" office:value-type="string">
            <text:p>PROCESSING_INSTRUCTION_NODE</text:p>
          </table:table-cell>
          <table:table-cell table:formula="of:=IF(LEFT([.C169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6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properties</text:p>
          </table:table-cell>
          <table:table-cell table:formula="of:=IF(LEFT([.C170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querySelector</text:p>
          </table:table-cell>
          <table:table-cell table:formula="of:=IF(LEFT([.C171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querySelectorAll</text:p>
          </table:table-cell>
          <table:table-cell table:formula="of:=IF(LEFT([.C172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leaseCapture</text:p>
          </table:table-cell>
          <table:table-cell table:formula="of:=IF(LEFT([.C173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move</text:p>
          </table:table-cell>
          <table:table-cell table:formula="of:=IF(LEFT([.C174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moveAttribute</text:p>
          </table:table-cell>
          <table:table-cell table:formula="of:=IF(LEFT([.C175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moveAttributeNode</text:p>
          </table:table-cell>
          <table:table-cell table:formula="of:=IF(LEFT([.C176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moveAttributeNS</text:p>
          </table:table-cell>
          <table:table-cell table:formula="of:=IF(LEFT([.C177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moveChild</text:p>
          </table:table-cell>
          <table:table-cell table:formula="of:=IF(LEFT([.C178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8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moveEventListener</text:p>
          </table:table-cell>
          <table:table-cell table:formula="of:=IF(LEFT([.C179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7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replaceChild</text:p>
          </table:table-cell>
          <table:table-cell table:formula="of:=IF(LEFT([.C180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</text:p>
          </table:table-cell>
          <table:table-cell table:formula="of:=IF(LEFT([.C181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By</text:p>
          </table:table-cell>
          <table:table-cell table:formula="of:=IF(LEFT([.C182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Height</text:p>
          </table:table-cell>
          <table:table-cell table:formula="of:=IF(LEFT([.C183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3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IntoView</text:p>
          </table:table-cell>
          <table:table-cell table:formula="of:=IF(LEFT([.C184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Left</text:p>
          </table:table-cell>
          <table:table-cell table:formula="of:=IF(LEFT([.C185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5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LeftMax</text:p>
          </table:table-cell>
          <table:table-cell table:formula="of:=IF(LEFT([.C186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To</text:p>
          </table:table-cell>
          <table:table-cell table:formula="of:=IF(LEFT([.C187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7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Top</text:p>
          </table:table-cell>
          <table:table-cell table:formula="of:=IF(LEFT([.C188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TopMax</text:p>
          </table:table-cell>
          <table:table-cell table:formula="of:=IF(LEFT([.C189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89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crollWidth</text:p>
          </table:table-cell>
          <table:table-cell table:formula="of:=IF(LEFT([.C190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0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etAttribute</text:p>
          </table:table-cell>
          <table:table-cell table:formula="of:=IF(LEFT([.C191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etAttributeNode</text:p>
          </table:table-cell>
          <table:table-cell table:formula="of:=IF(LEFT([.C192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2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etAttributeNodeNS</text:p>
          </table:table-cell>
          <table:table-cell table:formula="of:=IF(LEFT([.C193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etAttributeNS</text:p>
          </table:table-cell>
          <table:table-cell table:formula="of:=IF(LEFT([.C194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4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etCapture</text:p>
          </table:table-cell>
          <table:table-cell table:formula="of:=IF(LEFT([.C195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5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pellcheck</text:p>
          </table:table-cell>
          <table:table-cell table:formula="of:=IF(LEFT([.C196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6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style</text:p>
          </table:table-cell>
          <table:table-cell table:formula="of:=IF(LEFT([.C197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7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tabIndex</text:p>
          </table:table-cell>
          <table:table-cell table:formula="of:=IF(LEFT([.C198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8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tagName</text:p>
          </table:table-cell>
          <table:table-cell table:formula="of:=IF(LEFT([.C199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199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2"/>
          <table:table-cell table:style-name="ce4" office:value-type="string">
            <text:p>TEXT_NODE</text:p>
          </table:table-cell>
          <table:table-cell table:formula="of:=IF(LEFT([.C200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200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textContent</text:p>
          </table:table-cell>
          <table:table-cell table:formula="of:=IF(LEFT([.C201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201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title</text:p>
          </table:table-cell>
          <table:table-cell table:formula="of:=IF(LEFT([.C202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202];[.$A$2:.$B$221];1;FALSE()))" office:value-type="boolean" office:boolean-value="false">
            <text:p>FALSO</text:p>
          </table:table-cell>
          <table:table-cell table:number-columns-repeated="2"/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webkitMatchesSelector</text:p>
          </table:table-cell>
          <table:table-cell table:formula="of:=IF(LEFT([.C203];2)=&quot;on&quot;;TRUE();FALSE())" office:value-type="boolean" office:boolean-value="false">
            <text:p>FALSO</text:p>
          </table:table-cell>
          <table:table-cell/>
          <table:table-cell/>
          <table:table-cell table:formula="of:=ISERROR(VLOOKUP([.C203];[.$A$2:.$B$221];1;FALSE()))" office:value-type="boolean" office:boolean-value="true">
            <text:p>VERDADERO</text:p>
          </table:table-cell>
          <table:table-cell table:number-columns-repeated="2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/>
          <table:table-cell table:number-columns-repeated="4"/>
          <table:table-cell table:style-name="ce4" table:number-columns-repeated="249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>
          <table:table-cell table:style-name="ce4" table:number-columns-repeated="4"/>
          <table:table-cell table:style-name="ce6"/>
          <table:table-cell table:style-name="ce6" table:number-columns-repeated="2"/>
          <table:table-cell table:style-name="ce4" table:number-columns-repeated="251"/>
        </table:table-row>
        <table:table-row table:style-name="ro2" table:number-rows-repeated="65190">
          <table:table-cell table:style-name="ce4" table:number-columns-repeated="4"/>
          <table:table-cell table:style-name="ce6" table:number-columns-repeated="3"/>
          <table:table-cell table:style-name="ce4" table:number-columns-repeated="251"/>
        </table:table-row>
        <table:table-row table:style-name="ro2" table:number-rows-repeated="983039">
          <table:table-cell table:number-columns-repeated="258"/>
        </table:table-row>
        <table:table-row table:style-name="ro2">
          <table:table-cell table:number-columns-repeated="258"/>
        </table:table-row>
        <table:named-expressions/>
      </table:table>
      <table:table table:name="SHOULD_IMPLEMENT" table:style-name="ta4" table:print="false">
        <table:table-column table:style-name="co18" table:default-cell-style-name="ce4"/>
        <table:table-column table:style-name="co19" table:default-cell-style-name="ce4"/>
        <table:table-row table:style-name="ro1">
          <table:table-cell table:style-name="ce2" office:value-type="string">
            <text:p>Document</text:p>
          </table:table-cell>
          <table:table-cell table:style-name="ce2" office:value-type="string">
            <text:p>Element</text:p>
          </table:table-cell>
        </table:table-row>
        <table:table-row table:style-name="ro1">
          <table:table-cell office:value-type="string">
            <text:p>activeElement</text:p>
          </table:table-cell>
          <table:table-cell office:value-type="string">
            <text:p>accessKey</text:p>
          </table:table-cell>
        </table:table-row>
        <table:table-row table:style-name="ro1">
          <table:table-cell office:value-type="string">
            <text:p>alinkColor</text:p>
          </table:table-cell>
          <table:table-cell office:value-type="string">
            <text:p>align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anchors</text:p>
          </table:table-cell>
          <table:table-cell office:value-type="string">
            <text:p>aria-activedescendant</text:p>
          </table:table-cell>
        </table:table-row>
        <table:table-row table:style-name="ro1">
          <table:table-cell office:value-type="string">
            <text:p>applets</text:p>
          </table:table-cell>
          <table:table-cell office:value-type="string">
            <text:p>aria-busy</text:p>
          </table:table-cell>
        </table:table-row>
        <table:table-row table:style-name="ro1">
          <table:table-cell office:value-type="string">
            <text:p>attributes</text:p>
          </table:table-cell>
          <table:table-cell office:value-type="string">
            <text:p>aria-checked</text:p>
          </table:table-cell>
        </table:table-row>
        <table:table-row table:style-name="ro1">
          <table:table-cell office:value-type="string">
            <text:p>bgColor</text:p>
          </table:table-cell>
          <table:table-cell office:value-type="string">
            <text:p>aria-controls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aria-describedby</text:p>
          </table:table-cell>
        </table:table-row>
        <table:table-row table:style-name="ro1">
          <table:table-cell office:value-type="string">
            <text:p>childNodes</text:p>
          </table:table-cell>
          <table:table-cell office:value-type="string">
            <text:p>aria-disabled</text:p>
          </table:table-cell>
        </table:table-row>
        <table:table-row table:style-name="ro1">
          <table:table-cell office:value-type="string">
            <text:p>compatible</text:p>
          </table:table-cell>
          <table:table-cell office:value-type="string">
            <text:p>aria-expanded</text:p>
          </table:table-cell>
        </table:table-row>
        <table:table-row table:style-name="ro1">
          <table:table-cell office:value-type="string">
            <text:p>compatMode</text:p>
          </table:table-cell>
          <table:table-cell office:value-type="string">
            <text:p>aria-flowto</text:p>
          </table:table-cell>
        </table:table-row>
        <table:table-row table:style-name="ro1">
          <table:table-cell office:value-type="string">
            <text:p>cookie</text:p>
          </table:table-cell>
          <table:table-cell office:value-type="string">
            <text:p>aria-haspopup</text:p>
          </table:table-cell>
        </table:table-row>
        <table:table-row table:style-name="ro1">
          <table:table-cell office:value-type="string">
            <text:p>defaultCharset</text:p>
          </table:table-cell>
          <table:table-cell office:value-type="string">
            <text:p>aria-hidden</text:p>
          </table:table-cell>
        </table:table-row>
        <table:table-row table:style-name="ro1">
          <table:table-cell office:value-type="string">
            <text:p>dir</text:p>
          </table:table-cell>
          <table:table-cell office:value-type="string">
            <text:p>aria-invalid</text:p>
          </table:table-cell>
        </table:table-row>
        <table:table-row table:style-name="ro1">
          <table:table-cell office:value-type="string">
            <text:p>doctype</text:p>
          </table:table-cell>
          <table:table-cell office:value-type="string">
            <text:p>aria-labelledby</text:p>
          </table:table-cell>
        </table:table-row>
        <table:table-row table:style-name="ro1">
          <table:table-cell office:value-type="string">
            <text:p>documentElement</text:p>
          </table:table-cell>
          <table:table-cell office:value-type="string">
            <text:p>aria-level</text:p>
          </table:table-cell>
        </table:table-row>
        <table:table-row table:style-name="ro1">
          <table:table-cell office:value-type="string">
            <text:p>documentMode</text:p>
          </table:table-cell>
          <table:table-cell office:value-type="string">
            <text:p>aria-live</text:p>
          </table:table-cell>
        </table:table-row>
        <table:table-row table:style-name="ro1">
          <table:table-cell office:value-type="string">
            <text:p>domain</text:p>
          </table:table-cell>
          <table:table-cell office:value-type="string">
            <text:p>aria-multiselectable</text:p>
          </table:table-cell>
        </table:table-row>
        <table:table-row table:style-name="ro1">
          <table:table-cell office:value-type="string">
            <text:p>embeds</text:p>
          </table:table-cell>
          <table:table-cell office:value-type="string">
            <text:p>aria-owns</text:p>
          </table:table-cell>
        </table:table-row>
        <table:table-row table:style-name="ro1">
          <table:table-cell office:value-type="string">
            <text:p>fgColor</text:p>
          </table:table-cell>
          <table:table-cell office:value-type="string">
            <text:p>aria-posinset</text:p>
          </table:table-cell>
        </table:table-row>
        <table:table-row table:style-name="ro1">
          <table:table-cell office:value-type="string">
            <text:p>fileCreatedDate</text:p>
          </table:table-cell>
          <table:table-cell office:value-type="string">
            <text:p>aria-pressed</text:p>
          </table:table-cell>
        </table:table-row>
        <table:table-row table:style-name="ro1">
          <table:table-cell office:value-type="string">
            <text:p>fileModifiedDate</text:p>
          </table:table-cell>
          <table:table-cell office:value-type="string">
            <text:p>aria-readonly</text:p>
          </table:table-cell>
        </table:table-row>
        <table:table-row table:style-name="ro1">
          <table:table-cell office:value-type="string">
            <text:p>fileSize</text:p>
          </table:table-cell>
          <table:table-cell office:value-type="string">
            <text:p>aria-relevant</text:p>
          </table:table-cell>
        </table:table-row>
        <table:table-row table:style-name="ro1">
          <table:table-cell office:value-type="string">
            <text:p>fileUpdatedDate</text:p>
          </table:table-cell>
          <table:table-cell office:value-type="string">
            <text:p>aria-required</text:p>
          </table:table-cell>
        </table:table-row>
        <table:table-row table:style-name="ro1">
          <table:table-cell office:value-type="string">
            <text:p>firstChild</text:p>
          </table:table-cell>
          <table:table-cell office:value-type="string">
            <text:p>aria-secret</text:p>
          </table:table-cell>
        </table:table-row>
        <table:table-row table:style-name="ro1">
          <table:table-cell office:value-type="string">
            <text:p>forms</text:p>
          </table:table-cell>
          <table:table-cell office:value-type="string">
            <text:p>aria-selected</text:p>
          </table:table-cell>
        </table:table-row>
        <table:table-row table:style-name="ro1">
          <table:table-cell office:value-type="string">
            <text:p>frames</text:p>
          </table:table-cell>
          <table:table-cell office:value-type="string">
            <text:p>aria-setsize</text:p>
          </table:table-cell>
        </table:table-row>
        <table:table-row table:style-name="ro1">
          <table:table-cell office:value-type="string">
            <text:p>images</text:p>
          </table:table-cell>
          <table:table-cell office:value-type="string">
            <text:p>aria-valuemax</text:p>
          </table:table-cell>
        </table:table-row>
        <table:table-row table:style-name="ro1">
          <table:table-cell office:value-type="string">
            <text:p>implementation</text:p>
          </table:table-cell>
          <table:table-cell office:value-type="string">
            <text:p>aria-valuemin</text:p>
          </table:table-cell>
        </table:table-row>
        <table:table-row table:style-name="ro1">
          <table:table-cell office:value-type="string">
            <text:p>lastChild</text:p>
          </table:table-cell>
          <table:table-cell office:value-type="string">
            <text:p>aria-valuenow</text:p>
          </table:table-cell>
        </table:table-row>
        <table:table-row table:style-name="ro1">
          <table:table-cell office:value-type="string">
            <text:p>lastModified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linkColor</text:p>
          </table:table-cell>
          <table:table-cell office:value-type="string">
            <text:p>behaviorUrns</text:p>
          </table:table-cell>
        </table:table-row>
        <table:table-row table:style-name="ro1">
          <table:table-cell office:value-type="string">
            <text:p>links</text:p>
          </table:table-cell>
          <table:table-cell office:value-type="string">
            <text:p>canHaveChildren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canHaveHTML</text:p>
          </table:table-cell>
        </table:table-row>
        <table:table-row table:style-name="ro1">
          <table:table-cell office:value-type="string">
            <text:p>media</text:p>
          </table:table-cell>
          <table:table-cell office:value-type="string">
            <text:p>childNodes</text:p>
          </table:table-cell>
        </table:table-row>
        <table:table-row table:style-name="ro1">
          <table:table-cell office:value-type="string">
            <text:p>mimeType</text:p>
          </table:table-cell>
          <table:table-cell office:value-type="string">
            <text:p>children</text:p>
          </table:table-cell>
        </table:table-row>
        <table:table-row table:style-name="ro1">
          <table:table-cell office:value-type="string">
            <text:p>nameProp</text:p>
          </table:table-cell>
          <table:table-cell office:value-type="string">
            <text:p>className</text:p>
          </table:table-cell>
        </table:table-row>
        <table:table-row table:style-name="ro1">
          <table:table-cell office:value-type="string">
            <text:p>namespaces</text:p>
          </table:table-cell>
          <table:table-cell office:value-type="string">
            <text:p>clear</text:p>
          </table:table-cell>
        </table:table-row>
        <table:table-row table:style-name="ro1">
          <table:table-cell office:value-type="string">
            <text:p>nextSibling</text:p>
          </table:table-cell>
          <table:table-cell office:value-type="string">
            <text:p>clientHeight</text:p>
          </table:table-cell>
        </table:table-row>
        <table:table-row table:style-name="ro1">
          <table:table-cell office:value-type="string">
            <text:p>nodeName</text:p>
          </table:table-cell>
          <table:table-cell office:value-type="string">
            <text:p>clientLeft</text:p>
          </table:table-cell>
        </table:table-row>
        <table:table-row table:style-name="ro1">
          <table:table-cell office:value-type="string">
            <text:p>nodeType</text:p>
          </table:table-cell>
          <table:table-cell office:value-type="string">
            <text:p>clientTop</text:p>
          </table:table-cell>
        </table:table-row>
        <table:table-row table:style-name="ro1">
          <table:table-cell office:value-type="string">
            <text:p>nodeValue</text:p>
          </table:table-cell>
          <table:table-cell office:value-type="string">
            <text:p>clientWidth</text:p>
          </table:table-cell>
        </table:table-row>
        <table:table-row table:style-name="ro1">
          <table:table-cell office:value-type="string">
            <text:p>onactivate</text:p>
          </table:table-cell>
          <table:table-cell office:value-type="string">
            <text:p>contentEditable</text:p>
          </table:table-cell>
        </table:table-row>
        <table:table-row table:style-name="ro1">
          <table:table-cell office:value-type="string">
            <text:p>onafterupdate</text:p>
          </table:table-cell>
          <table:table-cell office:value-type="string">
            <text:p>currentStyle</text:p>
          </table:table-cell>
        </table:table-row>
        <table:table-row table:style-name="ro1">
          <table:table-cell office:value-type="string">
            <text:p>onbeforeactivate</text:p>
          </table:table-cell>
          <table:table-cell office:value-type="string">
            <text:p>dir</text:p>
          </table:table-cell>
        </table:table-row>
        <table:table-row table:style-name="ro1">
          <table:table-cell office:value-type="string">
            <text:p>onbeforedeactivate</text:p>
          </table:table-cell>
          <table:table-cell office:value-type="string">
            <text:p>disabled</text:p>
          </table:table-cell>
        </table:table-row>
        <table:table-row table:style-name="ro1">
          <table:table-cell office:value-type="string">
            <text:p>onbeforeeditfocu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string">
            <text:p>onbeforeupdate</text:p>
          </table:table-cell>
          <table:table-cell office:value-type="string">
            <text:p>filters</text:p>
          </table:table-cell>
        </table:table-row>
        <table:table-row table:style-name="ro1">
          <table:table-cell office:value-type="string">
            <text:p>oncellchange</text:p>
          </table:table-cell>
          <table:table-cell office:value-type="string">
            <text:p>firstChild</text:p>
          </table:table-cell>
        </table:table-row>
        <table:table-row table:style-name="ro1">
          <table:table-cell office:value-type="string">
            <text:p>onclick</text:p>
          </table:table-cell>
          <table:table-cell office:value-type="string">
            <text:p>hideFocus</text:p>
          </table:table-cell>
        </table:table-row>
        <table:table-row table:style-name="ro1">
          <table:table-cell office:value-type="string">
            <text:p>oncontextmenu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oncontrolselect</text:p>
          </table:table-cell>
          <table:table-cell office:value-type="string">
            <text:p>innerHTML</text:p>
          </table:table-cell>
        </table:table-row>
        <table:table-row table:style-name="ro1">
          <table:table-cell office:value-type="string">
            <text:p>ondataavailable</text:p>
          </table:table-cell>
          <table:table-cell office:value-type="string">
            <text:p>innerText</text:p>
          </table:table-cell>
        </table:table-row>
        <table:table-row table:style-name="ro1">
          <table:table-cell office:value-type="string">
            <text:p>ondatasetchanged</text:p>
          </table:table-cell>
          <table:table-cell office:value-type="string">
            <text:p>isContentEditable</text:p>
          </table:table-cell>
        </table:table-row>
        <table:table-row table:style-name="ro1">
          <table:table-cell office:value-type="string">
            <text:p>ondatasetcomplete</text:p>
          </table:table-cell>
          <table:table-cell office:value-type="string">
            <text:p>isDisabled</text:p>
          </table:table-cell>
        </table:table-row>
        <table:table-row table:style-name="ro1">
          <table:table-cell office:value-type="string">
            <text:p>ondblclick</text:p>
          </table:table-cell>
          <table:table-cell office:value-type="string">
            <text:p>isMultiLine</text:p>
          </table:table-cell>
        </table:table-row>
        <table:table-row table:style-name="ro1">
          <table:table-cell office:value-type="string">
            <text:p>ondeactivate</text:p>
          </table:table-cell>
          <table:table-cell office:value-type="string">
            <text:p>isTextEdit</text:p>
          </table:table-cell>
        </table:table-row>
        <table:table-row table:style-name="ro1">
          <table:table-cell office:value-type="string">
            <text:p>ondragstart</text:p>
          </table:table-cell>
          <table:table-cell office:value-type="string">
            <text:p>lang</text:p>
          </table:table-cell>
        </table:table-row>
        <table:table-row table:style-name="ro1">
          <table:table-cell office:value-type="string">
            <text:p>onerrorupdate</text:p>
          </table:table-cell>
          <table:table-cell office:value-type="string">
            <text:p>language</text:p>
          </table:table-cell>
        </table:table-row>
        <table:table-row table:style-name="ro1">
          <table:table-cell office:value-type="string">
            <text:p>onfocusin</text:p>
          </table:table-cell>
          <table:table-cell office:value-type="string">
            <text:p>lastChild</text:p>
          </table:table-cell>
        </table:table-row>
        <table:table-row table:style-name="ro1">
          <table:table-cell office:value-type="string">
            <text:p>onfocusout</text:p>
          </table:table-cell>
          <table:table-cell office:value-type="string">
            <text:p>nextSibling</text:p>
          </table:table-cell>
        </table:table-row>
        <table:table-row table:style-name="ro1">
          <table:table-cell office:value-type="string">
            <text:p>onhelp</text:p>
          </table:table-cell>
          <table:table-cell office:value-type="string">
            <text:p>nodeName</text:p>
          </table:table-cell>
        </table:table-row>
        <table:table-row table:style-name="ro1">
          <table:table-cell office:value-type="string">
            <text:p>onkeydown</text:p>
          </table:table-cell>
          <table:table-cell office:value-type="string">
            <text:p>nodeType</text:p>
          </table:table-cell>
        </table:table-row>
        <table:table-row table:style-name="ro1">
          <table:table-cell office:value-type="string">
            <text:p>onkeypress</text:p>
          </table:table-cell>
          <table:table-cell office:value-type="string">
            <text:p>nodeValue</text:p>
          </table:table-cell>
        </table:table-row>
        <table:table-row table:style-name="ro1">
          <table:table-cell office:value-type="string">
            <text:p>onkeyup</text:p>
          </table:table-cell>
          <table:table-cell office:value-type="string">
            <text:p>offsetHeight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offsetLeft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offsetParent</text:p>
          </table:table-cell>
        </table:table-row>
        <table:table-row table:style-name="ro1">
          <table:table-cell office:value-type="string">
            <text:p>onmouseout</text:p>
          </table:table-cell>
          <table:table-cell office:value-type="string">
            <text:p>offsetTop</text:p>
          </table:table-cell>
        </table:table-row>
        <table:table-row table:style-name="ro1">
          <table:table-cell office:value-type="string">
            <text:p>onmouseover</text:p>
          </table:table-cell>
          <table:table-cell office:value-type="string">
            <text:p>offsetWidth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onactivate</text:p>
          </table:table-cell>
        </table:table-row>
        <table:table-row table:style-name="ro1">
          <table:table-cell office:value-type="string">
            <text:p>onmousewheel</text:p>
          </table:table-cell>
          <table:table-cell office:value-type="string">
            <text:p>onafterupdate</text:p>
          </table:table-cell>
        </table:table-row>
        <table:table-row table:style-name="ro1">
          <table:table-cell office:value-type="string">
            <text:p>onpropertychange</text:p>
          </table:table-cell>
          <table:table-cell office:value-type="string">
            <text:p>onbeforeactivate</text:p>
          </table:table-cell>
        </table:table-row>
        <table:table-row table:style-name="ro1">
          <table:table-cell office:value-type="string">
            <text:p>onreadystatechange</text:p>
          </table:table-cell>
          <table:table-cell office:value-type="string">
            <text:p>onbeforecopy</text:p>
          </table:table-cell>
        </table:table-row>
        <table:table-row table:style-name="ro1">
          <table:table-cell office:value-type="string">
            <text:p>onrowenter</text:p>
          </table:table-cell>
          <table:table-cell office:value-type="string">
            <text:p>onbeforecut</text:p>
          </table:table-cell>
        </table:table-row>
        <table:table-row table:style-name="ro1">
          <table:table-cell office:value-type="string">
            <text:p>onrowexit</text:p>
          </table:table-cell>
          <table:table-cell office:value-type="string">
            <text:p>onbeforedeactivate</text:p>
          </table:table-cell>
        </table:table-row>
        <table:table-row table:style-name="ro1">
          <table:table-cell office:value-type="string">
            <text:p>onrowsdelete</text:p>
          </table:table-cell>
          <table:table-cell office:value-type="string">
            <text:p>onbeforeeditfocus</text:p>
          </table:table-cell>
        </table:table-row>
        <table:table-row table:style-name="ro1">
          <table:table-cell office:value-type="string">
            <text:p>onrowsinserted</text:p>
          </table:table-cell>
          <table:table-cell office:value-type="string">
            <text:p>onbeforepaste</text:p>
          </table:table-cell>
        </table:table-row>
        <table:table-row table:style-name="ro1">
          <table:table-cell office:value-type="string">
            <text:p>onselectionchange</text:p>
          </table:table-cell>
          <table:table-cell office:value-type="string">
            <text:p>onbeforeupdate</text:p>
          </table:table-cell>
        </table:table-row>
        <table:table-row table:style-name="ro1">
          <table:table-cell office:value-type="string">
            <text:p>onselectstart</text:p>
          </table:table-cell>
          <table:table-cell office:value-type="string">
            <text:p>onblur</text:p>
          </table:table-cell>
        </table:table-row>
        <table:table-row table:style-name="ro1">
          <table:table-cell office:value-type="string">
            <text:p>onstop</text:p>
          </table:table-cell>
          <table:table-cell office:value-type="string">
            <text:p>oncellchange</text:p>
          </table:table-cell>
        </table:table-row>
        <table:table-row table:style-name="ro1">
          <table:table-cell office:value-type="string">
            <text:p>onstorage</text:p>
          </table:table-cell>
          <table:table-cell office:value-type="string">
            <text:p>onclick</text:p>
          </table:table-cell>
        </table:table-row>
        <table:table-row table:style-name="ro1">
          <table:table-cell office:value-type="string">
            <text:p>onstoragecommit</text:p>
          </table:table-cell>
          <table:table-cell office:value-type="string">
            <text:p>oncontextmenu</text:p>
          </table:table-cell>
        </table:table-row>
        <table:table-row table:style-name="ro1">
          <table:table-cell office:value-type="string">
            <text:p>ownerDocument</text:p>
          </table:table-cell>
          <table:table-cell office:value-type="string">
            <text:p>oncontrolselect</text:p>
          </table:table-cell>
        </table:table-row>
        <table:table-row table:style-name="ro1">
          <table:table-cell office:value-type="string">
            <text:p>parentNode</text:p>
          </table:table-cell>
          <table:table-cell office:value-type="string">
            <text:p>oncopy</text:p>
          </table:table-cell>
        </table:table-row>
        <table:table-row table:style-name="ro1">
          <table:table-cell office:value-type="string">
            <text:p>parentWindow</text:p>
          </table:table-cell>
          <table:table-cell office:value-type="string">
            <text:p>oncut</text:p>
          </table:table-cell>
        </table:table-row>
        <table:table-row table:style-name="ro1">
          <table:table-cell office:value-type="string">
            <text:p>plugins</text:p>
          </table:table-cell>
          <table:table-cell office:value-type="string">
            <text:p>ondataavailable</text:p>
          </table:table-cell>
        </table:table-row>
        <table:table-row table:style-name="ro1">
          <table:table-cell office:value-type="string">
            <text:p>previousSibling</text:p>
          </table:table-cell>
          <table:table-cell office:value-type="string">
            <text:p>ondatasetchanged</text:p>
          </table:table-cell>
        </table:table-row>
        <table:table-row table:style-name="ro1">
          <table:table-cell office:value-type="string">
            <text:p>protocol</text:p>
          </table:table-cell>
          <table:table-cell office:value-type="string">
            <text:p>ondatasetcomplete</text:p>
          </table:table-cell>
        </table:table-row>
        <table:table-row table:style-name="ro1">
          <table:table-cell office:value-type="string">
            <text:p>readyState</text:p>
          </table:table-cell>
          <table:table-cell office:value-type="string">
            <text:p>ondblclick</text:p>
          </table:table-cell>
        </table:table-row>
        <table:table-row table:style-name="ro1">
          <table:table-cell office:value-type="string">
            <text:p>referrer</text:p>
          </table:table-cell>
          <table:table-cell office:value-type="string">
            <text:p>ondeactivate</text:p>
          </table:table-cell>
        </table:table-row>
        <table:table-row table:style-name="ro1">
          <table:table-cell office:value-type="string">
            <text:p>scripts</text:p>
          </table:table-cell>
          <table:table-cell office:value-type="string">
            <text:p>ondrag</text:p>
          </table:table-cell>
        </table:table-row>
        <table:table-row table:style-name="ro1">
          <table:table-cell office:value-type="string">
            <text:p>security</text:p>
          </table:table-cell>
          <table:table-cell office:value-type="string">
            <text:p>ondragend</text:p>
          </table:table-cell>
        </table:table-row>
        <table:table-row table:style-name="ro1">
          <table:table-cell office:value-type="string">
            <text:p>selection</text:p>
          </table:table-cell>
          <table:table-cell office:value-type="string">
            <text:p>ondragenter</text:p>
          </table:table-cell>
        </table:table-row>
        <table:table-row table:style-name="ro1">
          <table:table-cell office:value-type="string">
            <text:p>styleSheets</text:p>
          </table:table-cell>
          <table:table-cell office:value-type="string">
            <text:p>ondragleave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ondragover</text:p>
          </table:table-cell>
        </table:table-row>
        <table:table-row table:style-name="ro1">
          <table:table-cell office:value-type="string">
            <text:p>URL</text:p>
          </table:table-cell>
          <table:table-cell office:value-type="string">
            <text:p>ondragstart</text:p>
          </table:table-cell>
        </table:table-row>
        <table:table-row table:style-name="ro1">
          <table:table-cell office:value-type="string">
            <text:p>URLUnencoded</text:p>
          </table:table-cell>
          <table:table-cell office:value-type="string">
            <text:p>ondrop</text:p>
          </table:table-cell>
        </table:table-row>
        <table:table-row table:style-name="ro1">
          <table:table-cell office:value-type="string">
            <text:p>vlinkColor</text:p>
          </table:table-cell>
          <table:table-cell office:value-type="string">
            <text:p>onerrorupdate</text:p>
          </table:table-cell>
        </table:table-row>
        <table:table-row table:style-name="ro1">
          <table:table-cell office:value-type="string">
            <text:p>activeElement</text:p>
          </table:table-cell>
          <table:table-cell office:value-type="string">
            <text:p>onfilterchange</text:p>
          </table:table-cell>
        </table:table-row>
        <table:table-row table:style-name="ro1">
          <table:table-cell office:value-type="string">
            <text:p>addEventListener</text:p>
          </table:table-cell>
          <table:table-cell office:value-type="string">
            <text:p>onfocus</text:p>
          </table:table-cell>
        </table:table-row>
        <table:table-row table:style-name="ro1">
          <table:table-cell office:value-type="string">
            <text:p>adoptNode</text:p>
          </table:table-cell>
          <table:table-cell office:value-type="string">
            <text:p>onfocusin</text:p>
          </table:table-cell>
        </table:table-row>
        <table:table-row table:style-name="ro1">
          <table:table-cell office:value-type="string">
            <text:p>alinkColor</text:p>
          </table:table-cell>
          <table:table-cell office:value-type="string">
            <text:p>onfocusout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onhelp</text:p>
          </table:table-cell>
        </table:table-row>
        <table:table-row table:style-name="ro1">
          <table:table-cell office:value-type="string">
            <text:p>anchors</text:p>
          </table:table-cell>
          <table:table-cell office:value-type="string">
            <text:p>onkeydown</text:p>
          </table:table-cell>
        </table:table-row>
        <table:table-row table:style-name="ro1">
          <table:table-cell office:value-type="string">
            <text:p>appendChild</text:p>
          </table:table-cell>
          <table:table-cell office:value-type="string">
            <text:p>onkeypress</text:p>
          </table:table-cell>
        </table:table-row>
        <table:table-row table:style-name="ro1">
          <table:table-cell office:value-type="string">
            <text:p>applets</text:p>
          </table:table-cell>
          <table:table-cell office:value-type="string">
            <text:p>onkeyup</text:p>
          </table:table-cell>
        </table:table-row>
        <table:table-row table:style-name="ro1">
          <table:table-cell office:value-type="string">
            <text:p>ATTRIBUTE_NODE</text:p>
          </table:table-cell>
          <table:table-cell office:value-type="string">
            <text:p>onlayoutcomplete</text:p>
          </table:table-cell>
        </table:table-row>
        <table:table-row table:style-name="ro1">
          <table:table-cell office:value-type="string">
            <text:p>baseURI</text:p>
          </table:table-cell>
          <table:table-cell office:value-type="string">
            <text:p>onlosecapture</text:p>
          </table:table-cell>
        </table:table-row>
        <table:table-row table:style-name="ro1">
          <table:table-cell office:value-type="string">
            <text:p>bgColor</text:p>
          </table:table-cell>
          <table:table-cell office:value-type="string">
            <text:p>onmousedown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onmouseenter</text:p>
          </table:table-cell>
        </table:table-row>
        <table:table-row table:style-name="ro1">
          <table:table-cell office:value-type="string">
            <text:p>captureEvents</text:p>
          </table:table-cell>
          <table:table-cell office:value-type="string">
            <text:p>onmouseleave</text:p>
          </table:table-cell>
        </table:table-row>
        <table:table-row table:style-name="ro1">
          <table:table-cell office:value-type="string">
            <text:p>caretPositionFromPoint</text:p>
          </table:table-cell>
          <table:table-cell office:value-type="string">
            <text:p>onmousemove</text:p>
          </table:table-cell>
        </table:table-row>
        <table:table-row table:style-name="ro1">
          <table:table-cell office:value-type="string">
            <text:p>CDATA_SECTION_NODE</text:p>
          </table:table-cell>
          <table:table-cell office:value-type="string">
            <text:p>onmouseout</text:p>
          </table:table-cell>
        </table:table-row>
        <table:table-row table:style-name="ro1">
          <table:table-cell office:value-type="string">
            <text:p>characterSet</text:p>
          </table:table-cell>
          <table:table-cell office:value-type="string">
            <text:p>onmouseover</text:p>
          </table:table-cell>
        </table:table-row>
        <table:table-row table:style-name="ro1">
          <table:table-cell office:value-type="string">
            <text:p>charset</text:p>
          </table:table-cell>
          <table:table-cell office:value-type="string">
            <text:p>onmouseup</text:p>
          </table:table-cell>
        </table:table-row>
        <table:table-row table:style-name="ro1">
          <table:table-cell office:value-type="string">
            <text:p>childElementCount</text:p>
          </table:table-cell>
          <table:table-cell office:value-type="string">
            <text:p>onmousewheel</text:p>
          </table:table-cell>
        </table:table-row>
        <table:table-row table:style-name="ro1">
          <table:table-cell office:value-type="string">
            <text:p>childNodes</text:p>
          </table:table-cell>
          <table:table-cell office:value-type="string">
            <text:p>onmove</text:p>
          </table:table-cell>
        </table:table-row>
        <table:table-row table:style-name="ro1">
          <table:table-cell office:value-type="string">
            <text:p>children</text:p>
          </table:table-cell>
          <table:table-cell office:value-type="string">
            <text:p>onmoveend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string">
            <text:p>onmovestart</text:p>
          </table:table-cell>
        </table:table-row>
        <table:table-row table:style-name="ro1">
          <table:table-cell office:value-type="string">
            <text:p>cloneNode</text:p>
          </table:table-cell>
          <table:table-cell office:value-type="string">
            <text:p>onpage</text:p>
          </table:table-cell>
        </table:table-row>
        <table:table-row table:style-name="ro1">
          <table:table-cell office:value-type="string">
            <text:p>close</text:p>
          </table:table-cell>
          <table:table-cell office:value-type="string">
            <text:p>onpaste</text:p>
          </table:table-cell>
        </table:table-row>
        <table:table-row table:style-name="ro1">
          <table:table-cell office:value-type="string">
            <text:p>COMMENT_NODE</text:p>
          </table:table-cell>
          <table:table-cell office:value-type="string">
            <text:p>onpropertychange</text:p>
          </table:table-cell>
        </table:table-row>
        <table:table-row table:style-name="ro1">
          <table:table-cell office:value-type="string">
            <text:p>compareDocumentPosition</text:p>
          </table:table-cell>
          <table:table-cell office:value-type="string">
            <text:p>onreadystatechange</text:p>
          </table:table-cell>
        </table:table-row>
        <table:table-row table:style-name="ro1">
          <table:table-cell office:value-type="string">
            <text:p>compatMode</text:p>
          </table:table-cell>
          <table:table-cell office:value-type="string">
            <text:p>onresize</text:p>
          </table:table-cell>
        </table:table-row>
        <table:table-row table:style-name="ro1">
          <table:table-cell office:value-type="string">
            <text:p>contains</text:p>
          </table:table-cell>
          <table:table-cell office:value-type="string">
            <text:p>onresizeend</text:p>
          </table:table-cell>
        </table:table-row>
        <table:table-row table:style-name="ro1">
          <table:table-cell office:value-type="string">
            <text:p>contentType</text:p>
          </table:table-cell>
          <table:table-cell office:value-type="string">
            <text:p>onresizestart</text:p>
          </table:table-cell>
        </table:table-row>
        <table:table-row table:style-name="ro1">
          <table:table-cell office:value-type="string">
            <text:p>cookie</text:p>
          </table:table-cell>
          <table:table-cell office:value-type="string">
            <text:p>onrowenter</text:p>
          </table:table-cell>
        </table:table-row>
        <table:table-row table:style-name="ro1">
          <table:table-cell office:value-type="string">
            <text:p>createAttribute</text:p>
          </table:table-cell>
          <table:table-cell office:value-type="string">
            <text:p>onrowexit</text:p>
          </table:table-cell>
        </table:table-row>
        <table:table-row table:style-name="ro1">
          <table:table-cell office:value-type="string">
            <text:p>createAttributeNS</text:p>
          </table:table-cell>
          <table:table-cell office:value-type="string">
            <text:p>onrowsdelete</text:p>
          </table:table-cell>
        </table:table-row>
        <table:table-row table:style-name="ro1">
          <table:table-cell office:value-type="string">
            <text:p>createCDATASection</text:p>
          </table:table-cell>
          <table:table-cell office:value-type="string">
            <text:p>onrowsinserted</text:p>
          </table:table-cell>
        </table:table-row>
        <table:table-row table:style-name="ro1">
          <table:table-cell office:value-type="string">
            <text:p>createComment</text:p>
          </table:table-cell>
          <table:table-cell office:value-type="string">
            <text:p>onscroll</text:p>
          </table:table-cell>
        </table:table-row>
        <table:table-row table:style-name="ro1">
          <table:table-cell office:value-type="string">
            <text:p>createDocumentFragment</text:p>
          </table:table-cell>
          <table:table-cell office:value-type="string">
            <text:p>onselectstart</text:p>
          </table:table-cell>
        </table:table-row>
        <table:table-row table:style-name="ro1">
          <table:table-cell office:value-type="string">
            <text:p>createElement</text:p>
          </table:table-cell>
          <table:table-cell office:value-type="string">
            <text:p>outerHTML</text:p>
          </table:table-cell>
        </table:table-row>
        <table:table-row table:style-name="ro1">
          <table:table-cell office:value-type="string">
            <text:p>createElementNS</text:p>
          </table:table-cell>
          <table:table-cell office:value-type="string">
            <text:p>outerText</text:p>
          </table:table-cell>
        </table:table-row>
        <table:table-row table:style-name="ro1">
          <table:table-cell office:value-type="string">
            <text:p>createEvent</text:p>
          </table:table-cell>
          <table:table-cell office:value-type="string">
            <text:p>ownerDocument</text:p>
          </table:table-cell>
        </table:table-row>
        <table:table-row table:style-name="ro1">
          <table:table-cell office:value-type="string">
            <text:p>createExpression</text:p>
          </table:table-cell>
          <table:table-cell office:value-type="string">
            <text:p>parentElement</text:p>
          </table:table-cell>
        </table:table-row>
        <table:table-row table:style-name="ro1">
          <table:table-cell office:value-type="string">
            <text:p>createNodeIterator</text:p>
          </table:table-cell>
          <table:table-cell office:value-type="string">
            <text:p>parentNode</text:p>
          </table:table-cell>
        </table:table-row>
        <table:table-row table:style-name="ro1">
          <table:table-cell office:value-type="string">
            <text:p>createNSResolver</text:p>
          </table:table-cell>
          <table:table-cell office:value-type="string">
            <text:p>parentTextEdit</text:p>
          </table:table-cell>
        </table:table-row>
        <table:table-row table:style-name="ro1">
          <table:table-cell office:value-type="string">
            <text:p>createProcessingInstruction</text:p>
          </table:table-cell>
          <table:table-cell office:value-type="string">
            <text:p>previousSibling</text:p>
          </table:table-cell>
        </table:table-row>
        <table:table-row table:style-name="ro1">
          <table:table-cell office:value-type="string">
            <text:p>createRange</text:p>
          </table:table-cell>
          <table:table-cell office:value-type="string">
            <text:p>readyState</text:p>
          </table:table-cell>
        </table:table-row>
        <table:table-row table:style-name="ro1">
          <table:table-cell office:value-type="string">
            <text:p>createTextNode</text:p>
          </table:table-cell>
          <table:table-cell office:value-type="string">
            <text:p>recordNumber</text:p>
          </table:table-cell>
        </table:table-row>
        <table:table-row table:style-name="ro1">
          <table:table-cell office:value-type="string">
            <text:p>createTreeWalker</text:p>
          </table:table-cell>
          <table:table-cell office:value-type="string">
            <text:p>role</text:p>
          </table:table-cell>
        </table:table-row>
        <table:table-row table:style-name="ro1">
          <table:table-cell office:value-type="string">
            <text:p>currentScript</text:p>
          </table:table-cell>
          <table:table-cell office:value-type="string">
            <text:p>runtimeStyle</text:p>
          </table:table-cell>
        </table:table-row>
        <table:table-row table:style-name="ro1">
          <table:table-cell office:value-type="string">
            <text:p>defaultView</text:p>
          </table:table-cell>
          <table:table-cell office:value-type="string">
            <text:p>scopeName</text:p>
          </table:table-cell>
        </table:table-row>
        <table:table-row table:style-name="ro1">
          <table:table-cell office:value-type="string">
            <text:p>designMode</text:p>
          </table:table-cell>
          <table:table-cell office:value-type="string">
            <text:p>scrollHeight</text:p>
          </table:table-cell>
        </table:table-row>
        <table:table-row table:style-name="ro1">
          <table:table-cell office:value-type="string">
            <text:p>dir</text:p>
          </table:table-cell>
          <table:table-cell office:value-type="string">
            <text:p>scrollLeft</text:p>
          </table:table-cell>
        </table:table-row>
        <table:table-row table:style-name="ro1">
          <table:table-cell office:value-type="string">
            <text:p>dispatchEvent</text:p>
          </table:table-cell>
          <table:table-cell office:value-type="string">
            <text:p>scrollTop</text:p>
          </table:table-cell>
        </table:table-row>
        <table:table-row table:style-name="ro1">
          <table:table-cell office:value-type="string">
            <text:p>doctype</text:p>
          </table:table-cell>
          <table:table-cell office:value-type="string">
            <text:p>scrollWidth</text:p>
          </table:table-cell>
        </table:table-row>
        <table:table-row table:style-name="ro1">
          <table:table-cell office:value-type="string">
            <text:p>DOCUMENT_FRAGMENT_NODE</text:p>
          </table:table-cell>
          <table:table-cell office:value-type="string">
            <text:p>sourceIndex</text:p>
          </table:table-cell>
        </table:table-row>
        <table:table-row table:style-name="ro1">
          <table:table-cell office:value-type="string">
            <text:p>DOCUMENT_NODE</text:p>
          </table:table-cell>
          <table:table-cell office:value-type="string">
            <text:p>style</text:p>
          </table:table-cell>
        </table:table-row>
        <table:table-row table:style-name="ro1">
          <table:table-cell office:value-type="string">
            <text:p>DOCUMENT_POSITION_CONTAINED_BY</text:p>
          </table:table-cell>
          <table:table-cell office:value-type="string">
            <text:p>tabIndex</text:p>
          </table:table-cell>
        </table:table-row>
        <table:table-row table:style-name="ro1">
          <table:table-cell office:value-type="string">
            <text:p>DOCUMENT_POSITION_CONTAINS</text:p>
          </table:table-cell>
          <table:table-cell office:value-type="string">
            <text:p>tagName</text:p>
          </table:table-cell>
        </table:table-row>
        <table:table-row table:style-name="ro1">
          <table:table-cell office:value-type="string">
            <text:p>DOCUMENT_POSITION_DISCONNECTED</text:p>
          </table:table-cell>
          <table:table-cell office:value-type="string">
            <text:p>tagUrn</text:p>
          </table:table-cell>
        </table:table-row>
        <table:table-row table:style-name="ro1">
          <table:table-cell office:value-type="string">
            <text:p>DOCUMENT_POSITION_FOLLOWING</text:p>
          </table:table-cell>
          <table:table-cell office:value-type="string">
            <text:p>title</text:p>
          </table:table-cell>
        </table:table-row>
        <table:table-row table:style-name="ro1">
          <table:table-cell office:value-type="string">
            <text:p>DOCUMENT_POSITION_IMPLEMENTATION_SPECIFIC</text:p>
          </table:table-cell>
          <table:table-cell office:value-type="string">
            <text:p>accessKey</text:p>
          </table:table-cell>
        </table:table-row>
        <table:table-row table:style-name="ro1">
          <table:table-cell office:value-type="string">
            <text:p>DOCUMENT_POSITION_PRECEDING</text:p>
          </table:table-cell>
          <table:table-cell office:value-type="string">
            <text:p>accessKeyLabel</text:p>
          </table:table-cell>
        </table:table-row>
        <table:table-row table:style-name="ro1">
          <table:table-cell office:value-type="string">
            <text:p>DOCUMENT_TYPE_NODE</text:p>
          </table:table-cell>
          <table:table-cell office:value-type="string">
            <text:p>addEventListener</text:p>
          </table:table-cell>
        </table:table-row>
        <table:table-row table:style-name="ro1">
          <table:table-cell office:value-type="string">
            <text:p>documentElement</text:p>
          </table:table-cell>
          <table:table-cell office:value-type="string">
            <text:p>align</text:p>
          </table:table-cell>
        </table:table-row>
        <table:table-row table:style-name="ro1">
          <table:table-cell office:value-type="string">
            <text:p>documentURI</text:p>
          </table:table-cell>
          <table:table-cell office:value-type="string">
            <text:p>appendChild</text:p>
          </table:table-cell>
        </table:table-row>
        <table:table-row table:style-name="ro1">
          <table:table-cell office:value-type="string">
            <text:p>domain</text:p>
          </table:table-cell>
          <table:table-cell office:value-type="string">
            <text:p>ATTRIBUTE_NODE</text:p>
          </table:table-cell>
        </table:table-row>
        <table:table-row table:style-name="ro1">
          <table:table-cell office:value-type="string">
            <text:p>ELEMENT_NODE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elementFromPoint</text:p>
          </table:table-cell>
          <table:table-cell office:value-type="string">
            <text:p>baseURI</text:p>
          </table:table-cell>
        </table:table-row>
        <table:table-row table:style-name="ro1">
          <table:table-cell office:value-type="string">
            <text:p>elementsFromPoint</text:p>
          </table:table-cell>
          <table:table-cell office:value-type="string">
            <text:p>blur</text:p>
          </table:table-cell>
        </table:table-row>
        <table:table-row table:style-name="ro1">
          <table:table-cell office:value-type="string">
            <text:p>embeds</text:p>
          </table:table-cell>
          <table:table-cell office:value-type="string">
            <text:p>CDATA_SECTION_NODE</text:p>
          </table:table-cell>
        </table:table-row>
        <table:table-row table:style-name="ro1">
          <table:table-cell office:value-type="string">
            <text:p>enableStyleSheetsForSet</text:p>
          </table:table-cell>
          <table:table-cell office:value-type="string">
            <text:p>childElementCount</text:p>
          </table:table-cell>
        </table:table-row>
        <table:table-row table:style-name="ro1">
          <table:table-cell office:value-type="string">
            <text:p>ENTITY_NODE</text:p>
          </table:table-cell>
          <table:table-cell office:value-type="string">
            <text:p>childNodes</text:p>
          </table:table-cell>
        </table:table-row>
        <table:table-row table:style-name="ro1">
          <table:table-cell office:value-type="string">
            <text:p>ENTITY_REFERENCE_NODE</text:p>
          </table:table-cell>
          <table:table-cell office:value-type="string">
            <text:p>children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classList</text:p>
          </table:table-cell>
        </table:table-row>
        <table:table-row table:style-name="ro1">
          <table:table-cell office:value-type="string">
            <text:p>execCommand</text:p>
          </table:table-cell>
          <table:table-cell office:value-type="string">
            <text:p>className</text:p>
          </table:table-cell>
        </table:table-row>
        <table:table-row table:style-name="ro1">
          <table:table-cell office:value-type="string">
            <text:p>fgColor</text:p>
          </table:table-cell>
          <table:table-cell office:value-type="string">
            <text:p>click</text:p>
          </table:table-cell>
        </table:table-row>
        <table:table-row table:style-name="ro1">
          <table:table-cell office:value-type="string">
            <text:p>firstChild</text:p>
          </table:table-cell>
          <table:table-cell office:value-type="string">
            <text:p>clientHeight</text:p>
          </table:table-cell>
        </table:table-row>
        <table:table-row table:style-name="ro1">
          <table:table-cell office:value-type="string">
            <text:p>firstElementChild</text:p>
          </table:table-cell>
          <table:table-cell office:value-type="string">
            <text:p>clientLeft</text:p>
          </table:table-cell>
        </table:table-row>
        <table:table-row table:style-name="ro1">
          <table:table-cell office:value-type="string">
            <text:p>fonts</text:p>
          </table:table-cell>
          <table:table-cell office:value-type="string">
            <text:p>clientTop</text:p>
          </table:table-cell>
        </table:table-row>
        <table:table-row table:style-name="ro1">
          <table:table-cell office:value-type="string">
            <text:p>forms</text:p>
          </table:table-cell>
          <table:table-cell office:value-type="string">
            <text:p>clientWidth</text:p>
          </table:table-cell>
        </table:table-row>
        <table:table-row table:style-name="ro1">
          <table:table-cell office:value-type="string">
            <text:p>getElementById</text:p>
          </table:table-cell>
          <table:table-cell office:value-type="string">
            <text:p>cloneNode</text:p>
          </table:table-cell>
        </table:table-row>
        <table:table-row table:style-name="ro1">
          <table:table-cell office:value-type="string">
            <text:p>getElementsByClassName</text:p>
          </table:table-cell>
          <table:table-cell office:value-type="string">
            <text:p>closest</text:p>
          </table:table-cell>
        </table:table-row>
        <table:table-row table:style-name="ro1">
          <table:table-cell office:value-type="string">
            <text:p>getElementsByName</text:p>
          </table:table-cell>
          <table:table-cell office:value-type="string">
            <text:p>COMMENT_NODE</text:p>
          </table:table-cell>
        </table:table-row>
        <table:table-row table:style-name="ro1">
          <table:table-cell office:value-type="string">
            <text:p>getElementsByTagName</text:p>
          </table:table-cell>
          <table:table-cell office:value-type="string">
            <text:p>compareDocumentPosition</text:p>
          </table:table-cell>
        </table:table-row>
        <table:table-row table:style-name="ro1">
          <table:table-cell office:value-type="string">
            <text:p>getElementsByTagNameNS</text:p>
          </table:table-cell>
          <table:table-cell office:value-type="string">
            <text:p>contains</text:p>
          </table:table-cell>
        </table:table-row>
        <table:table-row table:style-name="ro1">
          <table:table-cell office:value-type="string">
            <text:p>getItems</text:p>
          </table:table-cell>
          <table:table-cell office:value-type="string">
            <text:p>contentEditable</text:p>
          </table:table-cell>
        </table:table-row>
        <table:table-row table:style-name="ro1">
          <table:table-cell office:value-type="string">
            <text:p>getSelection</text:p>
          </table:table-cell>
          <table:table-cell office:value-type="string">
            <text:p>contextMenu</text:p>
          </table:table-cell>
        </table:table-row>
        <table:table-row table:style-name="ro1">
          <table:table-cell office:value-type="string">
            <text:p>hasChildNodes</text:p>
          </table:table-cell>
          <table:table-cell office:value-type="string">
            <text:p>dataset</text:p>
          </table:table-cell>
        </table:table-row>
        <table:table-row table:style-name="ro1">
          <table:table-cell office:value-type="string">
            <text:p>hasFocus</text:p>
          </table:table-cell>
          <table:table-cell office:value-type="string">
            <text:p>dir</text:p>
          </table:table-cell>
        </table:table-row>
        <table:table-row table:style-name="ro1">
          <table:table-cell office:value-type="string">
            <text:p>head</text:p>
          </table:table-cell>
          <table:table-cell office:value-type="string">
            <text:p>dispatchEvent</text:p>
          </table:table-cell>
        </table:table-row>
        <table:table-row table:style-name="ro1">
          <table:table-cell office:value-type="string">
            <text:p>hidden</text:p>
          </table:table-cell>
          <table:table-cell office:value-type="string">
            <text:p>DOCUMENT_FRAGMENT_NODE</text:p>
          </table:table-cell>
        </table:table-row>
        <table:table-row table:style-name="ro1">
          <table:table-cell office:value-type="string">
            <text:p>images</text:p>
          </table:table-cell>
          <table:table-cell office:value-type="string">
            <text:p>DOCUMENT_NODE</text:p>
          </table:table-cell>
        </table:table-row>
        <table:table-row table:style-name="ro1">
          <table:table-cell office:value-type="string">
            <text:p>implementation</text:p>
          </table:table-cell>
          <table:table-cell office:value-type="string">
            <text:p>DOCUMENT_POSITION_CONTAINED_BY</text:p>
          </table:table-cell>
        </table:table-row>
        <table:table-row table:style-name="ro1">
          <table:table-cell office:value-type="string">
            <text:p>importNode</text:p>
          </table:table-cell>
          <table:table-cell office:value-type="string">
            <text:p>DOCUMENT_POSITION_CONTAINS</text:p>
          </table:table-cell>
        </table:table-row>
        <table:table-row table:style-name="ro1">
          <table:table-cell office:value-type="string">
            <text:p>inputEncoding</text:p>
          </table:table-cell>
          <table:table-cell office:value-type="string">
            <text:p>DOCUMENT_POSITION_DISCONNECTED</text:p>
          </table:table-cell>
        </table:table-row>
        <table:table-row table:style-name="ro1">
          <table:table-cell office:value-type="string">
            <text:p>insertBefore</text:p>
          </table:table-cell>
          <table:table-cell office:value-type="string">
            <text:p>DOCUMENT_POSITION_FOLLOWING</text:p>
          </table:table-cell>
        </table:table-row>
        <table:table-row table:style-name="ro1">
          <table:table-cell office:value-type="string">
            <text:p>isDefaultNamespace</text:p>
          </table:table-cell>
          <table:table-cell office:value-type="string">
            <text:p>DOCUMENT_POSITION_IMPLEMENTATION_SPECIFIC</text:p>
          </table:table-cell>
        </table:table-row>
        <table:table-row table:style-name="ro1">
          <table:table-cell office:value-type="string">
            <text:p>isEqualNode</text:p>
          </table:table-cell>
          <table:table-cell office:value-type="string">
            <text:p>DOCUMENT_POSITION_PRECEDING</text:p>
          </table:table-cell>
        </table:table-row>
        <table:table-row table:style-name="ro1">
          <table:table-cell office:value-type="string">
            <text:p>lastChild</text:p>
          </table:table-cell>
          <table:table-cell office:value-type="string">
            <text:p>DOCUMENT_TYPE_NODE</text:p>
          </table:table-cell>
        </table:table-row>
        <table:table-row table:style-name="ro1">
          <table:table-cell office:value-type="string">
            <text:p>lastElementChild</text:p>
          </table:table-cell>
          <table:table-cell office:value-type="string">
            <text:p>draggable</text:p>
          </table:table-cell>
        </table:table-row>
        <table:table-row table:style-name="ro1">
          <table:table-cell office:value-type="string">
            <text:p>lastModified</text:p>
          </table:table-cell>
          <table:table-cell office:value-type="string">
            <text:p>ELEMENT_NODE</text:p>
          </table:table-cell>
        </table:table-row>
        <table:table-row table:style-name="ro1">
          <table:table-cell office:value-type="string">
            <text:p>lastStyleSheetSet</text:p>
          </table:table-cell>
          <table:table-cell office:value-type="string">
            <text:p>ENTITY_NODE</text:p>
          </table:table-cell>
        </table:table-row>
        <table:table-row table:style-name="ro1">
          <table:table-cell office:value-type="string">
            <text:p>linkColor</text:p>
          </table:table-cell>
          <table:table-cell office:value-type="string">
            <text:p>ENTITY_REFERENCE_NODE</text:p>
          </table:table-cell>
        </table:table-row>
        <table:table-row table:style-name="ro1">
          <table:table-cell office:value-type="string">
            <text:p>links</text:p>
          </table:table-cell>
          <table:table-cell office:value-type="string">
            <text:p>firstChild</text:p>
          </table:table-cell>
        </table:table-row>
        <table:table-row table:style-name="ro1">
          <table:table-cell office:value-type="string">
            <text:p>localName</text:p>
          </table:table-cell>
          <table:table-cell office:value-type="string">
            <text:p>firstElementChild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focus</text:p>
          </table:table-cell>
        </table:table-row>
        <table:table-row table:style-name="ro1">
          <table:table-cell office:value-type="string">
            <text:p>lookupNamespaceURI</text:p>
          </table:table-cell>
          <table:table-cell office:value-type="string">
            <text:p>getAttribute</text:p>
          </table:table-cell>
        </table:table-row>
        <table:table-row table:style-name="ro1">
          <table:table-cell office:value-type="string">
            <text:p>lookupPrefix</text:p>
          </table:table-cell>
          <table:table-cell office:value-type="string">
            <text:p>getAttributeNames</text:p>
          </table:table-cell>
        </table:table-row>
        <table:table-row table:style-name="ro1">
          <table:table-cell office:value-type="string">
            <text:p>mozCancelFullScreen</text:p>
          </table:table-cell>
          <table:table-cell office:value-type="string">
            <text:p>getAttributeNode</text:p>
          </table:table-cell>
        </table:table-row>
        <table:table-row table:style-name="ro1">
          <table:table-cell office:value-type="string">
            <text:p>mozExitPointerLock</text:p>
          </table:table-cell>
          <table:table-cell office:value-type="string">
            <text:p>getAttributeNodeNS</text:p>
          </table:table-cell>
        </table:table-row>
        <table:table-row table:style-name="ro1">
          <table:table-cell office:value-type="string">
            <text:p>mozFullScreen</text:p>
          </table:table-cell>
          <table:table-cell office:value-type="string">
            <text:p>getAttributeNS</text:p>
          </table:table-cell>
        </table:table-row>
        <table:table-row table:style-name="ro1">
          <table:table-cell office:value-type="string">
            <text:p>mozFullScreenElement</text:p>
          </table:table-cell>
          <table:table-cell office:value-type="string">
            <text:p>getBoundingClientRect</text:p>
          </table:table-cell>
        </table:table-row>
        <table:table-row table:style-name="ro1">
          <table:table-cell office:value-type="string">
            <text:p>mozFullScreenEnabled</text:p>
          </table:table-cell>
          <table:table-cell office:value-type="string">
            <text:p>getClientRects</text:p>
          </table:table-cell>
        </table:table-row>
        <table:table-row table:style-name="ro1">
          <table:table-cell office:value-type="string">
            <text:p>mozHidden</text:p>
          </table:table-cell>
          <table:table-cell office:value-type="string">
            <text:p>getElementsByClassName</text:p>
          </table:table-cell>
        </table:table-row>
        <table:table-row table:style-name="ro1">
          <table:table-cell office:value-type="string">
            <text:p>mozPointerLockElement</text:p>
          </table:table-cell>
          <table:table-cell office:value-type="string">
            <text:p>getElementsByTagName</text:p>
          </table:table-cell>
        </table:table-row>
        <table:table-row table:style-name="ro1">
          <table:table-cell office:value-type="string">
            <text:p>mozSetImageElement</text:p>
          </table:table-cell>
          <table:table-cell office:value-type="string">
            <text:p>getElementsByTagNameNS</text:p>
          </table:table-cell>
        </table:table-row>
        <table:table-row table:style-name="ro1">
          <table:table-cell office:value-type="string">
            <text:p>mozVisibilityState</text:p>
          </table:table-cell>
          <table:table-cell office:value-type="string">
            <text:p>hasAttribute</text:p>
          </table:table-cell>
        </table:table-row>
        <table:table-row table:style-name="ro1">
          <table:table-cell office:value-type="string">
            <text:p>namespaceURI</text:p>
          </table:table-cell>
          <table:table-cell office:value-type="string">
            <text:p>hasAttributeNS</text:p>
          </table:table-cell>
        </table:table-row>
        <table:table-row table:style-name="ro1">
          <table:table-cell office:value-type="string">
            <text:p>nextSibling</text:p>
          </table:table-cell>
          <table:table-cell office:value-type="string">
            <text:p>hasAttributes</text:p>
          </table:table-cell>
        </table:table-row>
        <table:table-row table:style-name="ro1">
          <table:table-cell office:value-type="string">
            <text:p>nodeName</text:p>
          </table:table-cell>
          <table:table-cell office:value-type="string">
            <text:p>hasChildNodes</text:p>
          </table:table-cell>
        </table:table-row>
        <table:table-row table:style-name="ro1">
          <table:table-cell office:value-type="string">
            <text:p>nodeType</text:p>
          </table:table-cell>
          <table:table-cell office:value-type="string">
            <text:p>hidden</text:p>
          </table:table-cell>
        </table:table-row>
        <table:table-row table:style-name="ro1">
          <table:table-cell office:value-type="string">
            <text:p>nodeValu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normalize</text:p>
          </table:table-cell>
          <table:table-cell office:value-type="string">
            <text:p>innerHTML</text:p>
          </table:table-cell>
        </table:table-row>
        <table:table-row table:style-name="ro1">
          <table:table-cell office:value-type="string">
            <text:p>NOTATION_NODE</text:p>
          </table:table-cell>
          <table:table-cell office:value-type="string">
            <text:p>innerText</text:p>
          </table:table-cell>
        </table:table-row>
        <table:table-row table:style-name="ro1">
          <table:table-cell office:value-type="string">
            <text:p>onabort</text:p>
          </table:table-cell>
          <table:table-cell office:value-type="string">
            <text:p>insertAdjacentHTML</text:p>
          </table:table-cell>
        </table:table-row>
        <table:table-row table:style-name="ro1">
          <table:table-cell office:value-type="string">
            <text:p>onafterscriptexecute</text:p>
          </table:table-cell>
          <table:table-cell office:value-type="string">
            <text:p>insertBefore</text:p>
          </table:table-cell>
        </table:table-row>
        <table:table-row table:style-name="ro1">
          <table:table-cell office:value-type="string">
            <text:p>onbeforescriptexecute</text:p>
          </table:table-cell>
          <table:table-cell office:value-type="string">
            <text:p>isContentEditable</text:p>
          </table:table-cell>
        </table:table-row>
        <table:table-row table:style-name="ro1">
          <table:table-cell office:value-type="string">
            <text:p>onblur</text:p>
          </table:table-cell>
          <table:table-cell office:value-type="string">
            <text:p>isDefaultNamespace</text:p>
          </table:table-cell>
        </table:table-row>
        <table:table-row table:style-name="ro1">
          <table:table-cell office:value-type="string">
            <text:p>oncanplay</text:p>
          </table:table-cell>
          <table:table-cell office:value-type="string">
            <text:p>isEqualNode</text:p>
          </table:table-cell>
        </table:table-row>
        <table:table-row table:style-name="ro1">
          <table:table-cell office:value-type="string">
            <text:p>oncanplaythrough</text:p>
          </table:table-cell>
          <table:table-cell office:value-type="string">
            <text:p>itemId</text:p>
          </table:table-cell>
        </table:table-row>
        <table:table-row table:style-name="ro1">
          <table:table-cell office:value-type="string">
            <text:p>onchange</text:p>
          </table:table-cell>
          <table:table-cell office:value-type="string">
            <text:p>itemProp</text:p>
          </table:table-cell>
        </table:table-row>
        <table:table-row table:style-name="ro1">
          <table:table-cell office:value-type="string">
            <text:p>onclick</text:p>
          </table:table-cell>
          <table:table-cell office:value-type="string">
            <text:p>itemRef</text:p>
          </table:table-cell>
        </table:table-row>
        <table:table-row table:style-name="ro1">
          <table:table-cell office:value-type="string">
            <text:p>oncontextmenu</text:p>
          </table:table-cell>
          <table:table-cell office:value-type="string">
            <text:p>itemScope</text:p>
          </table:table-cell>
        </table:table-row>
        <table:table-row table:style-name="ro1">
          <table:table-cell office:value-type="string">
            <text:p>oncopy</text:p>
          </table:table-cell>
          <table:table-cell office:value-type="string">
            <text:p>itemType</text:p>
          </table:table-cell>
        </table:table-row>
        <table:table-row table:style-name="ro1">
          <table:table-cell office:value-type="string">
            <text:p>oncut</text:p>
          </table:table-cell>
          <table:table-cell office:value-type="string">
            <text:p>itemValue</text:p>
          </table:table-cell>
        </table:table-row>
        <table:table-row table:style-name="ro1">
          <table:table-cell office:value-type="string">
            <text:p>ondblclick</text:p>
          </table:table-cell>
          <table:table-cell office:value-type="string">
            <text:p>lang</text:p>
          </table:table-cell>
        </table:table-row>
        <table:table-row table:style-name="ro1">
          <table:table-cell office:value-type="string">
            <text:p>ondrag</text:p>
          </table:table-cell>
          <table:table-cell office:value-type="string">
            <text:p>lastChild</text:p>
          </table:table-cell>
        </table:table-row>
        <table:table-row table:style-name="ro1">
          <table:table-cell office:value-type="string">
            <text:p>ondragend</text:p>
          </table:table-cell>
          <table:table-cell office:value-type="string">
            <text:p>lastElementChild</text:p>
          </table:table-cell>
        </table:table-row>
        <table:table-row table:style-name="ro1">
          <table:table-cell office:value-type="string">
            <text:p>ondragenter</text:p>
          </table:table-cell>
          <table:table-cell office:value-type="string">
            <text:p>localName</text:p>
          </table:table-cell>
        </table:table-row>
        <table:table-row table:style-name="ro1">
          <table:table-cell office:value-type="string">
            <text:p>ondragleave</text:p>
          </table:table-cell>
          <table:table-cell office:value-type="string">
            <text:p>lookupNamespaceURI</text:p>
          </table:table-cell>
        </table:table-row>
        <table:table-row table:style-name="ro1">
          <table:table-cell office:value-type="string">
            <text:p>ondragover</text:p>
          </table:table-cell>
          <table:table-cell office:value-type="string">
            <text:p>lookupPrefix</text:p>
          </table:table-cell>
        </table:table-row>
        <table:table-row table:style-name="ro1">
          <table:table-cell office:value-type="string">
            <text:p>ondragstart</text:p>
          </table:table-cell>
          <table:table-cell office:value-type="string">
            <text:p>matches</text:p>
          </table:table-cell>
        </table:table-row>
        <table:table-row table:style-name="ro1">
          <table:table-cell office:value-type="string">
            <text:p>ondrop</text:p>
          </table:table-cell>
          <table:table-cell office:value-type="string">
            <text:p>mozMatchesSelector</text:p>
          </table:table-cell>
        </table:table-row>
        <table:table-row table:style-name="ro1">
          <table:table-cell office:value-type="string">
            <text:p>ondurationchange</text:p>
          </table:table-cell>
          <table:table-cell office:value-type="string">
            <text:p>mozRequestFullScreen</text:p>
          </table:table-cell>
        </table:table-row>
        <table:table-row table:style-name="ro1">
          <table:table-cell office:value-type="string">
            <text:p>onemptied</text:p>
          </table:table-cell>
          <table:table-cell office:value-type="string">
            <text:p>mozRequestPointerLock</text:p>
          </table:table-cell>
        </table:table-row>
        <table:table-row table:style-name="ro1">
          <table:table-cell office:value-type="string">
            <text:p>onended</text:p>
          </table:table-cell>
          <table:table-cell office:value-type="string">
            <text:p>namespaceURI</text:p>
          </table:table-cell>
        </table:table-row>
        <table:table-row table:style-name="ro1">
          <table:table-cell office:value-type="string">
            <text:p>onerror</text:p>
          </table:table-cell>
          <table:table-cell office:value-type="string">
            <text:p>nextElementSibling</text:p>
          </table:table-cell>
        </table:table-row>
        <table:table-row table:style-name="ro1">
          <table:table-cell office:value-type="string">
            <text:p>onfocus</text:p>
          </table:table-cell>
          <table:table-cell office:value-type="string">
            <text:p>nextSibling</text:p>
          </table:table-cell>
        </table:table-row>
        <table:table-row table:style-name="ro1">
          <table:table-cell office:value-type="string">
            <text:p>oninput</text:p>
          </table:table-cell>
          <table:table-cell office:value-type="string">
            <text:p>nodeName</text:p>
          </table:table-cell>
        </table:table-row>
        <table:table-row table:style-name="ro1">
          <table:table-cell office:value-type="string">
            <text:p>oninvalid</text:p>
          </table:table-cell>
          <table:table-cell office:value-type="string">
            <text:p>nodeType</text:p>
          </table:table-cell>
        </table:table-row>
        <table:table-row table:style-name="ro1">
          <table:table-cell office:value-type="string">
            <text:p>onkeydown</text:p>
          </table:table-cell>
          <table:table-cell office:value-type="string">
            <text:p>nodeValue</text:p>
          </table:table-cell>
        </table:table-row>
        <table:table-row table:style-name="ro1">
          <table:table-cell office:value-type="string">
            <text:p>onkeypress</text:p>
          </table:table-cell>
          <table:table-cell office:value-type="string">
            <text:p>normalize</text:p>
          </table:table-cell>
        </table:table-row>
        <table:table-row table:style-name="ro1">
          <table:table-cell office:value-type="string">
            <text:p>onkeyup</text:p>
          </table:table-cell>
          <table:table-cell office:value-type="string">
            <text:p>NOTATION_NODE</text:p>
          </table:table-cell>
        </table:table-row>
        <table:table-row table:style-name="ro1">
          <table:table-cell office:value-type="string">
            <text:p>onload</text:p>
          </table:table-cell>
          <table:table-cell office:value-type="string">
            <text:p>offsetHeight</text:p>
          </table:table-cell>
        </table:table-row>
        <table:table-row table:style-name="ro1">
          <table:table-cell office:value-type="string">
            <text:p>onloadeddata</text:p>
          </table:table-cell>
          <table:table-cell office:value-type="string">
            <text:p>offsetLeft</text:p>
          </table:table-cell>
        </table:table-row>
        <table:table-row table:style-name="ro1">
          <table:table-cell office:value-type="string">
            <text:p>onloadedmetadata</text:p>
          </table:table-cell>
          <table:table-cell office:value-type="string">
            <text:p>offsetParent</text:p>
          </table:table-cell>
        </table:table-row>
        <table:table-row table:style-name="ro1">
          <table:table-cell office:value-type="string">
            <text:p>onloadstart</text:p>
          </table:table-cell>
          <table:table-cell office:value-type="string">
            <text:p>offsetTop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offsetWidth</text:p>
          </table:table-cell>
        </table:table-row>
        <table:table-row table:style-name="ro1">
          <table:table-cell office:value-type="string">
            <text:p>onmouseenter</text:p>
          </table:table-cell>
          <table:table-cell office:value-type="string">
            <text:p>onabort</text:p>
          </table:table-cell>
        </table:table-row>
        <table:table-row table:style-name="ro1">
          <table:table-cell office:value-type="string">
            <text:p>onmouseleave</text:p>
          </table:table-cell>
          <table:table-cell office:value-type="string">
            <text:p>onblur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oncanplay</text:p>
          </table:table-cell>
        </table:table-row>
        <table:table-row table:style-name="ro1">
          <table:table-cell office:value-type="string">
            <text:p>onmouseout</text:p>
          </table:table-cell>
          <table:table-cell office:value-type="string">
            <text:p>oncanplaythrough</text:p>
          </table:table-cell>
        </table:table-row>
        <table:table-row table:style-name="ro1">
          <table:table-cell office:value-type="string">
            <text:p>onmouseover</text:p>
          </table:table-cell>
          <table:table-cell office:value-type="string">
            <text:p>onchange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onclick</text:p>
          </table:table-cell>
        </table:table-row>
        <table:table-row table:style-name="ro1">
          <table:table-cell office:value-type="string">
            <text:p>onmozfullscreenchange</text:p>
          </table:table-cell>
          <table:table-cell office:value-type="string">
            <text:p>oncontextmenu</text:p>
          </table:table-cell>
        </table:table-row>
        <table:table-row table:style-name="ro1">
          <table:table-cell office:value-type="string">
            <text:p>onmozfullscreenerror</text:p>
          </table:table-cell>
          <table:table-cell office:value-type="string">
            <text:p>oncopy</text:p>
          </table:table-cell>
        </table:table-row>
        <table:table-row table:style-name="ro1">
          <table:table-cell office:value-type="string">
            <text:p>onmozpointerlockchange</text:p>
          </table:table-cell>
          <table:table-cell office:value-type="string">
            <text:p>oncut</text:p>
          </table:table-cell>
        </table:table-row>
        <table:table-row table:style-name="ro1">
          <table:table-cell office:value-type="string">
            <text:p>onmozpointerlockerror</text:p>
          </table:table-cell>
          <table:table-cell office:value-type="string">
            <text:p>ondblclick</text:p>
          </table:table-cell>
        </table:table-row>
        <table:table-row table:style-name="ro1">
          <table:table-cell office:value-type="string">
            <text:p>onpaste</text:p>
          </table:table-cell>
          <table:table-cell office:value-type="string">
            <text:p>ondrag</text:p>
          </table:table-cell>
        </table:table-row>
        <table:table-row table:style-name="ro1">
          <table:table-cell office:value-type="string">
            <text:p>onpause</text:p>
          </table:table-cell>
          <table:table-cell office:value-type="string">
            <text:p>ondragend</text:p>
          </table:table-cell>
        </table:table-row>
        <table:table-row table:style-name="ro1">
          <table:table-cell office:value-type="string">
            <text:p>onplay</text:p>
          </table:table-cell>
          <table:table-cell office:value-type="string">
            <text:p>ondragenter</text:p>
          </table:table-cell>
        </table:table-row>
        <table:table-row table:style-name="ro1">
          <table:table-cell office:value-type="string">
            <text:p>onplaying</text:p>
          </table:table-cell>
          <table:table-cell office:value-type="string">
            <text:p>ondragleave</text:p>
          </table:table-cell>
        </table:table-row>
        <table:table-row table:style-name="ro1">
          <table:table-cell office:value-type="string">
            <text:p>onprogress</text:p>
          </table:table-cell>
          <table:table-cell office:value-type="string">
            <text:p>ondragover</text:p>
          </table:table-cell>
        </table:table-row>
        <table:table-row table:style-name="ro1">
          <table:table-cell office:value-type="string">
            <text:p>onratechange</text:p>
          </table:table-cell>
          <table:table-cell office:value-type="string">
            <text:p>ondragstart</text:p>
          </table:table-cell>
        </table:table-row>
        <table:table-row table:style-name="ro1">
          <table:table-cell office:value-type="string">
            <text:p>onreadystatechange</text:p>
          </table:table-cell>
          <table:table-cell office:value-type="string">
            <text:p>ondrop</text:p>
          </table:table-cell>
        </table:table-row>
        <table:table-row table:style-name="ro1">
          <table:table-cell office:value-type="string">
            <text:p>onreset</text:p>
          </table:table-cell>
          <table:table-cell office:value-type="string">
            <text:p>ondurationchange</text:p>
          </table:table-cell>
        </table:table-row>
        <table:table-row table:style-name="ro1">
          <table:table-cell office:value-type="string">
            <text:p>onresize</text:p>
          </table:table-cell>
          <table:table-cell office:value-type="string">
            <text:p>onemptied</text:p>
          </table:table-cell>
        </table:table-row>
        <table:table-row table:style-name="ro1">
          <table:table-cell office:value-type="string">
            <text:p>onscroll</text:p>
          </table:table-cell>
          <table:table-cell office:value-type="string">
            <text:p>onended</text:p>
          </table:table-cell>
        </table:table-row>
        <table:table-row table:style-name="ro1">
          <table:table-cell office:value-type="string">
            <text:p>onseeked</text:p>
          </table:table-cell>
          <table:table-cell office:value-type="string">
            <text:p>onerror</text:p>
          </table:table-cell>
        </table:table-row>
        <table:table-row table:style-name="ro1">
          <table:table-cell office:value-type="string">
            <text:p>onseeking</text:p>
          </table:table-cell>
          <table:table-cell office:value-type="string">
            <text:p>onfocus</text:p>
          </table:table-cell>
        </table:table-row>
        <table:table-row table:style-name="ro1">
          <table:table-cell office:value-type="string">
            <text:p>onselect</text:p>
          </table:table-cell>
          <table:table-cell office:value-type="string">
            <text:p>oninput</text:p>
          </table:table-cell>
        </table:table-row>
        <table:table-row table:style-name="ro1">
          <table:table-cell office:value-type="string">
            <text:p>onshow</text:p>
          </table:table-cell>
          <table:table-cell office:value-type="string">
            <text:p>oninvalid</text:p>
          </table:table-cell>
        </table:table-row>
        <table:table-row table:style-name="ro1">
          <table:table-cell office:value-type="string">
            <text:p>onstalled</text:p>
          </table:table-cell>
          <table:table-cell office:value-type="string">
            <text:p>onkeydown</text:p>
          </table:table-cell>
        </table:table-row>
        <table:table-row table:style-name="ro1">
          <table:table-cell office:value-type="string">
            <text:p>onsubmit</text:p>
          </table:table-cell>
          <table:table-cell office:value-type="string">
            <text:p>onkeypress</text:p>
          </table:table-cell>
        </table:table-row>
        <table:table-row table:style-name="ro1">
          <table:table-cell office:value-type="string">
            <text:p>onsuspend</text:p>
          </table:table-cell>
          <table:table-cell office:value-type="string">
            <text:p>onkeyup</text:p>
          </table:table-cell>
        </table:table-row>
        <table:table-row table:style-name="ro1">
          <table:table-cell office:value-type="string">
            <text:p>ontimeupdate</text:p>
          </table:table-cell>
          <table:table-cell office:value-type="string">
            <text:p>onload</text:p>
          </table:table-cell>
        </table:table-row>
        <table:table-row table:style-name="ro1">
          <table:table-cell office:value-type="string">
            <text:p>onvolumechange</text:p>
          </table:table-cell>
          <table:table-cell office:value-type="string">
            <text:p>onloadeddata</text:p>
          </table:table-cell>
        </table:table-row>
        <table:table-row table:style-name="ro1">
          <table:table-cell office:value-type="string">
            <text:p>onwaiting</text:p>
          </table:table-cell>
          <table:table-cell office:value-type="string">
            <text:p>onloadedmetadata</text:p>
          </table:table-cell>
        </table:table-row>
        <table:table-row table:style-name="ro1">
          <table:table-cell office:value-type="string">
            <text:p>onwheel</text:p>
          </table:table-cell>
          <table:table-cell office:value-type="string">
            <text:p>onloadstart</text:p>
          </table:table-cell>
        </table:table-row>
        <table:table-row table:style-name="ro1">
          <table:table-cell office:value-type="string">
            <text:p>open</text:p>
          </table:table-cell>
          <table:table-cell office:value-type="string">
            <text:p>onmousedown</text:p>
          </table:table-cell>
        </table:table-row>
        <table:table-row table:style-name="ro1">
          <table:table-cell office:value-type="string">
            <text:p>ownerDocument</text:p>
          </table:table-cell>
          <table:table-cell office:value-type="string">
            <text:p>onmouseenter</text:p>
          </table:table-cell>
        </table:table-row>
        <table:table-row table:style-name="ro1">
          <table:table-cell office:value-type="string">
            <text:p>parentElement</text:p>
          </table:table-cell>
          <table:table-cell office:value-type="string">
            <text:p>onmouseleave</text:p>
          </table:table-cell>
        </table:table-row>
        <table:table-row table:style-name="ro1">
          <table:table-cell office:value-type="string">
            <text:p>parentNode</text:p>
          </table:table-cell>
          <table:table-cell office:value-type="string">
            <text:p>onmousemove</text:p>
          </table:table-cell>
        </table:table-row>
        <table:table-row table:style-name="ro1">
          <table:table-cell office:value-type="string">
            <text:p>plugins</text:p>
          </table:table-cell>
          <table:table-cell office:value-type="string">
            <text:p>onmouseout</text:p>
          </table:table-cell>
        </table:table-row>
        <table:table-row table:style-name="ro1">
          <table:table-cell office:value-type="string">
            <text:p>preferredStyleSheetSet</text:p>
          </table:table-cell>
          <table:table-cell office:value-type="string">
            <text:p>onmouseover</text:p>
          </table:table-cell>
        </table:table-row>
        <table:table-row table:style-name="ro1">
          <table:table-cell office:value-type="string">
            <text:p>prefix</text:p>
          </table:table-cell>
          <table:table-cell office:value-type="string">
            <text:p>onmouseup</text:p>
          </table:table-cell>
        </table:table-row>
        <table:table-row table:style-name="ro1">
          <table:table-cell office:value-type="string">
            <text:p>previousSibling</text:p>
          </table:table-cell>
          <table:table-cell office:value-type="string">
            <text:p>onmozfullscreenchange</text:p>
          </table:table-cell>
        </table:table-row>
        <table:table-row table:style-name="ro1">
          <table:table-cell office:value-type="string">
            <text:p>PROCESSING_INSTRUCTION_NODE</text:p>
          </table:table-cell>
          <table:table-cell office:value-type="string">
            <text:p>onmozfullscreenerror</text:p>
          </table:table-cell>
        </table:table-row>
        <table:table-row table:style-name="ro1">
          <table:table-cell office:value-type="string">
            <text:p>queryCommandEnabled</text:p>
          </table:table-cell>
          <table:table-cell office:value-type="string">
            <text:p>onmozpointerlockchange</text:p>
          </table:table-cell>
        </table:table-row>
        <table:table-row table:style-name="ro1">
          <table:table-cell office:value-type="string">
            <text:p>queryCommandIndeterm</text:p>
          </table:table-cell>
          <table:table-cell office:value-type="string">
            <text:p>onmozpointerlockerror</text:p>
          </table:table-cell>
        </table:table-row>
        <table:table-row table:style-name="ro1">
          <table:table-cell office:value-type="string">
            <text:p>queryCommandState</text:p>
          </table:table-cell>
          <table:table-cell office:value-type="string">
            <text:p>onpaste</text:p>
          </table:table-cell>
        </table:table-row>
        <table:table-row table:style-name="ro1">
          <table:table-cell office:value-type="string">
            <text:p>queryCommandSupported</text:p>
          </table:table-cell>
          <table:table-cell office:value-type="string">
            <text:p>onpause</text:p>
          </table:table-cell>
        </table:table-row>
        <table:table-row table:style-name="ro1">
          <table:table-cell office:value-type="string">
            <text:p>queryCommandValue</text:p>
          </table:table-cell>
          <table:table-cell office:value-type="string">
            <text:p>onplay</text:p>
          </table:table-cell>
        </table:table-row>
        <table:table-row table:style-name="ro1">
          <table:table-cell office:value-type="string">
            <text:p>querySelector</text:p>
          </table:table-cell>
          <table:table-cell office:value-type="string">
            <text:p>onplaying</text:p>
          </table:table-cell>
        </table:table-row>
        <table:table-row table:style-name="ro1">
          <table:table-cell office:value-type="string">
            <text:p>querySelectorAll</text:p>
          </table:table-cell>
          <table:table-cell office:value-type="string">
            <text:p>onprogress</text:p>
          </table:table-cell>
        </table:table-row>
        <table:table-row table:style-name="ro1">
          <table:table-cell office:value-type="string">
            <text:p>readyState</text:p>
          </table:table-cell>
          <table:table-cell office:value-type="string">
            <text:p>onratechange</text:p>
          </table:table-cell>
        </table:table-row>
        <table:table-row table:style-name="ro1">
          <table:table-cell office:value-type="string">
            <text:p>referrer</text:p>
          </table:table-cell>
          <table:table-cell office:value-type="string">
            <text:p>onreset</text:p>
          </table:table-cell>
        </table:table-row>
        <table:table-row table:style-name="ro1">
          <table:table-cell office:value-type="string">
            <text:p>releaseCapture</text:p>
          </table:table-cell>
          <table:table-cell office:value-type="string">
            <text:p>onresize</text:p>
          </table:table-cell>
        </table:table-row>
        <table:table-row table:style-name="ro1">
          <table:table-cell office:value-type="string">
            <text:p>releaseEvents</text:p>
          </table:table-cell>
          <table:table-cell office:value-type="string">
            <text:p>onscroll</text:p>
          </table:table-cell>
        </table:table-row>
        <table:table-row table:style-name="ro1">
          <table:table-cell office:value-type="string">
            <text:p>removeChild</text:p>
          </table:table-cell>
          <table:table-cell office:value-type="string">
            <text:p>onseeked</text:p>
          </table:table-cell>
        </table:table-row>
        <table:table-row table:style-name="ro1">
          <table:table-cell office:value-type="string">
            <text:p>removeEventListener</text:p>
          </table:table-cell>
          <table:table-cell office:value-type="string">
            <text:p>onseeking</text:p>
          </table:table-cell>
        </table:table-row>
        <table:table-row table:style-name="ro1">
          <table:table-cell office:value-type="string">
            <text:p>replaceChild</text:p>
          </table:table-cell>
          <table:table-cell office:value-type="string">
            <text:p>onselect</text:p>
          </table:table-cell>
        </table:table-row>
        <table:table-row table:style-name="ro1">
          <table:table-cell office:value-type="string">
            <text:p>scripts</text:p>
          </table:table-cell>
          <table:table-cell office:value-type="string">
            <text:p>onshow</text:p>
          </table:table-cell>
        </table:table-row>
        <table:table-row table:style-name="ro1">
          <table:table-cell office:value-type="string">
            <text:p>selectedStyleSheetSet</text:p>
          </table:table-cell>
          <table:table-cell office:value-type="string">
            <text:p>onstalled</text:p>
          </table:table-cell>
        </table:table-row>
        <table:table-row table:style-name="ro1">
          <table:table-cell office:value-type="string">
            <text:p>styleSheets</text:p>
          </table:table-cell>
          <table:table-cell office:value-type="string">
            <text:p>onsubmit</text:p>
          </table:table-cell>
        </table:table-row>
        <table:table-row table:style-name="ro1">
          <table:table-cell office:value-type="string">
            <text:p>styleSheetSets</text:p>
          </table:table-cell>
          <table:table-cell office:value-type="string">
            <text:p>onsuspend</text:p>
          </table:table-cell>
        </table:table-row>
        <table:table-row table:style-name="ro1">
          <table:table-cell office:value-type="string">
            <text:p>TEXT_NODE</text:p>
          </table:table-cell>
          <table:table-cell office:value-type="string">
            <text:p>ontimeupdate</text:p>
          </table:table-cell>
        </table:table-row>
        <table:table-row table:style-name="ro1">
          <table:table-cell office:value-type="string">
            <text:p>textContent</text:p>
          </table:table-cell>
          <table:table-cell office:value-type="string">
            <text:p>onvolumechange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onwaiting</text:p>
          </table:table-cell>
        </table:table-row>
        <table:table-row table:style-name="ro1">
          <table:table-cell office:value-type="string">
            <text:p>URL</text:p>
          </table:table-cell>
          <table:table-cell office:value-type="string">
            <text:p>onwheel</text:p>
          </table:table-cell>
        </table:table-row>
        <table:table-row table:style-name="ro1">
          <table:table-cell office:value-type="string">
            <text:p>visibilityState</text:p>
          </table:table-cell>
          <table:table-cell office:value-type="string">
            <text:p>outerHTML</text:p>
          </table:table-cell>
        </table:table-row>
        <table:table-row table:style-name="ro1">
          <table:table-cell office:value-type="string">
            <text:p>vlinkColor</text:p>
          </table:table-cell>
          <table:table-cell office:value-type="string">
            <text:p>ownerDocument</text:p>
          </table:table-cell>
        </table:table-row>
        <table:table-row table:style-name="ro1">
          <table:table-cell office:value-type="string">
            <text:p>write</text:p>
          </table:table-cell>
          <table:table-cell office:value-type="string">
            <text:p>parentElement</text:p>
          </table:table-cell>
        </table:table-row>
        <table:table-row table:style-name="ro1">
          <table:table-cell office:value-type="string">
            <text:p>writeln</text:p>
          </table:table-cell>
          <table:table-cell office:value-type="string">
            <text:p>parentNode</text:p>
          </table:table-cell>
        </table:table-row>
        <table:table-row table:style-name="ro1">
          <table:table-cell table:style-name="Default"/>
          <table:table-cell office:value-type="string">
            <text:p>prefix</text:p>
          </table:table-cell>
        </table:table-row>
        <table:table-row table:style-name="ro1">
          <table:table-cell table:style-name="Default"/>
          <table:table-cell office:value-type="string">
            <text:p>previousElementSibling</text:p>
          </table:table-cell>
        </table:table-row>
        <table:table-row table:style-name="ro1">
          <table:table-cell table:style-name="Default"/>
          <table:table-cell office:value-type="string">
            <text:p>previousSibling</text:p>
          </table:table-cell>
        </table:table-row>
        <table:table-row table:style-name="ro2">
          <table:table-cell table:style-name="Default"/>
          <table:table-cell office:value-type="string">
            <text:p>PROCESSING_INSTRUCTION_NODE</text:p>
          </table:table-cell>
        </table:table-row>
        <table:table-row table:style-name="ro1">
          <table:table-cell table:style-name="Default"/>
          <table:table-cell office:value-type="string">
            <text:p>properties</text:p>
          </table:table-cell>
        </table:table-row>
        <table:table-row table:style-name="ro1">
          <table:table-cell table:style-name="Default"/>
          <table:table-cell office:value-type="string">
            <text:p>querySelector</text:p>
          </table:table-cell>
        </table:table-row>
        <table:table-row table:style-name="ro1">
          <table:table-cell table:style-name="Default"/>
          <table:table-cell office:value-type="string">
            <text:p>querySelectorAll</text:p>
          </table:table-cell>
        </table:table-row>
        <table:table-row table:style-name="ro1">
          <table:table-cell table:style-name="Default"/>
          <table:table-cell office:value-type="string">
            <text:p>releaseCapture</text:p>
          </table:table-cell>
        </table:table-row>
        <table:table-row table:style-name="ro1">
          <table:table-cell table:style-name="Default"/>
          <table:table-cell office:value-type="string">
            <text:p>remove</text:p>
          </table:table-cell>
        </table:table-row>
        <table:table-row table:style-name="ro1">
          <table:table-cell table:style-name="Default"/>
          <table:table-cell office:value-type="string">
            <text:p>removeAttribute</text:p>
          </table:table-cell>
        </table:table-row>
        <table:table-row table:style-name="ro1">
          <table:table-cell table:style-name="Default"/>
          <table:table-cell office:value-type="string">
            <text:p>removeAttributeNode</text:p>
          </table:table-cell>
        </table:table-row>
        <table:table-row table:style-name="ro1">
          <table:table-cell table:style-name="Default"/>
          <table:table-cell office:value-type="string">
            <text:p>removeAttributeNS</text:p>
          </table:table-cell>
        </table:table-row>
        <table:table-row table:style-name="ro1">
          <table:table-cell table:style-name="Default"/>
          <table:table-cell office:value-type="string">
            <text:p>removeChild</text:p>
          </table:table-cell>
        </table:table-row>
        <table:table-row table:style-name="ro1">
          <table:table-cell table:style-name="Default"/>
          <table:table-cell office:value-type="string">
            <text:p>removeEventListener</text:p>
          </table:table-cell>
        </table:table-row>
        <table:table-row table:style-name="ro1">
          <table:table-cell table:style-name="Default"/>
          <table:table-cell office:value-type="string">
            <text:p>replaceChild</text:p>
          </table:table-cell>
        </table:table-row>
        <table:table-row table:style-name="ro1">
          <table:table-cell table:style-name="Default"/>
          <table:table-cell office:value-type="string">
            <text:p>scroll</text:p>
          </table:table-cell>
        </table:table-row>
        <table:table-row table:style-name="ro1">
          <table:table-cell table:style-name="Default"/>
          <table:table-cell office:value-type="string">
            <text:p>scrollBy</text:p>
          </table:table-cell>
        </table:table-row>
        <table:table-row table:style-name="ro1">
          <table:table-cell table:style-name="Default"/>
          <table:table-cell office:value-type="string">
            <text:p>scrollHeight</text:p>
          </table:table-cell>
        </table:table-row>
        <table:table-row table:style-name="ro1">
          <table:table-cell table:style-name="Default"/>
          <table:table-cell office:value-type="string">
            <text:p>scrollIntoView</text:p>
          </table:table-cell>
        </table:table-row>
        <table:table-row table:style-name="ro1">
          <table:table-cell table:style-name="Default"/>
          <table:table-cell office:value-type="string">
            <text:p>scrollLeft</text:p>
          </table:table-cell>
        </table:table-row>
        <table:table-row table:style-name="ro1">
          <table:table-cell table:style-name="Default"/>
          <table:table-cell office:value-type="string">
            <text:p>scrollLeftMax</text:p>
          </table:table-cell>
        </table:table-row>
        <table:table-row table:style-name="ro1">
          <table:table-cell table:style-name="Default"/>
          <table:table-cell office:value-type="string">
            <text:p>scrollTo</text:p>
          </table:table-cell>
        </table:table-row>
        <table:table-row table:style-name="ro1">
          <table:table-cell table:style-name="Default"/>
          <table:table-cell office:value-type="string">
            <text:p>scrollTop</text:p>
          </table:table-cell>
        </table:table-row>
        <table:table-row table:style-name="ro1">
          <table:table-cell table:style-name="Default"/>
          <table:table-cell office:value-type="string">
            <text:p>scrollTopMax</text:p>
          </table:table-cell>
        </table:table-row>
        <table:table-row table:style-name="ro1">
          <table:table-cell table:style-name="Default"/>
          <table:table-cell office:value-type="string">
            <text:p>scrollWidth</text:p>
          </table:table-cell>
        </table:table-row>
        <table:table-row table:style-name="ro1">
          <table:table-cell table:style-name="Default"/>
          <table:table-cell office:value-type="string">
            <text:p>setAttribute</text:p>
          </table:table-cell>
        </table:table-row>
        <table:table-row table:style-name="ro1">
          <table:table-cell table:style-name="Default"/>
          <table:table-cell office:value-type="string">
            <text:p>setAttributeNode</text:p>
          </table:table-cell>
        </table:table-row>
        <table:table-row table:style-name="ro1">
          <table:table-cell table:style-name="Default"/>
          <table:table-cell office:value-type="string">
            <text:p>setAttributeNodeNS</text:p>
          </table:table-cell>
        </table:table-row>
        <table:table-row table:style-name="ro1">
          <table:table-cell table:style-name="Default"/>
          <table:table-cell office:value-type="string">
            <text:p>setAttributeNS</text:p>
          </table:table-cell>
        </table:table-row>
        <table:table-row table:style-name="ro1">
          <table:table-cell table:style-name="Default"/>
          <table:table-cell office:value-type="string">
            <text:p>setCapture</text:p>
          </table:table-cell>
        </table:table-row>
        <table:table-row table:style-name="ro1">
          <table:table-cell table:style-name="Default"/>
          <table:table-cell office:value-type="string">
            <text:p>spellcheck</text:p>
          </table:table-cell>
        </table:table-row>
        <table:table-row table:style-name="ro1">
          <table:table-cell table:style-name="Default"/>
          <table:table-cell office:value-type="string">
            <text:p>style</text:p>
          </table:table-cell>
        </table:table-row>
        <table:table-row table:style-name="ro1">
          <table:table-cell table:style-name="Default"/>
          <table:table-cell office:value-type="string">
            <text:p>tabIndex</text:p>
          </table:table-cell>
        </table:table-row>
        <table:table-row table:style-name="ro1">
          <table:table-cell table:style-name="Default"/>
          <table:table-cell office:value-type="string">
            <text:p>tagName</text:p>
          </table:table-cell>
        </table:table-row>
        <table:table-row table:style-name="ro2">
          <table:table-cell table:style-name="Default"/>
          <table:table-cell office:value-type="string">
            <text:p>TEXT_NODE</text:p>
          </table:table-cell>
        </table:table-row>
        <table:table-row table:style-name="ro1">
          <table:table-cell table:style-name="Default"/>
          <table:table-cell office:value-type="string">
            <text:p>textContent</text:p>
          </table:table-cell>
        </table:table-row>
        <table:table-row table:style-name="ro1">
          <table:table-cell table:style-name="Default"/>
          <table:table-cell office:value-type="string">
            <text:p>title</text:p>
          </table:table-cell>
        </table:table-row>
        <table:table-row table:style-name="ro1">
          <table:table-cell table:style-name="Default"/>
          <table:table-cell office:value-type="string">
            <text:p>webkitMatchesSelector</text:p>
          </table:table-cell>
        </table:table-row>
        <table:named-expressions/>
      </table:table>
      <table:table table:name="IEplorer" table:style-name="ta4" table:print="false">
        <table:table-column table:style-name="co1" table:default-cell-style-name="ce4"/>
        <table:table-column table:style-name="co20" table:default-cell-style-name="ce4"/>
        <table:table-column table:style-name="co5" table:number-columns-repeated="1022" table:default-cell-style-name="Default"/>
        <table:table-row table:style-name="ro1">
          <table:table-cell table:style-name="ce2" office:value-type="string">
            <text:p>Document</text:p>
          </table:table-cell>
          <table:table-cell table:style-name="ce2" office:value-type="string">
            <text:p>Element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activeElement</text:p>
          </table:table-cell>
          <table:table-cell office:value-type="string">
            <text:p>accessKey</text:p>
          </table:table-cell>
          <table:table-cell table:number-columns-repeated="1022"/>
        </table:table-row>
        <table:table-row table:style-name="ro1">
          <table:table-cell office:value-type="string">
            <text:p>alinkColor</text:p>
          </table:table-cell>
          <table:table-cell office:value-type="string">
            <text:p>align</text:p>
          </table:table-cell>
          <table:table-cell table:number-columns-repeated="1022"/>
        </table:table-row>
        <table:table-row table:style-name="ro1">
          <table:table-cell office:value-type="string">
            <text:p>all</text:p>
          </table:table-cell>
          <table:table-cell office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>
            <text:p>anchors</text:p>
          </table:table-cell>
          <table:table-cell office:value-type="string">
            <text:p>aria-activedescendant</text:p>
          </table:table-cell>
          <table:table-cell table:number-columns-repeated="1022"/>
        </table:table-row>
        <table:table-row table:style-name="ro1">
          <table:table-cell office:value-type="string">
            <text:p>applets</text:p>
          </table:table-cell>
          <table:table-cell office:value-type="string">
            <text:p>aria-busy</text:p>
          </table:table-cell>
          <table:table-cell table:number-columns-repeated="1022"/>
        </table:table-row>
        <table:table-row table:style-name="ro1">
          <table:table-cell office:value-type="string">
            <text:p>attributes</text:p>
          </table:table-cell>
          <table:table-cell office:value-type="string">
            <text:p>aria-checked</text:p>
          </table:table-cell>
          <table:table-cell table:number-columns-repeated="1022"/>
        </table:table-row>
        <table:table-row table:style-name="ro1">
          <table:table-cell office:value-type="string">
            <text:p>bgColor</text:p>
          </table:table-cell>
          <table:table-cell office:value-type="string">
            <text:p>aria-controls</text:p>
          </table:table-cell>
          <table:table-cell table:number-columns-repeated="1022"/>
        </table:table-row>
        <table:table-row table:style-name="ro1">
          <table:table-cell office:value-type="string">
            <text:p>body</text:p>
          </table:table-cell>
          <table:table-cell office:value-type="string">
            <text:p>aria-describedby</text:p>
          </table:table-cell>
          <table:table-cell table:number-columns-repeated="1022"/>
        </table:table-row>
        <table:table-row table:style-name="ro1">
          <table:table-cell office:value-type="string">
            <text:p>childNodes</text:p>
          </table:table-cell>
          <table:table-cell office:value-type="string">
            <text:p>aria-disabled</text:p>
          </table:table-cell>
          <table:table-cell table:number-columns-repeated="1022"/>
        </table:table-row>
        <table:table-row table:style-name="ro1">
          <table:table-cell office:value-type="string">
            <text:p>compatible</text:p>
          </table:table-cell>
          <table:table-cell office:value-type="string">
            <text:p>aria-expanded</text:p>
          </table:table-cell>
          <table:table-cell table:number-columns-repeated="1022"/>
        </table:table-row>
        <table:table-row table:style-name="ro1">
          <table:table-cell office:value-type="string">
            <text:p>compatMode</text:p>
          </table:table-cell>
          <table:table-cell office:value-type="string">
            <text:p>aria-flowto</text:p>
          </table:table-cell>
          <table:table-cell table:number-columns-repeated="1022"/>
        </table:table-row>
        <table:table-row table:style-name="ro1">
          <table:table-cell office:value-type="string">
            <text:p>cookie</text:p>
          </table:table-cell>
          <table:table-cell office:value-type="string">
            <text:p>aria-haspopup</text:p>
          </table:table-cell>
          <table:table-cell table:number-columns-repeated="1022"/>
        </table:table-row>
        <table:table-row table:style-name="ro1">
          <table:table-cell office:value-type="string">
            <text:p>defaultCharset</text:p>
          </table:table-cell>
          <table:table-cell office:value-type="string">
            <text:p>aria-hidden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aria-invalid</text:p>
          </table:table-cell>
          <table:table-cell table:number-columns-repeated="1022"/>
        </table:table-row>
        <table:table-row table:style-name="ro1">
          <table:table-cell office:value-type="string">
            <text:p>doctype</text:p>
          </table:table-cell>
          <table:table-cell office:value-type="string">
            <text:p>aria-labelledby</text:p>
          </table:table-cell>
          <table:table-cell table:number-columns-repeated="1022"/>
        </table:table-row>
        <table:table-row table:style-name="ro1">
          <table:table-cell office:value-type="string">
            <text:p>documentElement</text:p>
          </table:table-cell>
          <table:table-cell office:value-type="string">
            <text:p>aria-level</text:p>
          </table:table-cell>
          <table:table-cell table:number-columns-repeated="1022"/>
        </table:table-row>
        <table:table-row table:style-name="ro1">
          <table:table-cell office:value-type="string">
            <text:p>documentMode</text:p>
          </table:table-cell>
          <table:table-cell office:value-type="string">
            <text:p>aria-liv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aria-multiselectable</text:p>
          </table:table-cell>
          <table:table-cell table:number-columns-repeated="1022"/>
        </table:table-row>
        <table:table-row table:style-name="ro1">
          <table:table-cell office:value-type="string">
            <text:p>embeds</text:p>
          </table:table-cell>
          <table:table-cell office:value-type="string">
            <text:p>aria-owns</text:p>
          </table:table-cell>
          <table:table-cell table:number-columns-repeated="1022"/>
        </table:table-row>
        <table:table-row table:style-name="ro1">
          <table:table-cell office:value-type="string">
            <text:p>fgColor</text:p>
          </table:table-cell>
          <table:table-cell office:value-type="string">
            <text:p>aria-posinset</text:p>
          </table:table-cell>
          <table:table-cell table:number-columns-repeated="1022"/>
        </table:table-row>
        <table:table-row table:style-name="ro1">
          <table:table-cell office:value-type="string">
            <text:p>fileCreatedDate</text:p>
          </table:table-cell>
          <table:table-cell office:value-type="string">
            <text:p>aria-pressed</text:p>
          </table:table-cell>
          <table:table-cell table:number-columns-repeated="1022"/>
        </table:table-row>
        <table:table-row table:style-name="ro1">
          <table:table-cell office:value-type="string">
            <text:p>fileModifiedDate</text:p>
          </table:table-cell>
          <table:table-cell office:value-type="string">
            <text:p>aria-readonly</text:p>
          </table:table-cell>
          <table:table-cell table:number-columns-repeated="1022"/>
        </table:table-row>
        <table:table-row table:style-name="ro1">
          <table:table-cell office:value-type="string">
            <text:p>fileSize</text:p>
          </table:table-cell>
          <table:table-cell office:value-type="string">
            <text:p>aria-relevant</text:p>
          </table:table-cell>
          <table:table-cell table:number-columns-repeated="1022"/>
        </table:table-row>
        <table:table-row table:style-name="ro1">
          <table:table-cell office:value-type="string">
            <text:p>fileUpdatedDate</text:p>
          </table:table-cell>
          <table:table-cell office:value-type="string">
            <text:p>aria-required</text:p>
          </table:table-cell>
          <table:table-cell table:number-columns-repeated="1022"/>
        </table:table-row>
        <table:table-row table:style-name="ro1">
          <table:table-cell office:value-type="string">
            <text:p>firstChild</text:p>
          </table:table-cell>
          <table:table-cell office:value-type="string">
            <text:p>aria-secret</text:p>
          </table:table-cell>
          <table:table-cell table:number-columns-repeated="1022"/>
        </table:table-row>
        <table:table-row table:style-name="ro1">
          <table:table-cell office:value-type="string">
            <text:p>forms</text:p>
          </table:table-cell>
          <table:table-cell office:value-type="string">
            <text:p>aria-selected</text:p>
          </table:table-cell>
          <table:table-cell table:number-columns-repeated="1022"/>
        </table:table-row>
        <table:table-row table:style-name="ro1">
          <table:table-cell office:value-type="string">
            <text:p>frames</text:p>
          </table:table-cell>
          <table:table-cell office:value-type="string">
            <text:p>aria-setsize</text:p>
          </table:table-cell>
          <table:table-cell table:number-columns-repeated="1022"/>
        </table:table-row>
        <table:table-row table:style-name="ro1">
          <table:table-cell office:value-type="string">
            <text:p>images</text:p>
          </table:table-cell>
          <table:table-cell office:value-type="string">
            <text:p>aria-valuemax</text:p>
          </table:table-cell>
          <table:table-cell table:number-columns-repeated="1022"/>
        </table:table-row>
        <table:table-row table:style-name="ro1">
          <table:table-cell office:value-type="string">
            <text:p>implementation</text:p>
          </table:table-cell>
          <table:table-cell office:value-type="string">
            <text:p>aria-valuemin</text:p>
          </table:table-cell>
          <table:table-cell table:number-columns-repeated="1022"/>
        </table:table-row>
        <table:table-row table:style-name="ro1">
          <table:table-cell office:value-type="string">
            <text:p>lastChild</text:p>
          </table:table-cell>
          <table:table-cell office:value-type="string">
            <text:p>aria-valuenow</text:p>
          </table:table-cell>
          <table:table-cell table:number-columns-repeated="1022"/>
        </table:table-row>
        <table:table-row table:style-name="ro1">
          <table:table-cell office:value-type="string">
            <text:p>lastModified</text:p>
          </table:table-cell>
          <table:table-cell office:value-type="string">
            <text:p>attributes</text:p>
          </table:table-cell>
          <table:table-cell table:number-columns-repeated="1022"/>
        </table:table-row>
        <table:table-row table:style-name="ro1">
          <table:table-cell office:value-type="string">
            <text:p>linkColor</text:p>
          </table:table-cell>
          <table:table-cell office:value-type="string">
            <text:p>behaviorUrns</text:p>
          </table:table-cell>
          <table:table-cell table:number-columns-repeated="1022"/>
        </table:table-row>
        <table:table-row table:style-name="ro1">
          <table:table-cell office:value-type="string">
            <text:p>links</text:p>
          </table:table-cell>
          <table:table-cell office:value-type="string">
            <text:p>canHaveChildren</text:p>
          </table:table-cell>
          <table:table-cell table:number-columns-repeated="1022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canHaveHTML</text:p>
          </table:table-cell>
          <table:table-cell table:number-columns-repeated="1022"/>
        </table:table-row>
        <table:table-row table:style-name="ro1">
          <table:table-cell office:value-type="string">
            <text:p>media</text:p>
          </table:table-cell>
          <table:table-cell office:value-type="string">
            <text:p>childNodes</text:p>
          </table:table-cell>
          <table:table-cell table:number-columns-repeated="1022"/>
        </table:table-row>
        <table:table-row table:style-name="ro1">
          <table:table-cell office:value-type="string">
            <text:p>mimeType</text:p>
          </table:table-cell>
          <table:table-cell office:value-type="string">
            <text:p>children</text:p>
          </table:table-cell>
          <table:table-cell table:number-columns-repeated="1022"/>
        </table:table-row>
        <table:table-row table:style-name="ro1">
          <table:table-cell office:value-type="string">
            <text:p>nameProp</text:p>
          </table:table-cell>
          <table:table-cell office:value-type="string">
            <text:p>className</text:p>
          </table:table-cell>
          <table:table-cell table:number-columns-repeated="1022"/>
        </table:table-row>
        <table:table-row table:style-name="ro1">
          <table:table-cell office:value-type="string">
            <text:p>namespaces</text:p>
          </table:table-cell>
          <table:table-cell office:value-type="string">
            <text:p>clear</text:p>
          </table:table-cell>
          <table:table-cell table:number-columns-repeated="1022"/>
        </table:table-row>
        <table:table-row table:style-name="ro1">
          <table:table-cell office:value-type="string">
            <text:p>nextSibling</text:p>
          </table:table-cell>
          <table:table-cell office:value-type="string">
            <text:p>clientHeight</text:p>
          </table:table-cell>
          <table:table-cell table:number-columns-repeated="1022"/>
        </table:table-row>
        <table:table-row table:style-name="ro1">
          <table:table-cell office:value-type="string">
            <text:p>nodeName</text:p>
          </table:table-cell>
          <table:table-cell office:value-type="string">
            <text:p>clientLeft</text:p>
          </table:table-cell>
          <table:table-cell table:number-columns-repeated="1022"/>
        </table:table-row>
        <table:table-row table:style-name="ro1">
          <table:table-cell office:value-type="string">
            <text:p>nodeType</text:p>
          </table:table-cell>
          <table:table-cell office:value-type="string">
            <text:p>clientTop</text:p>
          </table:table-cell>
          <table:table-cell table:number-columns-repeated="1022"/>
        </table:table-row>
        <table:table-row table:style-name="ro1">
          <table:table-cell office:value-type="string">
            <text:p>nodeValue</text:p>
          </table:table-cell>
          <table:table-cell office:value-type="string">
            <text:p>clientWidth</text:p>
          </table:table-cell>
          <table:table-cell table:number-columns-repeated="1022"/>
        </table:table-row>
        <table:table-row table:style-name="ro1">
          <table:table-cell office:value-type="string">
            <text:p>onactivate</text:p>
          </table:table-cell>
          <table:table-cell office:value-type="string">
            <text:p>contentEditable</text:p>
          </table:table-cell>
          <table:table-cell table:number-columns-repeated="1022"/>
        </table:table-row>
        <table:table-row table:style-name="ro1">
          <table:table-cell office:value-type="string">
            <text:p>onafterupdate</text:p>
          </table:table-cell>
          <table:table-cell office:value-type="string">
            <text:p>currentStyle</text:p>
          </table:table-cell>
          <table:table-cell table:number-columns-repeated="1022"/>
        </table:table-row>
        <table:table-row table:style-name="ro1">
          <table:table-cell office:value-type="string">
            <text:p>onbeforeactivate</text:p>
          </table:table-cell>
          <table:table-cell office:value-type="string">
            <text:p>dir</text:p>
          </table:table-cell>
          <table:table-cell table:number-columns-repeated="1022"/>
        </table:table-row>
        <table:table-row table:style-name="ro1">
          <table:table-cell office:value-type="string">
            <text:p>onbeforedeactivate</text:p>
          </table:table-cell>
          <table:table-cell office:value-type="string">
            <text:p>disabled</text:p>
          </table:table-cell>
          <table:table-cell table:number-columns-repeated="1022"/>
        </table:table-row>
        <table:table-row table:style-name="ro1">
          <table:table-cell office:value-type="string">
            <text:p>onbeforeeditfocus</text:p>
          </table:table-cell>
          <table:table-cell office:value-type="string">
            <text:p>document</text:p>
          </table:table-cell>
          <table:table-cell table:number-columns-repeated="1022"/>
        </table:table-row>
        <table:table-row table:style-name="ro1">
          <table:table-cell office:value-type="string">
            <text:p>onbeforeupdate</text:p>
          </table:table-cell>
          <table:table-cell office:value-type="string">
            <text:p>filters</text:p>
          </table:table-cell>
          <table:table-cell table:number-columns-repeated="1022"/>
        </table:table-row>
        <table:table-row table:style-name="ro1">
          <table:table-cell office:value-type="string">
            <text:p>oncellchange</text:p>
          </table:table-cell>
          <table:table-cell office:value-type="string">
            <text:p>firstChild</text:p>
          </table:table-cell>
          <table:table-cell table:number-columns-repeated="1022"/>
        </table:table-row>
        <table:table-row table:style-name="ro1">
          <table:table-cell office:value-type="string">
            <text:p>onclick</text:p>
          </table:table-cell>
          <table:table-cell office:value-type="string">
            <text:p>hideFocus</text:p>
          </table:table-cell>
          <table:table-cell table:number-columns-repeated="1022"/>
        </table:table-row>
        <table:table-row table:style-name="ro1">
          <table:table-cell office:value-type="string">
            <text:p>oncontextmenu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>
            <text:p>oncontrolselect</text:p>
          </table:table-cell>
          <table:table-cell office:value-type="string">
            <text:p>innerHTML</text:p>
          </table:table-cell>
          <table:table-cell table:number-columns-repeated="1022"/>
        </table:table-row>
        <table:table-row table:style-name="ro1">
          <table:table-cell office:value-type="string">
            <text:p>ondataavailable</text:p>
          </table:table-cell>
          <table:table-cell office:value-type="string">
            <text:p>innerText</text:p>
          </table:table-cell>
          <table:table-cell table:number-columns-repeated="1022"/>
        </table:table-row>
        <table:table-row table:style-name="ro1">
          <table:table-cell office:value-type="string">
            <text:p>ondatasetchanged</text:p>
          </table:table-cell>
          <table:table-cell office:value-type="string">
            <text:p>isContentEditable</text:p>
          </table:table-cell>
          <table:table-cell table:number-columns-repeated="1022"/>
        </table:table-row>
        <table:table-row table:style-name="ro1">
          <table:table-cell office:value-type="string">
            <text:p>ondatasetcomplete</text:p>
          </table:table-cell>
          <table:table-cell office:value-type="string">
            <text:p>isDisabled</text:p>
          </table:table-cell>
          <table:table-cell table:number-columns-repeated="1022"/>
        </table:table-row>
        <table:table-row table:style-name="ro1">
          <table:table-cell office:value-type="string">
            <text:p>ondblclick</text:p>
          </table:table-cell>
          <table:table-cell office:value-type="string">
            <text:p>isMultiLine</text:p>
          </table:table-cell>
          <table:table-cell table:number-columns-repeated="1022"/>
        </table:table-row>
        <table:table-row table:style-name="ro1">
          <table:table-cell office:value-type="string">
            <text:p>ondeactivate</text:p>
          </table:table-cell>
          <table:table-cell office:value-type="string">
            <text:p>isTextEdit</text:p>
          </table:table-cell>
          <table:table-cell table:number-columns-repeated="1022"/>
        </table:table-row>
        <table:table-row table:style-name="ro1">
          <table:table-cell office:value-type="string">
            <text:p>ondragstart</text:p>
          </table:table-cell>
          <table:table-cell office:value-type="string">
            <text:p>lang</text:p>
          </table:table-cell>
          <table:table-cell table:number-columns-repeated="1022"/>
        </table:table-row>
        <table:table-row table:style-name="ro1">
          <table:table-cell office:value-type="string">
            <text:p>onerrorupdate</text:p>
          </table:table-cell>
          <table:table-cell office:value-type="string">
            <text:p>language</text:p>
          </table:table-cell>
          <table:table-cell table:number-columns-repeated="1022"/>
        </table:table-row>
        <table:table-row table:style-name="ro1">
          <table:table-cell office:value-type="string">
            <text:p>onfocusin</text:p>
          </table:table-cell>
          <table:table-cell office:value-type="string">
            <text:p>lastChild</text:p>
          </table:table-cell>
          <table:table-cell table:number-columns-repeated="1022"/>
        </table:table-row>
        <table:table-row table:style-name="ro1">
          <table:table-cell office:value-type="string">
            <text:p>onfocusout</text:p>
          </table:table-cell>
          <table:table-cell office:value-type="string">
            <text:p>nextSibling</text:p>
          </table:table-cell>
          <table:table-cell table:number-columns-repeated="1022"/>
        </table:table-row>
        <table:table-row table:style-name="ro1">
          <table:table-cell office:value-type="string">
            <text:p>onhelp</text:p>
          </table:table-cell>
          <table:table-cell office:value-type="string">
            <text:p>nodeName</text:p>
          </table:table-cell>
          <table:table-cell table:number-columns-repeated="1022"/>
        </table:table-row>
        <table:table-row table:style-name="ro1">
          <table:table-cell office:value-type="string">
            <text:p>onkeydown</text:p>
          </table:table-cell>
          <table:table-cell office:value-type="string">
            <text:p>nodeType</text:p>
          </table:table-cell>
          <table:table-cell table:number-columns-repeated="1022"/>
        </table:table-row>
        <table:table-row table:style-name="ro1">
          <table:table-cell office:value-type="string">
            <text:p>onkeypress</text:p>
          </table:table-cell>
          <table:table-cell office:value-type="string">
            <text:p>nodeValue</text:p>
          </table:table-cell>
          <table:table-cell table:number-columns-repeated="1022"/>
        </table:table-row>
        <table:table-row table:style-name="ro1">
          <table:table-cell office:value-type="string">
            <text:p>onkeyup</text:p>
          </table:table-cell>
          <table:table-cell office:value-type="string">
            <text:p>offsetHeight</text:p>
          </table:table-cell>
          <table:table-cell table:number-columns-repeated="1022"/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offsetLeft</text:p>
          </table:table-cell>
          <table:table-cell table:number-columns-repeated="1022"/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offsetParent</text:p>
          </table:table-cell>
          <table:table-cell table:number-columns-repeated="1022"/>
        </table:table-row>
        <table:table-row table:style-name="ro1">
          <table:table-cell office:value-type="string">
            <text:p>onmouseout</text:p>
          </table:table-cell>
          <table:table-cell office:value-type="string">
            <text:p>offsetTop</text:p>
          </table:table-cell>
          <table:table-cell table:number-columns-repeated="1022"/>
        </table:table-row>
        <table:table-row table:style-name="ro1">
          <table:table-cell office:value-type="string">
            <text:p>onmouseover</text:p>
          </table:table-cell>
          <table:table-cell office:value-type="string">
            <text:p>offsetWidth</text:p>
          </table:table-cell>
          <table:table-cell table:number-columns-repeated="1022"/>
        </table:table-row>
        <table:table-row table:style-name="ro1">
          <table:table-cell office:value-type="string">
            <text:p>onmouseup</text:p>
          </table:table-cell>
          <table:table-cell office:value-type="string">
            <text:p>onactivate</text:p>
          </table:table-cell>
          <table:table-cell table:number-columns-repeated="1022"/>
        </table:table-row>
        <table:table-row table:style-name="ro1">
          <table:table-cell office:value-type="string">
            <text:p>onmousewheel</text:p>
          </table:table-cell>
          <table:table-cell office:value-type="string">
            <text:p>onafterupdate</text:p>
          </table:table-cell>
          <table:table-cell table:number-columns-repeated="1022"/>
        </table:table-row>
        <table:table-row table:style-name="ro1">
          <table:table-cell office:value-type="string">
            <text:p>onpropertychange</text:p>
          </table:table-cell>
          <table:table-cell office:value-type="string">
            <text:p>onbeforeactivate</text:p>
          </table:table-cell>
          <table:table-cell table:number-columns-repeated="1022"/>
        </table:table-row>
        <table:table-row table:style-name="ro1">
          <table:table-cell office:value-type="string">
            <text:p>onreadystatechange</text:p>
          </table:table-cell>
          <table:table-cell office:value-type="string">
            <text:p>onbeforecopy</text:p>
          </table:table-cell>
          <table:table-cell table:number-columns-repeated="1022"/>
        </table:table-row>
        <table:table-row table:style-name="ro1">
          <table:table-cell office:value-type="string">
            <text:p>onrowenter</text:p>
          </table:table-cell>
          <table:table-cell office:value-type="string">
            <text:p>onbeforecut</text:p>
          </table:table-cell>
          <table:table-cell table:number-columns-repeated="1022"/>
        </table:table-row>
        <table:table-row table:style-name="ro1">
          <table:table-cell office:value-type="string">
            <text:p>onrowexit</text:p>
          </table:table-cell>
          <table:table-cell office:value-type="string">
            <text:p>onbeforedeactivate</text:p>
          </table:table-cell>
          <table:table-cell table:number-columns-repeated="1022"/>
        </table:table-row>
        <table:table-row table:style-name="ro1">
          <table:table-cell office:value-type="string">
            <text:p>onrowsdelete</text:p>
          </table:table-cell>
          <table:table-cell office:value-type="string">
            <text:p>onbeforeeditfocus</text:p>
          </table:table-cell>
          <table:table-cell table:number-columns-repeated="1022"/>
        </table:table-row>
        <table:table-row table:style-name="ro1">
          <table:table-cell office:value-type="string">
            <text:p>onrowsinserted</text:p>
          </table:table-cell>
          <table:table-cell office:value-type="string">
            <text:p>onbeforepaste</text:p>
          </table:table-cell>
          <table:table-cell table:number-columns-repeated="1022"/>
        </table:table-row>
        <table:table-row table:style-name="ro1">
          <table:table-cell office:value-type="string">
            <text:p>onselectionchange</text:p>
          </table:table-cell>
          <table:table-cell office:value-type="string">
            <text:p>onbeforeupdate</text:p>
          </table:table-cell>
          <table:table-cell table:number-columns-repeated="1022"/>
        </table:table-row>
        <table:table-row table:style-name="ro1">
          <table:table-cell office:value-type="string">
            <text:p>onselectstart</text:p>
          </table:table-cell>
          <table:table-cell office:value-type="string">
            <text:p>onblur</text:p>
          </table:table-cell>
          <table:table-cell table:number-columns-repeated="1022"/>
        </table:table-row>
        <table:table-row table:style-name="ro1">
          <table:table-cell office:value-type="string">
            <text:p>onstop</text:p>
          </table:table-cell>
          <table:table-cell office:value-type="string">
            <text:p>oncellchange</text:p>
          </table:table-cell>
          <table:table-cell table:number-columns-repeated="1022"/>
        </table:table-row>
        <table:table-row table:style-name="ro1">
          <table:table-cell office:value-type="string">
            <text:p>onstorage</text:p>
          </table:table-cell>
          <table:table-cell office:value-type="string">
            <text:p>onclick</text:p>
          </table:table-cell>
          <table:table-cell table:number-columns-repeated="1022"/>
        </table:table-row>
        <table:table-row table:style-name="ro1">
          <table:table-cell office:value-type="string">
            <text:p>onstoragecommit</text:p>
          </table:table-cell>
          <table:table-cell office:value-type="string">
            <text:p>oncontextmenu</text:p>
          </table:table-cell>
          <table:table-cell table:number-columns-repeated="1022"/>
        </table:table-row>
        <table:table-row table:style-name="ro1">
          <table:table-cell office:value-type="string">
            <text:p>ownerDocument</text:p>
          </table:table-cell>
          <table:table-cell office:value-type="string">
            <text:p>oncontrolselect</text:p>
          </table:table-cell>
          <table:table-cell table:number-columns-repeated="1022"/>
        </table:table-row>
        <table:table-row table:style-name="ro1">
          <table:table-cell office:value-type="string">
            <text:p>parentNode</text:p>
          </table:table-cell>
          <table:table-cell office:value-type="string">
            <text:p>oncopy</text:p>
          </table:table-cell>
          <table:table-cell table:number-columns-repeated="1022"/>
        </table:table-row>
        <table:table-row table:style-name="ro1">
          <table:table-cell office:value-type="string">
            <text:p>parentWindow</text:p>
          </table:table-cell>
          <table:table-cell office:value-type="string">
            <text:p>oncut</text:p>
          </table:table-cell>
          <table:table-cell table:number-columns-repeated="1022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ndataavailable</text:p>
          </table:table-cell>
          <table:table-cell table:number-columns-repeated="1022"/>
        </table:table-row>
        <table:table-row table:style-name="ro1">
          <table:table-cell office:value-type="string">
            <text:p>previousSibling</text:p>
          </table:table-cell>
          <table:table-cell office:value-type="string">
            <text:p>ondatasetchanged</text:p>
          </table:table-cell>
          <table:table-cell table:number-columns-repeated="1022"/>
        </table:table-row>
        <table:table-row table:style-name="ro1">
          <table:table-cell office:value-type="string">
            <text:p>protocol</text:p>
          </table:table-cell>
          <table:table-cell office:value-type="string">
            <text:p>ondatasetcomplete</text:p>
          </table:table-cell>
          <table:table-cell table:number-columns-repeated="1022"/>
        </table:table-row>
        <table:table-row table:style-name="ro1">
          <table:table-cell office:value-type="string">
            <text:p>readyState</text:p>
          </table:table-cell>
          <table:table-cell office:value-type="string">
            <text:p>ondblclick</text:p>
          </table:table-cell>
          <table:table-cell table:number-columns-repeated="1022"/>
        </table:table-row>
        <table:table-row table:style-name="ro1">
          <table:table-cell office:value-type="string">
            <text:p>referrer</text:p>
          </table:table-cell>
          <table:table-cell office:value-type="string">
            <text:p>ondeactivate</text:p>
          </table:table-cell>
          <table:table-cell table:number-columns-repeated="1022"/>
        </table:table-row>
        <table:table-row table:style-name="ro1">
          <table:table-cell office:value-type="string">
            <text:p>scripts</text:p>
          </table:table-cell>
          <table:table-cell office:value-type="string">
            <text:p>ondrag</text:p>
          </table:table-cell>
          <table:table-cell table:number-columns-repeated="1022"/>
        </table:table-row>
        <table:table-row table:style-name="ro1">
          <table:table-cell office:value-type="string">
            <text:p>security</text:p>
          </table:table-cell>
          <table:table-cell office:value-type="string">
            <text:p>ondragend</text:p>
          </table:table-cell>
          <table:table-cell table:number-columns-repeated="1022"/>
        </table:table-row>
        <table:table-row table:style-name="ro1">
          <table:table-cell office:value-type="string">
            <text:p>selection</text:p>
          </table:table-cell>
          <table:table-cell office:value-type="string">
            <text:p>ondragenter</text:p>
          </table:table-cell>
          <table:table-cell table:number-columns-repeated="1022"/>
        </table:table-row>
        <table:table-row table:style-name="ro1">
          <table:table-cell office:value-type="string">
            <text:p>styleSheets</text:p>
          </table:table-cell>
          <table:table-cell office:value-type="string">
            <text:p>ondragleave</text:p>
          </table:table-cell>
          <table:table-cell table:number-columns-repeated="1022"/>
        </table:table-row>
        <table:table-row table:style-name="ro1">
          <table:table-cell office:value-type="string">
            <text:p>title</text:p>
          </table:table-cell>
          <table:table-cell office:value-type="string">
            <text:p>ondragover</text:p>
          </table:table-cell>
          <table:table-cell table:number-columns-repeated="1022"/>
        </table:table-row>
        <table:table-row table:style-name="ro1">
          <table:table-cell office:value-type="string">
            <text:p>URL</text:p>
          </table:table-cell>
          <table:table-cell office:value-type="string">
            <text:p>ondragstart</text:p>
          </table:table-cell>
          <table:table-cell table:number-columns-repeated="1022"/>
        </table:table-row>
        <table:table-row table:style-name="ro1">
          <table:table-cell office:value-type="string">
            <text:p>URLUnencoded</text:p>
          </table:table-cell>
          <table:table-cell office:value-type="string">
            <text:p>ondrop</text:p>
          </table:table-cell>
          <table:table-cell table:number-columns-repeated="1022"/>
        </table:table-row>
        <table:table-row table:style-name="ro1">
          <table:table-cell office:value-type="string">
            <text:p>vlinkColor</text:p>
          </table:table-cell>
          <table:table-cell office:value-type="string">
            <text:p>onerrorupdat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filterchang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focus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focusin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focusou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help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keydown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keypress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keyup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layoutcomplet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losecaptur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down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enter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leav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mov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ou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over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up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usewheel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v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veend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movestar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pag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past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propertychang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eadystatechang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esiz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esizeend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esizestar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owenter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owexi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owsdelet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rowsinserted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scroll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nselectstar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uterHTML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uterTex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ownerDocumen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parentElemen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parentNod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parentTextEdi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previousSibling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readyStat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recordNumber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rol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runtimeStyl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copeNam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crollHeigh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crollLeft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crollTop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crollWidth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ourceIndex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styl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tabIndex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tagNam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tagUrn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title</text:p>
          </table:table-cell>
          <table:table-cell table:number-columns-repeated="1022"/>
        </table:table-row>
        <table:named-expressions/>
      </table:table>
      <table:table table:name="Firefox" table:style-name="ta4" table:print="false">
        <table:table-column table:style-name="co21" table:number-columns-repeated="2" table:default-cell-style-name="ce4"/>
        <table:table-row table:style-name="ro1">
          <table:table-cell table:style-name="ce2" office:value-type="string">
            <text:p>Document</text:p>
          </table:table-cell>
          <table:table-cell table:style-name="ce2" office:value-type="string">
            <text:p>Element</text:p>
          </table:table-cell>
        </table:table-row>
        <table:table-row table:style-name="ro1">
          <table:table-cell office:value-type="string">
            <text:p>activeElement</text:p>
          </table:table-cell>
          <table:table-cell office:value-type="string">
            <text:p>accessKey</text:p>
          </table:table-cell>
        </table:table-row>
        <table:table-row table:style-name="ro1">
          <table:table-cell office:value-type="string">
            <text:p>addEventListener</text:p>
          </table:table-cell>
          <table:table-cell office:value-type="string">
            <text:p>accessKeyLabel</text:p>
          </table:table-cell>
        </table:table-row>
        <table:table-row table:style-name="ro1">
          <table:table-cell office:value-type="string">
            <text:p>adoptNode</text:p>
          </table:table-cell>
          <table:table-cell office:value-type="string">
            <text:p>addEventListener</text:p>
          </table:table-cell>
        </table:table-row>
        <table:table-row table:style-name="ro1">
          <table:table-cell office:value-type="string">
            <text:p>alinkColor</text:p>
          </table:table-cell>
          <table:table-cell office:value-type="string">
            <text:p>align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appendChild</text:p>
          </table:table-cell>
        </table:table-row>
        <table:table-row table:style-name="ro1">
          <table:table-cell office:value-type="string">
            <text:p>anchors</text:p>
          </table:table-cell>
          <table:table-cell office:value-type="string">
            <text:p>ATTRIBUTE_NODE</text:p>
          </table:table-cell>
        </table:table-row>
        <table:table-row table:style-name="ro1">
          <table:table-cell office:value-type="string">
            <text:p>appendChild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applets</text:p>
          </table:table-cell>
          <table:table-cell office:value-type="string">
            <text:p>baseURI</text:p>
          </table:table-cell>
        </table:table-row>
        <table:table-row table:style-name="ro1">
          <table:table-cell office:value-type="string">
            <text:p>ATTRIBUTE_NODE</text:p>
          </table:table-cell>
          <table:table-cell office:value-type="string">
            <text:p>blur</text:p>
          </table:table-cell>
        </table:table-row>
        <table:table-row table:style-name="ro1">
          <table:table-cell office:value-type="string">
            <text:p>baseURI</text:p>
          </table:table-cell>
          <table:table-cell office:value-type="string">
            <text:p>CDATA_SECTION_NODE</text:p>
          </table:table-cell>
        </table:table-row>
        <table:table-row table:style-name="ro1">
          <table:table-cell office:value-type="string">
            <text:p>bgColor</text:p>
          </table:table-cell>
          <table:table-cell office:value-type="string">
            <text:p>childElementCoun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hildNodes</text:p>
          </table:table-cell>
        </table:table-row>
        <table:table-row table:style-name="ro1">
          <table:table-cell office:value-type="string">
            <text:p>captureEvents</text:p>
          </table:table-cell>
          <table:table-cell office:value-type="string">
            <text:p>children</text:p>
          </table:table-cell>
        </table:table-row>
        <table:table-row table:style-name="ro1">
          <table:table-cell office:value-type="string">
            <text:p>caretPositionFromPoint</text:p>
          </table:table-cell>
          <table:table-cell office:value-type="string">
            <text:p>classList</text:p>
          </table:table-cell>
        </table:table-row>
        <table:table-row table:style-name="ro1">
          <table:table-cell office:value-type="string">
            <text:p>CDATA_SECTION_NODE</text:p>
          </table:table-cell>
          <table:table-cell office:value-type="string">
            <text:p>className</text:p>
          </table:table-cell>
        </table:table-row>
        <table:table-row table:style-name="ro1">
          <table:table-cell office:value-type="string">
            <text:p>characterSet</text:p>
          </table:table-cell>
          <table:table-cell office:value-type="string">
            <text:p>click</text:p>
          </table:table-cell>
        </table:table-row>
        <table:table-row table:style-name="ro1">
          <table:table-cell office:value-type="string">
            <text:p>charset</text:p>
          </table:table-cell>
          <table:table-cell office:value-type="string">
            <text:p>clientHeight</text:p>
          </table:table-cell>
        </table:table-row>
        <table:table-row table:style-name="ro1">
          <table:table-cell office:value-type="string">
            <text:p>childElementCount</text:p>
          </table:table-cell>
          <table:table-cell office:value-type="string">
            <text:p>clientLeft</text:p>
          </table:table-cell>
        </table:table-row>
        <table:table-row table:style-name="ro1">
          <table:table-cell office:value-type="string">
            <text:p>childNodes</text:p>
          </table:table-cell>
          <table:table-cell office:value-type="string">
            <text:p>clientTop</text:p>
          </table:table-cell>
        </table:table-row>
        <table:table-row table:style-name="ro1">
          <table:table-cell office:value-type="string">
            <text:p>children</text:p>
          </table:table-cell>
          <table:table-cell office:value-type="string">
            <text:p>clientWidth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string">
            <text:p>cloneNode</text:p>
          </table:table-cell>
        </table:table-row>
        <table:table-row table:style-name="ro1">
          <table:table-cell office:value-type="string">
            <text:p>cloneNode</text:p>
          </table:table-cell>
          <table:table-cell office:value-type="string">
            <text:p>closest</text:p>
          </table:table-cell>
        </table:table-row>
        <table:table-row table:style-name="ro1">
          <table:table-cell office:value-type="string">
            <text:p>close</text:p>
          </table:table-cell>
          <table:table-cell office:value-type="string">
            <text:p>COMMENT_NODE</text:p>
          </table:table-cell>
        </table:table-row>
        <table:table-row table:style-name="ro1">
          <table:table-cell office:value-type="string">
            <text:p>COMMENT_NODE</text:p>
          </table:table-cell>
          <table:table-cell office:value-type="string">
            <text:p>compareDocumentPosition</text:p>
          </table:table-cell>
        </table:table-row>
        <table:table-row table:style-name="ro1">
          <table:table-cell office:value-type="string">
            <text:p>compareDocumentPosition</text:p>
          </table:table-cell>
          <table:table-cell office:value-type="string">
            <text:p>contains</text:p>
          </table:table-cell>
        </table:table-row>
        <table:table-row table:style-name="ro1">
          <table:table-cell office:value-type="string">
            <text:p>compatMode</text:p>
          </table:table-cell>
          <table:table-cell office:value-type="string">
            <text:p>contentEditable</text:p>
          </table:table-cell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textMenu</text:p>
          </table:table-cell>
        </table:table-row>
        <table:table-row table:style-name="ro1">
          <table:table-cell office:value-type="string">
            <text:p>contentType</text:p>
          </table:table-cell>
          <table:table-cell office:value-type="string">
            <text:p>dataset</text:p>
          </table:table-cell>
        </table:table-row>
        <table:table-row table:style-name="ro1">
          <table:table-cell office:value-type="string">
            <text:p>cookie</text:p>
          </table:table-cell>
          <table:table-cell office:value-type="string">
            <text:p>dir</text:p>
          </table:table-cell>
        </table:table-row>
        <table:table-row table:style-name="ro1">
          <table:table-cell office:value-type="string">
            <text:p>createAttribute</text:p>
          </table:table-cell>
          <table:table-cell office:value-type="string">
            <text:p>dispatchEvent</text:p>
          </table:table-cell>
        </table:table-row>
        <table:table-row table:style-name="ro1">
          <table:table-cell office:value-type="string">
            <text:p>createAttributeNS</text:p>
          </table:table-cell>
          <table:table-cell office:value-type="string">
            <text:p>DOCUMENT_FRAGMENT_NODE</text:p>
          </table:table-cell>
        </table:table-row>
        <table:table-row table:style-name="ro1">
          <table:table-cell office:value-type="string">
            <text:p>createCDATASection</text:p>
          </table:table-cell>
          <table:table-cell office:value-type="string">
            <text:p>DOCUMENT_NODE</text:p>
          </table:table-cell>
        </table:table-row>
        <table:table-row table:style-name="ro1">
          <table:table-cell office:value-type="string">
            <text:p>createComment</text:p>
          </table:table-cell>
          <table:table-cell office:value-type="string">
            <text:p>DOCUMENT_POSITION_CONTAINED_BY</text:p>
          </table:table-cell>
        </table:table-row>
        <table:table-row table:style-name="ro1">
          <table:table-cell office:value-type="string">
            <text:p>createDocumentFragment</text:p>
          </table:table-cell>
          <table:table-cell office:value-type="string">
            <text:p>DOCUMENT_POSITION_CONTAINS</text:p>
          </table:table-cell>
        </table:table-row>
        <table:table-row table:style-name="ro1">
          <table:table-cell office:value-type="string">
            <text:p>createElement</text:p>
          </table:table-cell>
          <table:table-cell office:value-type="string">
            <text:p>DOCUMENT_POSITION_DISCONNECTED</text:p>
          </table:table-cell>
        </table:table-row>
        <table:table-row table:style-name="ro1">
          <table:table-cell office:value-type="string">
            <text:p>createElementNS</text:p>
          </table:table-cell>
          <table:table-cell office:value-type="string">
            <text:p>DOCUMENT_POSITION_FOLLOWING</text:p>
          </table:table-cell>
        </table:table-row>
        <table:table-row table:style-name="ro1">
          <table:table-cell office:value-type="string">
            <text:p>createEvent</text:p>
          </table:table-cell>
          <table:table-cell office:value-type="string">
            <text:p>DOCUMENT_POSITION_IMPLEMENTATION_SPECIFIC</text:p>
          </table:table-cell>
        </table:table-row>
        <table:table-row table:style-name="ro1">
          <table:table-cell office:value-type="string">
            <text:p>createExpression</text:p>
          </table:table-cell>
          <table:table-cell office:value-type="string">
            <text:p>DOCUMENT_POSITION_PRECEDING</text:p>
          </table:table-cell>
        </table:table-row>
        <table:table-row table:style-name="ro1">
          <table:table-cell office:value-type="string">
            <text:p>createNodeIterator</text:p>
          </table:table-cell>
          <table:table-cell office:value-type="string">
            <text:p>DOCUMENT_TYPE_NODE</text:p>
          </table:table-cell>
        </table:table-row>
        <table:table-row table:style-name="ro1">
          <table:table-cell office:value-type="string">
            <text:p>createNSResolver</text:p>
          </table:table-cell>
          <table:table-cell office:value-type="string">
            <text:p>draggable</text:p>
          </table:table-cell>
        </table:table-row>
        <table:table-row table:style-name="ro1">
          <table:table-cell office:value-type="string">
            <text:p>createProcessingInstruction</text:p>
          </table:table-cell>
          <table:table-cell office:value-type="string">
            <text:p>ELEMENT_NODE</text:p>
          </table:table-cell>
        </table:table-row>
        <table:table-row table:style-name="ro1">
          <table:table-cell office:value-type="string">
            <text:p>createRange</text:p>
          </table:table-cell>
          <table:table-cell office:value-type="string">
            <text:p>ENTITY_NODE</text:p>
          </table:table-cell>
        </table:table-row>
        <table:table-row table:style-name="ro1">
          <table:table-cell office:value-type="string">
            <text:p>createTextNode</text:p>
          </table:table-cell>
          <table:table-cell office:value-type="string">
            <text:p>ENTITY_REFERENCE_NODE</text:p>
          </table:table-cell>
        </table:table-row>
        <table:table-row table:style-name="ro1">
          <table:table-cell office:value-type="string">
            <text:p>createTreeWalker</text:p>
          </table:table-cell>
          <table:table-cell office:value-type="string">
            <text:p>firstChild</text:p>
          </table:table-cell>
        </table:table-row>
        <table:table-row table:style-name="ro1">
          <table:table-cell office:value-type="string">
            <text:p>currentScript</text:p>
          </table:table-cell>
          <table:table-cell office:value-type="string">
            <text:p>firstElementChild</text:p>
          </table:table-cell>
        </table:table-row>
        <table:table-row table:style-name="ro1">
          <table:table-cell office:value-type="string">
            <text:p>defaultView</text:p>
          </table:table-cell>
          <table:table-cell office:value-type="string">
            <text:p>focus</text:p>
          </table:table-cell>
        </table:table-row>
        <table:table-row table:style-name="ro1">
          <table:table-cell office:value-type="string">
            <text:p>designMode</text:p>
          </table:table-cell>
          <table:table-cell office:value-type="string">
            <text:p>getAttribute</text:p>
          </table:table-cell>
        </table:table-row>
        <table:table-row table:style-name="ro1">
          <table:table-cell office:value-type="string">
            <text:p>dir</text:p>
          </table:table-cell>
          <table:table-cell office:value-type="string">
            <text:p>getAttributeNames</text:p>
          </table:table-cell>
        </table:table-row>
        <table:table-row table:style-name="ro1">
          <table:table-cell office:value-type="string">
            <text:p>dispatchEvent</text:p>
          </table:table-cell>
          <table:table-cell office:value-type="string">
            <text:p>getAttributeNode</text:p>
          </table:table-cell>
        </table:table-row>
        <table:table-row table:style-name="ro1">
          <table:table-cell office:value-type="string">
            <text:p>doctype</text:p>
          </table:table-cell>
          <table:table-cell office:value-type="string">
            <text:p>getAttributeNodeNS</text:p>
          </table:table-cell>
        </table:table-row>
        <table:table-row table:style-name="ro1">
          <table:table-cell office:value-type="string">
            <text:p>DOCUMENT_FRAGMENT_NODE</text:p>
          </table:table-cell>
          <table:table-cell office:value-type="string">
            <text:p>getAttributeNS</text:p>
          </table:table-cell>
        </table:table-row>
        <table:table-row table:style-name="ro1">
          <table:table-cell office:value-type="string">
            <text:p>DOCUMENT_NODE</text:p>
          </table:table-cell>
          <table:table-cell office:value-type="string">
            <text:p>getBoundingClientRect</text:p>
          </table:table-cell>
        </table:table-row>
        <table:table-row table:style-name="ro1">
          <table:table-cell office:value-type="string">
            <text:p>DOCUMENT_POSITION_CONTAINED_BY</text:p>
          </table:table-cell>
          <table:table-cell office:value-type="string">
            <text:p>getClientRects</text:p>
          </table:table-cell>
        </table:table-row>
        <table:table-row table:style-name="ro1">
          <table:table-cell office:value-type="string">
            <text:p>DOCUMENT_POSITION_CONTAINS</text:p>
          </table:table-cell>
          <table:table-cell office:value-type="string">
            <text:p>getElementsByClassName</text:p>
          </table:table-cell>
        </table:table-row>
        <table:table-row table:style-name="ro1">
          <table:table-cell office:value-type="string">
            <text:p>DOCUMENT_POSITION_DISCONNECTED</text:p>
          </table:table-cell>
          <table:table-cell office:value-type="string">
            <text:p>getElementsByTagName</text:p>
          </table:table-cell>
        </table:table-row>
        <table:table-row table:style-name="ro1">
          <table:table-cell office:value-type="string">
            <text:p>DOCUMENT_POSITION_FOLLOWING</text:p>
          </table:table-cell>
          <table:table-cell office:value-type="string">
            <text:p>getElementsByTagNameNS</text:p>
          </table:table-cell>
        </table:table-row>
        <table:table-row table:style-name="ro1">
          <table:table-cell office:value-type="string">
            <text:p>DOCUMENT_POSITION_IMPLEMENTATION_SPECIFIC</text:p>
          </table:table-cell>
          <table:table-cell office:value-type="string">
            <text:p>hasAttribute</text:p>
          </table:table-cell>
        </table:table-row>
        <table:table-row table:style-name="ro1">
          <table:table-cell office:value-type="string">
            <text:p>DOCUMENT_POSITION_PRECEDING</text:p>
          </table:table-cell>
          <table:table-cell office:value-type="string">
            <text:p>hasAttributeNS</text:p>
          </table:table-cell>
        </table:table-row>
        <table:table-row table:style-name="ro1">
          <table:table-cell office:value-type="string">
            <text:p>DOCUMENT_TYPE_NODE</text:p>
          </table:table-cell>
          <table:table-cell office:value-type="string">
            <text:p>hasAttributes</text:p>
          </table:table-cell>
        </table:table-row>
        <table:table-row table:style-name="ro1">
          <table:table-cell office:value-type="string">
            <text:p>documentElement</text:p>
          </table:table-cell>
          <table:table-cell office:value-type="string">
            <text:p>hasChildNodes</text:p>
          </table:table-cell>
        </table:table-row>
        <table:table-row table:style-name="ro1">
          <table:table-cell office:value-type="string">
            <text:p>documentURI</text:p>
          </table:table-cell>
          <table:table-cell office:value-type="string">
            <text:p>hidden</text:p>
          </table:table-cell>
        </table:table-row>
        <table:table-row table:style-name="ro1">
          <table:table-cell office:value-type="string">
            <text:p>domain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ELEMENT_NODE</text:p>
          </table:table-cell>
          <table:table-cell office:value-type="string">
            <text:p>innerHTML</text:p>
          </table:table-cell>
        </table:table-row>
        <table:table-row table:style-name="ro1">
          <table:table-cell office:value-type="string">
            <text:p>elementFromPoint</text:p>
          </table:table-cell>
          <table:table-cell office:value-type="string">
            <text:p>innerText</text:p>
          </table:table-cell>
        </table:table-row>
        <table:table-row table:style-name="ro1">
          <table:table-cell office:value-type="string">
            <text:p>elementsFromPoint</text:p>
          </table:table-cell>
          <table:table-cell office:value-type="string">
            <text:p>insertAdjacentHTML</text:p>
          </table:table-cell>
        </table:table-row>
        <table:table-row table:style-name="ro1">
          <table:table-cell office:value-type="string">
            <text:p>embeds</text:p>
          </table:table-cell>
          <table:table-cell office:value-type="string">
            <text:p>insertBefore</text:p>
          </table:table-cell>
        </table:table-row>
        <table:table-row table:style-name="ro1">
          <table:table-cell office:value-type="string">
            <text:p>enableStyleSheetsForSet</text:p>
          </table:table-cell>
          <table:table-cell office:value-type="string">
            <text:p>isContentEditable</text:p>
          </table:table-cell>
        </table:table-row>
        <table:table-row table:style-name="ro1">
          <table:table-cell office:value-type="string">
            <text:p>ENTITY_NODE</text:p>
          </table:table-cell>
          <table:table-cell office:value-type="string">
            <text:p>isDefaultNamespace</text:p>
          </table:table-cell>
        </table:table-row>
        <table:table-row table:style-name="ro1">
          <table:table-cell office:value-type="string">
            <text:p>ENTITY_REFERENCE_NODE</text:p>
          </table:table-cell>
          <table:table-cell office:value-type="string">
            <text:p>isEqualNode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itemId</text:p>
          </table:table-cell>
        </table:table-row>
        <table:table-row table:style-name="ro1">
          <table:table-cell office:value-type="string">
            <text:p>execCommand</text:p>
          </table:table-cell>
          <table:table-cell office:value-type="string">
            <text:p>itemProp</text:p>
          </table:table-cell>
        </table:table-row>
        <table:table-row table:style-name="ro1">
          <table:table-cell office:value-type="string">
            <text:p>fgColor</text:p>
          </table:table-cell>
          <table:table-cell office:value-type="string">
            <text:p>itemRef</text:p>
          </table:table-cell>
        </table:table-row>
        <table:table-row table:style-name="ro1">
          <table:table-cell office:value-type="string">
            <text:p>firstChild</text:p>
          </table:table-cell>
          <table:table-cell office:value-type="string">
            <text:p>itemScope</text:p>
          </table:table-cell>
        </table:table-row>
        <table:table-row table:style-name="ro1">
          <table:table-cell office:value-type="string">
            <text:p>firstElementChild</text:p>
          </table:table-cell>
          <table:table-cell office:value-type="string">
            <text:p>itemType</text:p>
          </table:table-cell>
        </table:table-row>
        <table:table-row table:style-name="ro1">
          <table:table-cell office:value-type="string">
            <text:p>fonts</text:p>
          </table:table-cell>
          <table:table-cell office:value-type="string">
            <text:p>itemValue</text:p>
          </table:table-cell>
        </table:table-row>
        <table:table-row table:style-name="ro1">
          <table:table-cell office:value-type="string">
            <text:p>forms</text:p>
          </table:table-cell>
          <table:table-cell office:value-type="string">
            <text:p>lang</text:p>
          </table:table-cell>
        </table:table-row>
        <table:table-row table:style-name="ro1">
          <table:table-cell office:value-type="string">
            <text:p>getElementById</text:p>
          </table:table-cell>
          <table:table-cell office:value-type="string">
            <text:p>lastChild</text:p>
          </table:table-cell>
        </table:table-row>
        <table:table-row table:style-name="ro1">
          <table:table-cell office:value-type="string">
            <text:p>getElementsByClassName</text:p>
          </table:table-cell>
          <table:table-cell office:value-type="string">
            <text:p>lastElementChild</text:p>
          </table:table-cell>
        </table:table-row>
        <table:table-row table:style-name="ro1">
          <table:table-cell office:value-type="string">
            <text:p>getElementsByName</text:p>
          </table:table-cell>
          <table:table-cell office:value-type="string">
            <text:p>localName</text:p>
          </table:table-cell>
        </table:table-row>
        <table:table-row table:style-name="ro1">
          <table:table-cell office:value-type="string">
            <text:p>getElementsByTagName</text:p>
          </table:table-cell>
          <table:table-cell office:value-type="string">
            <text:p>lookupNamespaceURI</text:p>
          </table:table-cell>
        </table:table-row>
        <table:table-row table:style-name="ro1">
          <table:table-cell office:value-type="string">
            <text:p>getElementsByTagNameNS</text:p>
          </table:table-cell>
          <table:table-cell office:value-type="string">
            <text:p>lookupPrefix</text:p>
          </table:table-cell>
        </table:table-row>
        <table:table-row table:style-name="ro1">
          <table:table-cell office:value-type="string">
            <text:p>getItems</text:p>
          </table:table-cell>
          <table:table-cell office:value-type="string">
            <text:p>matches</text:p>
          </table:table-cell>
        </table:table-row>
        <table:table-row table:style-name="ro1">
          <table:table-cell office:value-type="string">
            <text:p>getSelection</text:p>
          </table:table-cell>
          <table:table-cell office:value-type="string">
            <text:p>mozMatchesSelector</text:p>
          </table:table-cell>
        </table:table-row>
        <table:table-row table:style-name="ro1">
          <table:table-cell office:value-type="string">
            <text:p>hasChildNodes</text:p>
          </table:table-cell>
          <table:table-cell office:value-type="string">
            <text:p>mozRequestFullScreen</text:p>
          </table:table-cell>
        </table:table-row>
        <table:table-row table:style-name="ro1">
          <table:table-cell office:value-type="string">
            <text:p>hasFocus</text:p>
          </table:table-cell>
          <table:table-cell office:value-type="string">
            <text:p>mozRequestPointerLock</text:p>
          </table:table-cell>
        </table:table-row>
        <table:table-row table:style-name="ro1">
          <table:table-cell office:value-type="string">
            <text:p>head</text:p>
          </table:table-cell>
          <table:table-cell office:value-type="string">
            <text:p>namespaceURI</text:p>
          </table:table-cell>
        </table:table-row>
        <table:table-row table:style-name="ro1">
          <table:table-cell office:value-type="string">
            <text:p>hidden</text:p>
          </table:table-cell>
          <table:table-cell office:value-type="string">
            <text:p>nextElementSibling</text:p>
          </table:table-cell>
        </table:table-row>
        <table:table-row table:style-name="ro1">
          <table:table-cell office:value-type="string">
            <text:p>images</text:p>
          </table:table-cell>
          <table:table-cell office:value-type="string">
            <text:p>nextSibling</text:p>
          </table:table-cell>
        </table:table-row>
        <table:table-row table:style-name="ro1">
          <table:table-cell office:value-type="string">
            <text:p>implementation</text:p>
          </table:table-cell>
          <table:table-cell office:value-type="string">
            <text:p>nodeName</text:p>
          </table:table-cell>
        </table:table-row>
        <table:table-row table:style-name="ro1">
          <table:table-cell office:value-type="string">
            <text:p>importNode</text:p>
          </table:table-cell>
          <table:table-cell office:value-type="string">
            <text:p>nodeType</text:p>
          </table:table-cell>
        </table:table-row>
        <table:table-row table:style-name="ro1">
          <table:table-cell office:value-type="string">
            <text:p>inputEncoding</text:p>
          </table:table-cell>
          <table:table-cell office:value-type="string">
            <text:p>nodeValue</text:p>
          </table:table-cell>
        </table:table-row>
        <table:table-row table:style-name="ro1">
          <table:table-cell office:value-type="string">
            <text:p>insertBefore</text:p>
          </table:table-cell>
          <table:table-cell office:value-type="string">
            <text:p>normalize</text:p>
          </table:table-cell>
        </table:table-row>
        <table:table-row table:style-name="ro1">
          <table:table-cell office:value-type="string">
            <text:p>isDefaultNamespace</text:p>
          </table:table-cell>
          <table:table-cell office:value-type="string">
            <text:p>NOTATION_NODE</text:p>
          </table:table-cell>
        </table:table-row>
        <table:table-row table:style-name="ro1">
          <table:table-cell office:value-type="string">
            <text:p>isEqualNode</text:p>
          </table:table-cell>
          <table:table-cell office:value-type="string">
            <text:p>offsetHeight</text:p>
          </table:table-cell>
        </table:table-row>
        <table:table-row table:style-name="ro1">
          <table:table-cell office:value-type="string">
            <text:p>lastChild</text:p>
          </table:table-cell>
          <table:table-cell office:value-type="string">
            <text:p>offsetLeft</text:p>
          </table:table-cell>
        </table:table-row>
        <table:table-row table:style-name="ro1">
          <table:table-cell office:value-type="string">
            <text:p>lastElementChild</text:p>
          </table:table-cell>
          <table:table-cell office:value-type="string">
            <text:p>offsetParent</text:p>
          </table:table-cell>
        </table:table-row>
        <table:table-row table:style-name="ro1">
          <table:table-cell office:value-type="string">
            <text:p>lastModified</text:p>
          </table:table-cell>
          <table:table-cell office:value-type="string">
            <text:p>offsetTop</text:p>
          </table:table-cell>
        </table:table-row>
        <table:table-row table:style-name="ro1">
          <table:table-cell office:value-type="string">
            <text:p>lastStyleSheetSet</text:p>
          </table:table-cell>
          <table:table-cell office:value-type="string">
            <text:p>offsetWidth</text:p>
          </table:table-cell>
        </table:table-row>
        <table:table-row table:style-name="ro1">
          <table:table-cell office:value-type="string">
            <text:p>linkColor</text:p>
          </table:table-cell>
          <table:table-cell office:value-type="string">
            <text:p>onabort</text:p>
          </table:table-cell>
        </table:table-row>
        <table:table-row table:style-name="ro1">
          <table:table-cell office:value-type="string">
            <text:p>links</text:p>
          </table:table-cell>
          <table:table-cell office:value-type="string">
            <text:p>onblur</text:p>
          </table:table-cell>
        </table:table-row>
        <table:table-row table:style-name="ro1">
          <table:table-cell office:value-type="string">
            <text:p>localName</text:p>
          </table:table-cell>
          <table:table-cell office:value-type="string">
            <text:p>oncanplay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oncanplaythrough</text:p>
          </table:table-cell>
        </table:table-row>
        <table:table-row table:style-name="ro1">
          <table:table-cell office:value-type="string">
            <text:p>lookupNamespaceURI</text:p>
          </table:table-cell>
          <table:table-cell office:value-type="string">
            <text:p>onchange</text:p>
          </table:table-cell>
        </table:table-row>
        <table:table-row table:style-name="ro1">
          <table:table-cell office:value-type="string">
            <text:p>lookupPrefix</text:p>
          </table:table-cell>
          <table:table-cell office:value-type="string">
            <text:p>onclick</text:p>
          </table:table-cell>
        </table:table-row>
        <table:table-row table:style-name="ro1">
          <table:table-cell office:value-type="string">
            <text:p>mozCancelFullScreen</text:p>
          </table:table-cell>
          <table:table-cell office:value-type="string">
            <text:p>oncontextmenu</text:p>
          </table:table-cell>
        </table:table-row>
        <table:table-row table:style-name="ro1">
          <table:table-cell office:value-type="string">
            <text:p>mozExitPointerLock</text:p>
          </table:table-cell>
          <table:table-cell office:value-type="string">
            <text:p>oncopy</text:p>
          </table:table-cell>
        </table:table-row>
        <table:table-row table:style-name="ro1">
          <table:table-cell office:value-type="string">
            <text:p>mozFullScreen</text:p>
          </table:table-cell>
          <table:table-cell office:value-type="string">
            <text:p>oncut</text:p>
          </table:table-cell>
        </table:table-row>
        <table:table-row table:style-name="ro1">
          <table:table-cell office:value-type="string">
            <text:p>mozFullScreenElement</text:p>
          </table:table-cell>
          <table:table-cell office:value-type="string">
            <text:p>ondblclick</text:p>
          </table:table-cell>
        </table:table-row>
        <table:table-row table:style-name="ro1">
          <table:table-cell office:value-type="string">
            <text:p>mozFullScreenEnabled</text:p>
          </table:table-cell>
          <table:table-cell office:value-type="string">
            <text:p>ondrag</text:p>
          </table:table-cell>
        </table:table-row>
        <table:table-row table:style-name="ro1">
          <table:table-cell office:value-type="string">
            <text:p>mozHidden</text:p>
          </table:table-cell>
          <table:table-cell office:value-type="string">
            <text:p>ondragend</text:p>
          </table:table-cell>
        </table:table-row>
        <table:table-row table:style-name="ro1">
          <table:table-cell office:value-type="string">
            <text:p>mozPointerLockElement</text:p>
          </table:table-cell>
          <table:table-cell office:value-type="string">
            <text:p>ondragenter</text:p>
          </table:table-cell>
        </table:table-row>
        <table:table-row table:style-name="ro1">
          <table:table-cell office:value-type="string">
            <text:p>mozSetImageElement</text:p>
          </table:table-cell>
          <table:table-cell office:value-type="string">
            <text:p>ondragleave</text:p>
          </table:table-cell>
        </table:table-row>
        <table:table-row table:style-name="ro1">
          <table:table-cell office:value-type="string">
            <text:p>mozVisibilityState</text:p>
          </table:table-cell>
          <table:table-cell office:value-type="string">
            <text:p>ondragover</text:p>
          </table:table-cell>
        </table:table-row>
        <table:table-row table:style-name="ro1">
          <table:table-cell office:value-type="string">
            <text:p>namespaceURI</text:p>
          </table:table-cell>
          <table:table-cell office:value-type="string">
            <text:p>ondragstart</text:p>
          </table:table-cell>
        </table:table-row>
        <table:table-row table:style-name="ro1">
          <table:table-cell office:value-type="string">
            <text:p>nextSibling</text:p>
          </table:table-cell>
          <table:table-cell office:value-type="string">
            <text:p>ondrop</text:p>
          </table:table-cell>
        </table:table-row>
        <table:table-row table:style-name="ro1">
          <table:table-cell office:value-type="string">
            <text:p>nodeName</text:p>
          </table:table-cell>
          <table:table-cell office:value-type="string">
            <text:p>ondurationchange</text:p>
          </table:table-cell>
        </table:table-row>
        <table:table-row table:style-name="ro1">
          <table:table-cell office:value-type="string">
            <text:p>nodeType</text:p>
          </table:table-cell>
          <table:table-cell office:value-type="string">
            <text:p>onemptied</text:p>
          </table:table-cell>
        </table:table-row>
        <table:table-row table:style-name="ro1">
          <table:table-cell office:value-type="string">
            <text:p>nodeValue</text:p>
          </table:table-cell>
          <table:table-cell office:value-type="string">
            <text:p>onended</text:p>
          </table:table-cell>
        </table:table-row>
        <table:table-row table:style-name="ro1">
          <table:table-cell office:value-type="string">
            <text:p>normalize</text:p>
          </table:table-cell>
          <table:table-cell office:value-type="string">
            <text:p>onerror</text:p>
          </table:table-cell>
        </table:table-row>
        <table:table-row table:style-name="ro1">
          <table:table-cell office:value-type="string">
            <text:p>NOTATION_NODE</text:p>
          </table:table-cell>
          <table:table-cell office:value-type="string">
            <text:p>onfocus</text:p>
          </table:table-cell>
        </table:table-row>
        <table:table-row table:style-name="ro1">
          <table:table-cell office:value-type="string">
            <text:p>onabort</text:p>
          </table:table-cell>
          <table:table-cell office:value-type="string">
            <text:p>oninput</text:p>
          </table:table-cell>
        </table:table-row>
        <table:table-row table:style-name="ro1">
          <table:table-cell office:value-type="string">
            <text:p>onafterscriptexecute</text:p>
          </table:table-cell>
          <table:table-cell office:value-type="string">
            <text:p>oninvalid</text:p>
          </table:table-cell>
        </table:table-row>
        <table:table-row table:style-name="ro1">
          <table:table-cell office:value-type="string">
            <text:p>onbeforescriptexecute</text:p>
          </table:table-cell>
          <table:table-cell office:value-type="string">
            <text:p>onkeydown</text:p>
          </table:table-cell>
        </table:table-row>
        <table:table-row table:style-name="ro1">
          <table:table-cell office:value-type="string">
            <text:p>onblur</text:p>
          </table:table-cell>
          <table:table-cell office:value-type="string">
            <text:p>onkeypress</text:p>
          </table:table-cell>
        </table:table-row>
        <table:table-row table:style-name="ro1">
          <table:table-cell office:value-type="string">
            <text:p>oncanplay</text:p>
          </table:table-cell>
          <table:table-cell office:value-type="string">
            <text:p>onkeyup</text:p>
          </table:table-cell>
        </table:table-row>
        <table:table-row table:style-name="ro1">
          <table:table-cell office:value-type="string">
            <text:p>oncanplaythrough</text:p>
          </table:table-cell>
          <table:table-cell office:value-type="string">
            <text:p>onload</text:p>
          </table:table-cell>
        </table:table-row>
        <table:table-row table:style-name="ro1">
          <table:table-cell office:value-type="string">
            <text:p>onchange</text:p>
          </table:table-cell>
          <table:table-cell office:value-type="string">
            <text:p>onloadeddata</text:p>
          </table:table-cell>
        </table:table-row>
        <table:table-row table:style-name="ro1">
          <table:table-cell office:value-type="string">
            <text:p>onclick</text:p>
          </table:table-cell>
          <table:table-cell office:value-type="string">
            <text:p>onloadedmetadata</text:p>
          </table:table-cell>
        </table:table-row>
        <table:table-row table:style-name="ro1">
          <table:table-cell office:value-type="string">
            <text:p>oncontextmenu</text:p>
          </table:table-cell>
          <table:table-cell office:value-type="string">
            <text:p>onloadstart</text:p>
          </table:table-cell>
        </table:table-row>
        <table:table-row table:style-name="ro1">
          <table:table-cell office:value-type="string">
            <text:p>oncopy</text:p>
          </table:table-cell>
          <table:table-cell office:value-type="string">
            <text:p>onmousedown</text:p>
          </table:table-cell>
        </table:table-row>
        <table:table-row table:style-name="ro1">
          <table:table-cell office:value-type="string">
            <text:p>oncut</text:p>
          </table:table-cell>
          <table:table-cell office:value-type="string">
            <text:p>onmouseenter</text:p>
          </table:table-cell>
        </table:table-row>
        <table:table-row table:style-name="ro1">
          <table:table-cell office:value-type="string">
            <text:p>ondblclick</text:p>
          </table:table-cell>
          <table:table-cell office:value-type="string">
            <text:p>onmouseleave</text:p>
          </table:table-cell>
        </table:table-row>
        <table:table-row table:style-name="ro1">
          <table:table-cell office:value-type="string">
            <text:p>ondrag</text:p>
          </table:table-cell>
          <table:table-cell office:value-type="string">
            <text:p>onmousemove</text:p>
          </table:table-cell>
        </table:table-row>
        <table:table-row table:style-name="ro1">
          <table:table-cell office:value-type="string">
            <text:p>ondragend</text:p>
          </table:table-cell>
          <table:table-cell office:value-type="string">
            <text:p>onmouseout</text:p>
          </table:table-cell>
        </table:table-row>
        <table:table-row table:style-name="ro1">
          <table:table-cell office:value-type="string">
            <text:p>ondragenter</text:p>
          </table:table-cell>
          <table:table-cell office:value-type="string">
            <text:p>onmouseover</text:p>
          </table:table-cell>
        </table:table-row>
        <table:table-row table:style-name="ro1">
          <table:table-cell office:value-type="string">
            <text:p>ondragleave</text:p>
          </table:table-cell>
          <table:table-cell office:value-type="string">
            <text:p>onmouseup</text:p>
          </table:table-cell>
        </table:table-row>
        <table:table-row table:style-name="ro1">
          <table:table-cell office:value-type="string">
            <text:p>ondragover</text:p>
          </table:table-cell>
          <table:table-cell office:value-type="string">
            <text:p>onmozfullscreenchange</text:p>
          </table:table-cell>
        </table:table-row>
        <table:table-row table:style-name="ro1">
          <table:table-cell office:value-type="string">
            <text:p>ondragstart</text:p>
          </table:table-cell>
          <table:table-cell office:value-type="string">
            <text:p>onmozfullscreenerror</text:p>
          </table:table-cell>
        </table:table-row>
        <table:table-row table:style-name="ro1">
          <table:table-cell office:value-type="string">
            <text:p>ondrop</text:p>
          </table:table-cell>
          <table:table-cell office:value-type="string">
            <text:p>onmozpointerlockchange</text:p>
          </table:table-cell>
        </table:table-row>
        <table:table-row table:style-name="ro1">
          <table:table-cell office:value-type="string">
            <text:p>ondurationchange</text:p>
          </table:table-cell>
          <table:table-cell office:value-type="string">
            <text:p>onmozpointerlockerror</text:p>
          </table:table-cell>
        </table:table-row>
        <table:table-row table:style-name="ro1">
          <table:table-cell office:value-type="string">
            <text:p>onemptied</text:p>
          </table:table-cell>
          <table:table-cell office:value-type="string">
            <text:p>onpaste</text:p>
          </table:table-cell>
        </table:table-row>
        <table:table-row table:style-name="ro1">
          <table:table-cell office:value-type="string">
            <text:p>onended</text:p>
          </table:table-cell>
          <table:table-cell office:value-type="string">
            <text:p>onpause</text:p>
          </table:table-cell>
        </table:table-row>
        <table:table-row table:style-name="ro1">
          <table:table-cell office:value-type="string">
            <text:p>onerror</text:p>
          </table:table-cell>
          <table:table-cell office:value-type="string">
            <text:p>onplay</text:p>
          </table:table-cell>
        </table:table-row>
        <table:table-row table:style-name="ro1">
          <table:table-cell office:value-type="string">
            <text:p>onfocus</text:p>
          </table:table-cell>
          <table:table-cell office:value-type="string">
            <text:p>onplaying</text:p>
          </table:table-cell>
        </table:table-row>
        <table:table-row table:style-name="ro1">
          <table:table-cell office:value-type="string">
            <text:p>oninput</text:p>
          </table:table-cell>
          <table:table-cell office:value-type="string">
            <text:p>onprogress</text:p>
          </table:table-cell>
        </table:table-row>
        <table:table-row table:style-name="ro1">
          <table:table-cell office:value-type="string">
            <text:p>oninvalid</text:p>
          </table:table-cell>
          <table:table-cell office:value-type="string">
            <text:p>onratechange</text:p>
          </table:table-cell>
        </table:table-row>
        <table:table-row table:style-name="ro1">
          <table:table-cell office:value-type="string">
            <text:p>onkeydown</text:p>
          </table:table-cell>
          <table:table-cell office:value-type="string">
            <text:p>onreset</text:p>
          </table:table-cell>
        </table:table-row>
        <table:table-row table:style-name="ro1">
          <table:table-cell office:value-type="string">
            <text:p>onkeypress</text:p>
          </table:table-cell>
          <table:table-cell office:value-type="string">
            <text:p>onresize</text:p>
          </table:table-cell>
        </table:table-row>
        <table:table-row table:style-name="ro1">
          <table:table-cell office:value-type="string">
            <text:p>onkeyup</text:p>
          </table:table-cell>
          <table:table-cell office:value-type="string">
            <text:p>onscroll</text:p>
          </table:table-cell>
        </table:table-row>
        <table:table-row table:style-name="ro1">
          <table:table-cell office:value-type="string">
            <text:p>onload</text:p>
          </table:table-cell>
          <table:table-cell office:value-type="string">
            <text:p>onseeked</text:p>
          </table:table-cell>
        </table:table-row>
        <table:table-row table:style-name="ro1">
          <table:table-cell office:value-type="string">
            <text:p>onloadeddata</text:p>
          </table:table-cell>
          <table:table-cell office:value-type="string">
            <text:p>onseeking</text:p>
          </table:table-cell>
        </table:table-row>
        <table:table-row table:style-name="ro1">
          <table:table-cell office:value-type="string">
            <text:p>onloadedmetadata</text:p>
          </table:table-cell>
          <table:table-cell office:value-type="string">
            <text:p>onselect</text:p>
          </table:table-cell>
        </table:table-row>
        <table:table-row table:style-name="ro1">
          <table:table-cell office:value-type="string">
            <text:p>onloadstart</text:p>
          </table:table-cell>
          <table:table-cell office:value-type="string">
            <text:p>onshow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onstalled</text:p>
          </table:table-cell>
        </table:table-row>
        <table:table-row table:style-name="ro1">
          <table:table-cell office:value-type="string">
            <text:p>onmouseenter</text:p>
          </table:table-cell>
          <table:table-cell office:value-type="string">
            <text:p>onsubmit</text:p>
          </table:table-cell>
        </table:table-row>
        <table:table-row table:style-name="ro1">
          <table:table-cell office:value-type="string">
            <text:p>onmouseleave</text:p>
          </table:table-cell>
          <table:table-cell office:value-type="string">
            <text:p>onsuspend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ontimeupdate</text:p>
          </table:table-cell>
        </table:table-row>
        <table:table-row table:style-name="ro1">
          <table:table-cell office:value-type="string">
            <text:p>onmouseout</text:p>
          </table:table-cell>
          <table:table-cell office:value-type="string">
            <text:p>onvolumechange</text:p>
          </table:table-cell>
        </table:table-row>
        <table:table-row table:style-name="ro1">
          <table:table-cell office:value-type="string">
            <text:p>onmouseover</text:p>
          </table:table-cell>
          <table:table-cell office:value-type="string">
            <text:p>onwaiting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onwheel</text:p>
          </table:table-cell>
        </table:table-row>
        <table:table-row table:style-name="ro1">
          <table:table-cell office:value-type="string">
            <text:p>onmozfullscreenchange</text:p>
          </table:table-cell>
          <table:table-cell office:value-type="string">
            <text:p>outerHTML</text:p>
          </table:table-cell>
        </table:table-row>
        <table:table-row table:style-name="ro1">
          <table:table-cell office:value-type="string">
            <text:p>onmozfullscreenerror</text:p>
          </table:table-cell>
          <table:table-cell office:value-type="string">
            <text:p>ownerDocument</text:p>
          </table:table-cell>
        </table:table-row>
        <table:table-row table:style-name="ro1">
          <table:table-cell office:value-type="string">
            <text:p>onmozpointerlockchange</text:p>
          </table:table-cell>
          <table:table-cell office:value-type="string">
            <text:p>parentElement</text:p>
          </table:table-cell>
        </table:table-row>
        <table:table-row table:style-name="ro1">
          <table:table-cell office:value-type="string">
            <text:p>onmozpointerlockerror</text:p>
          </table:table-cell>
          <table:table-cell office:value-type="string">
            <text:p>parentNode</text:p>
          </table:table-cell>
        </table:table-row>
        <table:table-row table:style-name="ro1">
          <table:table-cell office:value-type="string">
            <text:p>onpaste</text:p>
          </table:table-cell>
          <table:table-cell office:value-type="string">
            <text:p>prefix</text:p>
          </table:table-cell>
        </table:table-row>
        <table:table-row table:style-name="ro1">
          <table:table-cell office:value-type="string">
            <text:p>onpause</text:p>
          </table:table-cell>
          <table:table-cell office:value-type="string">
            <text:p>previousElementSibling</text:p>
          </table:table-cell>
        </table:table-row>
        <table:table-row table:style-name="ro1">
          <table:table-cell office:value-type="string">
            <text:p>onplay</text:p>
          </table:table-cell>
          <table:table-cell office:value-type="string">
            <text:p>previousSibling</text:p>
          </table:table-cell>
        </table:table-row>
        <table:table-row table:style-name="ro1">
          <table:table-cell office:value-type="string">
            <text:p>onplaying</text:p>
          </table:table-cell>
          <table:table-cell office:value-type="string">
            <text:p>PROCESSING_INSTRUCTION_NODE</text:p>
          </table:table-cell>
        </table:table-row>
        <table:table-row table:style-name="ro1">
          <table:table-cell office:value-type="string">
            <text:p>onprogress</text:p>
          </table:table-cell>
          <table:table-cell office:value-type="string">
            <text:p>properties</text:p>
          </table:table-cell>
        </table:table-row>
        <table:table-row table:style-name="ro1">
          <table:table-cell office:value-type="string">
            <text:p>onratechange</text:p>
          </table:table-cell>
          <table:table-cell office:value-type="string">
            <text:p>querySelector</text:p>
          </table:table-cell>
        </table:table-row>
        <table:table-row table:style-name="ro1">
          <table:table-cell office:value-type="string">
            <text:p>onreadystatechange</text:p>
          </table:table-cell>
          <table:table-cell office:value-type="string">
            <text:p>querySelectorAll</text:p>
          </table:table-cell>
        </table:table-row>
        <table:table-row table:style-name="ro1">
          <table:table-cell office:value-type="string">
            <text:p>onreset</text:p>
          </table:table-cell>
          <table:table-cell office:value-type="string">
            <text:p>releaseCapture</text:p>
          </table:table-cell>
        </table:table-row>
        <table:table-row table:style-name="ro1">
          <table:table-cell office:value-type="string">
            <text:p>onresize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string">
            <text:p>onscroll</text:p>
          </table:table-cell>
          <table:table-cell office:value-type="string">
            <text:p>removeAttribute</text:p>
          </table:table-cell>
        </table:table-row>
        <table:table-row table:style-name="ro1">
          <table:table-cell office:value-type="string">
            <text:p>onseeked</text:p>
          </table:table-cell>
          <table:table-cell office:value-type="string">
            <text:p>removeAttributeNode</text:p>
          </table:table-cell>
        </table:table-row>
        <table:table-row table:style-name="ro1">
          <table:table-cell office:value-type="string">
            <text:p>onseeking</text:p>
          </table:table-cell>
          <table:table-cell office:value-type="string">
            <text:p>removeAttributeNS</text:p>
          </table:table-cell>
        </table:table-row>
        <table:table-row table:style-name="ro1">
          <table:table-cell office:value-type="string">
            <text:p>onselect</text:p>
          </table:table-cell>
          <table:table-cell office:value-type="string">
            <text:p>removeChild</text:p>
          </table:table-cell>
        </table:table-row>
        <table:table-row table:style-name="ro1">
          <table:table-cell office:value-type="string">
            <text:p>onshow</text:p>
          </table:table-cell>
          <table:table-cell office:value-type="string">
            <text:p>removeEventListener</text:p>
          </table:table-cell>
        </table:table-row>
        <table:table-row table:style-name="ro1">
          <table:table-cell office:value-type="string">
            <text:p>onstalled</text:p>
          </table:table-cell>
          <table:table-cell office:value-type="string">
            <text:p>replaceChild</text:p>
          </table:table-cell>
        </table:table-row>
        <table:table-row table:style-name="ro1">
          <table:table-cell office:value-type="string">
            <text:p>onsubmit</text:p>
          </table:table-cell>
          <table:table-cell office:value-type="string">
            <text:p>scroll</text:p>
          </table:table-cell>
        </table:table-row>
        <table:table-row table:style-name="ro1">
          <table:table-cell office:value-type="string">
            <text:p>onsuspend</text:p>
          </table:table-cell>
          <table:table-cell office:value-type="string">
            <text:p>scrollBy</text:p>
          </table:table-cell>
        </table:table-row>
        <table:table-row table:style-name="ro1">
          <table:table-cell office:value-type="string">
            <text:p>ontimeupdate</text:p>
          </table:table-cell>
          <table:table-cell office:value-type="string">
            <text:p>scrollHeight</text:p>
          </table:table-cell>
        </table:table-row>
        <table:table-row table:style-name="ro1">
          <table:table-cell office:value-type="string">
            <text:p>onvolumechange</text:p>
          </table:table-cell>
          <table:table-cell office:value-type="string">
            <text:p>scrollIntoView</text:p>
          </table:table-cell>
        </table:table-row>
        <table:table-row table:style-name="ro1">
          <table:table-cell office:value-type="string">
            <text:p>onwaiting</text:p>
          </table:table-cell>
          <table:table-cell office:value-type="string">
            <text:p>scrollLeft</text:p>
          </table:table-cell>
        </table:table-row>
        <table:table-row table:style-name="ro1">
          <table:table-cell office:value-type="string">
            <text:p>onwheel</text:p>
          </table:table-cell>
          <table:table-cell office:value-type="string">
            <text:p>scrollLeftMax</text:p>
          </table:table-cell>
        </table:table-row>
        <table:table-row table:style-name="ro1">
          <table:table-cell office:value-type="string">
            <text:p>open</text:p>
          </table:table-cell>
          <table:table-cell office:value-type="string">
            <text:p>scrollTo</text:p>
          </table:table-cell>
        </table:table-row>
        <table:table-row table:style-name="ro1">
          <table:table-cell office:value-type="string">
            <text:p>ownerDocument</text:p>
          </table:table-cell>
          <table:table-cell office:value-type="string">
            <text:p>scrollTop</text:p>
          </table:table-cell>
        </table:table-row>
        <table:table-row table:style-name="ro1">
          <table:table-cell office:value-type="string">
            <text:p>parentElement</text:p>
          </table:table-cell>
          <table:table-cell office:value-type="string">
            <text:p>scrollTopMax</text:p>
          </table:table-cell>
        </table:table-row>
        <table:table-row table:style-name="ro1">
          <table:table-cell office:value-type="string">
            <text:p>parentNode</text:p>
          </table:table-cell>
          <table:table-cell office:value-type="string">
            <text:p>scrollWidth</text:p>
          </table:table-cell>
        </table:table-row>
        <table:table-row table:style-name="ro1">
          <table:table-cell office:value-type="string">
            <text:p>plugins</text:p>
          </table:table-cell>
          <table:table-cell office:value-type="string">
            <text:p>setAttribute</text:p>
          </table:table-cell>
        </table:table-row>
        <table:table-row table:style-name="ro1">
          <table:table-cell office:value-type="string">
            <text:p>preferredStyleSheetSet</text:p>
          </table:table-cell>
          <table:table-cell office:value-type="string">
            <text:p>setAttributeNode</text:p>
          </table:table-cell>
        </table:table-row>
        <table:table-row table:style-name="ro1">
          <table:table-cell office:value-type="string">
            <text:p>prefix</text:p>
          </table:table-cell>
          <table:table-cell office:value-type="string">
            <text:p>setAttributeNodeNS</text:p>
          </table:table-cell>
        </table:table-row>
        <table:table-row table:style-name="ro1">
          <table:table-cell office:value-type="string">
            <text:p>previousSibling</text:p>
          </table:table-cell>
          <table:table-cell office:value-type="string">
            <text:p>setAttributeNS</text:p>
          </table:table-cell>
        </table:table-row>
        <table:table-row table:style-name="ro1">
          <table:table-cell office:value-type="string">
            <text:p>PROCESSING_INSTRUCTION_NODE</text:p>
          </table:table-cell>
          <table:table-cell office:value-type="string">
            <text:p>setCapture</text:p>
          </table:table-cell>
        </table:table-row>
        <table:table-row table:style-name="ro1">
          <table:table-cell office:value-type="string">
            <text:p>queryCommandEnabled</text:p>
          </table:table-cell>
          <table:table-cell office:value-type="string">
            <text:p>spellcheck</text:p>
          </table:table-cell>
        </table:table-row>
        <table:table-row table:style-name="ro1">
          <table:table-cell office:value-type="string">
            <text:p>queryCommandIndeterm</text:p>
          </table:table-cell>
          <table:table-cell office:value-type="string">
            <text:p>style</text:p>
          </table:table-cell>
        </table:table-row>
        <table:table-row table:style-name="ro1">
          <table:table-cell office:value-type="string">
            <text:p>queryCommandState</text:p>
          </table:table-cell>
          <table:table-cell office:value-type="string">
            <text:p>tabIndex</text:p>
          </table:table-cell>
        </table:table-row>
        <table:table-row table:style-name="ro1">
          <table:table-cell office:value-type="string">
            <text:p>queryCommandSupported</text:p>
          </table:table-cell>
          <table:table-cell office:value-type="string">
            <text:p>tagName</text:p>
          </table:table-cell>
        </table:table-row>
        <table:table-row table:style-name="ro1">
          <table:table-cell office:value-type="string">
            <text:p>queryCommandValue</text:p>
          </table:table-cell>
          <table:table-cell office:value-type="string">
            <text:p>TEXT_NODE</text:p>
          </table:table-cell>
        </table:table-row>
        <table:table-row table:style-name="ro1">
          <table:table-cell office:value-type="string">
            <text:p>querySelector</text:p>
          </table:table-cell>
          <table:table-cell office:value-type="string">
            <text:p>textContent</text:p>
          </table:table-cell>
        </table:table-row>
        <table:table-row table:style-name="ro1">
          <table:table-cell office:value-type="string">
            <text:p>querySelectorAll</text:p>
          </table:table-cell>
          <table:table-cell office:value-type="string">
            <text:p>title</text:p>
          </table:table-cell>
        </table:table-row>
        <table:table-row table:style-name="ro1">
          <table:table-cell office:value-type="string">
            <text:p>readyState</text:p>
          </table:table-cell>
          <table:table-cell office:value-type="string">
            <text:p>webkitMatchesSelector</text:p>
          </table:table-cell>
        </table:table-row>
        <table:table-row table:style-name="ro1">
          <table:table-cell office:value-type="string">
            <text:p>referrer</text:p>
          </table:table-cell>
          <table:table-cell table:style-name="Default"/>
        </table:table-row>
        <table:table-row table:style-name="ro1">
          <table:table-cell office:value-type="string">
            <text:p>releaseCapture</text:p>
          </table:table-cell>
          <table:table-cell table:style-name="Default"/>
        </table:table-row>
        <table:table-row table:style-name="ro1">
          <table:table-cell office:value-type="string">
            <text:p>releaseEvents</text:p>
          </table:table-cell>
          <table:table-cell table:style-name="Default"/>
        </table:table-row>
        <table:table-row table:style-name="ro1">
          <table:table-cell office:value-type="string">
            <text:p>removeChild</text:p>
          </table:table-cell>
          <table:table-cell table:style-name="Default"/>
        </table:table-row>
        <table:table-row table:style-name="ro1">
          <table:table-cell office:value-type="string">
            <text:p>removeEventListener</text:p>
          </table:table-cell>
          <table:table-cell table:style-name="Default"/>
        </table:table-row>
        <table:table-row table:style-name="ro1">
          <table:table-cell office:value-type="string">
            <text:p>replaceChild</text:p>
          </table:table-cell>
          <table:table-cell table:style-name="Default"/>
        </table:table-row>
        <table:table-row table:style-name="ro1">
          <table:table-cell office:value-type="string">
            <text:p>scripts</text:p>
          </table:table-cell>
          <table:table-cell table:style-name="Default"/>
        </table:table-row>
        <table:table-row table:style-name="ro1">
          <table:table-cell office:value-type="string">
            <text:p>selectedStyleSheetSet</text:p>
          </table:table-cell>
          <table:table-cell table:style-name="Default"/>
        </table:table-row>
        <table:table-row table:style-name="ro1">
          <table:table-cell office:value-type="string">
            <text:p>styleSheets</text:p>
          </table:table-cell>
          <table:table-cell table:style-name="Default"/>
        </table:table-row>
        <table:table-row table:style-name="ro1">
          <table:table-cell office:value-type="string">
            <text:p>styleSheetSets</text:p>
          </table:table-cell>
          <table:table-cell table:style-name="Default"/>
        </table:table-row>
        <table:table-row table:style-name="ro2">
          <table:table-cell office:value-type="string">
            <text:p>TEXT_NODE</text:p>
          </table:table-cell>
          <table:table-cell table:style-name="Default"/>
        </table:table-row>
        <table:table-row table:style-name="ro1">
          <table:table-cell office:value-type="string">
            <text:p>textContent</text:p>
          </table:table-cell>
          <table:table-cell table:style-name="Default"/>
        </table:table-row>
        <table:table-row table:style-name="ro1">
          <table:table-cell office:value-type="string">
            <text:p>title</text:p>
          </table:table-cell>
          <table:table-cell table:style-name="Default"/>
        </table:table-row>
        <table:table-row table:style-name="ro2">
          <table:table-cell office:value-type="string">
            <text:p>URL</text:p>
          </table:table-cell>
          <table:table-cell table:style-name="Default"/>
        </table:table-row>
        <table:table-row table:style-name="ro1">
          <table:table-cell office:value-type="string">
            <text:p>visibilityState</text:p>
          </table:table-cell>
          <table:table-cell table:style-name="Default"/>
        </table:table-row>
        <table:table-row table:style-name="ro1">
          <table:table-cell office:value-type="string">
            <text:p>vlinkColor</text:p>
          </table:table-cell>
          <table:table-cell table:style-name="Default"/>
        </table:table-row>
        <table:table-row table:style-name="ro1">
          <table:table-cell office:value-type="string">
            <text:p>write</text:p>
          </table:table-cell>
          <table:table-cell table:style-name="Default"/>
        </table:table-row>
        <table:table-row table:style-name="ro1">
          <table:table-cell office:value-type="string">
            <text:p>writeln</text:p>
          </table:table-cell>
          <table:table-cell table:style-name="Default"/>
        </table:table-row>
        <table:named-expressions/>
      </table:table>
      <table:named-expressions>
        <table:named-range table:name="Excel_BuiltIn__FilterDatabase_1" table:base-cell-address="$RESUMEN.$A$1" table:cell-range-address="$Document.$A$1:.$G$221"/>
        <table:named-range table:name="Excel_BuiltIn__FilterDatabase_2" table:base-cell-address="$RESUMEN.$A$1" table:cell-range-address="$Element.$A$1:.$G$1"/>
      </table:named-expressions>
      <table:database-ranges>
        <table:database-range table:name="__Anonymous_Sheet_DB__1" table:target-range-address="RESUMEN.A2:RESUMEN.D347" table:display-filter-buttons="true"/>
        <table:database-range table:name="Excel_BuiltIn__FilterDatabase_1" table:target-range-address="Document.A1:Document.G221" table:display-filter-buttons="true"/>
        <table:database-range table:name="Excel_BuiltIn__FilterDatabase_2" table:target-range-address="Element.A1:Element.G1" table:display-filter-buttons="true"/>
        <table:database-range table:target-range-address="Element.C1:Element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035cm solid #c0c0c0"/>
    </style:style>
    <style:style style:name="Salida" style:family="table-cell" style:parent-style-name="Default">
      <style:table-cell-properties fo:background-color="#c0c0c0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11/08/2016</text:date>, <text:time>14:5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6-09-12T14:46:56</meta:creation-date>
    <dc:date>2016-08-11T14:53:38.99</dc:date>
    <meta:print-date>2016-08-11T13:55:48</meta:print-date>
    <dc:language>es-ES</dc:language>
    <meta:editing-cycles>31</meta:editing-cycles>
    <meta:editing-duration>PT54M53S</meta:editing-duration>
    <meta:document-statistic meta:table-count="6" meta:cell-count="5491" meta:object-count="0"/>
    <meta:user-defined meta:name="Info 1"/>
    <meta:user-defined meta:name="Info 2"/>
    <meta:user-defined meta:name="Info 3"/>
    <meta:user-defined meta:name="Info 4"/>
  </office:meta>
</office:document-meta>
</file>